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547in" svg:y="1.0118in">
            <draw:object draw:notify-on-update-of-ranges="Sheet1.A2:Sheet1.A401 Sheet1.B1:Sheet1.B1 Sheet1.B2:Sheet1.B401 Sheet1.A2:Sheet1.A401 Sheet1.C1:Sheet1.C1 Sheet1.C2:Sheet1.C401 Sheet1.A2:Sheet1.A401 Sheet1.D1:Sheet1.D1 Sheet1.D2:Sheet1.D401 Sheet1.A2:Sheet1.A401 Sheet1.E1:Sheet1.E1 Sheet1.E2:Sheet1.E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65007742167" calcext:value-type="float">
            <text:p>0.0965007742</text:p>
          </table:table-cell>
          <table:table-cell office:value-type="float" office:value="0.09717481342172" calcext:value-type="float">
            <text:p>0.0971748134</text:p>
          </table:table-cell>
          <table:table-cell office:value-type="float" office:value="0.09670903880886" calcext:value-type="float">
            <text:p>0.0967090388</text:p>
          </table:table-cell>
          <table:table-cell office:value-type="float" office:value="0.07124222941606" calcext:value-type="float">
            <text:p>0.0712422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838511193834" calcext:value-type="float">
            <text:p>0.0883851119</text:p>
          </table:table-cell>
          <table:table-cell office:value-type="float" office:value="0.0849657618402" calcext:value-type="float">
            <text:p>0.0849657618</text:p>
          </table:table-cell>
          <table:table-cell office:value-type="float" office:value="0.08637500699438" calcext:value-type="float">
            <text:p>0.086375007</text:p>
          </table:table-cell>
          <table:table-cell office:value-type="float" office:value="0.0544177472093" calcext:value-type="float">
            <text:p>0.0544177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23673673237" calcext:value-type="float">
            <text:p>0.0823673673</text:p>
          </table:table-cell>
          <table:table-cell office:value-type="float" office:value="0.07860253027936" calcext:value-type="float">
            <text:p>0.0786025303</text:p>
          </table:table-cell>
          <table:table-cell office:value-type="float" office:value="0.08172819818866" calcext:value-type="float">
            <text:p>0.0817281982</text:p>
          </table:table-cell>
          <table:table-cell office:value-type="float" office:value="0.04561564091498" calcext:value-type="float">
            <text:p>0.0456156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97526805872" calcext:value-type="float">
            <text:p>0.0797526806</text:p>
          </table:table-cell>
          <table:table-cell office:value-type="float" office:value="0.07442450794064" calcext:value-type="float">
            <text:p>0.0744245079</text:p>
          </table:table-cell>
          <table:table-cell office:value-type="float" office:value="0.07811591424808" calcext:value-type="float">
            <text:p>0.0781159142</text:p>
          </table:table-cell>
          <table:table-cell office:value-type="float" office:value="0.038927620691" calcext:value-type="float">
            <text:p>0.0389276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63748383973" calcext:value-type="float">
            <text:p>0.0763748384</text:p>
          </table:table-cell>
          <table:table-cell office:value-type="float" office:value="0.07087338916478" calcext:value-type="float">
            <text:p>0.0708733892</text:p>
          </table:table-cell>
          <table:table-cell office:value-type="float" office:value="0.07633267904698" calcext:value-type="float">
            <text:p>0.076332679</text:p>
          </table:table-cell>
          <table:table-cell office:value-type="float" office:value="0.03390593813796" calcext:value-type="float">
            <text:p>0.0339059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484446727132" calcext:value-type="float">
            <text:p>0.0748444673</text:p>
          </table:table-cell>
          <table:table-cell office:value-type="float" office:value="0.0679348958351" calcext:value-type="float">
            <text:p>0.0679348958</text:p>
          </table:table-cell>
          <table:table-cell office:value-type="float" office:value="0.07508741666582" calcext:value-type="float">
            <text:p>0.0750874167</text:p>
          </table:table-cell>
          <table:table-cell office:value-type="float" office:value="0.0301378142735" calcext:value-type="float">
            <text:p>0.0301378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393428056638" calcext:value-type="float">
            <text:p>0.0739342806</text:p>
          </table:table-cell>
          <table:table-cell office:value-type="float" office:value="0.0654657012716" calcext:value-type="float">
            <text:p>0.0654657013</text:p>
          </table:table-cell>
          <table:table-cell office:value-type="float" office:value="0.07411020044482" calcext:value-type="float">
            <text:p>0.0741102004</text:p>
          </table:table-cell>
          <table:table-cell office:value-type="float" office:value="0.02759178213274" calcext:value-type="float">
            <text:p>0.0275917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231792880792" calcext:value-type="float">
            <text:p>0.0723179288</text:p>
          </table:table-cell>
          <table:table-cell office:value-type="float" office:value="0.06373308565908" calcext:value-type="float">
            <text:p>0.0637330857</text:p>
          </table:table-cell>
          <table:table-cell office:value-type="float" office:value="0.074022134218" calcext:value-type="float">
            <text:p>0.0740221342</text:p>
          </table:table-cell>
          <table:table-cell office:value-type="float" office:value="0.0250284182832" calcext:value-type="float">
            <text:p>0.0250284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205405800812" calcext:value-type="float">
            <text:p>0.072054058</text:p>
          </table:table-cell>
          <table:table-cell office:value-type="float" office:value="0.0614130872949" calcext:value-type="float">
            <text:p>0.0614130873</text:p>
          </table:table-cell>
          <table:table-cell office:value-type="float" office:value="0.0728028167855" calcext:value-type="float">
            <text:p>0.0728028168</text:p>
          </table:table-cell>
          <table:table-cell office:value-type="float" office:value="0.0228571737928" calcext:value-type="float">
            <text:p>0.0228571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21339346369" calcext:value-type="float">
            <text:p>0.0721339346</text:p>
          </table:table-cell>
          <table:table-cell office:value-type="float" office:value="0.05994210856926" calcext:value-type="float">
            <text:p>0.0599421086</text:p>
          </table:table-cell>
          <table:table-cell office:value-type="float" office:value="0.07214551366778" calcext:value-type="float">
            <text:p>0.0721455137</text:p>
          </table:table-cell>
          <table:table-cell office:value-type="float" office:value="0.02130385824848" calcext:value-type="float">
            <text:p>0.02130385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10305701462" calcext:value-type="float">
            <text:p>0.0710305701</text:p>
          </table:table-cell>
          <table:table-cell office:value-type="float" office:value="0.05800310265114" calcext:value-type="float">
            <text:p>0.0580031027</text:p>
          </table:table-cell>
          <table:table-cell office:value-type="float" office:value="0.07172786231562" calcext:value-type="float">
            <text:p>0.0717278623</text:p>
          </table:table-cell>
          <table:table-cell office:value-type="float" office:value="0.0201205864256" calcext:value-type="float">
            <text:p>0.0201205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087350253184" calcext:value-type="float">
            <text:p>0.0708735025</text:p>
          </table:table-cell>
          <table:table-cell office:value-type="float" office:value="0.0563469041829" calcext:value-type="float">
            <text:p>0.0563469042</text:p>
          </table:table-cell>
          <table:table-cell office:value-type="float" office:value="0.07119044096476" calcext:value-type="float">
            <text:p>0.071190441</text:p>
          </table:table-cell>
          <table:table-cell office:value-type="float" office:value="0.01862395783052" calcext:value-type="float">
            <text:p>0.01862395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960028658062" calcext:value-type="float">
            <text:p>0.0696002866</text:p>
          </table:table-cell>
          <table:table-cell office:value-type="float" office:value="0.05479452505144" calcext:value-type="float">
            <text:p>0.0547945251</text:p>
          </table:table-cell>
          <table:table-cell office:value-type="float" office:value="0.07093916542594" calcext:value-type="float">
            <text:p>0.0709391654</text:p>
          </table:table-cell>
          <table:table-cell office:value-type="float" office:value="0.01723451536666" calcext:value-type="float">
            <text:p>0.0172345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913609053716" calcext:value-type="float">
            <text:p>0.0691360905</text:p>
          </table:table-cell>
          <table:table-cell office:value-type="float" office:value="0.05322396577" calcext:value-type="float">
            <text:p>0.0532239658</text:p>
          </table:table-cell>
          <table:table-cell office:value-type="float" office:value="0.07031083499972" calcext:value-type="float">
            <text:p>0.070310835</text:p>
          </table:table-cell>
          <table:table-cell office:value-type="float" office:value="0.01642911832612" calcext:value-type="float">
            <text:p>0.01642911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996722733156" calcext:value-type="float">
            <text:p>0.0699672273</text:p>
          </table:table-cell>
          <table:table-cell office:value-type="float" office:value="0.0512146272264" calcext:value-type="float">
            <text:p>0.0512146272</text:p>
          </table:table-cell>
          <table:table-cell office:value-type="float" office:value="0.07016067868346" calcext:value-type="float">
            <text:p>0.0701606787</text:p>
          </table:table-cell>
          <table:table-cell office:value-type="float" office:value="0.01585370928676" calcext:value-type="float">
            <text:p>0.0158537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03400470513" calcext:value-type="float">
            <text:p>0.0703400471</text:p>
          </table:table-cell>
          <table:table-cell office:value-type="float" office:value="0.04981109251758" calcext:value-type="float">
            <text:p>0.0498110925</text:p>
          </table:table-cell>
          <table:table-cell office:value-type="float" office:value="0.06985315177428" calcext:value-type="float">
            <text:p>0.0698531518</text:p>
          </table:table-cell>
          <table:table-cell office:value-type="float" office:value="0.01453568695316" calcext:value-type="float">
            <text:p>0.0145356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8419748189" calcext:value-type="float">
            <text:p>0.0684197482</text:p>
          </table:table-cell>
          <table:table-cell office:value-type="float" office:value="0.04903989564236" calcext:value-type="float">
            <text:p>0.0490398956</text:p>
          </table:table-cell>
          <table:table-cell office:value-type="float" office:value="0.0704367388471" calcext:value-type="float">
            <text:p>0.0704367388</text:p>
          </table:table-cell>
          <table:table-cell office:value-type="float" office:value="0.01406775479014" calcext:value-type="float">
            <text:p>0.01406775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872536058224" calcext:value-type="float">
            <text:p>0.0687253606</text:p>
          </table:table-cell>
          <table:table-cell office:value-type="float" office:value="0.04778958850548" calcext:value-type="float">
            <text:p>0.0477895885</text:p>
          </table:table-cell>
          <table:table-cell office:value-type="float" office:value="0.0698872455461" calcext:value-type="float">
            <text:p>0.0698872455</text:p>
          </table:table-cell>
          <table:table-cell office:value-type="float" office:value="0.0133762208195" calcext:value-type="float">
            <text:p>0.01337622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810830006062" calcext:value-type="float">
            <text:p>0.0681083001</text:p>
          </table:table-cell>
          <table:table-cell office:value-type="float" office:value="0.04674346003414" calcext:value-type="float">
            <text:p>0.04674346</text:p>
          </table:table-cell>
          <table:table-cell office:value-type="float" office:value="0.07000452398306" calcext:value-type="float">
            <text:p>0.070004524</text:p>
          </table:table-cell>
          <table:table-cell office:value-type="float" office:value="0.01268044703624" calcext:value-type="float">
            <text:p>0.0126804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751451520634" calcext:value-type="float">
            <text:p>0.0675145152</text:p>
          </table:table-cell>
          <table:table-cell office:value-type="float" office:value="0.04519347990676" calcext:value-type="float">
            <text:p>0.0451934799</text:p>
          </table:table-cell>
          <table:table-cell office:value-type="float" office:value="0.06991661366356" calcext:value-type="float">
            <text:p>0.0699166137</text:p>
          </table:table-cell>
          <table:table-cell office:value-type="float" office:value="0.01194967720816" calcext:value-type="float">
            <text:p>0.01194967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77942215766" calcext:value-type="float">
            <text:p>0.0677942216</text:p>
          </table:table-cell>
          <table:table-cell office:value-type="float" office:value="0.04384686204196" calcext:value-type="float">
            <text:p>0.043846862</text:p>
          </table:table-cell>
          <table:table-cell office:value-type="float" office:value="0.06931430758882" calcext:value-type="float">
            <text:p>0.0693143076</text:p>
          </table:table-cell>
          <table:table-cell office:value-type="float" office:value="0.01159735048946" calcext:value-type="float">
            <text:p>0.01159735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75164385215" calcext:value-type="float">
            <text:p>0.0675164385</text:p>
          </table:table-cell>
          <table:table-cell office:value-type="float" office:value="0.04311102451928" calcext:value-type="float">
            <text:p>0.0431110245</text:p>
          </table:table-cell>
          <table:table-cell office:value-type="float" office:value="0.06888712056374" calcext:value-type="float">
            <text:p>0.0688871206</text:p>
          </table:table-cell>
          <table:table-cell office:value-type="float" office:value="0.01112289416306" calcext:value-type="float">
            <text:p>0.01112289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676101485592" calcext:value-type="float">
            <text:p>0.0667610149</text:p>
          </table:table-cell>
          <table:table-cell office:value-type="float" office:value="0.04172183522286" calcext:value-type="float">
            <text:p>0.0417218352</text:p>
          </table:table-cell>
          <table:table-cell office:value-type="float" office:value="0.06942582283354" calcext:value-type="float">
            <text:p>0.0694258228</text:p>
          </table:table-cell>
          <table:table-cell office:value-type="float" office:value="0.01059720076084" calcext:value-type="float">
            <text:p>0.0105972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758474578554" calcext:value-type="float">
            <text:p>0.0675847458</text:p>
          </table:table-cell>
          <table:table-cell office:value-type="float" office:value="0.040292008987" calcext:value-type="float">
            <text:p>0.040292009</text:p>
          </table:table-cell>
          <table:table-cell office:value-type="float" office:value="0.06930466187478" calcext:value-type="float">
            <text:p>0.0693046619</text:p>
          </table:table-cell>
          <table:table-cell office:value-type="float" office:value="0.00998785934785" calcext:value-type="float">
            <text:p>0.00998785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720414845998" calcext:value-type="float">
            <text:p>0.0672041485</text:p>
          </table:table-cell>
          <table:table-cell office:value-type="float" office:value="0.03942186722424" calcext:value-type="float">
            <text:p>0.0394218672</text:p>
          </table:table-cell>
          <table:table-cell office:value-type="float" office:value="0.06952055271984" calcext:value-type="float">
            <text:p>0.0695205527</text:p>
          </table:table-cell>
          <table:table-cell office:value-type="float" office:value="0.009727881900608" calcext:value-type="float">
            <text:p>0.00972788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799526378" calcext:value-type="float">
            <text:p>0.0679952638</text:p>
          </table:table-cell>
          <table:table-cell office:value-type="float" office:value="0.03841228605592" calcext:value-type="float">
            <text:p>0.0384122861</text:p>
          </table:table-cell>
          <table:table-cell office:value-type="float" office:value="0.06838845860226" calcext:value-type="float">
            <text:p>0.0683884586</text:p>
          </table:table-cell>
          <table:table-cell office:value-type="float" office:value="0.009333174589006" calcext:value-type="float">
            <text:p>0.00933317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620476865272" calcext:value-type="float">
            <text:p>0.0662047687</text:p>
          </table:table-cell>
          <table:table-cell office:value-type="float" office:value="0.03705053742636" calcext:value-type="float">
            <text:p>0.0370505374</text:p>
          </table:table-cell>
          <table:table-cell office:value-type="float" office:value="0.06902284842226" calcext:value-type="float">
            <text:p>0.0690228484</text:p>
          </table:table-cell>
          <table:table-cell office:value-type="float" office:value="0.008907166441442" calcext:value-type="float">
            <text:p>0.00890716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661819134564" calcext:value-type="float">
            <text:p>0.0666181913</text:p>
          </table:table-cell>
          <table:table-cell office:value-type="float" office:value="0.03602880535424" calcext:value-type="float">
            <text:p>0.0360288054</text:p>
          </table:table-cell>
          <table:table-cell office:value-type="float" office:value="0.0684292316136" calcext:value-type="float">
            <text:p>0.0684292316</text:p>
          </table:table-cell>
          <table:table-cell office:value-type="float" office:value="0.008480511365284" calcext:value-type="float">
            <text:p>0.00848051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640900597922" calcext:value-type="float">
            <text:p>0.066409006</text:p>
          </table:table-cell>
          <table:table-cell office:value-type="float" office:value="0.03513050762004" calcext:value-type="float">
            <text:p>0.0351305076</text:p>
          </table:table-cell>
          <table:table-cell office:value-type="float" office:value="0.06961443448046" calcext:value-type="float">
            <text:p>0.0696144345</text:p>
          </table:table-cell>
          <table:table-cell office:value-type="float" office:value="0.008337522136634" calcext:value-type="float">
            <text:p>0.00833752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658188632694" calcext:value-type="float">
            <text:p>0.0665818863</text:p>
          </table:table-cell>
          <table:table-cell office:value-type="float" office:value="0.03437567536658" calcext:value-type="float">
            <text:p>0.0343756754</text:p>
          </table:table-cell>
          <table:table-cell office:value-type="float" office:value="0.06870483762722" calcext:value-type="float">
            <text:p>0.0687048376</text:p>
          </table:table-cell>
          <table:table-cell office:value-type="float" office:value="0.007868714788974" calcext:value-type="float">
            <text:p>0.00786871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691582322376" calcext:value-type="float">
            <text:p>0.0669158232</text:p>
          </table:table-cell>
          <table:table-cell office:value-type="float" office:value="0.03338206165802" calcext:value-type="float">
            <text:p>0.0333820617</text:p>
          </table:table-cell>
          <table:table-cell office:value-type="float" office:value="0.06846975211054" calcext:value-type="float">
            <text:p>0.0684697521</text:p>
          </table:table-cell>
          <table:table-cell office:value-type="float" office:value="0.007721909121308" calcext:value-type="float">
            <text:p>0.0077219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575884800664" calcext:value-type="float">
            <text:p>0.065758848</text:p>
          </table:table-cell>
          <table:table-cell office:value-type="float" office:value="0.03274362562554" calcext:value-type="float">
            <text:p>0.0327436256</text:p>
          </table:table-cell>
          <table:table-cell office:value-type="float" office:value="0.0684417692638" calcext:value-type="float">
            <text:p>0.0684417693</text:p>
          </table:table-cell>
          <table:table-cell office:value-type="float" office:value="0.007441226618696" calcext:value-type="float">
            <text:p>0.00744122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657850462638" calcext:value-type="float">
            <text:p>0.0657850463</text:p>
          </table:table-cell>
          <table:table-cell office:value-type="float" office:value="0.03184049643026" calcext:value-type="float">
            <text:p>0.0318404964</text:p>
          </table:table-cell>
          <table:table-cell office:value-type="float" office:value="0.06850873865044" calcext:value-type="float">
            <text:p>0.0685087387</text:p>
          </table:table-cell>
          <table:table-cell office:value-type="float" office:value="0.00714152965464" calcext:value-type="float">
            <text:p>0.00714152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543777188946" calcext:value-type="float">
            <text:p>0.0654377719</text:p>
          </table:table-cell>
          <table:table-cell office:value-type="float" office:value="0.0309623434877" calcext:value-type="float">
            <text:p>0.0309623435</text:p>
          </table:table-cell>
          <table:table-cell office:value-type="float" office:value="0.0682165065343" calcext:value-type="float">
            <text:p>0.0682165065</text:p>
          </table:table-cell>
          <table:table-cell office:value-type="float" office:value="0.007018618361318" calcext:value-type="float">
            <text:p>0.00701861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612739131418" calcext:value-type="float">
            <text:p>0.0661273913</text:p>
          </table:table-cell>
          <table:table-cell office:value-type="float" office:value="0.03016032777842" calcext:value-type="float">
            <text:p>0.0301603278</text:p>
          </table:table-cell>
          <table:table-cell office:value-type="float" office:value="0.06889060160038" calcext:value-type="float">
            <text:p>0.0688906016</text:p>
          </table:table-cell>
          <table:table-cell office:value-type="float" office:value="0.006736076088818" calcext:value-type="float">
            <text:p>0.00673607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589382177072" calcext:value-type="float">
            <text:p>0.0658938218</text:p>
          </table:table-cell>
          <table:table-cell office:value-type="float" office:value="0.02925300628016" calcext:value-type="float">
            <text:p>0.0292530063</text:p>
          </table:table-cell>
          <table:table-cell office:value-type="float" office:value="0.06794264652882" calcext:value-type="float">
            <text:p>0.0679426465</text:p>
          </table:table-cell>
          <table:table-cell office:value-type="float" office:value="0.006555841532398" calcext:value-type="float">
            <text:p>0.00655584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590309737462" calcext:value-type="float">
            <text:p>0.0659030974</text:p>
          </table:table-cell>
          <table:table-cell office:value-type="float" office:value="0.028186720134" calcext:value-type="float">
            <text:p>0.0281867201</text:p>
          </table:table-cell>
          <table:table-cell office:value-type="float" office:value="0.06808518301078" calcext:value-type="float">
            <text:p>0.068085183</text:p>
          </table:table-cell>
          <table:table-cell office:value-type="float" office:value="0.006318091149682" calcext:value-type="float">
            <text:p>0.00631809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6582584929474" calcext:value-type="float">
            <text:p>0.0658258493</text:p>
          </table:table-cell>
          <table:table-cell office:value-type="float" office:value="0.02736686327926" calcext:value-type="float">
            <text:p>0.0273668633</text:p>
          </table:table-cell>
          <table:table-cell office:value-type="float" office:value="0.06819542791986" calcext:value-type="float">
            <text:p>0.0681954279</text:p>
          </table:table-cell>
          <table:table-cell office:value-type="float" office:value="0.006209854705572" calcext:value-type="float">
            <text:p>0.00620985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49220533289" calcext:value-type="float">
            <text:p>0.0649220533</text:p>
          </table:table-cell>
          <table:table-cell office:value-type="float" office:value="0.02652824839204" calcext:value-type="float">
            <text:p>0.0265282484</text:p>
          </table:table-cell>
          <table:table-cell office:value-type="float" office:value="0.06814694508754" calcext:value-type="float">
            <text:p>0.0681469451</text:p>
          </table:table-cell>
          <table:table-cell office:value-type="float" office:value="0.006042950704584" calcext:value-type="float">
            <text:p>0.00604295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02658938628" calcext:value-type="float">
            <text:p>0.0650265894</text:p>
          </table:table-cell>
          <table:table-cell office:value-type="float" office:value="0.0260927828897" calcext:value-type="float">
            <text:p>0.0260927829</text:p>
          </table:table-cell>
          <table:table-cell office:value-type="float" office:value="0.06836472160598" calcext:value-type="float">
            <text:p>0.0683647216</text:p>
          </table:table-cell>
          <table:table-cell office:value-type="float" office:value="0.005898261815182" calcext:value-type="float">
            <text:p>0.00589826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469053068886" calcext:value-type="float">
            <text:p>0.0646905307</text:p>
          </table:table-cell>
          <table:table-cell office:value-type="float" office:value="0.025571058139" calcext:value-type="float">
            <text:p>0.0255710581</text:p>
          </table:table-cell>
          <table:table-cell office:value-type="float" office:value="0.06822057541006" calcext:value-type="float">
            <text:p>0.0682205754</text:p>
          </table:table-cell>
          <table:table-cell office:value-type="float" office:value="0.005773915685448" calcext:value-type="float">
            <text:p>0.00577391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435836245572" calcext:value-type="float">
            <text:p>0.0643583625</text:p>
          </table:table-cell>
          <table:table-cell office:value-type="float" office:value="0.02465866686396" calcext:value-type="float">
            <text:p>0.0246586669</text:p>
          </table:table-cell>
          <table:table-cell office:value-type="float" office:value="0.06754883597866" calcext:value-type="float">
            <text:p>0.067548836</text:p>
          </table:table-cell>
          <table:table-cell office:value-type="float" office:value="0.005573282594568" calcext:value-type="float">
            <text:p>0.00557328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504333186498" calcext:value-type="float">
            <text:p>0.0650433319</text:p>
          </table:table-cell>
          <table:table-cell office:value-type="float" office:value="0.02380501855168" calcext:value-type="float">
            <text:p>0.0238050186</text:p>
          </table:table-cell>
          <table:table-cell office:value-type="float" office:value="0.0678863644744" calcext:value-type="float">
            <text:p>0.0678863645</text:p>
          </table:table-cell>
          <table:table-cell office:value-type="float" office:value="0.005402693899966" calcext:value-type="float">
            <text:p>0.00540269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445121375394" calcext:value-type="float">
            <text:p>0.0644512138</text:p>
          </table:table-cell>
          <table:table-cell office:value-type="float" office:value="0.02316204295848" calcext:value-type="float">
            <text:p>0.023162043</text:p>
          </table:table-cell>
          <table:table-cell office:value-type="float" office:value="0.06873244732288" calcext:value-type="float">
            <text:p>0.0687324473</text:p>
          </table:table-cell>
          <table:table-cell office:value-type="float" office:value="0.005234014023644" calcext:value-type="float">
            <text:p>0.0052340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443081286114" calcext:value-type="float">
            <text:p>0.0644308129</text:p>
          </table:table-cell>
          <table:table-cell office:value-type="float" office:value="0.02250737154396" calcext:value-type="float">
            <text:p>0.0225073715</text:p>
          </table:table-cell>
          <table:table-cell office:value-type="float" office:value="0.06793770966658" calcext:value-type="float">
            <text:p>0.0679377097</text:p>
          </table:table-cell>
          <table:table-cell office:value-type="float" office:value="0.005133079606416" calcext:value-type="float">
            <text:p>0.00513307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401243242874" calcext:value-type="float">
            <text:p>0.0640124324</text:p>
          </table:table-cell>
          <table:table-cell office:value-type="float" office:value="0.02179305921062" calcext:value-type="float">
            <text:p>0.0217930592</text:p>
          </table:table-cell>
          <table:table-cell office:value-type="float" office:value="0.06833493773002" calcext:value-type="float">
            <text:p>0.0683349377</text:p>
          </table:table-cell>
          <table:table-cell office:value-type="float" office:value="0.005041547756642" calcext:value-type="float">
            <text:p>0.00504154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378451293398" calcext:value-type="float">
            <text:p>0.0637845129</text:p>
          </table:table-cell>
          <table:table-cell office:value-type="float" office:value="0.02123312255894" calcext:value-type="float">
            <text:p>0.0212331226</text:p>
          </table:table-cell>
          <table:table-cell office:value-type="float" office:value="0.06811477187166" calcext:value-type="float">
            <text:p>0.0681147719</text:p>
          </table:table-cell>
          <table:table-cell office:value-type="float" office:value="0.004972820911322" calcext:value-type="float">
            <text:p>0.0049728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398570923722" calcext:value-type="float">
            <text:p>0.0639857092</text:p>
          </table:table-cell>
          <table:table-cell office:value-type="float" office:value="0.02054358214664" calcext:value-type="float">
            <text:p>0.0205435821</text:p>
          </table:table-cell>
          <table:table-cell office:value-type="float" office:value="0.06732181850746" calcext:value-type="float">
            <text:p>0.0673218185</text:p>
          </table:table-cell>
          <table:table-cell office:value-type="float" office:value="0.004841158958248" calcext:value-type="float">
            <text:p>0.0048411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378595393338" calcext:value-type="float">
            <text:p>0.0637859539</text:p>
          </table:table-cell>
          <table:table-cell office:value-type="float" office:value="0.02003660555162" calcext:value-type="float">
            <text:p>0.0200366056</text:p>
          </table:table-cell>
          <table:table-cell office:value-type="float" office:value="0.06766920552118" calcext:value-type="float">
            <text:p>0.0676692055</text:p>
          </table:table-cell>
          <table:table-cell office:value-type="float" office:value="0.004713763523886" calcext:value-type="float">
            <text:p>0.00471376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390249684526" calcext:value-type="float">
            <text:p>0.0639024968</text:p>
          </table:table-cell>
          <table:table-cell office:value-type="float" office:value="0.019589709074" calcext:value-type="float">
            <text:p>0.0195897091</text:p>
          </table:table-cell>
          <table:table-cell office:value-type="float" office:value="0.06798449424182" calcext:value-type="float">
            <text:p>0.0679844942</text:p>
          </table:table-cell>
          <table:table-cell office:value-type="float" office:value="0.004614975467078" calcext:value-type="float">
            <text:p>0.00461497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6301981957744" calcext:value-type="float">
            <text:p>0.0630198196</text:p>
          </table:table-cell>
          <table:table-cell office:value-type="float" office:value="0.01907799701794" calcext:value-type="float">
            <text:p>0.019077997</text:p>
          </table:table-cell>
          <table:table-cell office:value-type="float" office:value="0.0678631238061" calcext:value-type="float">
            <text:p>0.0678631238</text:p>
          </table:table-cell>
          <table:table-cell office:value-type="float" office:value="0.004529677469232" calcext:value-type="float">
            <text:p>0.00452967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31785712059" calcext:value-type="float">
            <text:p>0.0631785712</text:p>
          </table:table-cell>
          <table:table-cell office:value-type="float" office:value="0.01834080397812" calcext:value-type="float">
            <text:p>0.018340804</text:p>
          </table:table-cell>
          <table:table-cell office:value-type="float" office:value="0.06790402819994" calcext:value-type="float">
            <text:p>0.0679040282</text:p>
          </table:table-cell>
          <table:table-cell office:value-type="float" office:value="0.004451978802396" calcext:value-type="float">
            <text:p>0.00445197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334123459774" calcext:value-type="float">
            <text:p>0.0633412346</text:p>
          </table:table-cell>
          <table:table-cell office:value-type="float" office:value="0.01769185683078" calcext:value-type="float">
            <text:p>0.0176918568</text:p>
          </table:table-cell>
          <table:table-cell office:value-type="float" office:value="0.0675942692482" calcext:value-type="float">
            <text:p>0.0675942692</text:p>
          </table:table-cell>
          <table:table-cell office:value-type="float" office:value="0.00438270228977" calcext:value-type="float">
            <text:p>0.00438270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346282340252" calcext:value-type="float">
            <text:p>0.0634628234</text:p>
          </table:table-cell>
          <table:table-cell office:value-type="float" office:value="0.01715383138502" calcext:value-type="float">
            <text:p>0.0171538314</text:p>
          </table:table-cell>
          <table:table-cell office:value-type="float" office:value="0.06935330342276" calcext:value-type="float">
            <text:p>0.0693533034</text:p>
          </table:table-cell>
          <table:table-cell office:value-type="float" office:value="0.004294278395378" calcext:value-type="float">
            <text:p>0.00429427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6329495424644" calcext:value-type="float">
            <text:p>0.0632949542</text:p>
          </table:table-cell>
          <table:table-cell office:value-type="float" office:value="0.01658696602588" calcext:value-type="float">
            <text:p>0.016586966</text:p>
          </table:table-cell>
          <table:table-cell office:value-type="float" office:value="0.06751925179564" calcext:value-type="float">
            <text:p>0.0675192518</text:p>
          </table:table-cell>
          <table:table-cell office:value-type="float" office:value="0.004257167154724" calcext:value-type="float">
            <text:p>0.00425716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273059644338" calcext:value-type="float">
            <text:p>0.0627305964</text:p>
          </table:table-cell>
          <table:table-cell office:value-type="float" office:value="0.01640581674678" calcext:value-type="float">
            <text:p>0.0164058167</text:p>
          </table:table-cell>
          <table:table-cell office:value-type="float" office:value="0.06781315427356" calcext:value-type="float">
            <text:p>0.0678131543</text:p>
          </table:table-cell>
          <table:table-cell office:value-type="float" office:value="0.004146243808276" calcext:value-type="float">
            <text:p>0.00414624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30699944833" calcext:value-type="float">
            <text:p>0.0630699945</text:p>
          </table:table-cell>
          <table:table-cell office:value-type="float" office:value="0.01579058448808" calcext:value-type="float">
            <text:p>0.0157905845</text:p>
          </table:table-cell>
          <table:table-cell office:value-type="float" office:value="0.0678964026222" calcext:value-type="float">
            <text:p>0.0678964026</text:p>
          </table:table-cell>
          <table:table-cell office:value-type="float" office:value="0.004080060044344" calcext:value-type="float">
            <text:p>0.004080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299347355776" calcext:value-type="float">
            <text:p>0.0629934736</text:p>
          </table:table-cell>
          <table:table-cell office:value-type="float" office:value="0.0152476910498" calcext:value-type="float">
            <text:p>0.015247691</text:p>
          </table:table-cell>
          <table:table-cell office:value-type="float" office:value="0.06775141634152" calcext:value-type="float">
            <text:p>0.0677514163</text:p>
          </table:table-cell>
          <table:table-cell office:value-type="float" office:value="0.00401924771099" calcext:value-type="float">
            <text:p>0.00401924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263534186416" calcext:value-type="float">
            <text:p>0.0626353419</text:p>
          </table:table-cell>
          <table:table-cell office:value-type="float" office:value="0.01497267435636" calcext:value-type="float">
            <text:p>0.0149726744</text:p>
          </table:table-cell>
          <table:table-cell office:value-type="float" office:value="0.06832183419888" calcext:value-type="float">
            <text:p>0.0683218342</text:p>
          </table:table-cell>
          <table:table-cell office:value-type="float" office:value="0.003959936776078" calcext:value-type="float">
            <text:p>0.00395993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28026434214" calcext:value-type="float">
            <text:p>0.0628026434</text:p>
          </table:table-cell>
          <table:table-cell office:value-type="float" office:value="0.01465657414258" calcext:value-type="float">
            <text:p>0.0146565741</text:p>
          </table:table-cell>
          <table:table-cell office:value-type="float" office:value="0.06724011117838" calcext:value-type="float">
            <text:p>0.0672401112</text:p>
          </table:table-cell>
          <table:table-cell office:value-type="float" office:value="0.003869162854334" calcext:value-type="float">
            <text:p>0.00386916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224397277046" calcext:value-type="float">
            <text:p>0.0622439728</text:p>
          </table:table-cell>
          <table:table-cell office:value-type="float" office:value="0.01398835172592" calcext:value-type="float">
            <text:p>0.0139883517</text:p>
          </table:table-cell>
          <table:table-cell office:value-type="float" office:value="0.0677990218242" calcext:value-type="float">
            <text:p>0.0677990218</text:p>
          </table:table-cell>
          <table:table-cell office:value-type="float" office:value="0.00382853680549" calcext:value-type="float">
            <text:p>0.00382853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6227350428982" calcext:value-type="float">
            <text:p>0.0622735043</text:p>
          </table:table-cell>
          <table:table-cell office:value-type="float" office:value="0.01352367344352" calcext:value-type="float">
            <text:p>0.0135236734</text:p>
          </table:table-cell>
          <table:table-cell office:value-type="float" office:value="0.06767696365374" calcext:value-type="float">
            <text:p>0.0676769637</text:p>
          </table:table-cell>
          <table:table-cell office:value-type="float" office:value="0.00381352289234" calcext:value-type="float">
            <text:p>0.00381352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384052889258" calcext:value-type="float">
            <text:p>0.0638405289</text:p>
          </table:table-cell>
          <table:table-cell office:value-type="float" office:value="0.01316619519636" calcext:value-type="float">
            <text:p>0.0131661952</text:p>
          </table:table-cell>
          <table:table-cell office:value-type="float" office:value="0.06811928356826" calcext:value-type="float">
            <text:p>0.0681192836</text:p>
          </table:table-cell>
          <table:table-cell office:value-type="float" office:value="0.00372797624556" calcext:value-type="float">
            <text:p>0.00372797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215625170788" calcext:value-type="float">
            <text:p>0.0621562517</text:p>
          </table:table-cell>
          <table:table-cell office:value-type="float" office:value="0.01284110742422" calcext:value-type="float">
            <text:p>0.0128411074</text:p>
          </table:table-cell>
          <table:table-cell office:value-type="float" office:value="0.06806823634084" calcext:value-type="float">
            <text:p>0.0680682363</text:p>
          </table:table-cell>
          <table:table-cell office:value-type="float" office:value="0.003701735621856" calcext:value-type="float">
            <text:p>0.00370173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6178176059328" calcext:value-type="float">
            <text:p>0.0617817606</text:p>
          </table:table-cell>
          <table:table-cell office:value-type="float" office:value="0.0122862419686" calcext:value-type="float">
            <text:p>0.012286242</text:p>
          </table:table-cell>
          <table:table-cell office:value-type="float" office:value="0.06741542003004" calcext:value-type="float">
            <text:p>0.06741542</text:p>
          </table:table-cell>
          <table:table-cell office:value-type="float" office:value="0.003624245021318" calcext:value-type="float">
            <text:p>0.0036242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149091434466" calcext:value-type="float">
            <text:p>0.0614909143</text:p>
          </table:table-cell>
          <table:table-cell office:value-type="float" office:value="0.01206725713252" calcext:value-type="float">
            <text:p>0.0120672571</text:p>
          </table:table-cell>
          <table:table-cell office:value-type="float" office:value="0.06784652319788" calcext:value-type="float">
            <text:p>0.0678465232</text:p>
          </table:table-cell>
          <table:table-cell office:value-type="float" office:value="0.003582081773874" calcext:value-type="float">
            <text:p>0.00358208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6202229829076" calcext:value-type="float">
            <text:p>0.0620222983</text:p>
          </table:table-cell>
          <table:table-cell office:value-type="float" office:value="0.01165060911712" calcext:value-type="float">
            <text:p>0.0116506091</text:p>
          </table:table-cell>
          <table:table-cell office:value-type="float" office:value="0.0676453810678" calcext:value-type="float">
            <text:p>0.0676453811</text:p>
          </table:table-cell>
          <table:table-cell office:value-type="float" office:value="0.003551143145998" calcext:value-type="float">
            <text:p>0.00355114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6174126168184" calcext:value-type="float">
            <text:p>0.0617412617</text:p>
          </table:table-cell>
          <table:table-cell office:value-type="float" office:value="0.01134003111204" calcext:value-type="float">
            <text:p>0.0113400311</text:p>
          </table:table-cell>
          <table:table-cell office:value-type="float" office:value="0.06797225225886" calcext:value-type="float">
            <text:p>0.0679722523</text:p>
          </table:table-cell>
          <table:table-cell office:value-type="float" office:value="0.003488013622374" calcext:value-type="float">
            <text:p>0.00348801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6165784322158" calcext:value-type="float">
            <text:p>0.0616578432</text:p>
          </table:table-cell>
          <table:table-cell office:value-type="float" office:value="0.01090260288056" calcext:value-type="float">
            <text:p>0.0109026029</text:p>
          </table:table-cell>
          <table:table-cell office:value-type="float" office:value="0.06795614733274" calcext:value-type="float">
            <text:p>0.0679561473</text:p>
          </table:table-cell>
          <table:table-cell office:value-type="float" office:value="0.003458999696976" calcext:value-type="float">
            <text:p>0.00345899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123492717984" calcext:value-type="float">
            <text:p>0.0612349272</text:p>
          </table:table-cell>
          <table:table-cell office:value-type="float" office:value="0.01070845640246" calcext:value-type="float">
            <text:p>0.0107084564</text:p>
          </table:table-cell>
          <table:table-cell office:value-type="float" office:value="0.06757046235192" calcext:value-type="float">
            <text:p>0.0675704624</text:p>
          </table:table-cell>
          <table:table-cell office:value-type="float" office:value="0.003428718745486" calcext:value-type="float">
            <text:p>0.00342871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6120273803444" calcext:value-type="float">
            <text:p>0.061202738</text:p>
          </table:table-cell>
          <table:table-cell office:value-type="float" office:value="0.01015518616502" calcext:value-type="float">
            <text:p>0.0101551862</text:p>
          </table:table-cell>
          <table:table-cell office:value-type="float" office:value="0.06784037619866" calcext:value-type="float">
            <text:p>0.0678403762</text:p>
          </table:table-cell>
          <table:table-cell office:value-type="float" office:value="0.00339222027594" calcext:value-type="float">
            <text:p>0.00339222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169648233866" calcext:value-type="float">
            <text:p>0.0616964823</text:p>
          </table:table-cell>
          <table:table-cell office:value-type="float" office:value="0.010003141943224" calcext:value-type="float">
            <text:p>0.0100031419</text:p>
          </table:table-cell>
          <table:table-cell office:value-type="float" office:value="0.06737773728764" calcext:value-type="float">
            <text:p>0.0673777373</text:p>
          </table:table-cell>
          <table:table-cell office:value-type="float" office:value="0.003350561888748" calcext:value-type="float">
            <text:p>0.00335056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139959815448" calcext:value-type="float">
            <text:p>0.0613995982</text:p>
          </table:table-cell>
          <table:table-cell office:value-type="float" office:value="0.00966565699953" calcext:value-type="float">
            <text:p>0.009665657</text:p>
          </table:table-cell>
          <table:table-cell office:value-type="float" office:value="0.0675269897896" calcext:value-type="float">
            <text:p>0.0675269898</text:p>
          </table:table-cell>
          <table:table-cell office:value-type="float" office:value="0.00331552644413" calcext:value-type="float">
            <text:p>0.00331552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134215840586" calcext:value-type="float">
            <text:p>0.0613421584</text:p>
          </table:table-cell>
          <table:table-cell office:value-type="float" office:value="0.00937545950117" calcext:value-type="float">
            <text:p>0.0093754595</text:p>
          </table:table-cell>
          <table:table-cell office:value-type="float" office:value="0.06688555389586" calcext:value-type="float">
            <text:p>0.0668855539</text:p>
          </table:table-cell>
          <table:table-cell office:value-type="float" office:value="0.00328510543319" calcext:value-type="float">
            <text:p>0.00328510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10041809643" calcext:value-type="float">
            <text:p>0.061004181</text:p>
          </table:table-cell>
          <table:table-cell office:value-type="float" office:value="0.00900035340869" calcext:value-type="float">
            <text:p>0.0090003534</text:p>
          </table:table-cell>
          <table:table-cell office:value-type="float" office:value="0.06750970592234" calcext:value-type="float">
            <text:p>0.0675097059</text:p>
          </table:table-cell>
          <table:table-cell office:value-type="float" office:value="0.00325362075408" calcext:value-type="float">
            <text:p>0.00325362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612876718708" calcext:value-type="float">
            <text:p>0.0612876719</text:p>
          </table:table-cell>
          <table:table-cell office:value-type="float" office:value="0.008758136815848" calcext:value-type="float">
            <text:p>0.0087581368</text:p>
          </table:table-cell>
          <table:table-cell office:value-type="float" office:value="0.06740247356666" calcext:value-type="float">
            <text:p>0.0674024736</text:p>
          </table:table-cell>
          <table:table-cell office:value-type="float" office:value="0.00323315134627" calcext:value-type="float">
            <text:p>0.00323315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102404614872" calcext:value-type="float">
            <text:p>0.0610240461</text:p>
          </table:table-cell>
          <table:table-cell office:value-type="float" office:value="0.008498581139416" calcext:value-type="float">
            <text:p>0.0084985811</text:p>
          </table:table-cell>
          <table:table-cell office:value-type="float" office:value="0.06789772195752" calcext:value-type="float">
            <text:p>0.067897722</text:p>
          </table:table-cell>
          <table:table-cell office:value-type="float" office:value="0.003183495813292" calcext:value-type="float">
            <text:p>0.00318349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6068258509406" calcext:value-type="float">
            <text:p>0.0606825851</text:p>
          </table:table-cell>
          <table:table-cell office:value-type="float" office:value="0.008328478286444" calcext:value-type="float">
            <text:p>0.0083284783</text:p>
          </table:table-cell>
          <table:table-cell office:value-type="float" office:value="0.06710103579076" calcext:value-type="float">
            <text:p>0.0671010358</text:p>
          </table:table-cell>
          <table:table-cell office:value-type="float" office:value="0.003175921186644" calcext:value-type="float">
            <text:p>0.00317592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063429281146" calcext:value-type="float">
            <text:p>0.0606342928</text:p>
          </table:table-cell>
          <table:table-cell office:value-type="float" office:value="0.008040075518868" calcext:value-type="float">
            <text:p>0.0080400755</text:p>
          </table:table-cell>
          <table:table-cell office:value-type="float" office:value="0.06782663520926" calcext:value-type="float">
            <text:p>0.0678266352</text:p>
          </table:table-cell>
          <table:table-cell office:value-type="float" office:value="0.00313308087006" calcext:value-type="float">
            <text:p>0.00313308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033740209542" calcext:value-type="float">
            <text:p>0.0603374021</text:p>
          </table:table-cell>
          <table:table-cell office:value-type="float" office:value="0.00780587516728" calcext:value-type="float">
            <text:p>0.0078058752</text:p>
          </table:table-cell>
          <table:table-cell office:value-type="float" office:value="0.06732221714718" calcext:value-type="float">
            <text:p>0.0673222171</text:p>
          </table:table-cell>
          <table:table-cell office:value-type="float" office:value="0.00315783219416" calcext:value-type="float">
            <text:p>0.00315783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017050120688" calcext:value-type="float">
            <text:p>0.0601705012</text:p>
          </table:table-cell>
          <table:table-cell office:value-type="float" office:value="0.007585920352944" calcext:value-type="float">
            <text:p>0.0075859204</text:p>
          </table:table-cell>
          <table:table-cell office:value-type="float" office:value="0.06784154234824" calcext:value-type="float">
            <text:p>0.0678415423</text:p>
          </table:table-cell>
          <table:table-cell office:value-type="float" office:value="0.00309221919044" calcext:value-type="float">
            <text:p>0.00309221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020946214002" calcext:value-type="float">
            <text:p>0.0602094621</text:p>
          </table:table-cell>
          <table:table-cell office:value-type="float" office:value="0.00740285732744" calcext:value-type="float">
            <text:p>0.0074028573</text:p>
          </table:table-cell>
          <table:table-cell office:value-type="float" office:value="0.06716371912856" calcext:value-type="float">
            <text:p>0.0671637191</text:p>
          </table:table-cell>
          <table:table-cell office:value-type="float" office:value="0.003065882786352" calcext:value-type="float">
            <text:p>0.00306588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041968784536" calcext:value-type="float">
            <text:p>0.0604196878</text:p>
          </table:table-cell>
          <table:table-cell office:value-type="float" office:value="0.007069818181062" calcext:value-type="float">
            <text:p>0.0070698182</text:p>
          </table:table-cell>
          <table:table-cell office:value-type="float" office:value="0.06782695307666" calcext:value-type="float">
            <text:p>0.0678269531</text:p>
          </table:table-cell>
          <table:table-cell office:value-type="float" office:value="0.00304787599901" calcext:value-type="float">
            <text:p>0.0030478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998983059922" calcext:value-type="float">
            <text:p>0.0599898306</text:p>
          </table:table-cell>
          <table:table-cell office:value-type="float" office:value="0.006826554965226" calcext:value-type="float">
            <text:p>0.006826555</text:p>
          </table:table-cell>
          <table:table-cell office:value-type="float" office:value="0.06879875903128" calcext:value-type="float">
            <text:p>0.068798759</text:p>
          </table:table-cell>
          <table:table-cell office:value-type="float" office:value="0.00301018161875" calcext:value-type="float">
            <text:p>0.00301018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002620327158" calcext:value-type="float">
            <text:p>0.0600262033</text:p>
          </table:table-cell>
          <table:table-cell office:value-type="float" office:value="0.006692748831294" calcext:value-type="float">
            <text:p>0.0066927488</text:p>
          </table:table-cell>
          <table:table-cell office:value-type="float" office:value="0.06802417382724" calcext:value-type="float">
            <text:p>0.0680241738</text:p>
          </table:table-cell>
          <table:table-cell office:value-type="float" office:value="0.00297369381029" calcext:value-type="float">
            <text:p>0.00297369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995773143582" calcext:value-type="float">
            <text:p>0.0599577314</text:p>
          </table:table-cell>
          <table:table-cell office:value-type="float" office:value="0.006493930452008" calcext:value-type="float">
            <text:p>0.0064939305</text:p>
          </table:table-cell>
          <table:table-cell office:value-type="float" office:value="0.06767816315758" calcext:value-type="float">
            <text:p>0.0676781632</text:p>
          </table:table-cell>
          <table:table-cell office:value-type="float" office:value="0.002955595234972" calcext:value-type="float">
            <text:p>0.00295559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98489161234" calcext:value-type="float">
            <text:p>0.0598489161</text:p>
          </table:table-cell>
          <table:table-cell office:value-type="float" office:value="0.006233822095402" calcext:value-type="float">
            <text:p>0.0062338221</text:p>
          </table:table-cell>
          <table:table-cell office:value-type="float" office:value="0.06725851523466" calcext:value-type="float">
            <text:p>0.0672585152</text:p>
          </table:table-cell>
          <table:table-cell office:value-type="float" office:value="0.002933382837542" calcext:value-type="float">
            <text:p>0.00293338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93546926093" calcext:value-type="float">
            <text:p>0.0593546926</text:p>
          </table:table-cell>
          <table:table-cell office:value-type="float" office:value="0.006109711977262" calcext:value-type="float">
            <text:p>0.006109712</text:p>
          </table:table-cell>
          <table:table-cell office:value-type="float" office:value="0.06791907237336" calcext:value-type="float">
            <text:p>0.0679190724</text:p>
          </table:table-cell>
          <table:table-cell office:value-type="float" office:value="0.002915678206032" calcext:value-type="float">
            <text:p>0.00291567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952390311426" calcext:value-type="float">
            <text:p>0.0595239031</text:p>
          </table:table-cell>
          <table:table-cell office:value-type="float" office:value="0.005937516677642" calcext:value-type="float">
            <text:p>0.0059375167</text:p>
          </table:table-cell>
          <table:table-cell office:value-type="float" office:value="0.06763762001488" calcext:value-type="float">
            <text:p>0.06763762</text:p>
          </table:table-cell>
          <table:table-cell office:value-type="float" office:value="0.002880785152528" calcext:value-type="float">
            <text:p>0.00288078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914737857336" calcext:value-type="float">
            <text:p>0.0591473786</text:p>
          </table:table-cell>
          <table:table-cell office:value-type="float" office:value="0.00574811339873" calcext:value-type="float">
            <text:p>0.0057481134</text:p>
          </table:table-cell>
          <table:table-cell office:value-type="float" office:value="0.06790704660174" calcext:value-type="float">
            <text:p>0.0679070466</text:p>
          </table:table-cell>
          <table:table-cell office:value-type="float" office:value="0.002866951604384" calcext:value-type="float">
            <text:p>0.00286695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906883197038" calcext:value-type="float">
            <text:p>0.059068832</text:p>
          </table:table-cell>
          <table:table-cell office:value-type="float" office:value="0.005590393855866" calcext:value-type="float">
            <text:p>0.0055903939</text:p>
          </table:table-cell>
          <table:table-cell office:value-type="float" office:value="0.06814152426328" calcext:value-type="float">
            <text:p>0.0681415243</text:p>
          </table:table-cell>
          <table:table-cell office:value-type="float" office:value="0.002843164543576" calcext:value-type="float">
            <text:p>0.00284316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5897307233204" calcext:value-type="float">
            <text:p>0.0589730723</text:p>
          </table:table-cell>
          <table:table-cell office:value-type="float" office:value="0.00545757989745" calcext:value-type="float">
            <text:p>0.0054575799</text:p>
          </table:table-cell>
          <table:table-cell office:value-type="float" office:value="0.0684883009291" calcext:value-type="float">
            <text:p>0.0684883009</text:p>
          </table:table-cell>
          <table:table-cell office:value-type="float" office:value="0.00282069044327" calcext:value-type="float">
            <text:p>0.00282069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5890293478316" calcext:value-type="float">
            <text:p>0.0589029348</text:p>
          </table:table-cell>
          <table:table-cell office:value-type="float" office:value="0.00528282148984" calcext:value-type="float">
            <text:p>0.0052828215</text:p>
          </table:table-cell>
          <table:table-cell office:value-type="float" office:value="0.06748941812502" calcext:value-type="float">
            <text:p>0.0674894181</text:p>
          </table:table-cell>
          <table:table-cell office:value-type="float" office:value="0.002795993297956" calcext:value-type="float">
            <text:p>0.00279599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941825309058" calcext:value-type="float">
            <text:p>0.0594182531</text:p>
          </table:table-cell>
          <table:table-cell office:value-type="float" office:value="0.00514347408469" calcext:value-type="float">
            <text:p>0.0051434741</text:p>
          </table:table-cell>
          <table:table-cell office:value-type="float" office:value="0.06753058351996" calcext:value-type="float">
            <text:p>0.0675305835</text:p>
          </table:table-cell>
          <table:table-cell office:value-type="float" office:value="0.002791704432678" calcext:value-type="float">
            <text:p>0.00279170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91361155477" calcext:value-type="float">
            <text:p>0.0591361155</text:p>
          </table:table-cell>
          <table:table-cell office:value-type="float" office:value="0.004990267451668" calcext:value-type="float">
            <text:p>0.0049902675</text:p>
          </table:table-cell>
          <table:table-cell office:value-type="float" office:value="0.0671791874335" calcext:value-type="float">
            <text:p>0.0671791874</text:p>
          </table:table-cell>
          <table:table-cell office:value-type="float" office:value="0.00277002540566" calcext:value-type="float">
            <text:p>0.00277002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910883615548" calcext:value-type="float">
            <text:p>0.0591088362</text:p>
          </table:table-cell>
          <table:table-cell office:value-type="float" office:value="0.004870620363176" calcext:value-type="float">
            <text:p>0.0048706204</text:p>
          </table:table-cell>
          <table:table-cell office:value-type="float" office:value="0.0676169806685" calcext:value-type="float">
            <text:p>0.0676169807</text:p>
          </table:table-cell>
          <table:table-cell office:value-type="float" office:value="0.002745055226384" calcext:value-type="float">
            <text:p>0.00274505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883783241814" calcext:value-type="float">
            <text:p>0.0588378324</text:p>
          </table:table-cell>
          <table:table-cell office:value-type="float" office:value="0.004694186465944" calcext:value-type="float">
            <text:p>0.0046941865</text:p>
          </table:table-cell>
          <table:table-cell office:value-type="float" office:value="0.0671929077391" calcext:value-type="float">
            <text:p>0.0671929077</text:p>
          </table:table-cell>
          <table:table-cell office:value-type="float" office:value="0.002731077037696" calcext:value-type="float">
            <text:p>0.0027310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84196275422" calcext:value-type="float">
            <text:p>0.0584196275</text:p>
          </table:table-cell>
          <table:table-cell office:value-type="float" office:value="0.004625622332432" calcext:value-type="float">
            <text:p>0.0046256223</text:p>
          </table:table-cell>
          <table:table-cell office:value-type="float" office:value="0.06763329287862" calcext:value-type="float">
            <text:p>0.0676332929</text:p>
          </table:table-cell>
          <table:table-cell office:value-type="float" office:value="0.002716876792668" calcext:value-type="float">
            <text:p>0.00271687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80346013629" calcext:value-type="float">
            <text:p>0.0580346014</text:p>
          </table:table-cell>
          <table:table-cell office:value-type="float" office:value="0.004443758678706" calcext:value-type="float">
            <text:p>0.0044437587</text:p>
          </table:table-cell>
          <table:table-cell office:value-type="float" office:value="0.06773320525888" calcext:value-type="float">
            <text:p>0.0677332053</text:p>
          </table:table-cell>
          <table:table-cell office:value-type="float" office:value="0.002698042789486" calcext:value-type="float">
            <text:p>0.00269804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804987552188" calcext:value-type="float">
            <text:p>0.0580498755</text:p>
          </table:table-cell>
          <table:table-cell office:value-type="float" office:value="0.004356502989118" calcext:value-type="float">
            <text:p>0.004356503</text:p>
          </table:table-cell>
          <table:table-cell office:value-type="float" office:value="0.06790548282588" calcext:value-type="float">
            <text:p>0.0679054828</text:p>
          </table:table-cell>
          <table:table-cell office:value-type="float" office:value="0.002681133240616" calcext:value-type="float">
            <text:p>0.00268113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5854619804532" calcext:value-type="float">
            <text:p>0.058546198</text:p>
          </table:table-cell>
          <table:table-cell office:value-type="float" office:value="0.004234889268818" calcext:value-type="float">
            <text:p>0.0042348893</text:p>
          </table:table-cell>
          <table:table-cell office:value-type="float" office:value="0.06660506134636" calcext:value-type="float">
            <text:p>0.0666050613</text:p>
          </table:table-cell>
          <table:table-cell office:value-type="float" office:value="0.002660593500798" calcext:value-type="float">
            <text:p>0.00266059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792063576134" calcext:value-type="float">
            <text:p>0.0579206358</text:p>
          </table:table-cell>
          <table:table-cell office:value-type="float" office:value="0.00411872884828" calcext:value-type="float">
            <text:p>0.0041187288</text:p>
          </table:table-cell>
          <table:table-cell office:value-type="float" office:value="0.06716474458714" calcext:value-type="float">
            <text:p>0.0671647446</text:p>
          </table:table-cell>
          <table:table-cell office:value-type="float" office:value="0.002650591021018" calcext:value-type="float">
            <text:p>0.0026505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577978213755" calcext:value-type="float">
            <text:p>0.0577978214</text:p>
          </table:table-cell>
          <table:table-cell office:value-type="float" office:value="0.004088038922414" calcext:value-type="float">
            <text:p>0.0040880389</text:p>
          </table:table-cell>
          <table:table-cell office:value-type="float" office:value="0.0672236394203" calcext:value-type="float">
            <text:p>0.0672236394</text:p>
          </table:table-cell>
          <table:table-cell office:value-type="float" office:value="0.002643793246698" calcext:value-type="float">
            <text:p>0.00264379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809337859746" calcext:value-type="float">
            <text:p>0.0580933786</text:p>
          </table:table-cell>
          <table:table-cell office:value-type="float" office:value="0.003903577636288" calcext:value-type="float">
            <text:p>0.0039035776</text:p>
          </table:table-cell>
          <table:table-cell office:value-type="float" office:value="0.06734566800798" calcext:value-type="float">
            <text:p>0.067345668</text:p>
          </table:table-cell>
          <table:table-cell office:value-type="float" office:value="0.002624485242572" calcext:value-type="float">
            <text:p>0.00262448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785901295254" calcext:value-type="float">
            <text:p>0.057859013</text:p>
          </table:table-cell>
          <table:table-cell office:value-type="float" office:value="0.003862650365552" calcext:value-type="float">
            <text:p>0.0038626504</text:p>
          </table:table-cell>
          <table:table-cell office:value-type="float" office:value="0.06702119200772" calcext:value-type="float">
            <text:p>0.067021192</text:p>
          </table:table-cell>
          <table:table-cell office:value-type="float" office:value="0.002610933494238" calcext:value-type="float">
            <text:p>0.00261093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79280057131" calcext:value-type="float">
            <text:p>0.0579280057</text:p>
          </table:table-cell>
          <table:table-cell office:value-type="float" office:value="0.003739069931582" calcext:value-type="float">
            <text:p>0.0037390699</text:p>
          </table:table-cell>
          <table:table-cell office:value-type="float" office:value="0.06740757003892" calcext:value-type="float">
            <text:p>0.06740757</text:p>
          </table:table-cell>
          <table:table-cell office:value-type="float" office:value="0.002590224530382" calcext:value-type="float">
            <text:p>0.00259022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808869286902" calcext:value-type="float">
            <text:p>0.0580886929</text:p>
          </table:table-cell>
          <table:table-cell office:value-type="float" office:value="0.003630339976626" calcext:value-type="float">
            <text:p>0.00363034</text:p>
          </table:table-cell>
          <table:table-cell office:value-type="float" office:value="0.0670099231271" calcext:value-type="float">
            <text:p>0.0670099231</text:p>
          </table:table-cell>
          <table:table-cell office:value-type="float" office:value="0.002575135042794" calcext:value-type="float">
            <text:p>0.002575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5867451136504" calcext:value-type="float">
            <text:p>0.0586745114</text:p>
          </table:table-cell>
          <table:table-cell office:value-type="float" office:value="0.003570029702632" calcext:value-type="float">
            <text:p>0.0035700297</text:p>
          </table:table-cell>
          <table:table-cell office:value-type="float" office:value="0.06711384444778" calcext:value-type="float">
            <text:p>0.0671138444</text:p>
          </table:table-cell>
          <table:table-cell office:value-type="float" office:value="0.002575503917844" calcext:value-type="float">
            <text:p>0.00257550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826006155716" calcext:value-type="float">
            <text:p>0.0582600616</text:p>
          </table:table-cell>
          <table:table-cell office:value-type="float" office:value="0.00347324011251" calcext:value-type="float">
            <text:p>0.0034732401</text:p>
          </table:table-cell>
          <table:table-cell office:value-type="float" office:value="0.06712455390898" calcext:value-type="float">
            <text:p>0.0671245539</text:p>
          </table:table-cell>
          <table:table-cell office:value-type="float" office:value="0.002553677419244" calcext:value-type="float">
            <text:p>0.00255367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72911928076" calcext:value-type="float">
            <text:p>0.0572911928</text:p>
          </table:table-cell>
          <table:table-cell office:value-type="float" office:value="0.00339240649682" calcext:value-type="float">
            <text:p>0.0033924065</text:p>
          </table:table-cell>
          <table:table-cell office:value-type="float" office:value="0.0670872753444" calcext:value-type="float">
            <text:p>0.0670872753</text:p>
          </table:table-cell>
          <table:table-cell office:value-type="float" office:value="0.0025426209969" calcext:value-type="float">
            <text:p>0.0025426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700430358944" calcext:value-type="float">
            <text:p>0.0570043036</text:p>
          </table:table-cell>
          <table:table-cell office:value-type="float" office:value="0.003295707030162" calcext:value-type="float">
            <text:p>0.003295707</text:p>
          </table:table-cell>
          <table:table-cell office:value-type="float" office:value="0.06705612779298" calcext:value-type="float">
            <text:p>0.0670561278</text:p>
          </table:table-cell>
          <table:table-cell office:value-type="float" office:value="0.00253093096926" calcext:value-type="float">
            <text:p>0.0025309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669225735032" calcext:value-type="float">
            <text:p>0.0566922574</text:p>
          </table:table-cell>
          <table:table-cell office:value-type="float" office:value="0.003231598216546" calcext:value-type="float">
            <text:p>0.0032315982</text:p>
          </table:table-cell>
          <table:table-cell office:value-type="float" office:value="0.06699448616982" calcext:value-type="float">
            <text:p>0.0669944862</text:p>
          </table:table-cell>
          <table:table-cell office:value-type="float" office:value="0.00251685935482" calcext:value-type="float">
            <text:p>0.00251685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690931444796" calcext:value-type="float">
            <text:p>0.0569093144</text:p>
          </table:table-cell>
          <table:table-cell office:value-type="float" office:value="0.00315947652831" calcext:value-type="float">
            <text:p>0.0031594765</text:p>
          </table:table-cell>
          <table:table-cell office:value-type="float" office:value="0.06722947769266" calcext:value-type="float">
            <text:p>0.0672294777</text:p>
          </table:table-cell>
          <table:table-cell office:value-type="float" office:value="0.002501703850936" calcext:value-type="float">
            <text:p>0.002501703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5669324776384" calcext:value-type="float">
            <text:p>0.0566932478</text:p>
          </table:table-cell>
          <table:table-cell office:value-type="float" office:value="0.003089955821952" calcext:value-type="float">
            <text:p>0.0030899558</text:p>
          </table:table-cell>
          <table:table-cell office:value-type="float" office:value="0.06739911167882" calcext:value-type="float">
            <text:p>0.0673991117</text:p>
          </table:table-cell>
          <table:table-cell office:value-type="float" office:value="0.0024870278764" calcext:value-type="float">
            <text:p>0.00248702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670790090048" calcext:value-type="float">
            <text:p>0.0567079009</text:p>
          </table:table-cell>
          <table:table-cell office:value-type="float" office:value="0.003010995050356" calcext:value-type="float">
            <text:p>0.0030109951</text:p>
          </table:table-cell>
          <table:table-cell office:value-type="float" office:value="0.06771417874656" calcext:value-type="float">
            <text:p>0.0677141787</text:p>
          </table:table-cell>
          <table:table-cell office:value-type="float" office:value="0.002478331363584" calcext:value-type="float">
            <text:p>0.00247833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5613049664214" calcext:value-type="float">
            <text:p>0.0561304966</text:p>
          </table:table-cell>
          <table:table-cell office:value-type="float" office:value="0.002957854078498" calcext:value-type="float">
            <text:p>0.0029578541</text:p>
          </table:table-cell>
          <table:table-cell office:value-type="float" office:value="0.0671627344661" calcext:value-type="float">
            <text:p>0.0671627345</text:p>
          </table:table-cell>
          <table:table-cell office:value-type="float" office:value="0.002467465020236" calcext:value-type="float">
            <text:p>0.0024674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685512284538" calcext:value-type="float">
            <text:p>0.0568551228</text:p>
          </table:table-cell>
          <table:table-cell office:value-type="float" office:value="0.00289196562688" calcext:value-type="float">
            <text:p>0.0028919656</text:p>
          </table:table-cell>
          <table:table-cell office:value-type="float" office:value="0.06754152919478" calcext:value-type="float">
            <text:p>0.0675415292</text:p>
          </table:table-cell>
          <table:table-cell office:value-type="float" office:value="0.002454684828748" calcext:value-type="float">
            <text:p>0.00245468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658179320684" calcext:value-type="float">
            <text:p>0.0565817932</text:p>
          </table:table-cell>
          <table:table-cell office:value-type="float" office:value="0.002816957863434" calcext:value-type="float">
            <text:p>0.0028169579</text:p>
          </table:table-cell>
          <table:table-cell office:value-type="float" office:value="0.06719153861902" calcext:value-type="float">
            <text:p>0.0671915386</text:p>
          </table:table-cell>
          <table:table-cell office:value-type="float" office:value="0.002446875429522" calcext:value-type="float">
            <text:p>0.00244687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5673652301088" calcext:value-type="float">
            <text:p>0.056736523</text:p>
          </table:table-cell>
          <table:table-cell office:value-type="float" office:value="0.002770901969052" calcext:value-type="float">
            <text:p>0.002770902</text:p>
          </table:table-cell>
          <table:table-cell office:value-type="float" office:value="0.06784163601022" calcext:value-type="float">
            <text:p>0.067841636</text:p>
          </table:table-cell>
          <table:table-cell office:value-type="float" office:value="0.002442237233602" calcext:value-type="float">
            <text:p>0.00244223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63226018544" calcext:value-type="float">
            <text:p>0.0563226019</text:p>
          </table:table-cell>
          <table:table-cell office:value-type="float" office:value="0.002712889154094" calcext:value-type="float">
            <text:p>0.0027128892</text:p>
          </table:table-cell>
          <table:table-cell office:value-type="float" office:value="0.0676388495376" calcext:value-type="float">
            <text:p>0.0676388495</text:p>
          </table:table-cell>
          <table:table-cell office:value-type="float" office:value="0.002428386508488" calcext:value-type="float">
            <text:p>0.00242838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610503107038" calcext:value-type="float">
            <text:p>0.0561050311</text:p>
          </table:table-cell>
          <table:table-cell office:value-type="float" office:value="0.00265287327719" calcext:value-type="float">
            <text:p>0.0026528733</text:p>
          </table:table-cell>
          <table:table-cell office:value-type="float" office:value="0.06754496818882" calcext:value-type="float">
            <text:p>0.0675449682</text:p>
          </table:table-cell>
          <table:table-cell office:value-type="float" office:value="0.002419136759614" calcext:value-type="float">
            <text:p>0.00241913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597507851794" calcext:value-type="float">
            <text:p>0.0559750785</text:p>
          </table:table-cell>
          <table:table-cell office:value-type="float" office:value="0.002612027333342" calcext:value-type="float">
            <text:p>0.0026120273</text:p>
          </table:table-cell>
          <table:table-cell office:value-type="float" office:value="0.06708577825934" calcext:value-type="float">
            <text:p>0.0670857783</text:p>
          </table:table-cell>
          <table:table-cell office:value-type="float" office:value="0.002406044338602" calcext:value-type="float">
            <text:p>0.00240604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572909100086" calcext:value-type="float">
            <text:p>0.055729091</text:p>
          </table:table-cell>
          <table:table-cell office:value-type="float" office:value="0.002562915715486" calcext:value-type="float">
            <text:p>0.0025629157</text:p>
          </table:table-cell>
          <table:table-cell office:value-type="float" office:value="0.06765131257874" calcext:value-type="float">
            <text:p>0.0676513126</text:p>
          </table:table-cell>
          <table:table-cell office:value-type="float" office:value="0.00239362861972" calcext:value-type="float">
            <text:p>0.00239362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5582459704762" calcext:value-type="float">
            <text:p>0.055824597</text:p>
          </table:table-cell>
          <table:table-cell office:value-type="float" office:value="0.002539695027084" calcext:value-type="float">
            <text:p>0.002539695</text:p>
          </table:table-cell>
          <table:table-cell office:value-type="float" office:value="0.06726704417422" calcext:value-type="float">
            <text:p>0.0672670442</text:p>
          </table:table-cell>
          <table:table-cell office:value-type="float" office:value="0.002382102078692" calcext:value-type="float">
            <text:p>0.00238210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5540461298138" calcext:value-type="float">
            <text:p>0.055404613</text:p>
          </table:table-cell>
          <table:table-cell office:value-type="float" office:value="0.002467136104718" calcext:value-type="float">
            <text:p>0.0024671361</text:p>
          </table:table-cell>
          <table:table-cell office:value-type="float" office:value="0.06761815988746" calcext:value-type="float">
            <text:p>0.0676181599</text:p>
          </table:table-cell>
          <table:table-cell office:value-type="float" office:value="0.002371737788468" calcext:value-type="float">
            <text:p>0.00237173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5586257763554" calcext:value-type="float">
            <text:p>0.0558625776</text:p>
          </table:table-cell>
          <table:table-cell office:value-type="float" office:value="0.00242240291673" calcext:value-type="float">
            <text:p>0.0024224029</text:p>
          </table:table-cell>
          <table:table-cell office:value-type="float" office:value="0.06686652058174" calcext:value-type="float">
            <text:p>0.0668665206</text:p>
          </table:table-cell>
          <table:table-cell office:value-type="float" office:value="0.002361700835174" calcext:value-type="float">
            <text:p>0.00236170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515061861036" calcext:value-type="float">
            <text:p>0.0551506186</text:p>
          </table:table-cell>
          <table:table-cell office:value-type="float" office:value="0.002393221519182" calcext:value-type="float">
            <text:p>0.0023932215</text:p>
          </table:table-cell>
          <table:table-cell office:value-type="float" office:value="0.06716000933284" calcext:value-type="float">
            <text:p>0.0671600093</text:p>
          </table:table-cell>
          <table:table-cell office:value-type="float" office:value="0.002353974520308" calcext:value-type="float">
            <text:p>0.00235397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555267017436" calcext:value-type="float">
            <text:p>0.0555526702</text:p>
          </table:table-cell>
          <table:table-cell office:value-type="float" office:value="0.002340099128694" calcext:value-type="float">
            <text:p>0.0023400991</text:p>
          </table:table-cell>
          <table:table-cell office:value-type="float" office:value="0.06700386593918" calcext:value-type="float">
            <text:p>0.0670038659</text:p>
          </table:table-cell>
          <table:table-cell office:value-type="float" office:value="0.00234665689877" calcext:value-type="float">
            <text:p>0.002346656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519021504794" calcext:value-type="float">
            <text:p>0.055190215</text:p>
          </table:table-cell>
          <table:table-cell office:value-type="float" office:value="0.002297784904756" calcext:value-type="float">
            <text:p>0.0022977849</text:p>
          </table:table-cell>
          <table:table-cell office:value-type="float" office:value="0.066910657317" calcext:value-type="float">
            <text:p>0.0669106573</text:p>
          </table:table-cell>
          <table:table-cell office:value-type="float" office:value="0.002343960819206" calcext:value-type="float">
            <text:p>0.00234396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5503878558116" calcext:value-type="float">
            <text:p>0.0550387856</text:p>
          </table:table-cell>
          <table:table-cell office:value-type="float" office:value="0.002273803379108" calcext:value-type="float">
            <text:p>0.0022738034</text:p>
          </table:table-cell>
          <table:table-cell office:value-type="float" office:value="0.06787789389102" calcext:value-type="float">
            <text:p>0.0678778939</text:p>
          </table:table-cell>
          <table:table-cell office:value-type="float" office:value="0.002324839125494" calcext:value-type="float">
            <text:p>0.00232483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463282813526" calcext:value-type="float">
            <text:p>0.0546328281</text:p>
          </table:table-cell>
          <table:table-cell office:value-type="float" office:value="0.002226178328156" calcext:value-type="float">
            <text:p>0.0022261783</text:p>
          </table:table-cell>
          <table:table-cell office:value-type="float" office:value="0.06808311553298" calcext:value-type="float">
            <text:p>0.0680831155</text:p>
          </table:table-cell>
          <table:table-cell office:value-type="float" office:value="0.002316276630122" calcext:value-type="float">
            <text:p>0.00231627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5472414107306" calcext:value-type="float">
            <text:p>0.0547241411</text:p>
          </table:table-cell>
          <table:table-cell office:value-type="float" office:value="0.00218823192347" calcext:value-type="float">
            <text:p>0.0021882319</text:p>
          </table:table-cell>
          <table:table-cell office:value-type="float" office:value="0.06702116789624" calcext:value-type="float">
            <text:p>0.0670211679</text:p>
          </table:table-cell>
          <table:table-cell office:value-type="float" office:value="0.002302853672264" calcext:value-type="float">
            <text:p>0.00230285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50361679289" calcext:value-type="float">
            <text:p>0.0550361679</text:p>
          </table:table-cell>
          <table:table-cell office:value-type="float" office:value="0.002155540482156" calcext:value-type="float">
            <text:p>0.0021555405</text:p>
          </table:table-cell>
          <table:table-cell office:value-type="float" office:value="0.0671970343493" calcext:value-type="float">
            <text:p>0.0671970343</text:p>
          </table:table-cell>
          <table:table-cell office:value-type="float" office:value="0.002294853509354" calcext:value-type="float">
            <text:p>0.00229485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46741833151" calcext:value-type="float">
            <text:p>0.0546741833</text:p>
          </table:table-cell>
          <table:table-cell office:value-type="float" office:value="0.002127208505428" calcext:value-type="float">
            <text:p>0.0021272085</text:p>
          </table:table-cell>
          <table:table-cell office:value-type="float" office:value="0.06721412894206" calcext:value-type="float">
            <text:p>0.0672141289</text:p>
          </table:table-cell>
          <table:table-cell office:value-type="float" office:value="0.002291544565622" calcext:value-type="float">
            <text:p>0.00229154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459973466276" calcext:value-type="float">
            <text:p>0.0545997347</text:p>
          </table:table-cell>
          <table:table-cell office:value-type="float" office:value="0.002088953838156" calcext:value-type="float">
            <text:p>0.0020889538</text:p>
          </table:table-cell>
          <table:table-cell office:value-type="float" office:value="0.06772850611256" calcext:value-type="float">
            <text:p>0.0677285061</text:p>
          </table:table-cell>
          <table:table-cell office:value-type="float" office:value="0.002278569638738" calcext:value-type="float">
            <text:p>0.00227856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5422785557732" calcext:value-type="float">
            <text:p>0.0542278556</text:p>
          </table:table-cell>
          <table:table-cell office:value-type="float" office:value="0.002068321322234" calcext:value-type="float">
            <text:p>0.0020683213</text:p>
          </table:table-cell>
          <table:table-cell office:value-type="float" office:value="0.06763983512932" calcext:value-type="float">
            <text:p>0.0676398351</text:p>
          </table:table-cell>
          <table:table-cell office:value-type="float" office:value="0.002272376167298" calcext:value-type="float">
            <text:p>0.00227237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5468219353588" calcext:value-type="float">
            <text:p>0.0546821935</text:p>
          </table:table-cell>
          <table:table-cell office:value-type="float" office:value="0.002041638579258" calcext:value-type="float">
            <text:p>0.0020416386</text:p>
          </table:table-cell>
          <table:table-cell office:value-type="float" office:value="0.06740076315286" calcext:value-type="float">
            <text:p>0.0674007632</text:p>
          </table:table-cell>
          <table:table-cell office:value-type="float" office:value="0.002264741053644" calcext:value-type="float">
            <text:p>0.00226474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5441045614398" calcext:value-type="float">
            <text:p>0.0544104561</text:p>
          </table:table-cell>
          <table:table-cell office:value-type="float" office:value="0.002007996802758" calcext:value-type="float">
            <text:p>0.0020079968</text:p>
          </table:table-cell>
          <table:table-cell office:value-type="float" office:value="0.06724594933406" calcext:value-type="float">
            <text:p>0.0672459493</text:p>
          </table:table-cell>
          <table:table-cell office:value-type="float" office:value="0.002256548712668" calcext:value-type="float">
            <text:p>0.00225654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41411850953" calcext:value-type="float">
            <text:p>0.0541411851</text:p>
          </table:table-cell>
          <table:table-cell office:value-type="float" office:value="0.00197776003578" calcext:value-type="float">
            <text:p>0.00197776</text:p>
          </table:table-cell>
          <table:table-cell office:value-type="float" office:value="0.06818166773144" calcext:value-type="float">
            <text:p>0.0681816677</text:p>
          </table:table-cell>
          <table:table-cell office:value-type="float" office:value="0.00224869643879" calcext:value-type="float">
            <text:p>0.00224869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5425261704854" calcext:value-type="float">
            <text:p>0.054252617</text:p>
          </table:table-cell>
          <table:table-cell office:value-type="float" office:value="0.001944381595518" calcext:value-type="float">
            <text:p>0.0019443816</text:p>
          </table:table-cell>
          <table:table-cell office:value-type="float" office:value="0.067120635531" calcext:value-type="float">
            <text:p>0.0671206355</text:p>
          </table:table-cell>
          <table:table-cell office:value-type="float" office:value="0.002242811577832" calcext:value-type="float">
            <text:p>0.00224281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5371680514976" calcext:value-type="float">
            <text:p>0.0537168051</text:p>
          </table:table-cell>
          <table:table-cell office:value-type="float" office:value="0.001913801927022" calcext:value-type="float">
            <text:p>0.0019138019</text:p>
          </table:table-cell>
          <table:table-cell office:value-type="float" office:value="0.0682019100032" calcext:value-type="float">
            <text:p>0.06820191</text:p>
          </table:table-cell>
          <table:table-cell office:value-type="float" office:value="0.00223532152543" calcext:value-type="float">
            <text:p>0.00223532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5384685045628" calcext:value-type="float">
            <text:p>0.0538468505</text:p>
          </table:table-cell>
          <table:table-cell office:value-type="float" office:value="0.001912067324482" calcext:value-type="float">
            <text:p>0.0019120673</text:p>
          </table:table-cell>
          <table:table-cell office:value-type="float" office:value="0.06844465863886" calcext:value-type="float">
            <text:p>0.0684446586</text:p>
          </table:table-cell>
          <table:table-cell office:value-type="float" office:value="0.002229677634468" calcext:value-type="float">
            <text:p>0.00222967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442060998046" calcext:value-type="float">
            <text:p>0.05442061</text:p>
          </table:table-cell>
          <table:table-cell office:value-type="float" office:value="0.001866688053152" calcext:value-type="float">
            <text:p>0.0018666881</text:p>
          </table:table-cell>
          <table:table-cell office:value-type="float" office:value="0.06704455246166" calcext:value-type="float">
            <text:p>0.0670445525</text:p>
          </table:table-cell>
          <table:table-cell office:value-type="float" office:value="0.00222150149427" calcext:value-type="float">
            <text:p>0.00222150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5327352544932" calcext:value-type="float">
            <text:p>0.0532735254</text:p>
          </table:table-cell>
          <table:table-cell office:value-type="float" office:value="0.001852693159882" calcext:value-type="float">
            <text:p>0.0018526932</text:p>
          </table:table-cell>
          <table:table-cell office:value-type="float" office:value="0.06782986381304" calcext:value-type="float">
            <text:p>0.0678298638</text:p>
          </table:table-cell>
          <table:table-cell office:value-type="float" office:value="0.00221550014866" calcext:value-type="float">
            <text:p>0.0022155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418253290324" calcext:value-type="float">
            <text:p>0.0541825329</text:p>
          </table:table-cell>
          <table:table-cell office:value-type="float" office:value="0.001823323623092" calcext:value-type="float">
            <text:p>0.0018233236</text:p>
          </table:table-cell>
          <table:table-cell office:value-type="float" office:value="0.06717521477698" calcext:value-type="float">
            <text:p>0.0671752148</text:p>
          </table:table-cell>
          <table:table-cell office:value-type="float" office:value="0.002208811042098" calcext:value-type="float">
            <text:p>0.0022088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5309870677324" calcext:value-type="float">
            <text:p>0.0530987068</text:p>
          </table:table-cell>
          <table:table-cell office:value-type="float" office:value="0.001799617987682" calcext:value-type="float">
            <text:p>0.001799618</text:p>
          </table:table-cell>
          <table:table-cell office:value-type="float" office:value="0.06730989691338" calcext:value-type="float">
            <text:p>0.0673098969</text:p>
          </table:table-cell>
          <table:table-cell office:value-type="float" office:value="0.002202376363746" calcext:value-type="float">
            <text:p>0.00220237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321070541544" calcext:value-type="float">
            <text:p>0.0532107054</text:p>
          </table:table-cell>
          <table:table-cell office:value-type="float" office:value="0.001782332245856" calcext:value-type="float">
            <text:p>0.0017823322</text:p>
          </table:table-cell>
          <table:table-cell office:value-type="float" office:value="0.06681701324094" calcext:value-type="float">
            <text:p>0.0668170132</text:p>
          </table:table-cell>
          <table:table-cell office:value-type="float" office:value="0.002192569574128" calcext:value-type="float">
            <text:p>0.00219256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5287630459878" calcext:value-type="float">
            <text:p>0.0528763046</text:p>
          </table:table-cell>
          <table:table-cell office:value-type="float" office:value="0.001758809951562" calcext:value-type="float">
            <text:p>0.00175881</text:p>
          </table:table-cell>
          <table:table-cell office:value-type="float" office:value="0.06753474921448" calcext:value-type="float">
            <text:p>0.0675347492</text:p>
          </table:table-cell>
          <table:table-cell office:value-type="float" office:value="0.00218813061402" calcext:value-type="float">
            <text:p>0.00218813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5332871039782" calcext:value-type="float">
            <text:p>0.0533287104</text:p>
          </table:table-cell>
          <table:table-cell office:value-type="float" office:value="0.001738168218116" calcext:value-type="float">
            <text:p>0.0017381682</text:p>
          </table:table-cell>
          <table:table-cell office:value-type="float" office:value="0.06721540679384" calcext:value-type="float">
            <text:p>0.0672154068</text:p>
          </table:table-cell>
          <table:table-cell office:value-type="float" office:value="0.002182619684448" calcext:value-type="float">
            <text:p>0.00218261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308780906706" calcext:value-type="float">
            <text:p>0.0530878091</text:p>
          </table:table-cell>
          <table:table-cell office:value-type="float" office:value="0.001715310574966" calcext:value-type="float">
            <text:p>0.0017153106</text:p>
          </table:table-cell>
          <table:table-cell office:value-type="float" office:value="0.06698350721186" calcext:value-type="float">
            <text:p>0.0669835072</text:p>
          </table:table-cell>
          <table:table-cell office:value-type="float" office:value="0.002175933696772" calcext:value-type="float">
            <text:p>0.00217593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5261571572716" calcext:value-type="float">
            <text:p>0.0526157157</text:p>
          </table:table-cell>
          <table:table-cell office:value-type="float" office:value="0.001706269522408" calcext:value-type="float">
            <text:p>0.0017062695</text:p>
          </table:table-cell>
          <table:table-cell office:value-type="float" office:value="0.0667778680004" calcext:value-type="float">
            <text:p>0.066777868</text:p>
          </table:table-cell>
          <table:table-cell office:value-type="float" office:value="0.002170695428978" calcext:value-type="float">
            <text:p>0.00217069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5281882180414" calcext:value-type="float">
            <text:p>0.0528188218</text:p>
          </table:table-cell>
          <table:table-cell office:value-type="float" office:value="0.001679019511574" calcext:value-type="float">
            <text:p>0.0016790195</text:p>
          </table:table-cell>
          <table:table-cell office:value-type="float" office:value="0.06732192461884" calcext:value-type="float">
            <text:p>0.0673219246</text:p>
          </table:table-cell>
          <table:table-cell office:value-type="float" office:value="0.002167548459934" calcext:value-type="float">
            <text:p>0.00216754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5263668422452" calcext:value-type="float">
            <text:p>0.0526366842</text:p>
          </table:table-cell>
          <table:table-cell office:value-type="float" office:value="0.001660641914006" calcext:value-type="float">
            <text:p>0.0016606419</text:p>
          </table:table-cell>
          <table:table-cell office:value-type="float" office:value="0.06707068852748" calcext:value-type="float">
            <text:p>0.0670706885</text:p>
          </table:table-cell>
          <table:table-cell office:value-type="float" office:value="0.002160307865492" calcext:value-type="float">
            <text:p>0.002160307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5233716267274" calcext:value-type="float">
            <text:p>0.0523371627</text:p>
          </table:table-cell>
          <table:table-cell office:value-type="float" office:value="0.0016509376479" calcext:value-type="float">
            <text:p>0.0016509376</text:p>
          </table:table-cell>
          <table:table-cell office:value-type="float" office:value="0.06737463031502" calcext:value-type="float">
            <text:p>0.0673746303</text:p>
          </table:table-cell>
          <table:table-cell office:value-type="float" office:value="0.002155550011224" calcext:value-type="float">
            <text:p>0.002155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5228999057648" calcext:value-type="float">
            <text:p>0.0522899906</text:p>
          </table:table-cell>
          <table:table-cell office:value-type="float" office:value="0.001630208197002" calcext:value-type="float">
            <text:p>0.0016302082</text:p>
          </table:table-cell>
          <table:table-cell office:value-type="float" office:value="0.0669594129312" calcext:value-type="float">
            <text:p>0.0669594129</text:p>
          </table:table-cell>
          <table:table-cell office:value-type="float" office:value="0.002151046174848" calcext:value-type="float">
            <text:p>0.00215104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522212051782" calcext:value-type="float">
            <text:p>0.0522212052</text:p>
          </table:table-cell>
          <table:table-cell office:value-type="float" office:value="0.00161664574312" calcext:value-type="float">
            <text:p>0.0016166457</text:p>
          </table:table-cell>
          <table:table-cell office:value-type="float" office:value="0.06754474156298" calcext:value-type="float">
            <text:p>0.0675447416</text:p>
          </table:table-cell>
          <table:table-cell office:value-type="float" office:value="0.002146301086736" calcext:value-type="float">
            <text:p>0.00214630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5201438194516" calcext:value-type="float">
            <text:p>0.0520143819</text:p>
          </table:table-cell>
          <table:table-cell office:value-type="float" office:value="0.00160277471017" calcext:value-type="float">
            <text:p>0.0016027747</text:p>
          </table:table-cell>
          <table:table-cell office:value-type="float" office:value="0.0669916141525" calcext:value-type="float">
            <text:p>0.0669916142</text:p>
          </table:table-cell>
          <table:table-cell office:value-type="float" office:value="0.002143602607974" calcext:value-type="float">
            <text:p>0.00214360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5176799379826" calcext:value-type="float">
            <text:p>0.0517679938</text:p>
          </table:table-cell>
          <table:table-cell office:value-type="float" office:value="0.00158626347611" calcext:value-type="float">
            <text:p>0.0015862635</text:p>
          </table:table-cell>
          <table:table-cell office:value-type="float" office:value="0.0673244540811" calcext:value-type="float">
            <text:p>0.0673244541</text:p>
          </table:table-cell>
          <table:table-cell office:value-type="float" office:value="0.002137885146958" calcext:value-type="float">
            <text:p>0.00213788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5183126192382" calcext:value-type="float">
            <text:p>0.0518312619</text:p>
          </table:table-cell>
          <table:table-cell office:value-type="float" office:value="0.001578091781048" calcext:value-type="float">
            <text:p>0.0015780918</text:p>
          </table:table-cell>
          <table:table-cell office:value-type="float" office:value="0.06705529181746" calcext:value-type="float">
            <text:p>0.0670552918</text:p>
          </table:table-cell>
          <table:table-cell office:value-type="float" office:value="0.002133104030632" calcext:value-type="float">
            <text:p>0.0021331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141486827148" calcext:value-type="float">
            <text:p>0.0514148683</text:p>
          </table:table-cell>
          <table:table-cell office:value-type="float" office:value="0.001561220890916" calcext:value-type="float">
            <text:p>0.0015612209</text:p>
          </table:table-cell>
          <table:table-cell office:value-type="float" office:value="0.06739918616654" calcext:value-type="float">
            <text:p>0.0673991862</text:p>
          </table:table-cell>
          <table:table-cell office:value-type="float" office:value="0.002128564131122" calcext:value-type="float">
            <text:p>0.00212856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523840031366" calcext:value-type="float">
            <text:p>0.0523840031</text:p>
          </table:table-cell>
          <table:table-cell office:value-type="float" office:value="0.00154272172339" calcext:value-type="float">
            <text:p>0.0015427217</text:p>
          </table:table-cell>
          <table:table-cell office:value-type="float" office:value="0.06722345573224" calcext:value-type="float">
            <text:p>0.0672234557</text:p>
          </table:table-cell>
          <table:table-cell office:value-type="float" office:value="0.002124518400738" calcext:value-type="float">
            <text:p>0.00212451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518631847578" calcext:value-type="float">
            <text:p>0.0518631848</text:p>
          </table:table-cell>
          <table:table-cell office:value-type="float" office:value="0.001530385830776" calcext:value-type="float">
            <text:p>0.0015303858</text:p>
          </table:table-cell>
          <table:table-cell office:value-type="float" office:value="0.0674536721799" calcext:value-type="float">
            <text:p>0.0674536722</text:p>
          </table:table-cell>
          <table:table-cell office:value-type="float" office:value="0.002118901251394" calcext:value-type="float">
            <text:p>0.00211890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16058210279" calcext:value-type="float">
            <text:p>0.051605821</text:p>
          </table:table-cell>
          <table:table-cell office:value-type="float" office:value="0.001516435679574" calcext:value-type="float">
            <text:p>0.0015164357</text:p>
          </table:table-cell>
          <table:table-cell office:value-type="float" office:value="0.06750468440778" calcext:value-type="float">
            <text:p>0.0675046844</text:p>
          </table:table-cell>
          <table:table-cell office:value-type="float" office:value="0.00211540197874" calcext:value-type="float">
            <text:p>0.0021154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11584326188" calcext:value-type="float">
            <text:p>0.0511584326</text:p>
          </table:table-cell>
          <table:table-cell office:value-type="float" office:value="0.001504616654594" calcext:value-type="float">
            <text:p>0.0015046167</text:p>
          </table:table-cell>
          <table:table-cell office:value-type="float" office:value="0.06687016150584" calcext:value-type="float">
            <text:p>0.0668701615</text:p>
          </table:table-cell>
          <table:table-cell office:value-type="float" office:value="0.00211364470398" calcext:value-type="float">
            <text:p>0.00211364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5135710400818" calcext:value-type="float">
            <text:p>0.051357104</text:p>
          </table:table-cell>
          <table:table-cell office:value-type="float" office:value="0.001495885756626" calcext:value-type="float">
            <text:p>0.0014958858</text:p>
          </table:table-cell>
          <table:table-cell office:value-type="float" office:value="0.06668616709286" calcext:value-type="float">
            <text:p>0.0666861671</text:p>
          </table:table-cell>
          <table:table-cell office:value-type="float" office:value="0.002108634124322" calcext:value-type="float">
            <text:p>0.00210863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5108857369842" calcext:value-type="float">
            <text:p>0.0510885737</text:p>
          </table:table-cell>
          <table:table-cell office:value-type="float" office:value="0.001479927138188" calcext:value-type="float">
            <text:p>0.0014799271</text:p>
          </table:table-cell>
          <table:table-cell office:value-type="float" office:value="0.06725788442186" calcext:value-type="float">
            <text:p>0.0672578844</text:p>
          </table:table-cell>
          <table:table-cell office:value-type="float" office:value="0.002104980352854" calcext:value-type="float">
            <text:p>0.00210498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511593788744" calcext:value-type="float">
            <text:p>0.0511593789</text:p>
          </table:table-cell>
          <table:table-cell office:value-type="float" office:value="0.001470424451054" calcext:value-type="float">
            <text:p>0.0014704245</text:p>
          </table:table-cell>
          <table:table-cell office:value-type="float" office:value="0.06675752136034" calcext:value-type="float">
            <text:p>0.0667575214</text:p>
          </table:table-cell>
          <table:table-cell office:value-type="float" office:value="0.00209983703319" calcext:value-type="float">
            <text:p>0.0020998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5068574599194" calcext:value-type="float">
            <text:p>0.050685746</text:p>
          </table:table-cell>
          <table:table-cell office:value-type="float" office:value="0.001457439217334" calcext:value-type="float">
            <text:p>0.0014574392</text:p>
          </table:table-cell>
          <table:table-cell office:value-type="float" office:value="0.06743860938564" calcext:value-type="float">
            <text:p>0.0674386094</text:p>
          </table:table-cell>
          <table:table-cell office:value-type="float" office:value="0.002096049407268" calcext:value-type="float">
            <text:p>0.002096049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5070481364722" calcext:value-type="float">
            <text:p>0.0507048136</text:p>
          </table:table-cell>
          <table:table-cell office:value-type="float" office:value="0.001444807065022" calcext:value-type="float">
            <text:p>0.0014448071</text:p>
          </table:table-cell>
          <table:table-cell office:value-type="float" office:value="0.06697895358032" calcext:value-type="float">
            <text:p>0.0669789536</text:p>
          </table:table-cell>
          <table:table-cell office:value-type="float" office:value="0.002091891067952" calcext:value-type="float">
            <text:p>0.00209189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049712539276" calcext:value-type="float">
            <text:p>0.0504971254</text:p>
          </table:table-cell>
          <table:table-cell office:value-type="float" office:value="0.00143468141359" calcext:value-type="float">
            <text:p>0.0014346814</text:p>
          </table:table-cell>
          <table:table-cell office:value-type="float" office:value="0.067317455647" calcext:value-type="float">
            <text:p>0.0673174556</text:p>
          </table:table-cell>
          <table:table-cell office:value-type="float" office:value="0.002085915448436" calcext:value-type="float">
            <text:p>0.00208591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5042077086384" calcext:value-type="float">
            <text:p>0.0504207709</text:p>
          </table:table-cell>
          <table:table-cell office:value-type="float" office:value="0.001423462223808" calcext:value-type="float">
            <text:p>0.0014234622</text:p>
          </table:table-cell>
          <table:table-cell office:value-type="float" office:value="0.06769480333558" calcext:value-type="float">
            <text:p>0.0676948033</text:p>
          </table:table-cell>
          <table:table-cell office:value-type="float" office:value="0.002082654313866" calcext:value-type="float">
            <text:p>0.002082654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043934217834" calcext:value-type="float">
            <text:p>0.0504393422</text:p>
          </table:table-cell>
          <table:table-cell office:value-type="float" office:value="0.001412387841038" calcext:value-type="float">
            <text:p>0.0014123878</text:p>
          </table:table-cell>
          <table:table-cell office:value-type="float" office:value="0.06735917824892" calcext:value-type="float">
            <text:p>0.0673591782</text:p>
          </table:table-cell>
          <table:table-cell office:value-type="float" office:value="0.002078830716048" calcext:value-type="float">
            <text:p>0.00207883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990989495618" calcext:value-type="float">
            <text:p>0.049909895</text:p>
          </table:table-cell>
          <table:table-cell office:value-type="float" office:value="0.001403335797292" calcext:value-type="float">
            <text:p>0.0014033358</text:p>
          </table:table-cell>
          <table:table-cell office:value-type="float" office:value="0.0668420202363" calcext:value-type="float">
            <text:p>0.0668420202</text:p>
          </table:table-cell>
          <table:table-cell office:value-type="float" office:value="0.002076339945302" calcext:value-type="float">
            <text:p>0.00207633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016634782014" calcext:value-type="float">
            <text:p>0.0501663478</text:p>
          </table:table-cell>
          <table:table-cell office:value-type="float" office:value="0.001391708171976" calcext:value-type="float">
            <text:p>0.0013917082</text:p>
          </table:table-cell>
          <table:table-cell office:value-type="float" office:value="0.06692793561936" calcext:value-type="float">
            <text:p>0.0669279356</text:p>
          </table:table-cell>
          <table:table-cell office:value-type="float" office:value="0.002072486522194" calcext:value-type="float">
            <text:p>0.00207248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000663426548" calcext:value-type="float">
            <text:p>0.0500066343</text:p>
          </table:table-cell>
          <table:table-cell office:value-type="float" office:value="0.001387299981112" calcext:value-type="float">
            <text:p>0.0013873</text:p>
          </table:table-cell>
          <table:table-cell office:value-type="float" office:value="0.06680034006318" calcext:value-type="float">
            <text:p>0.0668003401</text:p>
          </table:table-cell>
          <table:table-cell office:value-type="float" office:value="0.002069690279358" calcext:value-type="float">
            <text:p>0.00206969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99426593518" calcext:value-type="float">
            <text:p>0.0499426594</text:p>
          </table:table-cell>
          <table:table-cell office:value-type="float" office:value="0.001381780245872" calcext:value-type="float">
            <text:p>0.0013817802</text:p>
          </table:table-cell>
          <table:table-cell office:value-type="float" office:value="0.06676469144082" calcext:value-type="float">
            <text:p>0.0667646914</text:p>
          </table:table-cell>
          <table:table-cell office:value-type="float" office:value="0.0020658710485" calcext:value-type="float">
            <text:p>0.0020658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4986779985634" calcext:value-type="float">
            <text:p>0.0498677999</text:p>
          </table:table-cell>
          <table:table-cell office:value-type="float" office:value="0.001369354517144" calcext:value-type="float">
            <text:p>0.0013693545</text:p>
          </table:table-cell>
          <table:table-cell office:value-type="float" office:value="0.06706143918438" calcext:value-type="float">
            <text:p>0.0670614392</text:p>
          </table:table-cell>
          <table:table-cell office:value-type="float" office:value="0.002064175051128" calcext:value-type="float">
            <text:p>0.00206417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02394964669" calcext:value-type="float">
            <text:p>0.0502394965</text:p>
          </table:table-cell>
          <table:table-cell office:value-type="float" office:value="0.001360053082732" calcext:value-type="float">
            <text:p>0.0013600531</text:p>
          </table:table-cell>
          <table:table-cell office:value-type="float" office:value="0.06712264071422" calcext:value-type="float">
            <text:p>0.0671226407</text:p>
          </table:table-cell>
          <table:table-cell office:value-type="float" office:value="0.002059810602916" calcext:value-type="float">
            <text:p>0.00205981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4952279263982" calcext:value-type="float">
            <text:p>0.0495227926</text:p>
          </table:table-cell>
          <table:table-cell office:value-type="float" office:value="0.00134918705734" calcext:value-type="float">
            <text:p>0.0013491871</text:p>
          </table:table-cell>
          <table:table-cell office:value-type="float" office:value="0.06719081793514" calcext:value-type="float">
            <text:p>0.0671908179</text:p>
          </table:table-cell>
          <table:table-cell office:value-type="float" office:value="0.002057754373902" calcext:value-type="float">
            <text:p>0.00205775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67676473086" calcext:value-type="float">
            <text:p>0.0496767647</text:p>
          </table:table-cell>
          <table:table-cell office:value-type="float" office:value="0.001339974198414" calcext:value-type="float">
            <text:p>0.0013399742</text:p>
          </table:table-cell>
          <table:table-cell office:value-type="float" office:value="0.06711670345828" calcext:value-type="float">
            <text:p>0.0671167035</text:p>
          </table:table-cell>
          <table:table-cell office:value-type="float" office:value="0.00205420969693" calcext:value-type="float">
            <text:p>0.00205420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92165372465" calcext:value-type="float">
            <text:p>0.0492165372</text:p>
          </table:table-cell>
          <table:table-cell office:value-type="float" office:value="0.001331810270972" calcext:value-type="float">
            <text:p>0.0013318103</text:p>
          </table:table-cell>
          <table:table-cell office:value-type="float" office:value="0.06686927293666" calcext:value-type="float">
            <text:p>0.0668692729</text:p>
          </table:table-cell>
          <table:table-cell office:value-type="float" office:value="0.0020509763135" calcext:value-type="float">
            <text:p>0.00205097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936808208032" calcext:value-type="float">
            <text:p>0.0493680821</text:p>
          </table:table-cell>
          <table:table-cell office:value-type="float" office:value="0.00132508186679" calcext:value-type="float">
            <text:p>0.0013250819</text:p>
          </table:table-cell>
          <table:table-cell office:value-type="float" office:value="0.06667210538418" calcext:value-type="float">
            <text:p>0.0666721054</text:p>
          </table:table-cell>
          <table:table-cell office:value-type="float" office:value="0.002048374848762" calcext:value-type="float">
            <text:p>0.00204837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916454871308" calcext:value-type="float">
            <text:p>0.0491645487</text:p>
          </table:table-cell>
          <table:table-cell office:value-type="float" office:value="0.001319440545932" calcext:value-type="float">
            <text:p>0.0013194405</text:p>
          </table:table-cell>
          <table:table-cell office:value-type="float" office:value="0.06682829051492" calcext:value-type="float">
            <text:p>0.0668282905</text:p>
          </table:table-cell>
          <table:table-cell office:value-type="float" office:value="0.002042904132826" calcext:value-type="float">
            <text:p>0.00204290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90409338961" calcext:value-type="float">
            <text:p>0.0490409339</text:p>
          </table:table-cell>
          <table:table-cell office:value-type="float" office:value="0.001308680927742" calcext:value-type="float">
            <text:p>0.0013086809</text:p>
          </table:table-cell>
          <table:table-cell office:value-type="float" office:value="0.06721603126992" calcext:value-type="float">
            <text:p>0.0672160313</text:p>
          </table:table-cell>
          <table:table-cell office:value-type="float" office:value="0.002037088210162" calcext:value-type="float">
            <text:p>0.00203708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840550101782" calcext:value-type="float">
            <text:p>0.048405501</text:p>
          </table:table-cell>
          <table:table-cell office:value-type="float" office:value="0.00130233019177" calcext:value-type="float">
            <text:p>0.0013023302</text:p>
          </table:table-cell>
          <table:table-cell office:value-type="float" office:value="0.06732249780904" calcext:value-type="float">
            <text:p>0.0673224978</text:p>
          </table:table-cell>
          <table:table-cell office:value-type="float" office:value="0.002032922966806" calcext:value-type="float">
            <text:p>0.0020329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849922829098" calcext:value-type="float">
            <text:p>0.0484992283</text:p>
          </table:table-cell>
          <table:table-cell office:value-type="float" office:value="0.001296468820818" calcext:value-type="float">
            <text:p>0.0012964688</text:p>
          </table:table-cell>
          <table:table-cell office:value-type="float" office:value="0.0666088504622" calcext:value-type="float">
            <text:p>0.0666088505</text:p>
          </table:table-cell>
          <table:table-cell office:value-type="float" office:value="0.002027684151508" calcext:value-type="float">
            <text:p>0.00202768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83618090132" calcext:value-type="float">
            <text:p>0.048361809</text:p>
          </table:table-cell>
          <table:table-cell office:value-type="float" office:value="0.001288556347664" calcext:value-type="float">
            <text:p>0.0012885563</text:p>
          </table:table-cell>
          <table:table-cell office:value-type="float" office:value="0.0668080312976" calcext:value-type="float">
            <text:p>0.0668080313</text:p>
          </table:table-cell>
          <table:table-cell office:value-type="float" office:value="0.002022988442958" calcext:value-type="float">
            <text:p>0.00202298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83855660968" calcext:value-type="float">
            <text:p>0.0483855661</text:p>
          </table:table-cell>
          <table:table-cell office:value-type="float" office:value="0.00128116487079" calcext:value-type="float">
            <text:p>0.0012811649</text:p>
          </table:table-cell>
          <table:table-cell office:value-type="float" office:value="0.06718713620488" calcext:value-type="float">
            <text:p>0.0671871362</text:p>
          </table:table-cell>
          <table:table-cell office:value-type="float" office:value="0.002019752714438" calcext:value-type="float">
            <text:p>0.00201975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4845979353566" calcext:value-type="float">
            <text:p>0.0484597935</text:p>
          </table:table-cell>
          <table:table-cell office:value-type="float" office:value="0.001275630184814" calcext:value-type="float">
            <text:p>0.0012756302</text:p>
          </table:table-cell>
          <table:table-cell office:value-type="float" office:value="0.06689171484694" calcext:value-type="float">
            <text:p>0.0668917148</text:p>
          </table:table-cell>
          <table:table-cell office:value-type="float" office:value="0.00201479864038" calcext:value-type="float">
            <text:p>0.00201479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5349102392" calcext:value-type="float">
            <text:p>0.0485349102</text:p>
          </table:table-cell>
          <table:table-cell office:value-type="float" office:value="0.001267513046178" calcext:value-type="float">
            <text:p>0.001267513</text:p>
          </table:table-cell>
          <table:table-cell office:value-type="float" office:value="0.06747956389544" calcext:value-type="float">
            <text:p>0.0674795639</text:p>
          </table:table-cell>
          <table:table-cell office:value-type="float" office:value="0.002010992393312" calcext:value-type="float">
            <text:p>0.00201099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4801654457556" calcext:value-type="float">
            <text:p>0.0480165446</text:p>
          </table:table-cell>
          <table:table-cell office:value-type="float" office:value="0.001260313361848" calcext:value-type="float">
            <text:p>0.0012603134</text:p>
          </table:table-cell>
          <table:table-cell office:value-type="float" office:value="0.06702015787968" calcext:value-type="float">
            <text:p>0.0670201579</text:p>
          </table:table-cell>
          <table:table-cell office:value-type="float" office:value="0.00200940455492" calcext:value-type="float">
            <text:p>0.00200940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770438433038" calcext:value-type="float">
            <text:p>0.0477043843</text:p>
          </table:table-cell>
          <table:table-cell office:value-type="float" office:value="0.00125265672092" calcext:value-type="float">
            <text:p>0.0012526567</text:p>
          </table:table-cell>
          <table:table-cell office:value-type="float" office:value="0.06734784447636" calcext:value-type="float">
            <text:p>0.0673478445</text:p>
          </table:table-cell>
          <table:table-cell office:value-type="float" office:value="0.002003479712644" calcext:value-type="float">
            <text:p>0.002003479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776815504284" calcext:value-type="float">
            <text:p>0.047768155</text:p>
          </table:table-cell>
          <table:table-cell office:value-type="float" office:value="0.001247486050698" calcext:value-type="float">
            <text:p>0.0012474861</text:p>
          </table:table-cell>
          <table:table-cell office:value-type="float" office:value="0.06684906823278" calcext:value-type="float">
            <text:p>0.0668490682</text:p>
          </table:table-cell>
          <table:table-cell office:value-type="float" office:value="0.001999122083732" calcext:value-type="float">
            <text:p>0.00199912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763539091472" calcext:value-type="float">
            <text:p>0.0476353909</text:p>
          </table:table-cell>
          <table:table-cell office:value-type="float" office:value="0.00124104751179" calcext:value-type="float">
            <text:p>0.0012410475</text:p>
          </table:table-cell>
          <table:table-cell office:value-type="float" office:value="0.06716484188138" calcext:value-type="float">
            <text:p>0.0671648419</text:p>
          </table:table-cell>
          <table:table-cell office:value-type="float" office:value="0.001994746463222" calcext:value-type="float">
            <text:p>0.001994746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706920425984" calcext:value-type="float">
            <text:p>0.0470692043</text:p>
          </table:table-cell>
          <table:table-cell office:value-type="float" office:value="0.001234868728078" calcext:value-type="float">
            <text:p>0.0012348687</text:p>
          </table:table-cell>
          <table:table-cell office:value-type="float" office:value="0.0675415189373" calcext:value-type="float">
            <text:p>0.0675415189</text:p>
          </table:table-cell>
          <table:table-cell office:value-type="float" office:value="0.001991190820854" calcext:value-type="float">
            <text:p>0.00199119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424685088" calcext:value-type="float">
            <text:p>0.0474246851</text:p>
          </table:table-cell>
          <table:table-cell office:value-type="float" office:value="0.001228232329142" calcext:value-type="float">
            <text:p>0.0012282323</text:p>
          </table:table-cell>
          <table:table-cell office:value-type="float" office:value="0.06736901803698" calcext:value-type="float">
            <text:p>0.067369018</text:p>
          </table:table-cell>
          <table:table-cell office:value-type="float" office:value="0.001986148603476" calcext:value-type="float">
            <text:p>0.00198614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699241904976" calcext:value-type="float">
            <text:p>0.046992419</text:p>
          </table:table-cell>
          <table:table-cell office:value-type="float" office:value="0.001227698282872" calcext:value-type="float">
            <text:p>0.0012276983</text:p>
          </table:table-cell>
          <table:table-cell office:value-type="float" office:value="0.0668770932526" calcext:value-type="float">
            <text:p>0.0668770933</text:p>
          </table:table-cell>
          <table:table-cell office:value-type="float" office:value="0.001982187419598" calcext:value-type="float">
            <text:p>0.00198218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74050723739" calcext:value-type="float">
            <text:p>0.0474050724</text:p>
          </table:table-cell>
          <table:table-cell office:value-type="float" office:value="0.00121909475965" calcext:value-type="float">
            <text:p>0.0012190948</text:p>
          </table:table-cell>
          <table:table-cell office:value-type="float" office:value="0.06688202982074" calcext:value-type="float">
            <text:p>0.0668820298</text:p>
          </table:table-cell>
          <table:table-cell office:value-type="float" office:value="0.001978117116296" calcext:value-type="float">
            <text:p>0.00197811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4687458427018" calcext:value-type="float">
            <text:p>0.0468745843</text:p>
          </table:table-cell>
          <table:table-cell office:value-type="float" office:value="0.001213096456276" calcext:value-type="float">
            <text:p>0.0012130965</text:p>
          </table:table-cell>
          <table:table-cell office:value-type="float" office:value="0.06678911413832" calcext:value-type="float">
            <text:p>0.0667891141</text:p>
          </table:table-cell>
          <table:table-cell office:value-type="float" office:value="0.001974527831596" calcext:value-type="float">
            <text:p>0.00197452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710625263914" calcext:value-type="float">
            <text:p>0.0471062526</text:p>
          </table:table-cell>
          <table:table-cell office:value-type="float" office:value="0.001209059376596" calcext:value-type="float">
            <text:p>0.0012090594</text:p>
          </table:table-cell>
          <table:table-cell office:value-type="float" office:value="0.0672928320492" calcext:value-type="float">
            <text:p>0.067292832</text:p>
          </table:table-cell>
          <table:table-cell office:value-type="float" office:value="0.001970927497852" calcext:value-type="float">
            <text:p>0.00197092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65724588469" calcext:value-type="float">
            <text:p>0.0465724588</text:p>
          </table:table-cell>
          <table:table-cell office:value-type="float" office:value="0.001202462694214" calcext:value-type="float">
            <text:p>0.0012024627</text:p>
          </table:table-cell>
          <table:table-cell office:value-type="float" office:value="0.06781660313918" calcext:value-type="float">
            <text:p>0.0678166031</text:p>
          </table:table-cell>
          <table:table-cell office:value-type="float" office:value="0.001967612049966" calcext:value-type="float">
            <text:p>0.0019676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4666674485034" calcext:value-type="float">
            <text:p>0.0466667449</text:p>
          </table:table-cell>
          <table:table-cell office:value-type="float" office:value="0.001196873382034" calcext:value-type="float">
            <text:p>0.0011968734</text:p>
          </table:table-cell>
          <table:table-cell office:value-type="float" office:value="0.06704231455678" calcext:value-type="float">
            <text:p>0.0670423146</text:p>
          </table:table-cell>
          <table:table-cell office:value-type="float" office:value="0.001963498364016" calcext:value-type="float">
            <text:p>0.00196349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4671570562682" calcext:value-type="float">
            <text:p>0.0467157056</text:p>
          </table:table-cell>
          <table:table-cell office:value-type="float" office:value="0.00119050869973" calcext:value-type="float">
            <text:p>0.0011905087</text:p>
          </table:table-cell>
          <table:table-cell office:value-type="float" office:value="0.06705876069832" calcext:value-type="float">
            <text:p>0.0670587607</text:p>
          </table:table-cell>
          <table:table-cell office:value-type="float" office:value="0.001961565526884" calcext:value-type="float">
            <text:p>0.00196156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472769126669" calcext:value-type="float">
            <text:p>0.0472769127</text:p>
          </table:table-cell>
          <table:table-cell office:value-type="float" office:value="0.001188723907408" calcext:value-type="float">
            <text:p>0.0011887239</text:p>
          </table:table-cell>
          <table:table-cell office:value-type="float" office:value="0.06710027409624" calcext:value-type="float">
            <text:p>0.0671002741</text:p>
          </table:table-cell>
          <table:table-cell office:value-type="float" office:value="0.001958490591272" calcext:value-type="float">
            <text:p>0.00195849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639564172424" calcext:value-type="float">
            <text:p>0.0463956417</text:p>
          </table:table-cell>
          <table:table-cell office:value-type="float" office:value="0.001182271749248" calcext:value-type="float">
            <text:p>0.0011822717</text:p>
          </table:table-cell>
          <table:table-cell office:value-type="float" office:value="0.06730130855906" calcext:value-type="float">
            <text:p>0.0673013086</text:p>
          </table:table-cell>
          <table:table-cell office:value-type="float" office:value="0.001956721726758" calcext:value-type="float">
            <text:p>0.00195672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684183043694" calcext:value-type="float">
            <text:p>0.0468418304</text:p>
          </table:table-cell>
          <table:table-cell office:value-type="float" office:value="0.001177554196526" calcext:value-type="float">
            <text:p>0.0011775542</text:p>
          </table:table-cell>
          <table:table-cell office:value-type="float" office:value="0.0671834406129" calcext:value-type="float">
            <text:p>0.0671834406</text:p>
          </table:table-cell>
          <table:table-cell office:value-type="float" office:value="0.001954433270766" calcext:value-type="float">
            <text:p>0.00195443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62052787738" calcext:value-type="float">
            <text:p>0.0462052788</text:p>
          </table:table-cell>
          <table:table-cell office:value-type="float" office:value="0.001174349303448" calcext:value-type="float">
            <text:p>0.0011743493</text:p>
          </table:table-cell>
          <table:table-cell office:value-type="float" office:value="0.06642888676862" calcext:value-type="float">
            <text:p>0.0664288868</text:p>
          </table:table-cell>
          <table:table-cell office:value-type="float" office:value="0.001952538230178" calcext:value-type="float">
            <text:p>0.001952538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592154763778" calcext:value-type="float">
            <text:p>0.0459215476</text:p>
          </table:table-cell>
          <table:table-cell office:value-type="float" office:value="0.001170975691674" calcext:value-type="float">
            <text:p>0.0011709757</text:p>
          </table:table-cell>
          <table:table-cell office:value-type="float" office:value="0.06758564200928" calcext:value-type="float">
            <text:p>0.067585642</text:p>
          </table:table-cell>
          <table:table-cell office:value-type="float" office:value="0.001950481010942" calcext:value-type="float">
            <text:p>0.0019504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4584653368808" calcext:value-type="float">
            <text:p>0.0458465337</text:p>
          </table:table-cell>
          <table:table-cell office:value-type="float" office:value="0.001166583083164" calcext:value-type="float">
            <text:p>0.0011665831</text:p>
          </table:table-cell>
          <table:table-cell office:value-type="float" office:value="0.06687816342404" calcext:value-type="float">
            <text:p>0.0668781634</text:p>
          </table:table-cell>
          <table:table-cell office:value-type="float" office:value="0.001948330812756" calcext:value-type="float">
            <text:p>0.00194833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580537926334" calcext:value-type="float">
            <text:p>0.0458053793</text:p>
          </table:table-cell>
          <table:table-cell office:value-type="float" office:value="0.001162272111238" calcext:value-type="float">
            <text:p>0.0011622721</text:p>
          </table:table-cell>
          <table:table-cell office:value-type="float" office:value="0.06709223329462" calcext:value-type="float">
            <text:p>0.0670922333</text:p>
          </table:table-cell>
          <table:table-cell office:value-type="float" office:value="0.001945327505828" calcext:value-type="float">
            <text:p>0.00194532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502969637726" calcext:value-type="float">
            <text:p>0.0450296964</text:p>
          </table:table-cell>
          <table:table-cell office:value-type="float" office:value="0.001159160721496" calcext:value-type="float">
            <text:p>0.0011591607</text:p>
          </table:table-cell>
          <table:table-cell office:value-type="float" office:value="0.06715416487644" calcext:value-type="float">
            <text:p>0.0671541649</text:p>
          </table:table-cell>
          <table:table-cell office:value-type="float" office:value="0.001943122852124" calcext:value-type="float">
            <text:p>0.00194312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552283698632" calcext:value-type="float">
            <text:p>0.045522837</text:p>
          </table:table-cell>
          <table:table-cell office:value-type="float" office:value="0.001154199951336" calcext:value-type="float">
            <text:p>0.0011542</text:p>
          </table:table-cell>
          <table:table-cell office:value-type="float" office:value="0.067505360715" calcext:value-type="float">
            <text:p>0.0675053607</text:p>
          </table:table-cell>
          <table:table-cell office:value-type="float" office:value="0.00194110227476" calcext:value-type="float">
            <text:p>0.00194110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4562287384788" calcext:value-type="float">
            <text:p>0.0456228738</text:p>
          </table:table-cell>
          <table:table-cell office:value-type="float" office:value="0.001150398881352" calcext:value-type="float">
            <text:p>0.0011503989</text:p>
          </table:table-cell>
          <table:table-cell office:value-type="float" office:value="0.06741178676326" calcext:value-type="float">
            <text:p>0.0674117868</text:p>
          </table:table-cell>
          <table:table-cell office:value-type="float" office:value="0.00193884474789" calcext:value-type="float">
            <text:p>0.00193884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4494153713298" calcext:value-type="float">
            <text:p>0.0449415371</text:p>
          </table:table-cell>
          <table:table-cell office:value-type="float" office:value="0.001147634620768" calcext:value-type="float">
            <text:p>0.0011476346</text:p>
          </table:table-cell>
          <table:table-cell office:value-type="float" office:value="0.06737579434654" calcext:value-type="float">
            <text:p>0.0673757943</text:p>
          </table:table-cell>
          <table:table-cell office:value-type="float" office:value="0.001935930750676" calcext:value-type="float">
            <text:p>0.00193593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4495300970544" calcext:value-type="float">
            <text:p>0.0449530097</text:p>
          </table:table-cell>
          <table:table-cell office:value-type="float" office:value="0.001143352233908" calcext:value-type="float">
            <text:p>0.0011433522</text:p>
          </table:table-cell>
          <table:table-cell office:value-type="float" office:value="0.06706207072632" calcext:value-type="float">
            <text:p>0.0670620707</text:p>
          </table:table-cell>
          <table:table-cell office:value-type="float" office:value="0.00193553305965" calcext:value-type="float">
            <text:p>0.00193553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474223381536" calcext:value-type="float">
            <text:p>0.0447422338</text:p>
          </table:table-cell>
          <table:table-cell office:value-type="float" office:value="0.001141075395124" calcext:value-type="float">
            <text:p>0.0011410754</text:p>
          </table:table-cell>
          <table:table-cell office:value-type="float" office:value="0.06706578726346" calcext:value-type="float">
            <text:p>0.0670657873</text:p>
          </table:table-cell>
          <table:table-cell office:value-type="float" office:value="0.001932840911958" calcext:value-type="float">
            <text:p>0.001932840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47741216183" calcext:value-type="float">
            <text:p>0.0447741216</text:p>
          </table:table-cell>
          <table:table-cell office:value-type="float" office:value="0.001134808835764" calcext:value-type="float">
            <text:p>0.0011348088</text:p>
          </table:table-cell>
          <table:table-cell office:value-type="float" office:value="0.06712365618312" calcext:value-type="float">
            <text:p>0.0671236562</text:p>
          </table:table-cell>
          <table:table-cell office:value-type="float" office:value="0.001931117758856" calcext:value-type="float">
            <text:p>0.00193111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44719807864" calcext:value-type="float">
            <text:p>0.0447198079</text:p>
          </table:table-cell>
          <table:table-cell office:value-type="float" office:value="0.00113486396318" calcext:value-type="float">
            <text:p>0.001134864</text:p>
          </table:table-cell>
          <table:table-cell office:value-type="float" office:value="0.06675382325746" calcext:value-type="float">
            <text:p>0.0667538233</text:p>
          </table:table-cell>
          <table:table-cell office:value-type="float" office:value="0.001927447482598" calcext:value-type="float">
            <text:p>0.00192744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428700892376" calcext:value-type="float">
            <text:p>0.0442870089</text:p>
          </table:table-cell>
          <table:table-cell office:value-type="float" office:value="0.001128740963914" calcext:value-type="float">
            <text:p>0.001128741</text:p>
          </table:table-cell>
          <table:table-cell office:value-type="float" office:value="0.06746414674282" calcext:value-type="float">
            <text:p>0.0674641467</text:p>
          </table:table-cell>
          <table:table-cell office:value-type="float" office:value="0.001925129852464" calcext:value-type="float">
            <text:p>0.00192512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442321113887" calcext:value-type="float">
            <text:p>0.0442321114</text:p>
          </table:table-cell>
          <table:table-cell office:value-type="float" office:value="0.001126742023268" calcext:value-type="float">
            <text:p>0.001126742</text:p>
          </table:table-cell>
          <table:table-cell office:value-type="float" office:value="0.06666116611972" calcext:value-type="float">
            <text:p>0.0666611661</text:p>
          </table:table-cell>
          <table:table-cell office:value-type="float" office:value="0.001922163527132" calcext:value-type="float">
            <text:p>0.00192216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4427169469578" calcext:value-type="float">
            <text:p>0.0442716947</text:p>
          </table:table-cell>
          <table:table-cell office:value-type="float" office:value="0.001123412686442" calcext:value-type="float">
            <text:p>0.0011234127</text:p>
          </table:table-cell>
          <table:table-cell office:value-type="float" office:value="0.06676245822116" calcext:value-type="float">
            <text:p>0.0667624582</text:p>
          </table:table-cell>
          <table:table-cell office:value-type="float" office:value="0.001920757105818" calcext:value-type="float">
            <text:p>0.00192075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4380200447676" calcext:value-type="float">
            <text:p>0.0438020045</text:p>
          </table:table-cell>
          <table:table-cell office:value-type="float" office:value="0.001124078448098" calcext:value-type="float">
            <text:p>0.0011240784</text:p>
          </table:table-cell>
          <table:table-cell office:value-type="float" office:value="0.06711247471742" calcext:value-type="float">
            <text:p>0.0671124747</text:p>
          </table:table-cell>
          <table:table-cell office:value-type="float" office:value="0.001917775864158" calcext:value-type="float">
            <text:p>0.00191777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4372707982662" calcext:value-type="float">
            <text:p>0.0437270798</text:p>
          </table:table-cell>
          <table:table-cell office:value-type="float" office:value="0.001117544466126" calcext:value-type="float">
            <text:p>0.0011175445</text:p>
          </table:table-cell>
          <table:table-cell office:value-type="float" office:value="0.06663056143578" calcext:value-type="float">
            <text:p>0.0666305614</text:p>
          </table:table-cell>
          <table:table-cell office:value-type="float" office:value="0.001916795986186" calcext:value-type="float">
            <text:p>0.0019167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370451133862" calcext:value-type="float">
            <text:p>0.0437045113</text:p>
          </table:table-cell>
          <table:table-cell office:value-type="float" office:value="0.001114814769002" calcext:value-type="float">
            <text:p>0.0011148148</text:p>
          </table:table-cell>
          <table:table-cell office:value-type="float" office:value="0.06681371240394" calcext:value-type="float">
            <text:p>0.0668137124</text:p>
          </table:table-cell>
          <table:table-cell office:value-type="float" office:value="0.001914255469144" calcext:value-type="float">
            <text:p>0.00191425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4377748802828" calcext:value-type="float">
            <text:p>0.043777488</text:p>
          </table:table-cell>
          <table:table-cell office:value-type="float" office:value="0.001113102728684" calcext:value-type="float">
            <text:p>0.0011131027</text:p>
          </table:table-cell>
          <table:table-cell office:value-type="float" office:value="0.0673099993101" calcext:value-type="float">
            <text:p>0.0673099993</text:p>
          </table:table-cell>
          <table:table-cell office:value-type="float" office:value="0.001913924781588" calcext:value-type="float">
            <text:p>0.00191392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43415767968" calcext:value-type="float">
            <text:p>0.043415768</text:p>
          </table:table-cell>
          <table:table-cell office:value-type="float" office:value="0.00111003290393" calcext:value-type="float">
            <text:p>0.0011100329</text:p>
          </table:table-cell>
          <table:table-cell office:value-type="float" office:value="0.06670540499732" calcext:value-type="float">
            <text:p>0.066705405</text:p>
          </table:table-cell>
          <table:table-cell office:value-type="float" office:value="0.001910908328754" calcext:value-type="float">
            <text:p>0.00191090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31785499727" calcext:value-type="float">
            <text:p>0.04317855</text:p>
          </table:table-cell>
          <table:table-cell office:value-type="float" office:value="0.001107069375208" calcext:value-type="float">
            <text:p>0.0011070694</text:p>
          </table:table-cell>
          <table:table-cell office:value-type="float" office:value="0.06652606785246" calcext:value-type="float">
            <text:p>0.0665260679</text:p>
          </table:table-cell>
          <table:table-cell office:value-type="float" office:value="0.001906913648478" calcext:value-type="float">
            <text:p>0.00190691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353606472146" calcext:value-type="float">
            <text:p>0.0435360647</text:p>
          </table:table-cell>
          <table:table-cell office:value-type="float" office:value="0.001104124066204" calcext:value-type="float">
            <text:p>0.0011041241</text:p>
          </table:table-cell>
          <table:table-cell office:value-type="float" office:value="0.0675127713555" calcext:value-type="float">
            <text:p>0.0675127714</text:p>
          </table:table-cell>
          <table:table-cell office:value-type="float" office:value="0.001906499501538" calcext:value-type="float">
            <text:p>0.00190649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264759263718" calcext:value-type="float">
            <text:p>0.0426475926</text:p>
          </table:table-cell>
          <table:table-cell office:value-type="float" office:value="0.001100553083872" calcext:value-type="float">
            <text:p>0.0011005531</text:p>
          </table:table-cell>
          <table:table-cell office:value-type="float" office:value="0.06669724659908" calcext:value-type="float">
            <text:p>0.0666972466</text:p>
          </table:table-cell>
          <table:table-cell office:value-type="float" office:value="0.00190233136616" calcext:value-type="float">
            <text:p>0.00190233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4303954099316" calcext:value-type="float">
            <text:p>0.043039541</text:p>
          </table:table-cell>
          <table:table-cell office:value-type="float" office:value="0.001098196640424" calcext:value-type="float">
            <text:p>0.0010981966</text:p>
          </table:table-cell>
          <table:table-cell office:value-type="float" office:value="0.06693669637462" calcext:value-type="float">
            <text:p>0.0669366964</text:p>
          </table:table-cell>
          <table:table-cell office:value-type="float" office:value="0.00189945707536" calcext:value-type="float">
            <text:p>0.00189945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4264754458484" calcext:value-type="float">
            <text:p>0.0426475446</text:p>
          </table:table-cell>
          <table:table-cell office:value-type="float" office:value="0.001095877158902" calcext:value-type="float">
            <text:p>0.0010958772</text:p>
          </table:table-cell>
          <table:table-cell office:value-type="float" office:value="0.06721711076144" calcext:value-type="float">
            <text:p>0.0672171108</text:p>
          </table:table-cell>
          <table:table-cell office:value-type="float" office:value="0.001896377640212" calcext:value-type="float">
            <text:p>0.00189637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4271561522738" calcext:value-type="float">
            <text:p>0.0427156152</text:p>
          </table:table-cell>
          <table:table-cell office:value-type="float" office:value="0.001094883951582" calcext:value-type="float">
            <text:p>0.001094884</text:p>
          </table:table-cell>
          <table:table-cell office:value-type="float" office:value="0.0671335801387" calcext:value-type="float">
            <text:p>0.0671335801</text:p>
          </table:table-cell>
          <table:table-cell office:value-type="float" office:value="0.001895122297854" calcext:value-type="float">
            <text:p>0.001895122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4225138506948" calcext:value-type="float">
            <text:p>0.0422513851</text:p>
          </table:table-cell>
          <table:table-cell office:value-type="float" office:value="0.001091265013734" calcext:value-type="float">
            <text:p>0.001091265</text:p>
          </table:table-cell>
          <table:table-cell office:value-type="float" office:value="0.06702230617256" calcext:value-type="float">
            <text:p>0.0670223062</text:p>
          </table:table-cell>
          <table:table-cell office:value-type="float" office:value="0.001892631249232" calcext:value-type="float">
            <text:p>0.00189263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4289349827106" calcext:value-type="float">
            <text:p>0.0428934983</text:p>
          </table:table-cell>
          <table:table-cell office:value-type="float" office:value="0.00108830392376" calcext:value-type="float">
            <text:p>0.0010883039</text:p>
          </table:table-cell>
          <table:table-cell office:value-type="float" office:value="0.06714188259882" calcext:value-type="float">
            <text:p>0.0671418826</text:p>
          </table:table-cell>
          <table:table-cell office:value-type="float" office:value="0.001892254499254" calcext:value-type="float">
            <text:p>0.00189225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201256094936" calcext:value-type="float">
            <text:p>0.0420125609</text:p>
          </table:table-cell>
          <table:table-cell office:value-type="float" office:value="0.001086392668912" calcext:value-type="float">
            <text:p>0.0010863927</text:p>
          </table:table-cell>
          <table:table-cell office:value-type="float" office:value="0.06681347343624" calcext:value-type="float">
            <text:p>0.0668134734</text:p>
          </table:table-cell>
          <table:table-cell office:value-type="float" office:value="0.001888078523004" calcext:value-type="float">
            <text:p>0.001888078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4271170141542" calcext:value-type="float">
            <text:p>0.0427117014</text:p>
          </table:table-cell>
          <table:table-cell office:value-type="float" office:value="0.001084212970182" calcext:value-type="float">
            <text:p>0.001084213</text:p>
          </table:table-cell>
          <table:table-cell office:value-type="float" office:value="0.06767843416816" calcext:value-type="float">
            <text:p>0.0676784342</text:p>
          </table:table-cell>
          <table:table-cell office:value-type="float" office:value="0.001886408830402" calcext:value-type="float">
            <text:p>0.00188640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417094076414" calcext:value-type="float">
            <text:p>0.0417094076</text:p>
          </table:table-cell>
          <table:table-cell office:value-type="float" office:value="0.00108273289201" calcext:value-type="float">
            <text:p>0.0010827329</text:p>
          </table:table-cell>
          <table:table-cell office:value-type="float" office:value="0.06680349213908" calcext:value-type="float">
            <text:p>0.0668034921</text:p>
          </table:table-cell>
          <table:table-cell office:value-type="float" office:value="0.001884338661718" calcext:value-type="float">
            <text:p>0.001884338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4176002364802" calcext:value-type="float">
            <text:p>0.0417600236</text:p>
          </table:table-cell>
          <table:table-cell office:value-type="float" office:value="0.001081334330522" calcext:value-type="float">
            <text:p>0.0010813343</text:p>
          </table:table-cell>
          <table:table-cell office:value-type="float" office:value="0.06680720625322" calcext:value-type="float">
            <text:p>0.0668072063</text:p>
          </table:table-cell>
          <table:table-cell office:value-type="float" office:value="0.001882007570772" calcext:value-type="float">
            <text:p>0.00188200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4159942734756" calcext:value-type="float">
            <text:p>0.0415994273</text:p>
          </table:table-cell>
          <table:table-cell office:value-type="float" office:value="0.001079322475452" calcext:value-type="float">
            <text:p>0.0010793225</text:p>
          </table:table-cell>
          <table:table-cell office:value-type="float" office:value="0.06716870944554" calcext:value-type="float">
            <text:p>0.0671687094</text:p>
          </table:table-cell>
          <table:table-cell office:value-type="float" office:value="0.001879984496086" calcext:value-type="float">
            <text:p>0.00187998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208871723722" calcext:value-type="float">
            <text:p>0.0420887172</text:p>
          </table:table-cell>
          <table:table-cell office:value-type="float" office:value="0.001077180792978" calcext:value-type="float">
            <text:p>0.0010771808</text:p>
          </table:table-cell>
          <table:table-cell office:value-type="float" office:value="0.06732768774326" calcext:value-type="float">
            <text:p>0.0673276877</text:p>
          </table:table-cell>
          <table:table-cell office:value-type="float" office:value="0.00187877893436" calcext:value-type="float">
            <text:p>0.00187877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4116537768888" calcext:value-type="float">
            <text:p>0.0411653777</text:p>
          </table:table-cell>
          <table:table-cell office:value-type="float" office:value="0.001075071766954" calcext:value-type="float">
            <text:p>0.0010750718</text:p>
          </table:table-cell>
          <table:table-cell office:value-type="float" office:value="0.0670289856341" calcext:value-type="float">
            <text:p>0.0670289856</text:p>
          </table:table-cell>
          <table:table-cell office:value-type="float" office:value="0.001876020917052" calcext:value-type="float">
            <text:p>0.001876020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126691829808" calcext:value-type="float">
            <text:p>0.0412669183</text:p>
          </table:table-cell>
          <table:table-cell office:value-type="float" office:value="0.001073378064366" calcext:value-type="float">
            <text:p>0.0010733781</text:p>
          </table:table-cell>
          <table:table-cell office:value-type="float" office:value="0.06745382218072" calcext:value-type="float">
            <text:p>0.0674538222</text:p>
          </table:table-cell>
          <table:table-cell office:value-type="float" office:value="0.001875211207002" calcext:value-type="float">
            <text:p>0.00187521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40744455979" calcext:value-type="float">
            <text:p>0.040744456</text:p>
          </table:table-cell>
          <table:table-cell office:value-type="float" office:value="0.001070727129808" calcext:value-type="float">
            <text:p>0.0010707271</text:p>
          </table:table-cell>
          <table:table-cell office:value-type="float" office:value="0.0667854639127" calcext:value-type="float">
            <text:p>0.0667854639</text:p>
          </table:table-cell>
          <table:table-cell office:value-type="float" office:value="0.001875176775234" calcext:value-type="float">
            <text:p>0.001875176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11846264439" calcext:value-type="float">
            <text:p>0.0411846264</text:p>
          </table:table-cell>
          <table:table-cell office:value-type="float" office:value="0.001068554120452" calcext:value-type="float">
            <text:p>0.0010685541</text:p>
          </table:table-cell>
          <table:table-cell office:value-type="float" office:value="0.06690501931954" calcext:value-type="float">
            <text:p>0.0669050193</text:p>
          </table:table-cell>
          <table:table-cell office:value-type="float" office:value="0.001872328213288" calcext:value-type="float">
            <text:p>0.00187232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71793732832" calcext:value-type="float">
            <text:p>0.0407179373</text:p>
          </table:table-cell>
          <table:table-cell office:value-type="float" office:value="0.001067072430652" calcext:value-type="float">
            <text:p>0.0010670724</text:p>
          </table:table-cell>
          <table:table-cell office:value-type="float" office:value="0.0680728047967" calcext:value-type="float">
            <text:p>0.0680728048</text:p>
          </table:table-cell>
          <table:table-cell office:value-type="float" office:value="0.001871131224374" calcext:value-type="float">
            <text:p>0.00187113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4063903502906" calcext:value-type="float">
            <text:p>0.040639035</text:p>
          </table:table-cell>
          <table:table-cell office:value-type="float" office:value="0.001064405244628" calcext:value-type="float">
            <text:p>0.0010644052</text:p>
          </table:table-cell>
          <table:table-cell office:value-type="float" office:value="0.0674837647676" calcext:value-type="float">
            <text:p>0.0674837648</text:p>
          </table:table-cell>
          <table:table-cell office:value-type="float" office:value="0.00187030339072" calcext:value-type="float">
            <text:p>0.00187030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4036538950658" calcext:value-type="float">
            <text:p>0.0403653895</text:p>
          </table:table-cell>
          <table:table-cell office:value-type="float" office:value="0.001062025273696" calcext:value-type="float">
            <text:p>0.0010620253</text:p>
          </table:table-cell>
          <table:table-cell office:value-type="float" office:value="0.06701152253452" calcext:value-type="float">
            <text:p>0.0670115225</text:p>
          </table:table-cell>
          <table:table-cell office:value-type="float" office:value="0.001869937504354" calcext:value-type="float">
            <text:p>0.00186993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4054568315452" calcext:value-type="float">
            <text:p>0.0405456832</text:p>
          </table:table-cell>
          <table:table-cell office:value-type="float" office:value="0.001059736305254" calcext:value-type="float">
            <text:p>0.0010597363</text:p>
          </table:table-cell>
          <table:table-cell office:value-type="float" office:value="0.06708724454876" calcext:value-type="float">
            <text:p>0.0670872445</text:p>
          </table:table-cell>
          <table:table-cell office:value-type="float" office:value="0.001865969423874" calcext:value-type="float">
            <text:p>0.001865969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4030289310824" calcext:value-type="float">
            <text:p>0.0403028931</text:p>
          </table:table-cell>
          <table:table-cell office:value-type="float" office:value="0.001057965683544" calcext:value-type="float">
            <text:p>0.0010579657</text:p>
          </table:table-cell>
          <table:table-cell office:value-type="float" office:value="0.0669374654181" calcext:value-type="float">
            <text:p>0.0669374654</text:p>
          </table:table-cell>
          <table:table-cell office:value-type="float" office:value="0.001865366263518" calcext:value-type="float">
            <text:p>0.00186536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016611551984" calcext:value-type="float">
            <text:p>0.0401661155</text:p>
          </table:table-cell>
          <table:table-cell office:value-type="float" office:value="0.001056439472374" calcext:value-type="float">
            <text:p>0.0010564395</text:p>
          </table:table-cell>
          <table:table-cell office:value-type="float" office:value="0.06739222869896" calcext:value-type="float">
            <text:p>0.0673922287</text:p>
          </table:table-cell>
          <table:table-cell office:value-type="float" office:value="0.001863275973848" calcext:value-type="float">
            <text:p>0.0018632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3960211682114" calcext:value-type="float">
            <text:p>0.0396021168</text:p>
          </table:table-cell>
          <table:table-cell office:value-type="float" office:value="0.001055806869624" calcext:value-type="float">
            <text:p>0.0010558069</text:p>
          </table:table-cell>
          <table:table-cell office:value-type="float" office:value="0.06694931929112" calcext:value-type="float">
            <text:p>0.0669493193</text:p>
          </table:table-cell>
          <table:table-cell office:value-type="float" office:value="0.001860997734194" calcext:value-type="float">
            <text:p>0.001860997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3956052983504" calcext:value-type="float">
            <text:p>0.0395605298</text:p>
          </table:table-cell>
          <table:table-cell office:value-type="float" office:value="0.001053897178484" calcext:value-type="float">
            <text:p>0.0010538972</text:p>
          </table:table-cell>
          <table:table-cell office:value-type="float" office:value="0.06681099041056" calcext:value-type="float">
            <text:p>0.0668109904</text:p>
          </table:table-cell>
          <table:table-cell office:value-type="float" office:value="0.001858397897624" calcext:value-type="float">
            <text:p>0.001858397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3943585431068" calcext:value-type="float">
            <text:p>0.0394358543</text:p>
          </table:table-cell>
          <table:table-cell office:value-type="float" office:value="0.001051249811288" calcext:value-type="float">
            <text:p>0.0010512498</text:p>
          </table:table-cell>
          <table:table-cell office:value-type="float" office:value="0.06794858039194" calcext:value-type="float">
            <text:p>0.0679485804</text:p>
          </table:table-cell>
          <table:table-cell office:value-type="float" office:value="0.00185722821201" calcext:value-type="float">
            <text:p>0.001857228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3915711749198" calcext:value-type="float">
            <text:p>0.0391571175</text:p>
          </table:table-cell>
          <table:table-cell office:value-type="float" office:value="0.0010489475001954" calcext:value-type="float">
            <text:p>0.0010489475</text:p>
          </table:table-cell>
          <table:table-cell office:value-type="float" office:value="0.06718003357412" calcext:value-type="float">
            <text:p>0.0671800336</text:p>
          </table:table-cell>
          <table:table-cell office:value-type="float" office:value="0.001856160217908" calcext:value-type="float">
            <text:p>0.00185616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913083323606" calcext:value-type="float">
            <text:p>0.0391308332</text:p>
          </table:table-cell>
          <table:table-cell office:value-type="float" office:value="0.0010473055740718" calcext:value-type="float">
            <text:p>0.0010473056</text:p>
          </table:table-cell>
          <table:table-cell office:value-type="float" office:value="0.0671671315815" calcext:value-type="float">
            <text:p>0.0671671316</text:p>
          </table:table-cell>
          <table:table-cell office:value-type="float" office:value="0.001855343021094" calcext:value-type="float">
            <text:p>0.0018553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895034826758" calcext:value-type="float">
            <text:p>0.0389503483</text:p>
          </table:table-cell>
          <table:table-cell office:value-type="float" office:value="0.0010456767720888" calcext:value-type="float">
            <text:p>0.0010456768</text:p>
          </table:table-cell>
          <table:table-cell office:value-type="float" office:value="0.06676214018496" calcext:value-type="float">
            <text:p>0.0667621402</text:p>
          </table:table-cell>
          <table:table-cell office:value-type="float" office:value="0.001853685066942" calcext:value-type="float">
            <text:p>0.00185368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39008185268" calcext:value-type="float">
            <text:p>0.0390081853</text:p>
          </table:table-cell>
          <table:table-cell office:value-type="float" office:value="0.0010437872553204" calcext:value-type="float">
            <text:p>0.0010437873</text:p>
          </table:table-cell>
          <table:table-cell office:value-type="float" office:value="0.06715207363264" calcext:value-type="float">
            <text:p>0.0671520736</text:p>
          </table:table-cell>
          <table:table-cell office:value-type="float" office:value="0.001853270990792" calcext:value-type="float">
            <text:p>0.0018532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3928285873598" calcext:value-type="float">
            <text:p>0.0392828587</text:p>
          </table:table-cell>
          <table:table-cell office:value-type="float" office:value="0.001042230422219" calcext:value-type="float">
            <text:p>0.0010422304</text:p>
          </table:table-cell>
          <table:table-cell office:value-type="float" office:value="0.06739767962056" calcext:value-type="float">
            <text:p>0.0673976796</text:p>
          </table:table-cell>
          <table:table-cell office:value-type="float" office:value="0.001851725092186" calcext:value-type="float">
            <text:p>0.00185172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385542008147" calcext:value-type="float">
            <text:p>0.0385542008</text:p>
          </table:table-cell>
          <table:table-cell office:value-type="float" office:value="0.0010401673740576" calcext:value-type="float">
            <text:p>0.0010401674</text:p>
          </table:table-cell>
          <table:table-cell office:value-type="float" office:value="0.06674754558164" calcext:value-type="float">
            <text:p>0.0667475456</text:p>
          </table:table-cell>
          <table:table-cell office:value-type="float" office:value="0.001850378212336" calcext:value-type="float">
            <text:p>0.00185037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3831221130744" calcext:value-type="float">
            <text:p>0.0383122113</text:p>
          </table:table-cell>
          <table:table-cell office:value-type="float" office:value="0.0010387379611356" calcext:value-type="float">
            <text:p>0.001038738</text:p>
          </table:table-cell>
          <table:table-cell office:value-type="float" office:value="0.06713082913748" calcext:value-type="float">
            <text:p>0.0671308291</text:p>
          </table:table-cell>
          <table:table-cell office:value-type="float" office:value="0.00184877330339" calcext:value-type="float">
            <text:p>0.00184877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384465897025" calcext:value-type="float">
            <text:p>0.0384465897</text:p>
          </table:table-cell>
          <table:table-cell office:value-type="float" office:value="0.0010370015579984" calcext:value-type="float">
            <text:p>0.0010370016</text:p>
          </table:table-cell>
          <table:table-cell office:value-type="float" office:value="0.06713878622924" calcext:value-type="float">
            <text:p>0.0671387862</text:p>
          </table:table-cell>
          <table:table-cell office:value-type="float" office:value="0.001847949606948" calcext:value-type="float">
            <text:p>0.00184794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383303604715" calcext:value-type="float">
            <text:p>0.0383303605</text:p>
          </table:table-cell>
          <table:table-cell office:value-type="float" office:value="0.001035193452585" calcext:value-type="float">
            <text:p>0.0010351935</text:p>
          </table:table-cell>
          <table:table-cell office:value-type="float" office:value="0.0671584939869" calcext:value-type="float">
            <text:p>0.067158494</text:p>
          </table:table-cell>
          <table:table-cell office:value-type="float" office:value="0.001846592833476" calcext:value-type="float">
            <text:p>0.001846592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3782555894378" calcext:value-type="float">
            <text:p>0.0378255589</text:p>
          </table:table-cell>
          <table:table-cell office:value-type="float" office:value="0.0010339290502206" calcext:value-type="float">
            <text:p>0.0010339291</text:p>
          </table:table-cell>
          <table:table-cell office:value-type="float" office:value="0.06704538568216" calcext:value-type="float">
            <text:p>0.0670453857</text:p>
          </table:table-cell>
          <table:table-cell office:value-type="float" office:value="0.001845246767692" calcext:value-type="float">
            <text:p>0.001845246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3809657503742" calcext:value-type="float">
            <text:p>0.038096575</text:p>
          </table:table-cell>
          <table:table-cell office:value-type="float" office:value="0.0010325232053588" calcext:value-type="float">
            <text:p>0.0010325232</text:p>
          </table:table-cell>
          <table:table-cell office:value-type="float" office:value="0.0670307030464" calcext:value-type="float">
            <text:p>0.067030703</text:p>
          </table:table-cell>
          <table:table-cell office:value-type="float" office:value="0.00184402143342" calcext:value-type="float">
            <text:p>0.00184402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3763506387428" calcext:value-type="float">
            <text:p>0.0376350639</text:p>
          </table:table-cell>
          <table:table-cell office:value-type="float" office:value="0.0010306763937464" calcext:value-type="float">
            <text:p>0.0010306764</text:p>
          </table:table-cell>
          <table:table-cell office:value-type="float" office:value="0.0667499304995" calcext:value-type="float">
            <text:p>0.0667499305</text:p>
          </table:table-cell>
          <table:table-cell office:value-type="float" office:value="0.001843712480612" calcext:value-type="float">
            <text:p>0.00184371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3738667293632" calcext:value-type="float">
            <text:p>0.0373866729</text:p>
          </table:table-cell>
          <table:table-cell office:value-type="float" office:value="0.0010296213230628" calcext:value-type="float">
            <text:p>0.0010296213</text:p>
          </table:table-cell>
          <table:table-cell office:value-type="float" office:value="0.06730290131428" calcext:value-type="float">
            <text:p>0.0673029013</text:p>
          </table:table-cell>
          <table:table-cell office:value-type="float" office:value="0.001840452083164" calcext:value-type="float">
            <text:p>0.00184045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3754728223286" calcext:value-type="float">
            <text:p>0.0375472822</text:p>
          </table:table-cell>
          <table:table-cell office:value-type="float" office:value="0.0010276702124714" calcext:value-type="float">
            <text:p>0.0010276702</text:p>
          </table:table-cell>
          <table:table-cell office:value-type="float" office:value="0.06767924791594" calcext:value-type="float">
            <text:p>0.0676792479</text:p>
          </table:table-cell>
          <table:table-cell office:value-type="float" office:value="0.001839577880262" calcext:value-type="float">
            <text:p>0.001839577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3722643334472" calcext:value-type="float">
            <text:p>0.0372264333</text:p>
          </table:table-cell>
          <table:table-cell office:value-type="float" office:value="0.0010256165560032" calcext:value-type="float">
            <text:p>0.0010256166</text:p>
          </table:table-cell>
          <table:table-cell office:value-type="float" office:value="0.0666385813317" calcext:value-type="float">
            <text:p>0.0666385813</text:p>
          </table:table-cell>
          <table:table-cell office:value-type="float" office:value="0.001835578932124" calcext:value-type="float">
            <text:p>0.001835578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697135509562" calcext:value-type="float">
            <text:p>0.0369713551</text:p>
          </table:table-cell>
          <table:table-cell office:value-type="float" office:value="0.0010244357169594" calcext:value-type="float">
            <text:p>0.0010244357</text:p>
          </table:table-cell>
          <table:table-cell office:value-type="float" office:value="0.0666450517874" calcext:value-type="float">
            <text:p>0.0666450518</text:p>
          </table:table-cell>
          <table:table-cell office:value-type="float" office:value="0.001833807769908" calcext:value-type="float">
            <text:p>0.001833807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368740778315" calcext:value-type="float">
            <text:p>0.0368740778</text:p>
          </table:table-cell>
          <table:table-cell office:value-type="float" office:value="0.0010233657354488" calcext:value-type="float">
            <text:p>0.0010233657</text:p>
          </table:table-cell>
          <table:table-cell office:value-type="float" office:value="0.067389392356" calcext:value-type="float">
            <text:p>0.0673893924</text:p>
          </table:table-cell>
          <table:table-cell office:value-type="float" office:value="0.001834608362256" calcext:value-type="float">
            <text:p>0.00183460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3711768657416" calcext:value-type="float">
            <text:p>0.0371176866</text:p>
          </table:table-cell>
          <table:table-cell office:value-type="float" office:value="0.0010215845416842" calcext:value-type="float">
            <text:p>0.0010215845</text:p>
          </table:table-cell>
          <table:table-cell office:value-type="float" office:value="0.06708032743424" calcext:value-type="float">
            <text:p>0.0670803274</text:p>
          </table:table-cell>
          <table:table-cell office:value-type="float" office:value="0.001830057848328" calcext:value-type="float">
            <text:p>0.001830057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3621897650712" calcext:value-type="float">
            <text:p>0.0362189765</text:p>
          </table:table-cell>
          <table:table-cell office:value-type="float" office:value="0.0010203014900644" calcext:value-type="float">
            <text:p>0.0010203015</text:p>
          </table:table-cell>
          <table:table-cell office:value-type="float" office:value="0.06722251229838" calcext:value-type="float">
            <text:p>0.0672225123</text:p>
          </table:table-cell>
          <table:table-cell office:value-type="float" office:value="0.001828799380666" calcext:value-type="float">
            <text:p>0.001828799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3649726650558" calcext:value-type="float">
            <text:p>0.0364972665</text:p>
          </table:table-cell>
          <table:table-cell office:value-type="float" office:value="0.0010178822073964" calcext:value-type="float">
            <text:p>0.0010178822</text:p>
          </table:table-cell>
          <table:table-cell office:value-type="float" office:value="0.06767466177176" calcext:value-type="float">
            <text:p>0.0676746618</text:p>
          </table:table-cell>
          <table:table-cell office:value-type="float" office:value="0.001826556374604" calcext:value-type="float">
            <text:p>0.001826556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363054661579" calcext:value-type="float">
            <text:p>0.0363054662</text:p>
          </table:table-cell>
          <table:table-cell office:value-type="float" office:value="0.0010161896419466" calcext:value-type="float">
            <text:p>0.0010161896</text:p>
          </table:table-cell>
          <table:table-cell office:value-type="float" office:value="0.0675794774993" calcext:value-type="float">
            <text:p>0.0675794775</text:p>
          </table:table-cell>
          <table:table-cell office:value-type="float" office:value="0.001824241493904" calcext:value-type="float">
            <text:p>0.00182424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3621929918262" calcext:value-type="float">
            <text:p>0.0362192992</text:p>
          </table:table-cell>
          <table:table-cell office:value-type="float" office:value="0.00101288570855" calcext:value-type="float">
            <text:p>0.0010128857</text:p>
          </table:table-cell>
          <table:table-cell office:value-type="float" office:value="0.06732756051174" calcext:value-type="float">
            <text:p>0.0673275605</text:p>
          </table:table-cell>
          <table:table-cell office:value-type="float" office:value="0.00182207918536" calcext:value-type="float">
            <text:p>0.001822079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3569710502014" calcext:value-type="float">
            <text:p>0.035697105</text:p>
          </table:table-cell>
          <table:table-cell office:value-type="float" office:value="0.0010113671331886" calcext:value-type="float">
            <text:p>0.0010113671</text:p>
          </table:table-cell>
          <table:table-cell office:value-type="float" office:value="0.0673641170672" calcext:value-type="float">
            <text:p>0.0673641171</text:p>
          </table:table-cell>
          <table:table-cell office:value-type="float" office:value="0.001819796956576" calcext:value-type="float">
            <text:p>0.00181979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3552734122492" calcext:value-type="float">
            <text:p>0.0355273412</text:p>
          </table:table-cell>
          <table:table-cell office:value-type="float" office:value="0.0010100181519524" calcext:value-type="float">
            <text:p>0.0010100182</text:p>
          </table:table-cell>
          <table:table-cell office:value-type="float" office:value="0.0669246799868" calcext:value-type="float">
            <text:p>0.06692468</text:p>
          </table:table-cell>
          <table:table-cell office:value-type="float" office:value="0.00181711622699" calcext:value-type="float">
            <text:p>0.001817116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3554038164366" calcext:value-type="float">
            <text:p>0.0355403816</text:p>
          </table:table-cell>
          <table:table-cell office:value-type="float" office:value="0.0010090478235268" calcext:value-type="float">
            <text:p>0.0010090478</text:p>
          </table:table-cell>
          <table:table-cell office:value-type="float" office:value="0.06712480715568" calcext:value-type="float">
            <text:p>0.0671248072</text:p>
          </table:table-cell>
          <table:table-cell office:value-type="float" office:value="0.001814338630342" calcext:value-type="float">
            <text:p>0.001814338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3546375267476" calcext:value-type="float">
            <text:p>0.0354637527</text:p>
          </table:table-cell>
          <table:table-cell office:value-type="float" office:value="0.0010076645265268" calcext:value-type="float">
            <text:p>0.0010076645</text:p>
          </table:table-cell>
          <table:table-cell office:value-type="float" office:value="0.06695659967158" calcext:value-type="float">
            <text:p>0.0669565997</text:p>
          </table:table-cell>
          <table:table-cell office:value-type="float" office:value="0.001811101017772" calcext:value-type="float">
            <text:p>0.0018111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3547143414468" calcext:value-type="float">
            <text:p>0.0354714341</text:p>
          </table:table-cell>
          <table:table-cell office:value-type="float" office:value="0.0010061361006812" calcext:value-type="float">
            <text:p>0.0010061361</text:p>
          </table:table-cell>
          <table:table-cell office:value-type="float" office:value="0.0666451501764" calcext:value-type="float">
            <text:p>0.0666451502</text:p>
          </table:table-cell>
          <table:table-cell office:value-type="float" office:value="0.001808716856924" calcext:value-type="float">
            <text:p>0.001808716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3526894278286" calcext:value-type="float">
            <text:p>0.0352689428</text:p>
          </table:table-cell>
          <table:table-cell office:value-type="float" office:value="0.0010045855665482" calcext:value-type="float">
            <text:p>0.0010045856</text:p>
          </table:table-cell>
          <table:table-cell office:value-type="float" office:value="0.0672948424026" calcext:value-type="float">
            <text:p>0.0672948424</text:p>
          </table:table-cell>
          <table:table-cell office:value-type="float" office:value="0.001806310724368" calcext:value-type="float">
            <text:p>0.00180631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3492873385894" calcext:value-type="float">
            <text:p>0.0349287339</text:p>
          </table:table-cell>
          <table:table-cell office:value-type="float" office:value="0.00100327432143" calcext:value-type="float">
            <text:p>0.0010032743</text:p>
          </table:table-cell>
          <table:table-cell office:value-type="float" office:value="0.06725246514492" calcext:value-type="float">
            <text:p>0.0672524651</text:p>
          </table:table-cell>
          <table:table-cell office:value-type="float" office:value="0.001803931261744" calcext:value-type="float">
            <text:p>0.00180393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3463371208472" calcext:value-type="float">
            <text:p>0.0346337121</text:p>
          </table:table-cell>
          <table:table-cell office:value-type="float" office:value="0.0010009587517032" calcext:value-type="float">
            <text:p>0.0010009588</text:p>
          </table:table-cell>
          <table:table-cell office:value-type="float" office:value="0.06735178412014" calcext:value-type="float">
            <text:p>0.0673517841</text:p>
          </table:table-cell>
          <table:table-cell office:value-type="float" office:value="0.00180148011304" calcext:value-type="float">
            <text:p>0.00180148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3494588733516" calcext:value-type="float">
            <text:p>0.0349458873</text:p>
          </table:table-cell>
          <table:table-cell office:value-type="float" office:value="0.0009989117721502" calcext:value-type="float">
            <text:p>0.0009989118</text:p>
          </table:table-cell>
          <table:table-cell office:value-type="float" office:value="0.06681821335622" calcext:value-type="float">
            <text:p>0.0668182134</text:p>
          </table:table-cell>
          <table:table-cell office:value-type="float" office:value="0.00179797328809" calcext:value-type="float">
            <text:p>0.00179797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3457175751088" calcext:value-type="float">
            <text:p>0.0345717575</text:p>
          </table:table-cell>
          <table:table-cell office:value-type="float" office:value="0.0009977325188936" calcext:value-type="float">
            <text:p>0.0009977325</text:p>
          </table:table-cell>
          <table:table-cell office:value-type="float" office:value="0.06696478995888" calcext:value-type="float">
            <text:p>0.06696479</text:p>
          </table:table-cell>
          <table:table-cell office:value-type="float" office:value="0.001795565521392" calcext:value-type="float">
            <text:p>0.00179556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3436081529462" calcext:value-type="float">
            <text:p>0.0343608153</text:p>
          </table:table-cell>
          <table:table-cell office:value-type="float" office:value="0.000996134081012" calcext:value-type="float">
            <text:p>0.0009961341</text:p>
          </table:table-cell>
          <table:table-cell office:value-type="float" office:value="0.06662047020666" calcext:value-type="float">
            <text:p>0.0666204702</text:p>
          </table:table-cell>
          <table:table-cell office:value-type="float" office:value="0.001794205202196" calcext:value-type="float">
            <text:p>0.00179420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3377574002918" calcext:value-type="float">
            <text:p>0.03377574</text:p>
          </table:table-cell>
          <table:table-cell office:value-type="float" office:value="0.0009956195501986" calcext:value-type="float">
            <text:p>0.0009956196</text:p>
          </table:table-cell>
          <table:table-cell office:value-type="float" office:value="0.06680225068682" calcext:value-type="float">
            <text:p>0.0668022507</text:p>
          </table:table-cell>
          <table:table-cell office:value-type="float" office:value="0.001793229775014" calcext:value-type="float">
            <text:p>0.00179322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367285382996" calcext:value-type="float">
            <text:p>0.0336728538</text:p>
          </table:table-cell>
          <table:table-cell office:value-type="float" office:value="0.0009941511776228" calcext:value-type="float">
            <text:p>0.0009941512</text:p>
          </table:table-cell>
          <table:table-cell office:value-type="float" office:value="0.06709417125068" calcext:value-type="float">
            <text:p>0.0670941713</text:p>
          </table:table-cell>
          <table:table-cell office:value-type="float" office:value="0.00179153285061" calcext:value-type="float">
            <text:p>0.00179153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3377871143662" calcext:value-type="float">
            <text:p>0.0337787114</text:p>
          </table:table-cell>
          <table:table-cell office:value-type="float" office:value="0.0009925380172764" calcext:value-type="float">
            <text:p>0.000992538</text:p>
          </table:table-cell>
          <table:table-cell office:value-type="float" office:value="0.0667403220585" calcext:value-type="float">
            <text:p>0.0667403221</text:p>
          </table:table-cell>
          <table:table-cell office:value-type="float" office:value="0.001790558435544" calcext:value-type="float">
            <text:p>0.00179055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3371367192184" calcext:value-type="float">
            <text:p>0.0337136719</text:p>
          </table:table-cell>
          <table:table-cell office:value-type="float" office:value="0.0009912189187934" calcext:value-type="float">
            <text:p>0.0009912189</text:p>
          </table:table-cell>
          <table:table-cell office:value-type="float" office:value="0.06706272472924" calcext:value-type="float">
            <text:p>0.0670627247</text:p>
          </table:table-cell>
          <table:table-cell office:value-type="float" office:value="0.00178964705551" calcext:value-type="float">
            <text:p>0.00178964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3349064828464" calcext:value-type="float">
            <text:p>0.0334906483</text:p>
          </table:table-cell>
          <table:table-cell office:value-type="float" office:value="0.000989941245997" calcext:value-type="float">
            <text:p>0.0009899412</text:p>
          </table:table-cell>
          <table:table-cell office:value-type="float" office:value="0.06728502347688" calcext:value-type="float">
            <text:p>0.0672850235</text:p>
          </table:table-cell>
          <table:table-cell office:value-type="float" office:value="0.001788353373964" calcext:value-type="float">
            <text:p>0.00178835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3341110929578" calcext:value-type="float">
            <text:p>0.0334111093</text:p>
          </table:table-cell>
          <table:table-cell office:value-type="float" office:value="0.0009887675036182" calcext:value-type="float">
            <text:p>0.0009887675</text:p>
          </table:table-cell>
          <table:table-cell office:value-type="float" office:value="0.066882013765" calcext:value-type="float">
            <text:p>0.0668820138</text:p>
          </table:table-cell>
          <table:table-cell office:value-type="float" office:value="0.001786704111284" calcext:value-type="float">
            <text:p>0.00178670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3283366746878" calcext:value-type="float">
            <text:p>0.0328336675</text:p>
          </table:table-cell>
          <table:table-cell office:value-type="float" office:value="0.0009878974011558" calcext:value-type="float">
            <text:p>0.0009878974</text:p>
          </table:table-cell>
          <table:table-cell office:value-type="float" office:value="0.06690698441564" calcext:value-type="float">
            <text:p>0.0669069844</text:p>
          </table:table-cell>
          <table:table-cell office:value-type="float" office:value="0.00178471914184" calcext:value-type="float">
            <text:p>0.00178471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3304204882058" calcext:value-type="float">
            <text:p>0.0330420488</text:p>
          </table:table-cell>
          <table:table-cell office:value-type="float" office:value="0.0009866698713714" calcext:value-type="float">
            <text:p>0.0009866699</text:p>
          </table:table-cell>
          <table:table-cell office:value-type="float" office:value="0.06734244337226" calcext:value-type="float">
            <text:p>0.0673424434</text:p>
          </table:table-cell>
          <table:table-cell office:value-type="float" office:value="0.001783446287186" calcext:value-type="float">
            <text:p>0.001783446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3252201851592" calcext:value-type="float">
            <text:p>0.0325220185</text:p>
          </table:table-cell>
          <table:table-cell office:value-type="float" office:value="0.0009858219788714" calcext:value-type="float">
            <text:p>0.000985822</text:p>
          </table:table-cell>
          <table:table-cell office:value-type="float" office:value="0.06715977011648" calcext:value-type="float">
            <text:p>0.0671597701</text:p>
          </table:table-cell>
          <table:table-cell office:value-type="float" office:value="0.00178244237336" calcext:value-type="float">
            <text:p>0.00178244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3260747531252" calcext:value-type="float">
            <text:p>0.0326074753</text:p>
          </table:table-cell>
          <table:table-cell office:value-type="float" office:value="0.0009848266559314" calcext:value-type="float">
            <text:p>0.0009848267</text:p>
          </table:table-cell>
          <table:table-cell office:value-type="float" office:value="0.06715343814946" calcext:value-type="float">
            <text:p>0.0671534381</text:p>
          </table:table-cell>
          <table:table-cell office:value-type="float" office:value="0.001781586383762" calcext:value-type="float">
            <text:p>0.00178158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321430346882" calcext:value-type="float">
            <text:p>0.0321430347</text:p>
          </table:table-cell>
          <table:table-cell office:value-type="float" office:value="0.0009842684653332" calcext:value-type="float">
            <text:p>0.0009842685</text:p>
          </table:table-cell>
          <table:table-cell office:value-type="float" office:value="0.06664889119766" calcext:value-type="float">
            <text:p>0.0666488912</text:p>
          </table:table-cell>
          <table:table-cell office:value-type="float" office:value="0.001780137665688" calcext:value-type="float">
            <text:p>0.00178013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3239439774012" calcext:value-type="float">
            <text:p>0.0323943977</text:p>
          </table:table-cell>
          <table:table-cell office:value-type="float" office:value="0.0009833987353156" calcext:value-type="float">
            <text:p>0.0009833987</text:p>
          </table:table-cell>
          <table:table-cell office:value-type="float" office:value="0.06684612746156" calcext:value-type="float">
            <text:p>0.0668461275</text:p>
          </table:table-cell>
          <table:table-cell office:value-type="float" office:value="0.001779036875982" calcext:value-type="float">
            <text:p>0.00177903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19592250374" calcext:value-type="float">
            <text:p>0.031959225</text:p>
          </table:table-cell>
          <table:table-cell office:value-type="float" office:value="0.000982454726233" calcext:value-type="float">
            <text:p>0.0009824547</text:p>
          </table:table-cell>
          <table:table-cell office:value-type="float" office:value="0.06706443966818" calcext:value-type="float">
            <text:p>0.0670644397</text:p>
          </table:table-cell>
          <table:table-cell office:value-type="float" office:value="0.001777722973482" calcext:value-type="float">
            <text:p>0.0017777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152414571884" calcext:value-type="float">
            <text:p>0.0315241457</text:p>
          </table:table-cell>
          <table:table-cell office:value-type="float" office:value="0.0009818941268988" calcext:value-type="float">
            <text:p>0.0009818941</text:p>
          </table:table-cell>
          <table:table-cell office:value-type="float" office:value="0.06670177546874" calcext:value-type="float">
            <text:p>0.0667017755</text:p>
          </table:table-cell>
          <table:table-cell office:value-type="float" office:value="0.001776413163126" calcext:value-type="float">
            <text:p>0.001776413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3174390930854" calcext:value-type="float">
            <text:p>0.0317439093</text:p>
          </table:table-cell>
          <table:table-cell office:value-type="float" office:value="0.0009805006876922" calcext:value-type="float">
            <text:p>0.0009805007</text:p>
          </table:table-cell>
          <table:table-cell office:value-type="float" office:value="0.06679978725306" calcext:value-type="float">
            <text:p>0.0667997873</text:p>
          </table:table-cell>
          <table:table-cell office:value-type="float" office:value="0.00177574293909" calcext:value-type="float">
            <text:p>0.00177574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3124146095262" calcext:value-type="float">
            <text:p>0.031241461</text:p>
          </table:table-cell>
          <table:table-cell office:value-type="float" office:value="0.0009794272123556" calcext:value-type="float">
            <text:p>0.0009794272</text:p>
          </table:table-cell>
          <table:table-cell office:value-type="float" office:value="0.06697674797688" calcext:value-type="float">
            <text:p>0.066976748</text:p>
          </table:table-cell>
          <table:table-cell office:value-type="float" office:value="0.00177487265724" calcext:value-type="float">
            <text:p>0.001774872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3093972197518" calcext:value-type="float">
            <text:p>0.030939722</text:p>
          </table:table-cell>
          <table:table-cell office:value-type="float" office:value="0.0009777688142062" calcext:value-type="float">
            <text:p>0.0009777688</text:p>
          </table:table-cell>
          <table:table-cell office:value-type="float" office:value="0.06666542506004" calcext:value-type="float">
            <text:p>0.0666654251</text:p>
          </table:table-cell>
          <table:table-cell office:value-type="float" office:value="0.001774149929378" calcext:value-type="float">
            <text:p>0.001774149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3077658561074" calcext:value-type="float">
            <text:p>0.0307765856</text:p>
          </table:table-cell>
          <table:table-cell office:value-type="float" office:value="0.0009772230719218" calcext:value-type="float">
            <text:p>0.0009772231</text:p>
          </table:table-cell>
          <table:table-cell office:value-type="float" office:value="0.06687667900668" calcext:value-type="float">
            <text:p>0.066876679</text:p>
          </table:table-cell>
          <table:table-cell office:value-type="float" office:value="0.001773098388684" calcext:value-type="float">
            <text:p>0.001773098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3072762432766" calcext:value-type="float">
            <text:p>0.0307276243</text:p>
          </table:table-cell>
          <table:table-cell office:value-type="float" office:value="0.0009760157693254" calcext:value-type="float">
            <text:p>0.0009760158</text:p>
          </table:table-cell>
          <table:table-cell office:value-type="float" office:value="0.0667275980166" calcext:value-type="float">
            <text:p>0.066727598</text:p>
          </table:table-cell>
          <table:table-cell office:value-type="float" office:value="0.001771995880918" calcext:value-type="float">
            <text:p>0.00177199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3049276715134" calcext:value-type="float">
            <text:p>0.0304927672</text:p>
          </table:table-cell>
          <table:table-cell office:value-type="float" office:value="0.0009752682264942" calcext:value-type="float">
            <text:p>0.0009752682</text:p>
          </table:table-cell>
          <table:table-cell office:value-type="float" office:value="0.066791825969" calcext:value-type="float">
            <text:p>0.066791826</text:p>
          </table:table-cell>
          <table:table-cell office:value-type="float" office:value="0.001770230769848" calcext:value-type="float">
            <text:p>0.00177023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3031681443096" calcext:value-type="float">
            <text:p>0.0303168144</text:p>
          </table:table-cell>
          <table:table-cell office:value-type="float" office:value="0.0009765872429436" calcext:value-type="float">
            <text:p>0.0009765872</text:p>
          </table:table-cell>
          <table:table-cell office:value-type="float" office:value="0.06681217505266" calcext:value-type="float">
            <text:p>0.0668121751</text:p>
          </table:table-cell>
          <table:table-cell office:value-type="float" office:value="0.001768712070982" calcext:value-type="float">
            <text:p>0.00176871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3014141268244" calcext:value-type="float">
            <text:p>0.0301414127</text:p>
          </table:table-cell>
          <table:table-cell office:value-type="float" office:value="0.0009739350588936" calcext:value-type="float">
            <text:p>0.0009739351</text:p>
          </table:table-cell>
          <table:table-cell office:value-type="float" office:value="0.06791186521582" calcext:value-type="float">
            <text:p>0.0679118652</text:p>
          </table:table-cell>
          <table:table-cell office:value-type="float" office:value="0.001767334130462" calcext:value-type="float">
            <text:p>0.00176733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2991275660012" calcext:value-type="float">
            <text:p>0.0299127566</text:p>
          </table:table-cell>
          <table:table-cell office:value-type="float" office:value="0.0009732459030198" calcext:value-type="float">
            <text:p>0.0009732459</text:p>
          </table:table-cell>
          <table:table-cell office:value-type="float" office:value="0.06727045318448" calcext:value-type="float">
            <text:p>0.0672704532</text:p>
          </table:table-cell>
          <table:table-cell office:value-type="float" office:value="0.001766312698348" calcext:value-type="float">
            <text:p>0.00176631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3011087450468" calcext:value-type="float">
            <text:p>0.0301108745</text:p>
          </table:table-cell>
          <table:table-cell office:value-type="float" office:value="0.000972403462886" calcext:value-type="float">
            <text:p>0.0009724035</text:p>
          </table:table-cell>
          <table:table-cell office:value-type="float" office:value="0.0669865378258" calcext:value-type="float">
            <text:p>0.0669865378</text:p>
          </table:table-cell>
          <table:table-cell office:value-type="float" office:value="0.001765423268076" calcext:value-type="float">
            <text:p>0.00176542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295718674361" calcext:value-type="float">
            <text:p>0.0295718674</text:p>
          </table:table-cell>
          <table:table-cell office:value-type="float" office:value="0.0009719959355386" calcext:value-type="float">
            <text:p>0.0009719959</text:p>
          </table:table-cell>
          <table:table-cell office:value-type="float" office:value="0.0669911630314" calcext:value-type="float">
            <text:p>0.066991163</text:p>
          </table:table-cell>
          <table:table-cell office:value-type="float" office:value="0.001764531725792" calcext:value-type="float">
            <text:p>0.00176453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2962242125054" calcext:value-type="float">
            <text:p>0.0296224213</text:p>
          </table:table-cell>
          <table:table-cell office:value-type="float" office:value="0.0009713854113408" calcext:value-type="float">
            <text:p>0.0009713854</text:p>
          </table:table-cell>
          <table:table-cell office:value-type="float" office:value="0.06677100020292" calcext:value-type="float">
            <text:p>0.0667710002</text:p>
          </table:table-cell>
          <table:table-cell office:value-type="float" office:value="0.001763273705826" calcext:value-type="float">
            <text:p>0.00176327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2903763746016" calcext:value-type="float">
            <text:p>0.0290376375</text:p>
          </table:table-cell>
          <table:table-cell office:value-type="float" office:value="0.0009708153789588" calcext:value-type="float">
            <text:p>0.0009708154</text:p>
          </table:table-cell>
          <table:table-cell office:value-type="float" office:value="0.06698237080884" calcext:value-type="float">
            <text:p>0.0669823708</text:p>
          </table:table-cell>
          <table:table-cell office:value-type="float" office:value="0.0017621328579" calcext:value-type="float">
            <text:p>0.001762132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2876419567414" calcext:value-type="float">
            <text:p>0.0287641957</text:p>
          </table:table-cell>
          <table:table-cell office:value-type="float" office:value="0.000969971679762" calcext:value-type="float">
            <text:p>0.0009699717</text:p>
          </table:table-cell>
          <table:table-cell office:value-type="float" office:value="0.06728220736208" calcext:value-type="float">
            <text:p>0.0672822074</text:p>
          </table:table-cell>
          <table:table-cell office:value-type="float" office:value="0.001760444387334" calcext:value-type="float">
            <text:p>0.00176044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288285226457" calcext:value-type="float">
            <text:p>0.0288285226</text:p>
          </table:table-cell>
          <table:table-cell office:value-type="float" office:value="0.0009693979929414" calcext:value-type="float">
            <text:p>0.000969398</text:p>
          </table:table-cell>
          <table:table-cell office:value-type="float" office:value="0.06656329788206" calcext:value-type="float">
            <text:p>0.0665632979</text:p>
          </table:table-cell>
          <table:table-cell office:value-type="float" office:value="0.001758760170654" calcext:value-type="float">
            <text:p>0.001758760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2845523322986" calcext:value-type="float">
            <text:p>0.0284552332</text:p>
          </table:table-cell>
          <table:table-cell office:value-type="float" office:value="0.0009687769713164" calcext:value-type="float">
            <text:p>0.000968777</text:p>
          </table:table-cell>
          <table:table-cell office:value-type="float" office:value="0.06649239106888" calcext:value-type="float">
            <text:p>0.0664923911</text:p>
          </table:table-cell>
          <table:table-cell office:value-type="float" office:value="0.00175755592429" calcext:value-type="float">
            <text:p>0.00175755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2823071530948" calcext:value-type="float">
            <text:p>0.0282307153</text:p>
          </table:table-cell>
          <table:table-cell office:value-type="float" office:value="0.0009680450121416" calcext:value-type="float">
            <text:p>0.000968045</text:p>
          </table:table-cell>
          <table:table-cell office:value-type="float" office:value="0.06699746872292" calcext:value-type="float">
            <text:p>0.0669974687</text:p>
          </table:table-cell>
          <table:table-cell office:value-type="float" office:value="0.001757030678194" calcext:value-type="float">
            <text:p>0.00175703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2805624610428" calcext:value-type="float">
            <text:p>0.0280562461</text:p>
          </table:table-cell>
          <table:table-cell office:value-type="float" office:value="0.0009677492990484" calcext:value-type="float">
            <text:p>0.0009677493</text:p>
          </table:table-cell>
          <table:table-cell office:value-type="float" office:value="0.06696560011186" calcext:value-type="float">
            <text:p>0.0669656001</text:p>
          </table:table-cell>
          <table:table-cell office:value-type="float" office:value="0.001755645341298" calcext:value-type="float">
            <text:p>0.001755645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2795331132766" calcext:value-type="float">
            <text:p>0.0279533113</text:p>
          </table:table-cell>
          <table:table-cell office:value-type="float" office:value="0.0009670370785482" calcext:value-type="float">
            <text:p>0.0009670371</text:p>
          </table:table-cell>
          <table:table-cell office:value-type="float" office:value="0.06679877359676" calcext:value-type="float">
            <text:p>0.0667987736</text:p>
          </table:table-cell>
          <table:table-cell office:value-type="float" office:value="0.00175476679124" calcext:value-type="float">
            <text:p>0.00175476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769307663512" calcext:value-type="float">
            <text:p>0.0276930766</text:p>
          </table:table-cell>
          <table:table-cell office:value-type="float" office:value="0.000966466096126" calcext:value-type="float">
            <text:p>0.0009664661</text:p>
          </table:table-cell>
          <table:table-cell office:value-type="float" office:value="0.06686777794474" calcext:value-type="float">
            <text:p>0.0668677779</text:p>
          </table:table-cell>
          <table:table-cell office:value-type="float" office:value="0.00175420459011" calcext:value-type="float">
            <text:p>0.001754204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2735139016922" calcext:value-type="float">
            <text:p>0.0273513902</text:p>
          </table:table-cell>
          <table:table-cell office:value-type="float" office:value="0.0009658198901052" calcext:value-type="float">
            <text:p>0.0009658199</text:p>
          </table:table-cell>
          <table:table-cell office:value-type="float" office:value="0.06686287304806" calcext:value-type="float">
            <text:p>0.066862873</text:p>
          </table:table-cell>
          <table:table-cell office:value-type="float" office:value="0.001753210116328" calcext:value-type="float">
            <text:p>0.00175321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27339150624" calcext:value-type="float">
            <text:p>0.0273391506</text:p>
          </table:table-cell>
          <table:table-cell office:value-type="float" office:value="0.0009653373674162" calcext:value-type="float">
            <text:p>0.0009653374</text:p>
          </table:table-cell>
          <table:table-cell office:value-type="float" office:value="0.06697442493048" calcext:value-type="float">
            <text:p>0.0669744249</text:p>
          </table:table-cell>
          <table:table-cell office:value-type="float" office:value="0.001752541824382" calcext:value-type="float">
            <text:p>0.00175254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2709014572348" calcext:value-type="float">
            <text:p>0.0270901457</text:p>
          </table:table-cell>
          <table:table-cell office:value-type="float" office:value="0.00096470533047" calcext:value-type="float">
            <text:p>0.0009647053</text:p>
          </table:table-cell>
          <table:table-cell office:value-type="float" office:value="0.06739331595154" calcext:value-type="float">
            <text:p>0.067393316</text:p>
          </table:table-cell>
          <table:table-cell office:value-type="float" office:value="0.001751714840246" calcext:value-type="float">
            <text:p>0.00175171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2684580283976" calcext:value-type="float">
            <text:p>0.0268458028</text:p>
          </table:table-cell>
          <table:table-cell office:value-type="float" office:value="0.0009640779408806" calcext:value-type="float">
            <text:p>0.0009640779</text:p>
          </table:table-cell>
          <table:table-cell office:value-type="float" office:value="0.0666258237286" calcext:value-type="float">
            <text:p>0.0666258237</text:p>
          </table:table-cell>
          <table:table-cell office:value-type="float" office:value="0.00175034296321" calcext:value-type="float">
            <text:p>0.0017503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266044812668" calcext:value-type="float">
            <text:p>0.0266044813</text:p>
          </table:table-cell>
          <table:table-cell office:value-type="float" office:value="0.0009630695553574" calcext:value-type="float">
            <text:p>0.0009630696</text:p>
          </table:table-cell>
          <table:table-cell office:value-type="float" office:value="0.0667855515232" calcext:value-type="float">
            <text:p>0.0667855515</text:p>
          </table:table-cell>
          <table:table-cell office:value-type="float" office:value="0.001749723116746" calcext:value-type="float">
            <text:p>0.00174972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263050474297" calcext:value-type="float">
            <text:p>0.0263050474</text:p>
          </table:table-cell>
          <table:table-cell office:value-type="float" office:value="0.0009620768729382" calcext:value-type="float">
            <text:p>0.0009620769</text:p>
          </table:table-cell>
          <table:table-cell office:value-type="float" office:value="0.06720903108642" calcext:value-type="float">
            <text:p>0.0672090311</text:p>
          </table:table-cell>
          <table:table-cell office:value-type="float" office:value="0.00174876428664" calcext:value-type="float">
            <text:p>0.00174876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2603040625854" calcext:value-type="float">
            <text:p>0.0260304063</text:p>
          </table:table-cell>
          <table:table-cell office:value-type="float" office:value="0.0009607067408466" calcext:value-type="float">
            <text:p>0.0009607067</text:p>
          </table:table-cell>
          <table:table-cell office:value-type="float" office:value="0.06688060270152" calcext:value-type="float">
            <text:p>0.0668806027</text:p>
          </table:table-cell>
          <table:table-cell office:value-type="float" office:value="0.00174791131511" calcext:value-type="float">
            <text:p>0.00174791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2605619977532" calcext:value-type="float">
            <text:p>0.0260561998</text:p>
          </table:table-cell>
          <table:table-cell office:value-type="float" office:value="0.0009599521522742" calcext:value-type="float">
            <text:p>0.0009599522</text:p>
          </table:table-cell>
          <table:table-cell office:value-type="float" office:value="0.06690339280562" calcext:value-type="float">
            <text:p>0.0669033928</text:p>
          </table:table-cell>
          <table:table-cell office:value-type="float" office:value="0.001747799478632" calcext:value-type="float">
            <text:p>0.001747799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2580881631018" calcext:value-type="float">
            <text:p>0.0258088163</text:p>
          </table:table-cell>
          <table:table-cell office:value-type="float" office:value="0.0009589694643188" calcext:value-type="float">
            <text:p>0.0009589695</text:p>
          </table:table-cell>
          <table:table-cell office:value-type="float" office:value="0.06723525795716" calcext:value-type="float">
            <text:p>0.067235258</text:p>
          </table:table-cell>
          <table:table-cell office:value-type="float" office:value="0.001747188328836" calcext:value-type="float">
            <text:p>0.00174718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2560475906836" calcext:value-type="float">
            <text:p>0.0256047591</text:p>
          </table:table-cell>
          <table:table-cell office:value-type="float" office:value="0.0009584401630224" calcext:value-type="float">
            <text:p>0.0009584402</text:p>
          </table:table-cell>
          <table:table-cell office:value-type="float" office:value="0.0668480373009" calcext:value-type="float">
            <text:p>0.0668480373</text:p>
          </table:table-cell>
          <table:table-cell office:value-type="float" office:value="0.001746346529054" calcext:value-type="float">
            <text:p>0.00174634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255597689389" calcext:value-type="float">
            <text:p>0.0255597689</text:p>
          </table:table-cell>
          <table:table-cell office:value-type="float" office:value="0.0009578125045524" calcext:value-type="float">
            <text:p>0.0009578125</text:p>
          </table:table-cell>
          <table:table-cell office:value-type="float" office:value="0.0671195266717" calcext:value-type="float">
            <text:p>0.0671195267</text:p>
          </table:table-cell>
          <table:table-cell office:value-type="float" office:value="0.001746051031924" calcext:value-type="float">
            <text:p>0.0017460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2509480988208" calcext:value-type="float">
            <text:p>0.0250948099</text:p>
          </table:table-cell>
          <table:table-cell office:value-type="float" office:value="0.000957607944797" calcext:value-type="float">
            <text:p>0.0009576079</text:p>
          </table:table-cell>
          <table:table-cell office:value-type="float" office:value="0.06722305817004" calcext:value-type="float">
            <text:p>0.0672230582</text:p>
          </table:table-cell>
          <table:table-cell office:value-type="float" office:value="0.001745303003264" calcext:value-type="float">
            <text:p>0.00174530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2508473358984" calcext:value-type="float">
            <text:p>0.0250847336</text:p>
          </table:table-cell>
          <table:table-cell office:value-type="float" office:value="0.0009570019747194" calcext:value-type="float">
            <text:p>0.000957002</text:p>
          </table:table-cell>
          <table:table-cell office:value-type="float" office:value="0.06710331067548" calcext:value-type="float">
            <text:p>0.0671033107</text:p>
          </table:table-cell>
          <table:table-cell office:value-type="float" office:value="0.001744853562536" calcext:value-type="float">
            <text:p>0.00174485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244962821361" calcext:value-type="float">
            <text:p>0.0244962821</text:p>
          </table:table-cell>
          <table:table-cell office:value-type="float" office:value="0.0009563028035972" calcext:value-type="float">
            <text:p>0.0009563028</text:p>
          </table:table-cell>
          <table:table-cell office:value-type="float" office:value="0.06699881737562" calcext:value-type="float">
            <text:p>0.0669988174</text:p>
          </table:table-cell>
          <table:table-cell office:value-type="float" office:value="0.001744181778322" calcext:value-type="float">
            <text:p>0.00174418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2460621963366" calcext:value-type="float">
            <text:p>0.0246062196</text:p>
          </table:table-cell>
          <table:table-cell office:value-type="float" office:value="0.0009556491786304" calcext:value-type="float">
            <text:p>0.0009556492</text:p>
          </table:table-cell>
          <table:table-cell office:value-type="float" office:value="0.0670132013252" calcext:value-type="float">
            <text:p>0.0670132013</text:p>
          </table:table-cell>
          <table:table-cell office:value-type="float" office:value="0.001743197468846" calcext:value-type="float">
            <text:p>0.00174319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2410432817512" calcext:value-type="float">
            <text:p>0.0241043282</text:p>
          </table:table-cell>
          <table:table-cell office:value-type="float" office:value="0.000954973465632" calcext:value-type="float">
            <text:p>0.0009549735</text:p>
          </table:table-cell>
          <table:table-cell office:value-type="float" office:value="0.0670747001158" calcext:value-type="float">
            <text:p>0.0670747001</text:p>
          </table:table-cell>
          <table:table-cell office:value-type="float" office:value="0.001742025781388" calcext:value-type="float">
            <text:p>0.00174202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2385773560888" calcext:value-type="float">
            <text:p>0.0238577356</text:p>
          </table:table-cell>
          <table:table-cell office:value-type="float" office:value="0.0009543197660454" calcext:value-type="float">
            <text:p>0.0009543198</text:p>
          </table:table-cell>
          <table:table-cell office:value-type="float" office:value="0.06703415694674" calcext:value-type="float">
            <text:p>0.0670341569</text:p>
          </table:table-cell>
          <table:table-cell office:value-type="float" office:value="0.001741860584342" calcext:value-type="float">
            <text:p>0.00174186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2377761124018" calcext:value-type="float">
            <text:p>0.0237776112</text:p>
          </table:table-cell>
          <table:table-cell office:value-type="float" office:value="0.0009538112952062" calcext:value-type="float">
            <text:p>0.0009538113</text:p>
          </table:table-cell>
          <table:table-cell office:value-type="float" office:value="0.06701228891386" calcext:value-type="float">
            <text:p>0.0670122889</text:p>
          </table:table-cell>
          <table:table-cell office:value-type="float" office:value="0.00173763043229" calcext:value-type="float">
            <text:p>0.001737630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346888777748" calcext:value-type="float">
            <text:p>0.0234688878</text:p>
          </table:table-cell>
          <table:table-cell office:value-type="float" office:value="0.0009530629513342" calcext:value-type="float">
            <text:p>0.000953063</text:p>
          </table:table-cell>
          <table:table-cell office:value-type="float" office:value="0.06737404155442" calcext:value-type="float">
            <text:p>0.0673740416</text:p>
          </table:table-cell>
          <table:table-cell office:value-type="float" office:value="0.00173633742214" calcext:value-type="float">
            <text:p>0.001736337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2318695802018" calcext:value-type="float">
            <text:p>0.023186958</text:p>
          </table:table-cell>
          <table:table-cell office:value-type="float" office:value="0.0009525777826976" calcext:value-type="float">
            <text:p>0.0009525778</text:p>
          </table:table-cell>
          <table:table-cell office:value-type="float" office:value="0.06680706453136" calcext:value-type="float">
            <text:p>0.0668070645</text:p>
          </table:table-cell>
          <table:table-cell office:value-type="float" office:value="0.00173547162921" calcext:value-type="float">
            <text:p>0.00173547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2296915976552" calcext:value-type="float">
            <text:p>0.0229691598</text:p>
          </table:table-cell>
          <table:table-cell office:value-type="float" office:value="0.000952157763989" calcext:value-type="float">
            <text:p>0.0009521578</text:p>
          </table:table-cell>
          <table:table-cell office:value-type="float" office:value="0.06642807081114" calcext:value-type="float">
            <text:p>0.0664280708</text:p>
          </table:table-cell>
          <table:table-cell office:value-type="float" office:value="0.001734824015534" calcext:value-type="float">
            <text:p>0.0017348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2273148867444" calcext:value-type="float">
            <text:p>0.0227314887</text:p>
          </table:table-cell>
          <table:table-cell office:value-type="float" office:value="0.0009512689330698" calcext:value-type="float">
            <text:p>0.0009512689</text:p>
          </table:table-cell>
          <table:table-cell office:value-type="float" office:value="0.06715209649692" calcext:value-type="float">
            <text:p>0.0671520965</text:p>
          </table:table-cell>
          <table:table-cell office:value-type="float" office:value="0.001733796775052" calcext:value-type="float">
            <text:p>0.00173379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225915822218" calcext:value-type="float">
            <text:p>0.0225915822</text:p>
          </table:table-cell>
          <table:table-cell office:value-type="float" office:value="0.0009508071050884" calcext:value-type="float">
            <text:p>0.0009508071</text:p>
          </table:table-cell>
          <table:table-cell office:value-type="float" office:value="0.06730856918744" calcext:value-type="float">
            <text:p>0.0673085692</text:p>
          </table:table-cell>
          <table:table-cell office:value-type="float" office:value="0.001733151553484" calcext:value-type="float">
            <text:p>0.00173315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222065690966" calcext:value-type="float">
            <text:p>0.0222206569</text:p>
          </table:table-cell>
          <table:table-cell office:value-type="float" office:value="0.0009503659360556" calcext:value-type="float">
            <text:p>0.0009503659</text:p>
          </table:table-cell>
          <table:table-cell office:value-type="float" office:value="0.06684639904754" calcext:value-type="float">
            <text:p>0.066846399</text:p>
          </table:table-cell>
          <table:table-cell office:value-type="float" office:value="0.001732567548782" calcext:value-type="float">
            <text:p>0.00173256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195156874134" calcext:value-type="float">
            <text:p>0.0219515687</text:p>
          </table:table-cell>
          <table:table-cell office:value-type="float" office:value="0.0009499305437038" calcext:value-type="float">
            <text:p>0.0009499305</text:p>
          </table:table-cell>
          <table:table-cell office:value-type="float" office:value="0.0670446152061" calcext:value-type="float">
            <text:p>0.0670446152</text:p>
          </table:table-cell>
          <table:table-cell office:value-type="float" office:value="0.001731688743098" calcext:value-type="float">
            <text:p>0.001731688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2178050355082" calcext:value-type="float">
            <text:p>0.0217805036</text:p>
          </table:table-cell>
          <table:table-cell office:value-type="float" office:value="0.000949629632901" calcext:value-type="float">
            <text:p>0.0009496296</text:p>
          </table:table-cell>
          <table:table-cell office:value-type="float" office:value="0.0668533740878" calcext:value-type="float">
            <text:p>0.0668533741</text:p>
          </table:table-cell>
          <table:table-cell office:value-type="float" office:value="0.001730417475988" calcext:value-type="float">
            <text:p>0.001730417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2136434985302" calcext:value-type="float">
            <text:p>0.0213643499</text:p>
          </table:table-cell>
          <table:table-cell office:value-type="float" office:value="0.0009490159318494" calcext:value-type="float">
            <text:p>0.0009490159</text:p>
          </table:table-cell>
          <table:table-cell office:value-type="float" office:value="0.06649610515368" calcext:value-type="float">
            <text:p>0.0664961052</text:p>
          </table:table-cell>
          <table:table-cell office:value-type="float" office:value="0.001728676363182" calcext:value-type="float">
            <text:p>0.00172867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2125339130496" calcext:value-type="float">
            <text:p>0.0212533913</text:p>
          </table:table-cell>
          <table:table-cell office:value-type="float" office:value="0.0009485760320104" calcext:value-type="float">
            <text:p>0.000948576</text:p>
          </table:table-cell>
          <table:table-cell office:value-type="float" office:value="0.06738119922024" calcext:value-type="float">
            <text:p>0.0673811992</text:p>
          </table:table-cell>
          <table:table-cell office:value-type="float" office:value="0.00172670685825" calcext:value-type="float">
            <text:p>0.00172670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2091781008942" calcext:value-type="float">
            <text:p>0.0209178101</text:p>
          </table:table-cell>
          <table:table-cell office:value-type="float" office:value="0.0009482083931822" calcext:value-type="float">
            <text:p>0.0009482084</text:p>
          </table:table-cell>
          <table:table-cell office:value-type="float" office:value="0.06711525337726" calcext:value-type="float">
            <text:p>0.0671152534</text:p>
          </table:table-cell>
          <table:table-cell office:value-type="float" office:value="0.001725635751894" calcext:value-type="float">
            <text:p>0.00172563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072351467836" calcext:value-type="float">
            <text:p>0.0207235147</text:p>
          </table:table-cell>
          <table:table-cell office:value-type="float" office:value="0.00094764106501" calcext:value-type="float">
            <text:p>0.0009476411</text:p>
          </table:table-cell>
          <table:table-cell office:value-type="float" office:value="0.06729828484094" calcext:value-type="float">
            <text:p>0.0672982848</text:p>
          </table:table-cell>
          <table:table-cell office:value-type="float" office:value="0.001724466162534" calcext:value-type="float">
            <text:p>0.00172446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2041758020618" calcext:value-type="float">
            <text:p>0.0204175802</text:p>
          </table:table-cell>
          <table:table-cell office:value-type="float" office:value="0.0009471765408632" calcext:value-type="float">
            <text:p>0.0009471765</text:p>
          </table:table-cell>
          <table:table-cell office:value-type="float" office:value="0.06674780965094" calcext:value-type="float">
            <text:p>0.0667478097</text:p>
          </table:table-cell>
          <table:table-cell office:value-type="float" office:value="0.001723716057946" calcext:value-type="float">
            <text:p>0.001723716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01369742427" calcext:value-type="float">
            <text:p>0.0201369742</text:p>
          </table:table-cell>
          <table:table-cell office:value-type="float" office:value="0.000946778480245" calcext:value-type="float">
            <text:p>0.0009467785</text:p>
          </table:table-cell>
          <table:table-cell office:value-type="float" office:value="0.06705051984822" calcext:value-type="float">
            <text:p>0.0670505198</text:p>
          </table:table-cell>
          <table:table-cell office:value-type="float" office:value="0.001722502782658" calcext:value-type="float">
            <text:p>0.00172250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1988323487064" calcext:value-type="float">
            <text:p>0.0198832349</text:p>
          </table:table-cell>
          <table:table-cell office:value-type="float" office:value="0.0009463115769254" calcext:value-type="float">
            <text:p>0.0009463116</text:p>
          </table:table-cell>
          <table:table-cell office:value-type="float" office:value="0.06695298635688" calcext:value-type="float">
            <text:p>0.0669529864</text:p>
          </table:table-cell>
          <table:table-cell office:value-type="float" office:value="0.001721303284234" calcext:value-type="float">
            <text:p>0.00172130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196810174651" calcext:value-type="float">
            <text:p>0.0196810175</text:p>
          </table:table-cell>
          <table:table-cell office:value-type="float" office:value="0.000945411972657" calcext:value-type="float">
            <text:p>0.000945412</text:p>
          </table:table-cell>
          <table:table-cell office:value-type="float" office:value="0.06692092199128" calcext:value-type="float">
            <text:p>0.066920922</text:p>
          </table:table-cell>
          <table:table-cell office:value-type="float" office:value="0.001721445397558" calcext:value-type="float">
            <text:p>0.00172144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1930310169634" calcext:value-type="float">
            <text:p>0.0193031017</text:p>
          </table:table-cell>
          <table:table-cell office:value-type="float" office:value="0.0009442083339946" calcext:value-type="float">
            <text:p>0.0009442083</text:p>
          </table:table-cell>
          <table:table-cell office:value-type="float" office:value="0.067006616968" calcext:value-type="float">
            <text:p>0.067006617</text:p>
          </table:table-cell>
          <table:table-cell office:value-type="float" office:value="0.001719868120748" calcext:value-type="float">
            <text:p>0.001719868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1898936599432" calcext:value-type="float">
            <text:p>0.018989366</text:p>
          </table:table-cell>
          <table:table-cell office:value-type="float" office:value="0.0009436799118732" calcext:value-type="float">
            <text:p>0.0009436799</text:p>
          </table:table-cell>
          <table:table-cell office:value-type="float" office:value="0.06666699575424" calcext:value-type="float">
            <text:p>0.0666669958</text:p>
          </table:table-cell>
          <table:table-cell office:value-type="float" office:value="0.001718206789994" calcext:value-type="float">
            <text:p>0.001718206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1869992495744" calcext:value-type="float">
            <text:p>0.018699925</text:p>
          </table:table-cell>
          <table:table-cell office:value-type="float" office:value="0.0009429983842852" calcext:value-type="float">
            <text:p>0.0009429984</text:p>
          </table:table-cell>
          <table:table-cell office:value-type="float" office:value="0.06704642507848" calcext:value-type="float">
            <text:p>0.0670464251</text:p>
          </table:table-cell>
          <table:table-cell office:value-type="float" office:value="0.001717341156358" calcext:value-type="float">
            <text:p>0.00171734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18430236068" calcext:value-type="float">
            <text:p>0.0184302361</text:p>
          </table:table-cell>
          <table:table-cell office:value-type="float" office:value="0.0009425624785874" calcext:value-type="float">
            <text:p>0.0009425625</text:p>
          </table:table-cell>
          <table:table-cell office:value-type="float" office:value="0.06782177537608" calcext:value-type="float">
            <text:p>0.0678217754</text:p>
          </table:table-cell>
          <table:table-cell office:value-type="float" office:value="0.001716456125474" calcext:value-type="float">
            <text:p>0.00171645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181338196262" calcext:value-type="float">
            <text:p>0.0181338196</text:p>
          </table:table-cell>
          <table:table-cell office:value-type="float" office:value="0.0009419459027392" calcext:value-type="float">
            <text:p>0.0009419459</text:p>
          </table:table-cell>
          <table:table-cell office:value-type="float" office:value="0.0676122856316" calcext:value-type="float">
            <text:p>0.0676122856</text:p>
          </table:table-cell>
          <table:table-cell office:value-type="float" office:value="0.001715368080956" calcext:value-type="float">
            <text:p>0.00171536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179299106021" calcext:value-type="float">
            <text:p>0.0179299106</text:p>
          </table:table-cell>
          <table:table-cell office:value-type="float" office:value="0.0009409951186964" calcext:value-type="float">
            <text:p>0.0009409951</text:p>
          </table:table-cell>
          <table:table-cell office:value-type="float" office:value="0.06701829732754" calcext:value-type="float">
            <text:p>0.0670182973</text:p>
          </table:table-cell>
          <table:table-cell office:value-type="float" office:value="0.00171465638216" calcext:value-type="float">
            <text:p>0.001714656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1747182593202" calcext:value-type="float">
            <text:p>0.0174718259</text:p>
          </table:table-cell>
          <table:table-cell office:value-type="float" office:value="0.0009399463731516" calcext:value-type="float">
            <text:p>0.0009399464</text:p>
          </table:table-cell>
          <table:table-cell office:value-type="float" office:value="0.06738616138168" calcext:value-type="float">
            <text:p>0.0673861614</text:p>
          </table:table-cell>
          <table:table-cell office:value-type="float" office:value="0.00171355541407" calcext:value-type="float">
            <text:p>0.001713555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1746043539224" calcext:value-type="float">
            <text:p>0.0174604354</text:p>
          </table:table-cell>
          <table:table-cell office:value-type="float" office:value="0.0009388744584568" calcext:value-type="float">
            <text:p>0.0009388745</text:p>
          </table:table-cell>
          <table:table-cell office:value-type="float" office:value="0.06699037397158" calcext:value-type="float">
            <text:p>0.066990374</text:p>
          </table:table-cell>
          <table:table-cell office:value-type="float" office:value="0.001713947073226" calcext:value-type="float">
            <text:p>0.001713947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1693646864026" calcext:value-type="float">
            <text:p>0.0169364686</text:p>
          </table:table-cell>
          <table:table-cell office:value-type="float" office:value="0.0009378453352502" calcext:value-type="float">
            <text:p>0.0009378453</text:p>
          </table:table-cell>
          <table:table-cell office:value-type="float" office:value="0.06711758152554" calcext:value-type="float">
            <text:p>0.0671175815</text:p>
          </table:table-cell>
          <table:table-cell office:value-type="float" office:value="0.001711529408664" calcext:value-type="float">
            <text:p>0.00171152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167129417807" calcext:value-type="float">
            <text:p>0.0167129418</text:p>
          </table:table-cell>
          <table:table-cell office:value-type="float" office:value="0.0009369332815356" calcext:value-type="float">
            <text:p>0.0009369333</text:p>
          </table:table-cell>
          <table:table-cell office:value-type="float" office:value="0.06690999060152" calcext:value-type="float">
            <text:p>0.0669099906</text:p>
          </table:table-cell>
          <table:table-cell office:value-type="float" office:value="0.001712994892336" calcext:value-type="float">
            <text:p>0.001712994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1645371579684" calcext:value-type="float">
            <text:p>0.0164537158</text:p>
          </table:table-cell>
          <table:table-cell office:value-type="float" office:value="0.0009362516471304" calcext:value-type="float">
            <text:p>0.0009362516</text:p>
          </table:table-cell>
          <table:table-cell office:value-type="float" office:value="0.0669238410492" calcext:value-type="float">
            <text:p>0.066923841</text:p>
          </table:table-cell>
          <table:table-cell office:value-type="float" office:value="0.001710272024338" calcext:value-type="float">
            <text:p>0.00171027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1602236758686" calcext:value-type="float">
            <text:p>0.0160223676</text:p>
          </table:table-cell>
          <table:table-cell office:value-type="float" office:value="0.000935652638732" calcext:value-type="float">
            <text:p>0.0009356526</text:p>
          </table:table-cell>
          <table:table-cell office:value-type="float" office:value="0.06693869968296" calcext:value-type="float">
            <text:p>0.0669386997</text:p>
          </table:table-cell>
          <table:table-cell office:value-type="float" office:value="0.001709649741112" calcext:value-type="float">
            <text:p>0.001709649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1585086408502" calcext:value-type="float">
            <text:p>0.0158508641</text:p>
          </table:table-cell>
          <table:table-cell office:value-type="float" office:value="0.0009352592398214" calcext:value-type="float">
            <text:p>0.0009352592</text:p>
          </table:table-cell>
          <table:table-cell office:value-type="float" office:value="0.06672869631178" calcext:value-type="float">
            <text:p>0.0667286963</text:p>
          </table:table-cell>
          <table:table-cell office:value-type="float" office:value="0.001708904815696" calcext:value-type="float">
            <text:p>0.001708904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1560627566686" calcext:value-type="float">
            <text:p>0.0156062757</text:p>
          </table:table-cell>
          <table:table-cell office:value-type="float" office:value="0.000934762714225" calcext:value-type="float">
            <text:p>0.0009347627</text:p>
          </table:table-cell>
          <table:table-cell office:value-type="float" office:value="0.06716156299848" calcext:value-type="float">
            <text:p>0.067161563</text:p>
          </table:table-cell>
          <table:table-cell office:value-type="float" office:value="0.001707730549622" calcext:value-type="float">
            <text:p>0.00170773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152062321088" calcext:value-type="float">
            <text:p>0.0152062321</text:p>
          </table:table-cell>
          <table:table-cell office:value-type="float" office:value="0.0009344006509336" calcext:value-type="float">
            <text:p>0.0009344007</text:p>
          </table:table-cell>
          <table:table-cell office:value-type="float" office:value="0.06719926946436" calcext:value-type="float">
            <text:p>0.0671992695</text:p>
          </table:table-cell>
          <table:table-cell office:value-type="float" office:value="0.001706805925592" calcext:value-type="float">
            <text:p>0.001706805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494323427578" calcext:value-type="float">
            <text:p>0.0149432343</text:p>
          </table:table-cell>
          <table:table-cell office:value-type="float" office:value="0.0009338489537326" calcext:value-type="float">
            <text:p>0.000933849</text:p>
          </table:table-cell>
          <table:table-cell office:value-type="float" office:value="0.06701443853082" calcext:value-type="float">
            <text:p>0.0670144385</text:p>
          </table:table-cell>
          <table:table-cell office:value-type="float" office:value="0.00170611532104" calcext:value-type="float">
            <text:p>0.001706115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1459839660128" calcext:value-type="float">
            <text:p>0.0145983966</text:p>
          </table:table-cell>
          <table:table-cell office:value-type="float" office:value="0.0009334902632422" calcext:value-type="float">
            <text:p>0.0009334903</text:p>
          </table:table-cell>
          <table:table-cell office:value-type="float" office:value="0.06744063331508" calcext:value-type="float">
            <text:p>0.0674406333</text:p>
          </table:table-cell>
          <table:table-cell office:value-type="float" office:value="0.001704886268384" calcext:value-type="float">
            <text:p>0.001704886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1414017105838" calcext:value-type="float">
            <text:p>0.0141401711</text:p>
          </table:table-cell>
          <table:table-cell office:value-type="float" office:value="0.0009330585747024" calcext:value-type="float">
            <text:p>0.0009330586</text:p>
          </table:table-cell>
          <table:table-cell office:value-type="float" office:value="0.0669817161908" calcext:value-type="float">
            <text:p>0.0669817162</text:p>
          </table:table-cell>
          <table:table-cell office:value-type="float" office:value="0.001705438255672" calcext:value-type="float">
            <text:p>0.001705438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1383289429664" calcext:value-type="float">
            <text:p>0.0138328943</text:p>
          </table:table-cell>
          <table:table-cell office:value-type="float" office:value="0.000932809025651" calcext:value-type="float">
            <text:p>0.000932809</text:p>
          </table:table-cell>
          <table:table-cell office:value-type="float" office:value="0.06829688044982" calcext:value-type="float">
            <text:p>0.0682968804</text:p>
          </table:table-cell>
          <table:table-cell office:value-type="float" office:value="0.001703169956164" calcext:value-type="float">
            <text:p>0.001703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135194577221" calcext:value-type="float">
            <text:p>0.0135194577</text:p>
          </table:table-cell>
          <table:table-cell office:value-type="float" office:value="0.0009323709180766" calcext:value-type="float">
            <text:p>0.0009323709</text:p>
          </table:table-cell>
          <table:table-cell office:value-type="float" office:value="0.0670224737712" calcext:value-type="float">
            <text:p>0.0670224738</text:p>
          </table:table-cell>
          <table:table-cell office:value-type="float" office:value="0.001702760215928" calcext:value-type="float">
            <text:p>0.00170276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1320776103978" calcext:value-type="float">
            <text:p>0.013207761</text:p>
          </table:table-cell>
          <table:table-cell office:value-type="float" office:value="0.0009321211630388" calcext:value-type="float">
            <text:p>0.0009321212</text:p>
          </table:table-cell>
          <table:table-cell office:value-type="float" office:value="0.0669444483511" calcext:value-type="float">
            <text:p>0.0669444484</text:p>
          </table:table-cell>
          <table:table-cell office:value-type="float" office:value="0.001702202308182" calcext:value-type="float">
            <text:p>0.001702202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1285387694628" calcext:value-type="float">
            <text:p>0.0128538769</text:p>
          </table:table-cell>
          <table:table-cell office:value-type="float" office:value="0.0009317157077944" calcext:value-type="float">
            <text:p>0.0009317157</text:p>
          </table:table-cell>
          <table:table-cell office:value-type="float" office:value="0.06671088822394" calcext:value-type="float">
            <text:p>0.0667108882</text:p>
          </table:table-cell>
          <table:table-cell office:value-type="float" office:value="0.001701355383372" calcext:value-type="float">
            <text:p>0.001701355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1247202940248" calcext:value-type="float">
            <text:p>0.0124720294</text:p>
          </table:table-cell>
          <table:table-cell office:value-type="float" office:value="0.0009313655418914" calcext:value-type="float">
            <text:p>0.0009313655</text:p>
          </table:table-cell>
          <table:table-cell office:value-type="float" office:value="0.06756137674214" calcext:value-type="float">
            <text:p>0.0675613767</text:p>
          </table:table-cell>
          <table:table-cell office:value-type="float" office:value="0.001700597569322" calcext:value-type="float">
            <text:p>0.001700597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1215946496002" calcext:value-type="float">
            <text:p>0.012159465</text:p>
          </table:table-cell>
          <table:table-cell office:value-type="float" office:value="0.0009311790194956" calcext:value-type="float">
            <text:p>0.000931179</text:p>
          </table:table-cell>
          <table:table-cell office:value-type="float" office:value="0.06649077874118" calcext:value-type="float">
            <text:p>0.0664907787</text:p>
          </table:table-cell>
          <table:table-cell office:value-type="float" office:value="0.001699859052608" calcext:value-type="float">
            <text:p>0.001699859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1188082418886" calcext:value-type="float">
            <text:p>0.0118808242</text:p>
          </table:table-cell>
          <table:table-cell office:value-type="float" office:value="0.0009306797571928" calcext:value-type="float">
            <text:p>0.0009306798</text:p>
          </table:table-cell>
          <table:table-cell office:value-type="float" office:value="0.06726745138896" calcext:value-type="float">
            <text:p>0.0672674514</text:p>
          </table:table-cell>
          <table:table-cell office:value-type="float" office:value="0.001699283246998" calcext:value-type="float">
            <text:p>0.00169928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1495959385" calcext:value-type="float">
            <text:p>0.0114959594</text:p>
          </table:table-cell>
          <table:table-cell office:value-type="float" office:value="0.0009303323965606" calcext:value-type="float">
            <text:p>0.0009303324</text:p>
          </table:table-cell>
          <table:table-cell office:value-type="float" office:value="0.06714701130632" calcext:value-type="float">
            <text:p>0.0671470113</text:p>
          </table:table-cell>
          <table:table-cell office:value-type="float" office:value="0.001698807501198" calcext:value-type="float">
            <text:p>0.001698807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1118231076996" calcext:value-type="float">
            <text:p>0.0111823108</text:p>
          </table:table-cell>
          <table:table-cell office:value-type="float" office:value="0.0009298274159426" calcext:value-type="float">
            <text:p>0.0009298274</text:p>
          </table:table-cell>
          <table:table-cell office:value-type="float" office:value="0.0674917967425" calcext:value-type="float">
            <text:p>0.0674917967</text:p>
          </table:table-cell>
          <table:table-cell office:value-type="float" office:value="0.001698464195358" calcext:value-type="float">
            <text:p>0.001698464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1082211042072" calcext:value-type="float">
            <text:p>0.0108221104</text:p>
          </table:table-cell>
          <table:table-cell office:value-type="float" office:value="0.0009295494276836" calcext:value-type="float">
            <text:p>0.0009295494</text:p>
          </table:table-cell>
          <table:table-cell office:value-type="float" office:value="0.06736853251838" calcext:value-type="float">
            <text:p>0.0673685325</text:p>
          </table:table-cell>
          <table:table-cell office:value-type="float" office:value="0.001698210643166" calcext:value-type="float">
            <text:p>0.00169821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1029541657908" calcext:value-type="float">
            <text:p>0.0102954166</text:p>
          </table:table-cell>
          <table:table-cell office:value-type="float" office:value="0.000929027696916" calcext:value-type="float">
            <text:p>0.0009290277</text:p>
          </table:table-cell>
          <table:table-cell office:value-type="float" office:value="0.06730587530684" calcext:value-type="float">
            <text:p>0.0673058753</text:p>
          </table:table-cell>
          <table:table-cell office:value-type="float" office:value="0.001697906017836" calcext:value-type="float">
            <text:p>0.0016979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991166896816" calcext:value-type="float">
            <text:p>0.009911669</text:p>
          </table:table-cell>
          <table:table-cell office:value-type="float" office:value="0.0009285217350818" calcext:value-type="float">
            <text:p>0.0009285217</text:p>
          </table:table-cell>
          <table:table-cell office:value-type="float" office:value="0.06674106600998" calcext:value-type="float">
            <text:p>0.066741066</text:p>
          </table:table-cell>
          <table:table-cell office:value-type="float" office:value="0.001697626008088" calcext:value-type="float">
            <text:p>0.00169762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9518726735666" calcext:value-type="float">
            <text:p>0.0095187267</text:p>
          </table:table-cell>
          <table:table-cell office:value-type="float" office:value="0.0009276516012342" calcext:value-type="float">
            <text:p>0.0009276516</text:p>
          </table:table-cell>
          <table:table-cell office:value-type="float" office:value="0.06667012652232" calcext:value-type="float">
            <text:p>0.0666701265</text:p>
          </table:table-cell>
          <table:table-cell office:value-type="float" office:value="0.001697292834788" calcext:value-type="float">
            <text:p>0.00169729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918857787082" calcext:value-type="float">
            <text:p>0.0091885779</text:p>
          </table:table-cell>
          <table:table-cell office:value-type="float" office:value="0.0009262262129102" calcext:value-type="float">
            <text:p>0.0009262262</text:p>
          </table:table-cell>
          <table:table-cell office:value-type="float" office:value="0.0670006918106" calcext:value-type="float">
            <text:p>0.0670006918</text:p>
          </table:table-cell>
          <table:table-cell office:value-type="float" office:value="0.001696982846962" calcext:value-type="float">
            <text:p>0.00169698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8792757302928" calcext:value-type="float">
            <text:p>0.0087927573</text:p>
          </table:table-cell>
          <table:table-cell office:value-type="float" office:value="0.000925177543754" calcext:value-type="float">
            <text:p>0.0009251775</text:p>
          </table:table-cell>
          <table:table-cell office:value-type="float" office:value="0.06667537701016" calcext:value-type="float">
            <text:p>0.066675377</text:p>
          </table:table-cell>
          <table:table-cell office:value-type="float" office:value="0.001696770165416" calcext:value-type="float">
            <text:p>0.001696770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8367550595448" calcext:value-type="float">
            <text:p>0.0083675506</text:p>
          </table:table-cell>
          <table:table-cell office:value-type="float" office:value="0.0009245862287698" calcext:value-type="float">
            <text:p>0.0009245862</text:p>
          </table:table-cell>
          <table:table-cell office:value-type="float" office:value="0.0665770913534" calcext:value-type="float">
            <text:p>0.0665770914</text:p>
          </table:table-cell>
          <table:table-cell office:value-type="float" office:value="0.001696438424182" calcext:value-type="float">
            <text:p>0.001696438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792103177584" calcext:value-type="float">
            <text:p>0.0079210318</text:p>
          </table:table-cell>
          <table:table-cell office:value-type="float" office:value="0.0009242576825076" calcext:value-type="float">
            <text:p>0.0009242577</text:p>
          </table:table-cell>
          <table:table-cell office:value-type="float" office:value="0.06772696104526" calcext:value-type="float">
            <text:p>0.067726961</text:p>
          </table:table-cell>
          <table:table-cell office:value-type="float" office:value="0.001696061891048" calcext:value-type="float">
            <text:p>0.00169606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7591678443756" calcext:value-type="float">
            <text:p>0.0075916784</text:p>
          </table:table-cell>
          <table:table-cell office:value-type="float" office:value="0.0009239363409064" calcext:value-type="float">
            <text:p>0.0009239363</text:p>
          </table:table-cell>
          <table:table-cell office:value-type="float" office:value="0.06738559487572" calcext:value-type="float">
            <text:p>0.0673855949</text:p>
          </table:table-cell>
          <table:table-cell office:value-type="float" office:value="0.001695837770832" calcext:value-type="float">
            <text:p>0.001695837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7073660752618" calcext:value-type="float">
            <text:p>0.0070736608</text:p>
          </table:table-cell>
          <table:table-cell office:value-type="float" office:value="0.000923458539371" calcext:value-type="float">
            <text:p>0.0009234585</text:p>
          </table:table-cell>
          <table:table-cell office:value-type="float" office:value="0.0670279648207" calcext:value-type="float">
            <text:p>0.0670279648</text:p>
          </table:table-cell>
          <table:table-cell office:value-type="float" office:value="0.001695489485048" calcext:value-type="float">
            <text:p>0.001695489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6623524379584" calcext:value-type="float">
            <text:p>0.0066235244</text:p>
          </table:table-cell>
          <table:table-cell office:value-type="float" office:value="0.0009231388017672" calcext:value-type="float">
            <text:p>0.0009231388</text:p>
          </table:table-cell>
          <table:table-cell office:value-type="float" office:value="0.06646094232412" calcext:value-type="float">
            <text:p>0.0664609423</text:p>
          </table:table-cell>
          <table:table-cell office:value-type="float" office:value="0.001695211076892" calcext:value-type="float">
            <text:p>0.00169521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6236325851228" calcext:value-type="float">
            <text:p>0.0062363259</text:p>
          </table:table-cell>
          <table:table-cell office:value-type="float" office:value="0.0009226810148116" calcext:value-type="float">
            <text:p>0.000922681</text:p>
          </table:table-cell>
          <table:table-cell office:value-type="float" office:value="0.06789926500068" calcext:value-type="float">
            <text:p>0.067899265</text:p>
          </table:table-cell>
          <table:table-cell office:value-type="float" office:value="0.001695016073894" calcext:value-type="float">
            <text:p>0.00169501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5858712577756" calcext:value-type="float">
            <text:p>0.0058587126</text:p>
          </table:table-cell>
          <table:table-cell office:value-type="float" office:value="0.0009222517110594" calcext:value-type="float">
            <text:p>0.0009222517</text:p>
          </table:table-cell>
          <table:table-cell office:value-type="float" office:value="0.0668866071164" calcext:value-type="float">
            <text:p>0.0668866071</text:p>
          </table:table-cell>
          <table:table-cell office:value-type="float" office:value="0.001694793530644" calcext:value-type="float">
            <text:p>0.001694793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5308256553236" calcext:value-type="float">
            <text:p>0.0053082566</text:p>
          </table:table-cell>
          <table:table-cell office:value-type="float" office:value="0.0009217849960528" calcext:value-type="float">
            <text:p>0.000921785</text:p>
          </table:table-cell>
          <table:table-cell office:value-type="float" office:value="0.06699702408486" calcext:value-type="float">
            <text:p>0.0669970241</text:p>
          </table:table-cell>
          <table:table-cell office:value-type="float" office:value="0.00169443579755" calcext:value-type="float">
            <text:p>0.00169443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4892573586776" calcext:value-type="float">
            <text:p>0.0048925736</text:p>
          </table:table-cell>
          <table:table-cell office:value-type="float" office:value="0.0009211521223826" calcext:value-type="float">
            <text:p>0.0009211521</text:p>
          </table:table-cell>
          <table:table-cell office:value-type="float" office:value="0.06711478677016" calcext:value-type="float">
            <text:p>0.0671147868</text:p>
          </table:table-cell>
          <table:table-cell office:value-type="float" office:value="0.001694195682436" calcext:value-type="float">
            <text:p>0.001694195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4414416257488" calcext:value-type="float">
            <text:p>0.0044144163</text:p>
          </table:table-cell>
          <table:table-cell office:value-type="float" office:value="0.0009202922096828" calcext:value-type="float">
            <text:p>0.0009202922</text:p>
          </table:table-cell>
          <table:table-cell office:value-type="float" office:value="0.06795950142602" calcext:value-type="float">
            <text:p>0.0679595014</text:p>
          </table:table-cell>
          <table:table-cell office:value-type="float" office:value="0.00169390632956" calcext:value-type="float">
            <text:p>0.001693906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3934634608084" calcext:value-type="float">
            <text:p>0.0039346346</text:p>
          </table:table-cell>
          <table:table-cell office:value-type="float" office:value="0.0009198870485638" calcext:value-type="float">
            <text:p>0.000919887</text:p>
          </table:table-cell>
          <table:table-cell office:value-type="float" office:value="0.06701130199578" calcext:value-type="float">
            <text:p>0.067011302</text:p>
          </table:table-cell>
          <table:table-cell office:value-type="float" office:value="0.001693714368544" calcext:value-type="float">
            <text:p>0.00169371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3360845299118" calcext:value-type="float">
            <text:p>0.0033608453</text:p>
          </table:table-cell>
          <table:table-cell office:value-type="float" office:value="0.0009194749738758" calcext:value-type="float">
            <text:p>0.000919475</text:p>
          </table:table-cell>
          <table:table-cell office:value-type="float" office:value="0.0669547240194" calcext:value-type="float">
            <text:p>0.066954724</text:p>
          </table:table-cell>
          <table:table-cell office:value-type="float" office:value="0.001693382811048" calcext:value-type="float">
            <text:p>0.00169338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7-05-09T19:22:11.887041146</meta:creation-date>
    <dc:date>2017-05-09T19:42:23.993220509</dc:date>
    <dc:creator>Dave </dc:creator>
    <meta:editing-duration>PT3M49S</meta:editing-duration>
    <meta:editing-cycles>3</meta:editing-cycles>
    <meta:generator>LibreOffice/4.2.8.2$Linux_X86_64 LibreOffice_project/420m0$Build-2</meta:generator>
    <meta:document-statistic meta:table-count="1" meta:cell-count="20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3.454cm" style:legend-expansion="high" chart:style-name="ch2"/>
        <chart:plot-area chart:style-name="ch3" table:cell-range-address="Sheet1.A2:Sheet1.E401 Sheet1.B1:Sheet1.E1" chart:data-source-has-labels="row" svg:x="0.32cm" svg:y="0.18cm" svg:width="12.217cm" svg:height="8.64cm">
          <chartooo:coordinate-region svg:x="1.232cm" svg:y="0.379cm" svg:width="11.0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scatter">
            <chart:domain table:cell-range-address="Sheet1.A2:Sheet1.A401"/>
            <chart:data-point chart:repeated="400"/>
          </chart:series>
          <chart:series chart:style-name="ch7" chart:values-cell-range-address="Sheet1.C2:Sheet1.C401" chart:label-cell-address="Sheet1.C1:Sheet1.C1" chart:class="chart:scatter">
            <chart:data-point chart:repeated="400"/>
          </chart:series>
          <chart:series chart:style-name="ch8" chart:values-cell-range-address="Sheet1.D2:Sheet1.D401" chart:label-cell-address="Sheet1.D1:Sheet1.D1" chart:class="chart:scatter">
            <chart:data-point chart:repeated="400"/>
          </chart:series>
          <chart:series chart:style-name="ch9" chart:values-cell-range-address="Sheet1.E2:Sheet1.E401" chart:label-cell-address="Sheet1.E1:Sheet1.E1" chart:class="chart:scatter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Sheet1.B1:Sheet1.B1</svg:desc>
                </draw:g>
              </table:table-cell>
              <table:table-cell office:value-type="string">
                <text:p>Exponential</text:p>
                <draw:g>
                  <svg:desc>Sheet1.C1:Sheet1.C1</svg:desc>
                </draw:g>
              </table:table-cell>
              <table:table-cell office:value-type="string">
                <text:p>Maximum</text:p>
                <draw:g>
                  <svg:desc>Sheet1.D1:Sheet1.D1</svg:desc>
                </draw:g>
              </table:table-cell>
              <table:table-cell office:value-type="string">
                <text:p>Minimu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01</svg:desc>
                </draw:g>
              </table:table-cell>
              <table:table-cell office:value-type="float" office:value="0.0965007742167">
                <text:p>0.0965007742167</text:p>
                <draw:g>
                  <svg:desc>Sheet1.B2:Sheet1.B401</svg:desc>
                </draw:g>
              </table:table-cell>
              <table:table-cell office:value-type="float" office:value="0.09717481342172">
                <text:p>0.09717481342172</text:p>
                <draw:g>
                  <svg:desc>Sheet1.C2:Sheet1.C401</svg:desc>
                </draw:g>
              </table:table-cell>
              <table:table-cell office:value-type="float" office:value="0.09670903880886">
                <text:p>0.09670903880886</text:p>
                <draw:g>
                  <svg:desc>Sheet1.D2:Sheet1.D401</svg:desc>
                </draw:g>
              </table:table-cell>
              <table:table-cell office:value-type="float" office:value="0.07124222941606">
                <text:p>0.07124222941606</text:p>
                <draw:g>
                  <svg:desc>Sheet1.E2:Sheet1.E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838511193834">
                <text:p>0.08838511193834</text:p>
              </table:table-cell>
              <table:table-cell office:value-type="float" office:value="0.0849657618402">
                <text:p>0.0849657618402</text:p>
              </table:table-cell>
              <table:table-cell office:value-type="float" office:value="0.08637500699438">
                <text:p>0.08637500699438</text:p>
              </table:table-cell>
              <table:table-cell office:value-type="float" office:value="0.0544177472093">
                <text:p>0.0544177472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823673673237">
                <text:p>0.0823673673237</text:p>
              </table:table-cell>
              <table:table-cell office:value-type="float" office:value="0.07860253027936">
                <text:p>0.07860253027936</text:p>
              </table:table-cell>
              <table:table-cell office:value-type="float" office:value="0.08172819818866">
                <text:p>0.08172819818866</text:p>
              </table:table-cell>
              <table:table-cell office:value-type="float" office:value="0.04561564091498">
                <text:p>0.04561564091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797526805872">
                <text:p>0.0797526805872</text:p>
              </table:table-cell>
              <table:table-cell office:value-type="float" office:value="0.07442450794064">
                <text:p>0.07442450794064</text:p>
              </table:table-cell>
              <table:table-cell office:value-type="float" office:value="0.07811591424808">
                <text:p>0.07811591424808</text:p>
              </table:table-cell>
              <table:table-cell office:value-type="float" office:value="0.038927620691">
                <text:p>0.03892762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63748383973">
                <text:p>0.0763748383973</text:p>
              </table:table-cell>
              <table:table-cell office:value-type="float" office:value="0.07087338916478">
                <text:p>0.07087338916478</text:p>
              </table:table-cell>
              <table:table-cell office:value-type="float" office:value="0.07633267904698">
                <text:p>0.07633267904698</text:p>
              </table:table-cell>
              <table:table-cell office:value-type="float" office:value="0.03390593813796">
                <text:p>0.03390593813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484446727132">
                <text:p>0.07484446727132</text:p>
              </table:table-cell>
              <table:table-cell office:value-type="float" office:value="0.0679348958351">
                <text:p>0.0679348958351</text:p>
              </table:table-cell>
              <table:table-cell office:value-type="float" office:value="0.07508741666582">
                <text:p>0.07508741666582</text:p>
              </table:table-cell>
              <table:table-cell office:value-type="float" office:value="0.0301378142735">
                <text:p>0.0301378142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7393428056638">
                <text:p>0.07393428056638</text:p>
              </table:table-cell>
              <table:table-cell office:value-type="float" office:value="0.0654657012716">
                <text:p>0.0654657012716</text:p>
              </table:table-cell>
              <table:table-cell office:value-type="float" office:value="0.07411020044482">
                <text:p>0.07411020044482</text:p>
              </table:table-cell>
              <table:table-cell office:value-type="float" office:value="0.02759178213274">
                <text:p>0.0275917821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231792880792">
                <text:p>0.07231792880792</text:p>
              </table:table-cell>
              <table:table-cell office:value-type="float" office:value="0.06373308565908">
                <text:p>0.06373308565908</text:p>
              </table:table-cell>
              <table:table-cell office:value-type="float" office:value="0.074022134218">
                <text:p>0.074022134218</text:p>
              </table:table-cell>
              <table:table-cell office:value-type="float" office:value="0.0250284182832">
                <text:p>0.0250284182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7205405800812">
                <text:p>0.07205405800812</text:p>
              </table:table-cell>
              <table:table-cell office:value-type="float" office:value="0.0614130872949">
                <text:p>0.0614130872949</text:p>
              </table:table-cell>
              <table:table-cell office:value-type="float" office:value="0.0728028167855">
                <text:p>0.0728028167855</text:p>
              </table:table-cell>
              <table:table-cell office:value-type="float" office:value="0.0228571737928">
                <text:p>0.0228571737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21339346369">
                <text:p>0.0721339346369</text:p>
              </table:table-cell>
              <table:table-cell office:value-type="float" office:value="0.05994210856926">
                <text:p>0.05994210856926</text:p>
              </table:table-cell>
              <table:table-cell office:value-type="float" office:value="0.07214551366778">
                <text:p>0.07214551366778</text:p>
              </table:table-cell>
              <table:table-cell office:value-type="float" office:value="0.02130385824848">
                <text:p>0.02130385824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10305701462">
                <text:p>0.0710305701462</text:p>
              </table:table-cell>
              <table:table-cell office:value-type="float" office:value="0.05800310265114">
                <text:p>0.05800310265114</text:p>
              </table:table-cell>
              <table:table-cell office:value-type="float" office:value="0.07172786231562">
                <text:p>0.07172786231562</text:p>
              </table:table-cell>
              <table:table-cell office:value-type="float" office:value="0.0201205864256">
                <text:p>0.020120586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087350253184">
                <text:p>0.07087350253184</text:p>
              </table:table-cell>
              <table:table-cell office:value-type="float" office:value="0.0563469041829">
                <text:p>0.0563469041829</text:p>
              </table:table-cell>
              <table:table-cell office:value-type="float" office:value="0.07119044096476">
                <text:p>0.07119044096476</text:p>
              </table:table-cell>
              <table:table-cell office:value-type="float" office:value="0.01862395783052">
                <text:p>0.01862395783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6960028658062">
                <text:p>0.06960028658062</text:p>
              </table:table-cell>
              <table:table-cell office:value-type="float" office:value="0.05479452505144">
                <text:p>0.05479452505144</text:p>
              </table:table-cell>
              <table:table-cell office:value-type="float" office:value="0.07093916542594">
                <text:p>0.07093916542594</text:p>
              </table:table-cell>
              <table:table-cell office:value-type="float" office:value="0.01723451536666">
                <text:p>0.01723451536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6913609053716">
                <text:p>0.06913609053716</text:p>
              </table:table-cell>
              <table:table-cell office:value-type="float" office:value="0.05322396577">
                <text:p>0.05322396577</text:p>
              </table:table-cell>
              <table:table-cell office:value-type="float" office:value="0.07031083499972">
                <text:p>0.07031083499972</text:p>
              </table:table-cell>
              <table:table-cell office:value-type="float" office:value="0.01642911832612">
                <text:p>0.01642911832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6996722733156">
                <text:p>0.06996722733156</text:p>
              </table:table-cell>
              <table:table-cell office:value-type="float" office:value="0.0512146272264">
                <text:p>0.0512146272264</text:p>
              </table:table-cell>
              <table:table-cell office:value-type="float" office:value="0.07016067868346">
                <text:p>0.07016067868346</text:p>
              </table:table-cell>
              <table:table-cell office:value-type="float" office:value="0.01585370928676">
                <text:p>0.01585370928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703400470513">
                <text:p>0.0703400470513</text:p>
              </table:table-cell>
              <table:table-cell office:value-type="float" office:value="0.04981109251758">
                <text:p>0.04981109251758</text:p>
              </table:table-cell>
              <table:table-cell office:value-type="float" office:value="0.06985315177428">
                <text:p>0.06985315177428</text:p>
              </table:table-cell>
              <table:table-cell office:value-type="float" office:value="0.01453568695316">
                <text:p>0.01453568695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68419748189">
                <text:p>0.068419748189</text:p>
              </table:table-cell>
              <table:table-cell office:value-type="float" office:value="0.04903989564236">
                <text:p>0.04903989564236</text:p>
              </table:table-cell>
              <table:table-cell office:value-type="float" office:value="0.0704367388471">
                <text:p>0.0704367388471</text:p>
              </table:table-cell>
              <table:table-cell office:value-type="float" office:value="0.01406775479014">
                <text:p>0.01406775479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6872536058224">
                <text:p>0.06872536058224</text:p>
              </table:table-cell>
              <table:table-cell office:value-type="float" office:value="0.04778958850548">
                <text:p>0.04778958850548</text:p>
              </table:table-cell>
              <table:table-cell office:value-type="float" office:value="0.0698872455461">
                <text:p>0.0698872455461</text:p>
              </table:table-cell>
              <table:table-cell office:value-type="float" office:value="0.0133762208195">
                <text:p>0.0133762208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6810830006062">
                <text:p>0.06810830006062</text:p>
              </table:table-cell>
              <table:table-cell office:value-type="float" office:value="0.04674346003414">
                <text:p>0.04674346003414</text:p>
              </table:table-cell>
              <table:table-cell office:value-type="float" office:value="0.07000452398306">
                <text:p>0.07000452398306</text:p>
              </table:table-cell>
              <table:table-cell office:value-type="float" office:value="0.01268044703624">
                <text:p>0.01268044703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6751451520634">
                <text:p>0.06751451520634</text:p>
              </table:table-cell>
              <table:table-cell office:value-type="float" office:value="0.04519347990676">
                <text:p>0.04519347990676</text:p>
              </table:table-cell>
              <table:table-cell office:value-type="float" office:value="0.06991661366356">
                <text:p>0.06991661366356</text:p>
              </table:table-cell>
              <table:table-cell office:value-type="float" office:value="0.01194967720816">
                <text:p>0.01194967720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677942215766">
                <text:p>0.0677942215766</text:p>
              </table:table-cell>
              <table:table-cell office:value-type="float" office:value="0.04384686204196">
                <text:p>0.04384686204196</text:p>
              </table:table-cell>
              <table:table-cell office:value-type="float" office:value="0.06931430758882">
                <text:p>0.06931430758882</text:p>
              </table:table-cell>
              <table:table-cell office:value-type="float" office:value="0.01159735048946">
                <text:p>0.01159735048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675164385215">
                <text:p>0.0675164385215</text:p>
              </table:table-cell>
              <table:table-cell office:value-type="float" office:value="0.04311102451928">
                <text:p>0.04311102451928</text:p>
              </table:table-cell>
              <table:table-cell office:value-type="float" office:value="0.06888712056374">
                <text:p>0.06888712056374</text:p>
              </table:table-cell>
              <table:table-cell office:value-type="float" office:value="0.01112289416306">
                <text:p>0.01112289416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6676101485592">
                <text:p>0.06676101485592</text:p>
              </table:table-cell>
              <table:table-cell office:value-type="float" office:value="0.04172183522286">
                <text:p>0.04172183522286</text:p>
              </table:table-cell>
              <table:table-cell office:value-type="float" office:value="0.06942582283354">
                <text:p>0.06942582283354</text:p>
              </table:table-cell>
              <table:table-cell office:value-type="float" office:value="0.01059720076084">
                <text:p>0.01059720076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6758474578554">
                <text:p>0.06758474578554</text:p>
              </table:table-cell>
              <table:table-cell office:value-type="float" office:value="0.040292008987">
                <text:p>0.040292008987</text:p>
              </table:table-cell>
              <table:table-cell office:value-type="float" office:value="0.06930466187478">
                <text:p>0.06930466187478</text:p>
              </table:table-cell>
              <table:table-cell office:value-type="float" office:value="0.00998785934785">
                <text:p>0.00998785934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6720414845998">
                <text:p>0.06720414845998</text:p>
              </table:table-cell>
              <table:table-cell office:value-type="float" office:value="0.03942186722424">
                <text:p>0.03942186722424</text:p>
              </table:table-cell>
              <table:table-cell office:value-type="float" office:value="0.06952055271984">
                <text:p>0.06952055271984</text:p>
              </table:table-cell>
              <table:table-cell office:value-type="float" office:value="0.009727881900608">
                <text:p>0.009727881900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6799526378">
                <text:p>0.06799526378</text:p>
              </table:table-cell>
              <table:table-cell office:value-type="float" office:value="0.03841228605592">
                <text:p>0.03841228605592</text:p>
              </table:table-cell>
              <table:table-cell office:value-type="float" office:value="0.06838845860226">
                <text:p>0.06838845860226</text:p>
              </table:table-cell>
              <table:table-cell office:value-type="float" office:value="0.009333174589006">
                <text:p>0.009333174589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6620476865272">
                <text:p>0.06620476865272</text:p>
              </table:table-cell>
              <table:table-cell office:value-type="float" office:value="0.03705053742636">
                <text:p>0.03705053742636</text:p>
              </table:table-cell>
              <table:table-cell office:value-type="float" office:value="0.06902284842226">
                <text:p>0.06902284842226</text:p>
              </table:table-cell>
              <table:table-cell office:value-type="float" office:value="0.008907166441442">
                <text:p>0.008907166441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661819134564">
                <text:p>0.06661819134564</text:p>
              </table:table-cell>
              <table:table-cell office:value-type="float" office:value="0.03602880535424">
                <text:p>0.03602880535424</text:p>
              </table:table-cell>
              <table:table-cell office:value-type="float" office:value="0.0684292316136">
                <text:p>0.0684292316136</text:p>
              </table:table-cell>
              <table:table-cell office:value-type="float" office:value="0.008480511365284">
                <text:p>0.008480511365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6640900597922">
                <text:p>0.06640900597922</text:p>
              </table:table-cell>
              <table:table-cell office:value-type="float" office:value="0.03513050762004">
                <text:p>0.03513050762004</text:p>
              </table:table-cell>
              <table:table-cell office:value-type="float" office:value="0.06961443448046">
                <text:p>0.06961443448046</text:p>
              </table:table-cell>
              <table:table-cell office:value-type="float" office:value="0.008337522136634">
                <text:p>0.008337522136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658188632694">
                <text:p>0.06658188632694</text:p>
              </table:table-cell>
              <table:table-cell office:value-type="float" office:value="0.03437567536658">
                <text:p>0.03437567536658</text:p>
              </table:table-cell>
              <table:table-cell office:value-type="float" office:value="0.06870483762722">
                <text:p>0.06870483762722</text:p>
              </table:table-cell>
              <table:table-cell office:value-type="float" office:value="0.007868714788974">
                <text:p>0.0078687147889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6691582322376">
                <text:p>0.06691582322376</text:p>
              </table:table-cell>
              <table:table-cell office:value-type="float" office:value="0.03338206165802">
                <text:p>0.03338206165802</text:p>
              </table:table-cell>
              <table:table-cell office:value-type="float" office:value="0.06846975211054">
                <text:p>0.06846975211054</text:p>
              </table:table-cell>
              <table:table-cell office:value-type="float" office:value="0.007721909121308">
                <text:p>0.007721909121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6575884800664">
                <text:p>0.06575884800664</text:p>
              </table:table-cell>
              <table:table-cell office:value-type="float" office:value="0.03274362562554">
                <text:p>0.03274362562554</text:p>
              </table:table-cell>
              <table:table-cell office:value-type="float" office:value="0.0684417692638">
                <text:p>0.0684417692638</text:p>
              </table:table-cell>
              <table:table-cell office:value-type="float" office:value="0.007441226618696">
                <text:p>0.007441226618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657850462638">
                <text:p>0.0657850462638</text:p>
              </table:table-cell>
              <table:table-cell office:value-type="float" office:value="0.03184049643026">
                <text:p>0.03184049643026</text:p>
              </table:table-cell>
              <table:table-cell office:value-type="float" office:value="0.06850873865044">
                <text:p>0.06850873865044</text:p>
              </table:table-cell>
              <table:table-cell office:value-type="float" office:value="0.00714152965464">
                <text:p>0.00714152965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6543777188946">
                <text:p>0.06543777188946</text:p>
              </table:table-cell>
              <table:table-cell office:value-type="float" office:value="0.0309623434877">
                <text:p>0.0309623434877</text:p>
              </table:table-cell>
              <table:table-cell office:value-type="float" office:value="0.0682165065343">
                <text:p>0.0682165065343</text:p>
              </table:table-cell>
              <table:table-cell office:value-type="float" office:value="0.007018618361318">
                <text:p>0.007018618361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6612739131418">
                <text:p>0.06612739131418</text:p>
              </table:table-cell>
              <table:table-cell office:value-type="float" office:value="0.03016032777842">
                <text:p>0.03016032777842</text:p>
              </table:table-cell>
              <table:table-cell office:value-type="float" office:value="0.06889060160038">
                <text:p>0.06889060160038</text:p>
              </table:table-cell>
              <table:table-cell office:value-type="float" office:value="0.006736076088818">
                <text:p>0.006736076088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6589382177072">
                <text:p>0.06589382177072</text:p>
              </table:table-cell>
              <table:table-cell office:value-type="float" office:value="0.02925300628016">
                <text:p>0.02925300628016</text:p>
              </table:table-cell>
              <table:table-cell office:value-type="float" office:value="0.06794264652882">
                <text:p>0.06794264652882</text:p>
              </table:table-cell>
              <table:table-cell office:value-type="float" office:value="0.006555841532398">
                <text:p>0.006555841532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6590309737462">
                <text:p>0.06590309737462</text:p>
              </table:table-cell>
              <table:table-cell office:value-type="float" office:value="0.028186720134">
                <text:p>0.028186720134</text:p>
              </table:table-cell>
              <table:table-cell office:value-type="float" office:value="0.06808518301078">
                <text:p>0.06808518301078</text:p>
              </table:table-cell>
              <table:table-cell office:value-type="float" office:value="0.006318091149682">
                <text:p>0.006318091149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6582584929474">
                <text:p>0.06582584929474</text:p>
              </table:table-cell>
              <table:table-cell office:value-type="float" office:value="0.02736686327926">
                <text:p>0.02736686327926</text:p>
              </table:table-cell>
              <table:table-cell office:value-type="float" office:value="0.06819542791986">
                <text:p>0.06819542791986</text:p>
              </table:table-cell>
              <table:table-cell office:value-type="float" office:value="0.006209854705572">
                <text:p>0.006209854705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649220533289">
                <text:p>0.0649220533289</text:p>
              </table:table-cell>
              <table:table-cell office:value-type="float" office:value="0.02652824839204">
                <text:p>0.02652824839204</text:p>
              </table:table-cell>
              <table:table-cell office:value-type="float" office:value="0.06814694508754">
                <text:p>0.06814694508754</text:p>
              </table:table-cell>
              <table:table-cell office:value-type="float" office:value="0.006042950704584">
                <text:p>0.006042950704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6502658938628">
                <text:p>0.06502658938628</text:p>
              </table:table-cell>
              <table:table-cell office:value-type="float" office:value="0.0260927828897">
                <text:p>0.0260927828897</text:p>
              </table:table-cell>
              <table:table-cell office:value-type="float" office:value="0.06836472160598">
                <text:p>0.06836472160598</text:p>
              </table:table-cell>
              <table:table-cell office:value-type="float" office:value="0.005898261815182">
                <text:p>0.005898261815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469053068886">
                <text:p>0.06469053068886</text:p>
              </table:table-cell>
              <table:table-cell office:value-type="float" office:value="0.025571058139">
                <text:p>0.025571058139</text:p>
              </table:table-cell>
              <table:table-cell office:value-type="float" office:value="0.06822057541006">
                <text:p>0.06822057541006</text:p>
              </table:table-cell>
              <table:table-cell office:value-type="float" office:value="0.005773915685448">
                <text:p>0.005773915685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6435836245572">
                <text:p>0.06435836245572</text:p>
              </table:table-cell>
              <table:table-cell office:value-type="float" office:value="0.02465866686396">
                <text:p>0.02465866686396</text:p>
              </table:table-cell>
              <table:table-cell office:value-type="float" office:value="0.06754883597866">
                <text:p>0.06754883597866</text:p>
              </table:table-cell>
              <table:table-cell office:value-type="float" office:value="0.005573282594568">
                <text:p>0.005573282594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6504333186498">
                <text:p>0.06504333186498</text:p>
              </table:table-cell>
              <table:table-cell office:value-type="float" office:value="0.02380501855168">
                <text:p>0.02380501855168</text:p>
              </table:table-cell>
              <table:table-cell office:value-type="float" office:value="0.0678863644744">
                <text:p>0.0678863644744</text:p>
              </table:table-cell>
              <table:table-cell office:value-type="float" office:value="0.005402693899966">
                <text:p>0.005402693899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445121375394">
                <text:p>0.06445121375394</text:p>
              </table:table-cell>
              <table:table-cell office:value-type="float" office:value="0.02316204295848">
                <text:p>0.02316204295848</text:p>
              </table:table-cell>
              <table:table-cell office:value-type="float" office:value="0.06873244732288">
                <text:p>0.06873244732288</text:p>
              </table:table-cell>
              <table:table-cell office:value-type="float" office:value="0.005234014023644">
                <text:p>0.005234014023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6443081286114">
                <text:p>0.06443081286114</text:p>
              </table:table-cell>
              <table:table-cell office:value-type="float" office:value="0.02250737154396">
                <text:p>0.02250737154396</text:p>
              </table:table-cell>
              <table:table-cell office:value-type="float" office:value="0.06793770966658">
                <text:p>0.06793770966658</text:p>
              </table:table-cell>
              <table:table-cell office:value-type="float" office:value="0.005133079606416">
                <text:p>0.0051330796064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6401243242874">
                <text:p>0.06401243242874</text:p>
              </table:table-cell>
              <table:table-cell office:value-type="float" office:value="0.02179305921062">
                <text:p>0.02179305921062</text:p>
              </table:table-cell>
              <table:table-cell office:value-type="float" office:value="0.06833493773002">
                <text:p>0.06833493773002</text:p>
              </table:table-cell>
              <table:table-cell office:value-type="float" office:value="0.005041547756642">
                <text:p>0.005041547756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6378451293398">
                <text:p>0.06378451293398</text:p>
              </table:table-cell>
              <table:table-cell office:value-type="float" office:value="0.02123312255894">
                <text:p>0.02123312255894</text:p>
              </table:table-cell>
              <table:table-cell office:value-type="float" office:value="0.06811477187166">
                <text:p>0.06811477187166</text:p>
              </table:table-cell>
              <table:table-cell office:value-type="float" office:value="0.004972820911322">
                <text:p>0.004972820911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6398570923722">
                <text:p>0.06398570923722</text:p>
              </table:table-cell>
              <table:table-cell office:value-type="float" office:value="0.02054358214664">
                <text:p>0.02054358214664</text:p>
              </table:table-cell>
              <table:table-cell office:value-type="float" office:value="0.06732181850746">
                <text:p>0.06732181850746</text:p>
              </table:table-cell>
              <table:table-cell office:value-type="float" office:value="0.004841158958248">
                <text:p>0.004841158958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6378595393338">
                <text:p>0.06378595393338</text:p>
              </table:table-cell>
              <table:table-cell office:value-type="float" office:value="0.02003660555162">
                <text:p>0.02003660555162</text:p>
              </table:table-cell>
              <table:table-cell office:value-type="float" office:value="0.06766920552118">
                <text:p>0.06766920552118</text:p>
              </table:table-cell>
              <table:table-cell office:value-type="float" office:value="0.004713763523886">
                <text:p>0.004713763523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6390249684526">
                <text:p>0.06390249684526</text:p>
              </table:table-cell>
              <table:table-cell office:value-type="float" office:value="0.019589709074">
                <text:p>0.019589709074</text:p>
              </table:table-cell>
              <table:table-cell office:value-type="float" office:value="0.06798449424182">
                <text:p>0.06798449424182</text:p>
              </table:table-cell>
              <table:table-cell office:value-type="float" office:value="0.004614975467078">
                <text:p>0.0046149754670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6301981957744">
                <text:p>0.06301981957744</text:p>
              </table:table-cell>
              <table:table-cell office:value-type="float" office:value="0.01907799701794">
                <text:p>0.01907799701794</text:p>
              </table:table-cell>
              <table:table-cell office:value-type="float" office:value="0.0678631238061">
                <text:p>0.0678631238061</text:p>
              </table:table-cell>
              <table:table-cell office:value-type="float" office:value="0.004529677469232">
                <text:p>0.004529677469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631785712059">
                <text:p>0.0631785712059</text:p>
              </table:table-cell>
              <table:table-cell office:value-type="float" office:value="0.01834080397812">
                <text:p>0.01834080397812</text:p>
              </table:table-cell>
              <table:table-cell office:value-type="float" office:value="0.06790402819994">
                <text:p>0.06790402819994</text:p>
              </table:table-cell>
              <table:table-cell office:value-type="float" office:value="0.004451978802396">
                <text:p>0.004451978802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6334123459774">
                <text:p>0.06334123459774</text:p>
              </table:table-cell>
              <table:table-cell office:value-type="float" office:value="0.01769185683078">
                <text:p>0.01769185683078</text:p>
              </table:table-cell>
              <table:table-cell office:value-type="float" office:value="0.0675942692482">
                <text:p>0.0675942692482</text:p>
              </table:table-cell>
              <table:table-cell office:value-type="float" office:value="0.00438270228977">
                <text:p>0.00438270228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6346282340252">
                <text:p>0.06346282340252</text:p>
              </table:table-cell>
              <table:table-cell office:value-type="float" office:value="0.01715383138502">
                <text:p>0.01715383138502</text:p>
              </table:table-cell>
              <table:table-cell office:value-type="float" office:value="0.06935330342276">
                <text:p>0.06935330342276</text:p>
              </table:table-cell>
              <table:table-cell office:value-type="float" office:value="0.004294278395378">
                <text:p>0.0042942783953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6329495424644">
                <text:p>0.06329495424644</text:p>
              </table:table-cell>
              <table:table-cell office:value-type="float" office:value="0.01658696602588">
                <text:p>0.01658696602588</text:p>
              </table:table-cell>
              <table:table-cell office:value-type="float" office:value="0.06751925179564">
                <text:p>0.06751925179564</text:p>
              </table:table-cell>
              <table:table-cell office:value-type="float" office:value="0.004257167154724">
                <text:p>0.0042571671547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6273059644338">
                <text:p>0.06273059644338</text:p>
              </table:table-cell>
              <table:table-cell office:value-type="float" office:value="0.01640581674678">
                <text:p>0.01640581674678</text:p>
              </table:table-cell>
              <table:table-cell office:value-type="float" office:value="0.06781315427356">
                <text:p>0.06781315427356</text:p>
              </table:table-cell>
              <table:table-cell office:value-type="float" office:value="0.004146243808276">
                <text:p>0.004146243808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630699944833">
                <text:p>0.0630699944833</text:p>
              </table:table-cell>
              <table:table-cell office:value-type="float" office:value="0.01579058448808">
                <text:p>0.01579058448808</text:p>
              </table:table-cell>
              <table:table-cell office:value-type="float" office:value="0.0678964026222">
                <text:p>0.0678964026222</text:p>
              </table:table-cell>
              <table:table-cell office:value-type="float" office:value="0.004080060044344">
                <text:p>0.004080060044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6299347355776">
                <text:p>0.06299347355776</text:p>
              </table:table-cell>
              <table:table-cell office:value-type="float" office:value="0.0152476910498">
                <text:p>0.0152476910498</text:p>
              </table:table-cell>
              <table:table-cell office:value-type="float" office:value="0.06775141634152">
                <text:p>0.06775141634152</text:p>
              </table:table-cell>
              <table:table-cell office:value-type="float" office:value="0.00401924771099">
                <text:p>0.00401924771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6263534186416">
                <text:p>0.06263534186416</text:p>
              </table:table-cell>
              <table:table-cell office:value-type="float" office:value="0.01497267435636">
                <text:p>0.01497267435636</text:p>
              </table:table-cell>
              <table:table-cell office:value-type="float" office:value="0.06832183419888">
                <text:p>0.06832183419888</text:p>
              </table:table-cell>
              <table:table-cell office:value-type="float" office:value="0.003959936776078">
                <text:p>0.003959936776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628026434214">
                <text:p>0.0628026434214</text:p>
              </table:table-cell>
              <table:table-cell office:value-type="float" office:value="0.01465657414258">
                <text:p>0.01465657414258</text:p>
              </table:table-cell>
              <table:table-cell office:value-type="float" office:value="0.06724011117838">
                <text:p>0.06724011117838</text:p>
              </table:table-cell>
              <table:table-cell office:value-type="float" office:value="0.003869162854334">
                <text:p>0.003869162854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6224397277046">
                <text:p>0.06224397277046</text:p>
              </table:table-cell>
              <table:table-cell office:value-type="float" office:value="0.01398835172592">
                <text:p>0.01398835172592</text:p>
              </table:table-cell>
              <table:table-cell office:value-type="float" office:value="0.0677990218242">
                <text:p>0.0677990218242</text:p>
              </table:table-cell>
              <table:table-cell office:value-type="float" office:value="0.00382853680549">
                <text:p>0.003828536805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6227350428982">
                <text:p>0.06227350428982</text:p>
              </table:table-cell>
              <table:table-cell office:value-type="float" office:value="0.01352367344352">
                <text:p>0.01352367344352</text:p>
              </table:table-cell>
              <table:table-cell office:value-type="float" office:value="0.06767696365374">
                <text:p>0.06767696365374</text:p>
              </table:table-cell>
              <table:table-cell office:value-type="float" office:value="0.00381352289234">
                <text:p>0.00381352289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6384052889258">
                <text:p>0.06384052889258</text:p>
              </table:table-cell>
              <table:table-cell office:value-type="float" office:value="0.01316619519636">
                <text:p>0.01316619519636</text:p>
              </table:table-cell>
              <table:table-cell office:value-type="float" office:value="0.06811928356826">
                <text:p>0.06811928356826</text:p>
              </table:table-cell>
              <table:table-cell office:value-type="float" office:value="0.00372797624556">
                <text:p>0.00372797624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6215625170788">
                <text:p>0.06215625170788</text:p>
              </table:table-cell>
              <table:table-cell office:value-type="float" office:value="0.01284110742422">
                <text:p>0.01284110742422</text:p>
              </table:table-cell>
              <table:table-cell office:value-type="float" office:value="0.06806823634084">
                <text:p>0.06806823634084</text:p>
              </table:table-cell>
              <table:table-cell office:value-type="float" office:value="0.003701735621856">
                <text:p>0.003701735621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6178176059328">
                <text:p>0.06178176059328</text:p>
              </table:table-cell>
              <table:table-cell office:value-type="float" office:value="0.0122862419686">
                <text:p>0.0122862419686</text:p>
              </table:table-cell>
              <table:table-cell office:value-type="float" office:value="0.06741542003004">
                <text:p>0.06741542003004</text:p>
              </table:table-cell>
              <table:table-cell office:value-type="float" office:value="0.003624245021318">
                <text:p>0.0036242450213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6149091434466">
                <text:p>0.06149091434466</text:p>
              </table:table-cell>
              <table:table-cell office:value-type="float" office:value="0.01206725713252">
                <text:p>0.01206725713252</text:p>
              </table:table-cell>
              <table:table-cell office:value-type="float" office:value="0.06784652319788">
                <text:p>0.06784652319788</text:p>
              </table:table-cell>
              <table:table-cell office:value-type="float" office:value="0.003582081773874">
                <text:p>0.003582081773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6202229829076">
                <text:p>0.06202229829076</text:p>
              </table:table-cell>
              <table:table-cell office:value-type="float" office:value="0.01165060911712">
                <text:p>0.01165060911712</text:p>
              </table:table-cell>
              <table:table-cell office:value-type="float" office:value="0.0676453810678">
                <text:p>0.0676453810678</text:p>
              </table:table-cell>
              <table:table-cell office:value-type="float" office:value="0.003551143145998">
                <text:p>0.003551143145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6174126168184">
                <text:p>0.06174126168184</text:p>
              </table:table-cell>
              <table:table-cell office:value-type="float" office:value="0.01134003111204">
                <text:p>0.01134003111204</text:p>
              </table:table-cell>
              <table:table-cell office:value-type="float" office:value="0.06797225225886">
                <text:p>0.06797225225886</text:p>
              </table:table-cell>
              <table:table-cell office:value-type="float" office:value="0.003488013622374">
                <text:p>0.003488013622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6165784322158">
                <text:p>0.06165784322158</text:p>
              </table:table-cell>
              <table:table-cell office:value-type="float" office:value="0.01090260288056">
                <text:p>0.01090260288056</text:p>
              </table:table-cell>
              <table:table-cell office:value-type="float" office:value="0.06795614733274">
                <text:p>0.06795614733274</text:p>
              </table:table-cell>
              <table:table-cell office:value-type="float" office:value="0.003458999696976">
                <text:p>0.003458999696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6123492717984">
                <text:p>0.06123492717984</text:p>
              </table:table-cell>
              <table:table-cell office:value-type="float" office:value="0.01070845640246">
                <text:p>0.01070845640246</text:p>
              </table:table-cell>
              <table:table-cell office:value-type="float" office:value="0.06757046235192">
                <text:p>0.06757046235192</text:p>
              </table:table-cell>
              <table:table-cell office:value-type="float" office:value="0.003428718745486">
                <text:p>0.0034287187454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6120273803444">
                <text:p>0.06120273803444</text:p>
              </table:table-cell>
              <table:table-cell office:value-type="float" office:value="0.01015518616502">
                <text:p>0.01015518616502</text:p>
              </table:table-cell>
              <table:table-cell office:value-type="float" office:value="0.06784037619866">
                <text:p>0.06784037619866</text:p>
              </table:table-cell>
              <table:table-cell office:value-type="float" office:value="0.00339222027594">
                <text:p>0.003392220275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6169648233866">
                <text:p>0.06169648233866</text:p>
              </table:table-cell>
              <table:table-cell office:value-type="float" office:value="0.010003141943224">
                <text:p>0.010003141943224</text:p>
              </table:table-cell>
              <table:table-cell office:value-type="float" office:value="0.06737773728764">
                <text:p>0.06737773728764</text:p>
              </table:table-cell>
              <table:table-cell office:value-type="float" office:value="0.003350561888748">
                <text:p>0.0033505618887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6139959815448">
                <text:p>0.06139959815448</text:p>
              </table:table-cell>
              <table:table-cell office:value-type="float" office:value="0.00966565699953">
                <text:p>0.00966565699953</text:p>
              </table:table-cell>
              <table:table-cell office:value-type="float" office:value="0.0675269897896">
                <text:p>0.0675269897896</text:p>
              </table:table-cell>
              <table:table-cell office:value-type="float" office:value="0.00331552644413">
                <text:p>0.00331552644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6134215840586">
                <text:p>0.06134215840586</text:p>
              </table:table-cell>
              <table:table-cell office:value-type="float" office:value="0.00937545950117">
                <text:p>0.00937545950117</text:p>
              </table:table-cell>
              <table:table-cell office:value-type="float" office:value="0.06688555389586">
                <text:p>0.06688555389586</text:p>
              </table:table-cell>
              <table:table-cell office:value-type="float" office:value="0.00328510543319">
                <text:p>0.00328510543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610041809643">
                <text:p>0.0610041809643</text:p>
              </table:table-cell>
              <table:table-cell office:value-type="float" office:value="0.00900035340869">
                <text:p>0.00900035340869</text:p>
              </table:table-cell>
              <table:table-cell office:value-type="float" office:value="0.06750970592234">
                <text:p>0.06750970592234</text:p>
              </table:table-cell>
              <table:table-cell office:value-type="float" office:value="0.00325362075408">
                <text:p>0.00325362075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612876718708">
                <text:p>0.0612876718708</text:p>
              </table:table-cell>
              <table:table-cell office:value-type="float" office:value="0.008758136815848">
                <text:p>0.008758136815848</text:p>
              </table:table-cell>
              <table:table-cell office:value-type="float" office:value="0.06740247356666">
                <text:p>0.06740247356666</text:p>
              </table:table-cell>
              <table:table-cell office:value-type="float" office:value="0.00323315134627">
                <text:p>0.003233151346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6102404614872">
                <text:p>0.06102404614872</text:p>
              </table:table-cell>
              <table:table-cell office:value-type="float" office:value="0.008498581139416">
                <text:p>0.008498581139416</text:p>
              </table:table-cell>
              <table:table-cell office:value-type="float" office:value="0.06789772195752">
                <text:p>0.06789772195752</text:p>
              </table:table-cell>
              <table:table-cell office:value-type="float" office:value="0.003183495813292">
                <text:p>0.003183495813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6068258509406">
                <text:p>0.06068258509406</text:p>
              </table:table-cell>
              <table:table-cell office:value-type="float" office:value="0.008328478286444">
                <text:p>0.008328478286444</text:p>
              </table:table-cell>
              <table:table-cell office:value-type="float" office:value="0.06710103579076">
                <text:p>0.06710103579076</text:p>
              </table:table-cell>
              <table:table-cell office:value-type="float" office:value="0.003175921186644">
                <text:p>0.003175921186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6063429281146">
                <text:p>0.06063429281146</text:p>
              </table:table-cell>
              <table:table-cell office:value-type="float" office:value="0.008040075518868">
                <text:p>0.008040075518868</text:p>
              </table:table-cell>
              <table:table-cell office:value-type="float" office:value="0.06782663520926">
                <text:p>0.06782663520926</text:p>
              </table:table-cell>
              <table:table-cell office:value-type="float" office:value="0.00313308087006">
                <text:p>0.00313308087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6033740209542">
                <text:p>0.06033740209542</text:p>
              </table:table-cell>
              <table:table-cell office:value-type="float" office:value="0.00780587516728">
                <text:p>0.00780587516728</text:p>
              </table:table-cell>
              <table:table-cell office:value-type="float" office:value="0.06732221714718">
                <text:p>0.06732221714718</text:p>
              </table:table-cell>
              <table:table-cell office:value-type="float" office:value="0.00315783219416">
                <text:p>0.00315783219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6017050120688">
                <text:p>0.06017050120688</text:p>
              </table:table-cell>
              <table:table-cell office:value-type="float" office:value="0.007585920352944">
                <text:p>0.007585920352944</text:p>
              </table:table-cell>
              <table:table-cell office:value-type="float" office:value="0.06784154234824">
                <text:p>0.06784154234824</text:p>
              </table:table-cell>
              <table:table-cell office:value-type="float" office:value="0.00309221919044">
                <text:p>0.00309221919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6020946214002">
                <text:p>0.06020946214002</text:p>
              </table:table-cell>
              <table:table-cell office:value-type="float" office:value="0.00740285732744">
                <text:p>0.00740285732744</text:p>
              </table:table-cell>
              <table:table-cell office:value-type="float" office:value="0.06716371912856">
                <text:p>0.06716371912856</text:p>
              </table:table-cell>
              <table:table-cell office:value-type="float" office:value="0.003065882786352">
                <text:p>0.0030658827863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6041968784536">
                <text:p>0.06041968784536</text:p>
              </table:table-cell>
              <table:table-cell office:value-type="float" office:value="0.007069818181062">
                <text:p>0.007069818181062</text:p>
              </table:table-cell>
              <table:table-cell office:value-type="float" office:value="0.06782695307666">
                <text:p>0.06782695307666</text:p>
              </table:table-cell>
              <table:table-cell office:value-type="float" office:value="0.00304787599901">
                <text:p>0.003047875999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5998983059922">
                <text:p>0.05998983059922</text:p>
              </table:table-cell>
              <table:table-cell office:value-type="float" office:value="0.006826554965226">
                <text:p>0.006826554965226</text:p>
              </table:table-cell>
              <table:table-cell office:value-type="float" office:value="0.06879875903128">
                <text:p>0.06879875903128</text:p>
              </table:table-cell>
              <table:table-cell office:value-type="float" office:value="0.00301018161875">
                <text:p>0.0030101816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6002620327158">
                <text:p>0.06002620327158</text:p>
              </table:table-cell>
              <table:table-cell office:value-type="float" office:value="0.006692748831294">
                <text:p>0.006692748831294</text:p>
              </table:table-cell>
              <table:table-cell office:value-type="float" office:value="0.06802417382724">
                <text:p>0.06802417382724</text:p>
              </table:table-cell>
              <table:table-cell office:value-type="float" office:value="0.00297369381029">
                <text:p>0.00297369381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5995773143582">
                <text:p>0.05995773143582</text:p>
              </table:table-cell>
              <table:table-cell office:value-type="float" office:value="0.006493930452008">
                <text:p>0.006493930452008</text:p>
              </table:table-cell>
              <table:table-cell office:value-type="float" office:value="0.06767816315758">
                <text:p>0.06767816315758</text:p>
              </table:table-cell>
              <table:table-cell office:value-type="float" office:value="0.002955595234972">
                <text:p>0.0029555952349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598489161234">
                <text:p>0.0598489161234</text:p>
              </table:table-cell>
              <table:table-cell office:value-type="float" office:value="0.006233822095402">
                <text:p>0.006233822095402</text:p>
              </table:table-cell>
              <table:table-cell office:value-type="float" office:value="0.06725851523466">
                <text:p>0.06725851523466</text:p>
              </table:table-cell>
              <table:table-cell office:value-type="float" office:value="0.002933382837542">
                <text:p>0.002933382837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593546926093">
                <text:p>0.0593546926093</text:p>
              </table:table-cell>
              <table:table-cell office:value-type="float" office:value="0.006109711977262">
                <text:p>0.006109711977262</text:p>
              </table:table-cell>
              <table:table-cell office:value-type="float" office:value="0.06791907237336">
                <text:p>0.06791907237336</text:p>
              </table:table-cell>
              <table:table-cell office:value-type="float" office:value="0.002915678206032">
                <text:p>0.002915678206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5952390311426">
                <text:p>0.05952390311426</text:p>
              </table:table-cell>
              <table:table-cell office:value-type="float" office:value="0.005937516677642">
                <text:p>0.005937516677642</text:p>
              </table:table-cell>
              <table:table-cell office:value-type="float" office:value="0.06763762001488">
                <text:p>0.06763762001488</text:p>
              </table:table-cell>
              <table:table-cell office:value-type="float" office:value="0.002880785152528">
                <text:p>0.002880785152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5914737857336">
                <text:p>0.05914737857336</text:p>
              </table:table-cell>
              <table:table-cell office:value-type="float" office:value="0.00574811339873">
                <text:p>0.00574811339873</text:p>
              </table:table-cell>
              <table:table-cell office:value-type="float" office:value="0.06790704660174">
                <text:p>0.06790704660174</text:p>
              </table:table-cell>
              <table:table-cell office:value-type="float" office:value="0.002866951604384">
                <text:p>0.002866951604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5906883197038">
                <text:p>0.05906883197038</text:p>
              </table:table-cell>
              <table:table-cell office:value-type="float" office:value="0.005590393855866">
                <text:p>0.005590393855866</text:p>
              </table:table-cell>
              <table:table-cell office:value-type="float" office:value="0.06814152426328">
                <text:p>0.06814152426328</text:p>
              </table:table-cell>
              <table:table-cell office:value-type="float" office:value="0.002843164543576">
                <text:p>0.002843164543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5897307233204">
                <text:p>0.05897307233204</text:p>
              </table:table-cell>
              <table:table-cell office:value-type="float" office:value="0.00545757989745">
                <text:p>0.00545757989745</text:p>
              </table:table-cell>
              <table:table-cell office:value-type="float" office:value="0.0684883009291">
                <text:p>0.0684883009291</text:p>
              </table:table-cell>
              <table:table-cell office:value-type="float" office:value="0.00282069044327">
                <text:p>0.002820690443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5890293478316">
                <text:p>0.05890293478316</text:p>
              </table:table-cell>
              <table:table-cell office:value-type="float" office:value="0.00528282148984">
                <text:p>0.00528282148984</text:p>
              </table:table-cell>
              <table:table-cell office:value-type="float" office:value="0.06748941812502">
                <text:p>0.06748941812502</text:p>
              </table:table-cell>
              <table:table-cell office:value-type="float" office:value="0.002795993297956">
                <text:p>0.0027959932979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5941825309058">
                <text:p>0.05941825309058</text:p>
              </table:table-cell>
              <table:table-cell office:value-type="float" office:value="0.00514347408469">
                <text:p>0.00514347408469</text:p>
              </table:table-cell>
              <table:table-cell office:value-type="float" office:value="0.06753058351996">
                <text:p>0.06753058351996</text:p>
              </table:table-cell>
              <table:table-cell office:value-type="float" office:value="0.002791704432678">
                <text:p>0.002791704432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591361155477">
                <text:p>0.0591361155477</text:p>
              </table:table-cell>
              <table:table-cell office:value-type="float" office:value="0.004990267451668">
                <text:p>0.004990267451668</text:p>
              </table:table-cell>
              <table:table-cell office:value-type="float" office:value="0.0671791874335">
                <text:p>0.0671791874335</text:p>
              </table:table-cell>
              <table:table-cell office:value-type="float" office:value="0.00277002540566">
                <text:p>0.002770025405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5910883615548">
                <text:p>0.05910883615548</text:p>
              </table:table-cell>
              <table:table-cell office:value-type="float" office:value="0.004870620363176">
                <text:p>0.004870620363176</text:p>
              </table:table-cell>
              <table:table-cell office:value-type="float" office:value="0.0676169806685">
                <text:p>0.0676169806685</text:p>
              </table:table-cell>
              <table:table-cell office:value-type="float" office:value="0.002745055226384">
                <text:p>0.002745055226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5883783241814">
                <text:p>0.05883783241814</text:p>
              </table:table-cell>
              <table:table-cell office:value-type="float" office:value="0.004694186465944">
                <text:p>0.004694186465944</text:p>
              </table:table-cell>
              <table:table-cell office:value-type="float" office:value="0.0671929077391">
                <text:p>0.0671929077391</text:p>
              </table:table-cell>
              <table:table-cell office:value-type="float" office:value="0.002731077037696">
                <text:p>0.002731077037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584196275422">
                <text:p>0.0584196275422</text:p>
              </table:table-cell>
              <table:table-cell office:value-type="float" office:value="0.004625622332432">
                <text:p>0.004625622332432</text:p>
              </table:table-cell>
              <table:table-cell office:value-type="float" office:value="0.06763329287862">
                <text:p>0.06763329287862</text:p>
              </table:table-cell>
              <table:table-cell office:value-type="float" office:value="0.002716876792668">
                <text:p>0.0027168767926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580346013629">
                <text:p>0.0580346013629</text:p>
              </table:table-cell>
              <table:table-cell office:value-type="float" office:value="0.004443758678706">
                <text:p>0.004443758678706</text:p>
              </table:table-cell>
              <table:table-cell office:value-type="float" office:value="0.06773320525888">
                <text:p>0.06773320525888</text:p>
              </table:table-cell>
              <table:table-cell office:value-type="float" office:value="0.002698042789486">
                <text:p>0.002698042789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5804987552188">
                <text:p>0.05804987552188</text:p>
              </table:table-cell>
              <table:table-cell office:value-type="float" office:value="0.004356502989118">
                <text:p>0.004356502989118</text:p>
              </table:table-cell>
              <table:table-cell office:value-type="float" office:value="0.06790548282588">
                <text:p>0.06790548282588</text:p>
              </table:table-cell>
              <table:table-cell office:value-type="float" office:value="0.002681133240616">
                <text:p>0.0026811332406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5854619804532">
                <text:p>0.05854619804532</text:p>
              </table:table-cell>
              <table:table-cell office:value-type="float" office:value="0.004234889268818">
                <text:p>0.004234889268818</text:p>
              </table:table-cell>
              <table:table-cell office:value-type="float" office:value="0.06660506134636">
                <text:p>0.06660506134636</text:p>
              </table:table-cell>
              <table:table-cell office:value-type="float" office:value="0.002660593500798">
                <text:p>0.002660593500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5792063576134">
                <text:p>0.05792063576134</text:p>
              </table:table-cell>
              <table:table-cell office:value-type="float" office:value="0.00411872884828">
                <text:p>0.00411872884828</text:p>
              </table:table-cell>
              <table:table-cell office:value-type="float" office:value="0.06716474458714">
                <text:p>0.06716474458714</text:p>
              </table:table-cell>
              <table:table-cell office:value-type="float" office:value="0.002650591021018">
                <text:p>0.0026505910210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577978213755">
                <text:p>0.0577978213755</text:p>
              </table:table-cell>
              <table:table-cell office:value-type="float" office:value="0.004088038922414">
                <text:p>0.004088038922414</text:p>
              </table:table-cell>
              <table:table-cell office:value-type="float" office:value="0.0672236394203">
                <text:p>0.0672236394203</text:p>
              </table:table-cell>
              <table:table-cell office:value-type="float" office:value="0.002643793246698">
                <text:p>0.0026437932466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5809337859746">
                <text:p>0.05809337859746</text:p>
              </table:table-cell>
              <table:table-cell office:value-type="float" office:value="0.003903577636288">
                <text:p>0.003903577636288</text:p>
              </table:table-cell>
              <table:table-cell office:value-type="float" office:value="0.06734566800798">
                <text:p>0.06734566800798</text:p>
              </table:table-cell>
              <table:table-cell office:value-type="float" office:value="0.002624485242572">
                <text:p>0.002624485242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5785901295254">
                <text:p>0.05785901295254</text:p>
              </table:table-cell>
              <table:table-cell office:value-type="float" office:value="0.003862650365552">
                <text:p>0.003862650365552</text:p>
              </table:table-cell>
              <table:table-cell office:value-type="float" office:value="0.06702119200772">
                <text:p>0.06702119200772</text:p>
              </table:table-cell>
              <table:table-cell office:value-type="float" office:value="0.002610933494238">
                <text:p>0.0026109334942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579280057131">
                <text:p>0.0579280057131</text:p>
              </table:table-cell>
              <table:table-cell office:value-type="float" office:value="0.003739069931582">
                <text:p>0.003739069931582</text:p>
              </table:table-cell>
              <table:table-cell office:value-type="float" office:value="0.06740757003892">
                <text:p>0.06740757003892</text:p>
              </table:table-cell>
              <table:table-cell office:value-type="float" office:value="0.002590224530382">
                <text:p>0.0025902245303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5808869286902">
                <text:p>0.05808869286902</text:p>
              </table:table-cell>
              <table:table-cell office:value-type="float" office:value="0.003630339976626">
                <text:p>0.003630339976626</text:p>
              </table:table-cell>
              <table:table-cell office:value-type="float" office:value="0.0670099231271">
                <text:p>0.0670099231271</text:p>
              </table:table-cell>
              <table:table-cell office:value-type="float" office:value="0.002575135042794">
                <text:p>0.0025751350427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5867451136504">
                <text:p>0.05867451136504</text:p>
              </table:table-cell>
              <table:table-cell office:value-type="float" office:value="0.003570029702632">
                <text:p>0.003570029702632</text:p>
              </table:table-cell>
              <table:table-cell office:value-type="float" office:value="0.06711384444778">
                <text:p>0.06711384444778</text:p>
              </table:table-cell>
              <table:table-cell office:value-type="float" office:value="0.002575503917844">
                <text:p>0.0025755039178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5826006155716">
                <text:p>0.05826006155716</text:p>
              </table:table-cell>
              <table:table-cell office:value-type="float" office:value="0.00347324011251">
                <text:p>0.00347324011251</text:p>
              </table:table-cell>
              <table:table-cell office:value-type="float" office:value="0.06712455390898">
                <text:p>0.06712455390898</text:p>
              </table:table-cell>
              <table:table-cell office:value-type="float" office:value="0.002553677419244">
                <text:p>0.002553677419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572911928076">
                <text:p>0.0572911928076</text:p>
              </table:table-cell>
              <table:table-cell office:value-type="float" office:value="0.00339240649682">
                <text:p>0.00339240649682</text:p>
              </table:table-cell>
              <table:table-cell office:value-type="float" office:value="0.0670872753444">
                <text:p>0.0670872753444</text:p>
              </table:table-cell>
              <table:table-cell office:value-type="float" office:value="0.0025426209969">
                <text:p>0.00254262099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5700430358944">
                <text:p>0.05700430358944</text:p>
              </table:table-cell>
              <table:table-cell office:value-type="float" office:value="0.003295707030162">
                <text:p>0.003295707030162</text:p>
              </table:table-cell>
              <table:table-cell office:value-type="float" office:value="0.06705612779298">
                <text:p>0.06705612779298</text:p>
              </table:table-cell>
              <table:table-cell office:value-type="float" office:value="0.00253093096926">
                <text:p>0.002530930969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5669225735032">
                <text:p>0.05669225735032</text:p>
              </table:table-cell>
              <table:table-cell office:value-type="float" office:value="0.003231598216546">
                <text:p>0.003231598216546</text:p>
              </table:table-cell>
              <table:table-cell office:value-type="float" office:value="0.06699448616982">
                <text:p>0.06699448616982</text:p>
              </table:table-cell>
              <table:table-cell office:value-type="float" office:value="0.00251685935482">
                <text:p>0.002516859354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5690931444796">
                <text:p>0.05690931444796</text:p>
              </table:table-cell>
              <table:table-cell office:value-type="float" office:value="0.00315947652831">
                <text:p>0.00315947652831</text:p>
              </table:table-cell>
              <table:table-cell office:value-type="float" office:value="0.06722947769266">
                <text:p>0.06722947769266</text:p>
              </table:table-cell>
              <table:table-cell office:value-type="float" office:value="0.002501703850936">
                <text:p>0.00250170385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5669324776384">
                <text:p>0.05669324776384</text:p>
              </table:table-cell>
              <table:table-cell office:value-type="float" office:value="0.003089955821952">
                <text:p>0.003089955821952</text:p>
              </table:table-cell>
              <table:table-cell office:value-type="float" office:value="0.06739911167882">
                <text:p>0.06739911167882</text:p>
              </table:table-cell>
              <table:table-cell office:value-type="float" office:value="0.0024870278764">
                <text:p>0.00248702787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5670790090048">
                <text:p>0.05670790090048</text:p>
              </table:table-cell>
              <table:table-cell office:value-type="float" office:value="0.003010995050356">
                <text:p>0.003010995050356</text:p>
              </table:table-cell>
              <table:table-cell office:value-type="float" office:value="0.06771417874656">
                <text:p>0.06771417874656</text:p>
              </table:table-cell>
              <table:table-cell office:value-type="float" office:value="0.002478331363584">
                <text:p>0.002478331363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5613049664214">
                <text:p>0.05613049664214</text:p>
              </table:table-cell>
              <table:table-cell office:value-type="float" office:value="0.002957854078498">
                <text:p>0.002957854078498</text:p>
              </table:table-cell>
              <table:table-cell office:value-type="float" office:value="0.0671627344661">
                <text:p>0.0671627344661</text:p>
              </table:table-cell>
              <table:table-cell office:value-type="float" office:value="0.002467465020236">
                <text:p>0.0024674650202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5685512284538">
                <text:p>0.05685512284538</text:p>
              </table:table-cell>
              <table:table-cell office:value-type="float" office:value="0.00289196562688">
                <text:p>0.00289196562688</text:p>
              </table:table-cell>
              <table:table-cell office:value-type="float" office:value="0.06754152919478">
                <text:p>0.06754152919478</text:p>
              </table:table-cell>
              <table:table-cell office:value-type="float" office:value="0.002454684828748">
                <text:p>0.0024546848287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5658179320684">
                <text:p>0.05658179320684</text:p>
              </table:table-cell>
              <table:table-cell office:value-type="float" office:value="0.002816957863434">
                <text:p>0.002816957863434</text:p>
              </table:table-cell>
              <table:table-cell office:value-type="float" office:value="0.06719153861902">
                <text:p>0.06719153861902</text:p>
              </table:table-cell>
              <table:table-cell office:value-type="float" office:value="0.002446875429522">
                <text:p>0.0024468754295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5673652301088">
                <text:p>0.05673652301088</text:p>
              </table:table-cell>
              <table:table-cell office:value-type="float" office:value="0.002770901969052">
                <text:p>0.002770901969052</text:p>
              </table:table-cell>
              <table:table-cell office:value-type="float" office:value="0.06784163601022">
                <text:p>0.06784163601022</text:p>
              </table:table-cell>
              <table:table-cell office:value-type="float" office:value="0.002442237233602">
                <text:p>0.0024422372336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563226018544">
                <text:p>0.0563226018544</text:p>
              </table:table-cell>
              <table:table-cell office:value-type="float" office:value="0.002712889154094">
                <text:p>0.002712889154094</text:p>
              </table:table-cell>
              <table:table-cell office:value-type="float" office:value="0.0676388495376">
                <text:p>0.0676388495376</text:p>
              </table:table-cell>
              <table:table-cell office:value-type="float" office:value="0.002428386508488">
                <text:p>0.002428386508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5610503107038">
                <text:p>0.05610503107038</text:p>
              </table:table-cell>
              <table:table-cell office:value-type="float" office:value="0.00265287327719">
                <text:p>0.00265287327719</text:p>
              </table:table-cell>
              <table:table-cell office:value-type="float" office:value="0.06754496818882">
                <text:p>0.06754496818882</text:p>
              </table:table-cell>
              <table:table-cell office:value-type="float" office:value="0.002419136759614">
                <text:p>0.0024191367596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5597507851794">
                <text:p>0.05597507851794</text:p>
              </table:table-cell>
              <table:table-cell office:value-type="float" office:value="0.002612027333342">
                <text:p>0.002612027333342</text:p>
              </table:table-cell>
              <table:table-cell office:value-type="float" office:value="0.06708577825934">
                <text:p>0.06708577825934</text:p>
              </table:table-cell>
              <table:table-cell office:value-type="float" office:value="0.002406044338602">
                <text:p>0.0024060443386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5572909100086">
                <text:p>0.05572909100086</text:p>
              </table:table-cell>
              <table:table-cell office:value-type="float" office:value="0.002562915715486">
                <text:p>0.002562915715486</text:p>
              </table:table-cell>
              <table:table-cell office:value-type="float" office:value="0.06765131257874">
                <text:p>0.06765131257874</text:p>
              </table:table-cell>
              <table:table-cell office:value-type="float" office:value="0.00239362861972">
                <text:p>0.002393628619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5582459704762">
                <text:p>0.05582459704762</text:p>
              </table:table-cell>
              <table:table-cell office:value-type="float" office:value="0.002539695027084">
                <text:p>0.002539695027084</text:p>
              </table:table-cell>
              <table:table-cell office:value-type="float" office:value="0.06726704417422">
                <text:p>0.06726704417422</text:p>
              </table:table-cell>
              <table:table-cell office:value-type="float" office:value="0.002382102078692">
                <text:p>0.0023821020786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5540461298138">
                <text:p>0.05540461298138</text:p>
              </table:table-cell>
              <table:table-cell office:value-type="float" office:value="0.002467136104718">
                <text:p>0.002467136104718</text:p>
              </table:table-cell>
              <table:table-cell office:value-type="float" office:value="0.06761815988746">
                <text:p>0.06761815988746</text:p>
              </table:table-cell>
              <table:table-cell office:value-type="float" office:value="0.002371737788468">
                <text:p>0.0023717377884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5586257763554">
                <text:p>0.05586257763554</text:p>
              </table:table-cell>
              <table:table-cell office:value-type="float" office:value="0.00242240291673">
                <text:p>0.00242240291673</text:p>
              </table:table-cell>
              <table:table-cell office:value-type="float" office:value="0.06686652058174">
                <text:p>0.06686652058174</text:p>
              </table:table-cell>
              <table:table-cell office:value-type="float" office:value="0.002361700835174">
                <text:p>0.002361700835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5515061861036">
                <text:p>0.05515061861036</text:p>
              </table:table-cell>
              <table:table-cell office:value-type="float" office:value="0.002393221519182">
                <text:p>0.002393221519182</text:p>
              </table:table-cell>
              <table:table-cell office:value-type="float" office:value="0.06716000933284">
                <text:p>0.06716000933284</text:p>
              </table:table-cell>
              <table:table-cell office:value-type="float" office:value="0.002353974520308">
                <text:p>0.002353974520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5555267017436">
                <text:p>0.05555267017436</text:p>
              </table:table-cell>
              <table:table-cell office:value-type="float" office:value="0.002340099128694">
                <text:p>0.002340099128694</text:p>
              </table:table-cell>
              <table:table-cell office:value-type="float" office:value="0.06700386593918">
                <text:p>0.06700386593918</text:p>
              </table:table-cell>
              <table:table-cell office:value-type="float" office:value="0.00234665689877">
                <text:p>0.002346656898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5519021504794">
                <text:p>0.05519021504794</text:p>
              </table:table-cell>
              <table:table-cell office:value-type="float" office:value="0.002297784904756">
                <text:p>0.002297784904756</text:p>
              </table:table-cell>
              <table:table-cell office:value-type="float" office:value="0.066910657317">
                <text:p>0.066910657317</text:p>
              </table:table-cell>
              <table:table-cell office:value-type="float" office:value="0.002343960819206">
                <text:p>0.0023439608192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5503878558116">
                <text:p>0.05503878558116</text:p>
              </table:table-cell>
              <table:table-cell office:value-type="float" office:value="0.002273803379108">
                <text:p>0.002273803379108</text:p>
              </table:table-cell>
              <table:table-cell office:value-type="float" office:value="0.06787789389102">
                <text:p>0.06787789389102</text:p>
              </table:table-cell>
              <table:table-cell office:value-type="float" office:value="0.002324839125494">
                <text:p>0.002324839125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5463282813526">
                <text:p>0.05463282813526</text:p>
              </table:table-cell>
              <table:table-cell office:value-type="float" office:value="0.002226178328156">
                <text:p>0.002226178328156</text:p>
              </table:table-cell>
              <table:table-cell office:value-type="float" office:value="0.06808311553298">
                <text:p>0.06808311553298</text:p>
              </table:table-cell>
              <table:table-cell office:value-type="float" office:value="0.002316276630122">
                <text:p>0.002316276630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5472414107306">
                <text:p>0.05472414107306</text:p>
              </table:table-cell>
              <table:table-cell office:value-type="float" office:value="0.00218823192347">
                <text:p>0.00218823192347</text:p>
              </table:table-cell>
              <table:table-cell office:value-type="float" office:value="0.06702116789624">
                <text:p>0.06702116789624</text:p>
              </table:table-cell>
              <table:table-cell office:value-type="float" office:value="0.002302853672264">
                <text:p>0.002302853672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550361679289">
                <text:p>0.0550361679289</text:p>
              </table:table-cell>
              <table:table-cell office:value-type="float" office:value="0.002155540482156">
                <text:p>0.002155540482156</text:p>
              </table:table-cell>
              <table:table-cell office:value-type="float" office:value="0.0671970343493">
                <text:p>0.0671970343493</text:p>
              </table:table-cell>
              <table:table-cell office:value-type="float" office:value="0.002294853509354">
                <text:p>0.0022948535093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546741833151">
                <text:p>0.0546741833151</text:p>
              </table:table-cell>
              <table:table-cell office:value-type="float" office:value="0.002127208505428">
                <text:p>0.002127208505428</text:p>
              </table:table-cell>
              <table:table-cell office:value-type="float" office:value="0.06721412894206">
                <text:p>0.06721412894206</text:p>
              </table:table-cell>
              <table:table-cell office:value-type="float" office:value="0.002291544565622">
                <text:p>0.0022915445656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5459973466276">
                <text:p>0.05459973466276</text:p>
              </table:table-cell>
              <table:table-cell office:value-type="float" office:value="0.002088953838156">
                <text:p>0.002088953838156</text:p>
              </table:table-cell>
              <table:table-cell office:value-type="float" office:value="0.06772850611256">
                <text:p>0.06772850611256</text:p>
              </table:table-cell>
              <table:table-cell office:value-type="float" office:value="0.002278569638738">
                <text:p>0.0022785696387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5422785557732">
                <text:p>0.05422785557732</text:p>
              </table:table-cell>
              <table:table-cell office:value-type="float" office:value="0.002068321322234">
                <text:p>0.002068321322234</text:p>
              </table:table-cell>
              <table:table-cell office:value-type="float" office:value="0.06763983512932">
                <text:p>0.06763983512932</text:p>
              </table:table-cell>
              <table:table-cell office:value-type="float" office:value="0.002272376167298">
                <text:p>0.0022723761672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5468219353588">
                <text:p>0.05468219353588</text:p>
              </table:table-cell>
              <table:table-cell office:value-type="float" office:value="0.002041638579258">
                <text:p>0.002041638579258</text:p>
              </table:table-cell>
              <table:table-cell office:value-type="float" office:value="0.06740076315286">
                <text:p>0.06740076315286</text:p>
              </table:table-cell>
              <table:table-cell office:value-type="float" office:value="0.002264741053644">
                <text:p>0.002264741053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5441045614398">
                <text:p>0.05441045614398</text:p>
              </table:table-cell>
              <table:table-cell office:value-type="float" office:value="0.002007996802758">
                <text:p>0.002007996802758</text:p>
              </table:table-cell>
              <table:table-cell office:value-type="float" office:value="0.06724594933406">
                <text:p>0.06724594933406</text:p>
              </table:table-cell>
              <table:table-cell office:value-type="float" office:value="0.002256548712668">
                <text:p>0.0022565487126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541411850953">
                <text:p>0.0541411850953</text:p>
              </table:table-cell>
              <table:table-cell office:value-type="float" office:value="0.00197776003578">
                <text:p>0.00197776003578</text:p>
              </table:table-cell>
              <table:table-cell office:value-type="float" office:value="0.06818166773144">
                <text:p>0.06818166773144</text:p>
              </table:table-cell>
              <table:table-cell office:value-type="float" office:value="0.00224869643879">
                <text:p>0.002248696438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5425261704854">
                <text:p>0.05425261704854</text:p>
              </table:table-cell>
              <table:table-cell office:value-type="float" office:value="0.001944381595518">
                <text:p>0.001944381595518</text:p>
              </table:table-cell>
              <table:table-cell office:value-type="float" office:value="0.067120635531">
                <text:p>0.067120635531</text:p>
              </table:table-cell>
              <table:table-cell office:value-type="float" office:value="0.002242811577832">
                <text:p>0.002242811577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5371680514976">
                <text:p>0.05371680514976</text:p>
              </table:table-cell>
              <table:table-cell office:value-type="float" office:value="0.001913801927022">
                <text:p>0.001913801927022</text:p>
              </table:table-cell>
              <table:table-cell office:value-type="float" office:value="0.0682019100032">
                <text:p>0.0682019100032</text:p>
              </table:table-cell>
              <table:table-cell office:value-type="float" office:value="0.00223532152543">
                <text:p>0.002235321525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5384685045628">
                <text:p>0.05384685045628</text:p>
              </table:table-cell>
              <table:table-cell office:value-type="float" office:value="0.001912067324482">
                <text:p>0.001912067324482</text:p>
              </table:table-cell>
              <table:table-cell office:value-type="float" office:value="0.06844465863886">
                <text:p>0.06844465863886</text:p>
              </table:table-cell>
              <table:table-cell office:value-type="float" office:value="0.002229677634468">
                <text:p>0.002229677634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5442060998046">
                <text:p>0.05442060998046</text:p>
              </table:table-cell>
              <table:table-cell office:value-type="float" office:value="0.001866688053152">
                <text:p>0.001866688053152</text:p>
              </table:table-cell>
              <table:table-cell office:value-type="float" office:value="0.06704455246166">
                <text:p>0.06704455246166</text:p>
              </table:table-cell>
              <table:table-cell office:value-type="float" office:value="0.00222150149427">
                <text:p>0.002221501494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5327352544932">
                <text:p>0.05327352544932</text:p>
              </table:table-cell>
              <table:table-cell office:value-type="float" office:value="0.001852693159882">
                <text:p>0.001852693159882</text:p>
              </table:table-cell>
              <table:table-cell office:value-type="float" office:value="0.06782986381304">
                <text:p>0.06782986381304</text:p>
              </table:table-cell>
              <table:table-cell office:value-type="float" office:value="0.00221550014866">
                <text:p>0.002215500148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5418253290324">
                <text:p>0.05418253290324</text:p>
              </table:table-cell>
              <table:table-cell office:value-type="float" office:value="0.001823323623092">
                <text:p>0.001823323623092</text:p>
              </table:table-cell>
              <table:table-cell office:value-type="float" office:value="0.06717521477698">
                <text:p>0.06717521477698</text:p>
              </table:table-cell>
              <table:table-cell office:value-type="float" office:value="0.002208811042098">
                <text:p>0.0022088110420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5309870677324">
                <text:p>0.05309870677324</text:p>
              </table:table-cell>
              <table:table-cell office:value-type="float" office:value="0.001799617987682">
                <text:p>0.001799617987682</text:p>
              </table:table-cell>
              <table:table-cell office:value-type="float" office:value="0.06730989691338">
                <text:p>0.06730989691338</text:p>
              </table:table-cell>
              <table:table-cell office:value-type="float" office:value="0.002202376363746">
                <text:p>0.002202376363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5321070541544">
                <text:p>0.05321070541544</text:p>
              </table:table-cell>
              <table:table-cell office:value-type="float" office:value="0.001782332245856">
                <text:p>0.001782332245856</text:p>
              </table:table-cell>
              <table:table-cell office:value-type="float" office:value="0.06681701324094">
                <text:p>0.06681701324094</text:p>
              </table:table-cell>
              <table:table-cell office:value-type="float" office:value="0.002192569574128">
                <text:p>0.002192569574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5287630459878">
                <text:p>0.05287630459878</text:p>
              </table:table-cell>
              <table:table-cell office:value-type="float" office:value="0.001758809951562">
                <text:p>0.001758809951562</text:p>
              </table:table-cell>
              <table:table-cell office:value-type="float" office:value="0.06753474921448">
                <text:p>0.06753474921448</text:p>
              </table:table-cell>
              <table:table-cell office:value-type="float" office:value="0.00218813061402">
                <text:p>0.002188130614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5332871039782">
                <text:p>0.05332871039782</text:p>
              </table:table-cell>
              <table:table-cell office:value-type="float" office:value="0.001738168218116">
                <text:p>0.001738168218116</text:p>
              </table:table-cell>
              <table:table-cell office:value-type="float" office:value="0.06721540679384">
                <text:p>0.06721540679384</text:p>
              </table:table-cell>
              <table:table-cell office:value-type="float" office:value="0.002182619684448">
                <text:p>0.0021826196844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5308780906706">
                <text:p>0.05308780906706</text:p>
              </table:table-cell>
              <table:table-cell office:value-type="float" office:value="0.001715310574966">
                <text:p>0.001715310574966</text:p>
              </table:table-cell>
              <table:table-cell office:value-type="float" office:value="0.06698350721186">
                <text:p>0.06698350721186</text:p>
              </table:table-cell>
              <table:table-cell office:value-type="float" office:value="0.002175933696772">
                <text:p>0.0021759336967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5261571572716">
                <text:p>0.05261571572716</text:p>
              </table:table-cell>
              <table:table-cell office:value-type="float" office:value="0.001706269522408">
                <text:p>0.001706269522408</text:p>
              </table:table-cell>
              <table:table-cell office:value-type="float" office:value="0.0667778680004">
                <text:p>0.0667778680004</text:p>
              </table:table-cell>
              <table:table-cell office:value-type="float" office:value="0.002170695428978">
                <text:p>0.0021706954289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5281882180414">
                <text:p>0.05281882180414</text:p>
              </table:table-cell>
              <table:table-cell office:value-type="float" office:value="0.001679019511574">
                <text:p>0.001679019511574</text:p>
              </table:table-cell>
              <table:table-cell office:value-type="float" office:value="0.06732192461884">
                <text:p>0.06732192461884</text:p>
              </table:table-cell>
              <table:table-cell office:value-type="float" office:value="0.002167548459934">
                <text:p>0.0021675484599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5263668422452">
                <text:p>0.05263668422452</text:p>
              </table:table-cell>
              <table:table-cell office:value-type="float" office:value="0.001660641914006">
                <text:p>0.001660641914006</text:p>
              </table:table-cell>
              <table:table-cell office:value-type="float" office:value="0.06707068852748">
                <text:p>0.06707068852748</text:p>
              </table:table-cell>
              <table:table-cell office:value-type="float" office:value="0.002160307865492">
                <text:p>0.002160307865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5233716267274">
                <text:p>0.05233716267274</text:p>
              </table:table-cell>
              <table:table-cell office:value-type="float" office:value="0.0016509376479">
                <text:p>0.0016509376479</text:p>
              </table:table-cell>
              <table:table-cell office:value-type="float" office:value="0.06737463031502">
                <text:p>0.06737463031502</text:p>
              </table:table-cell>
              <table:table-cell office:value-type="float" office:value="0.002155550011224">
                <text:p>0.002155550011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5228999057648">
                <text:p>0.05228999057648</text:p>
              </table:table-cell>
              <table:table-cell office:value-type="float" office:value="0.001630208197002">
                <text:p>0.001630208197002</text:p>
              </table:table-cell>
              <table:table-cell office:value-type="float" office:value="0.0669594129312">
                <text:p>0.0669594129312</text:p>
              </table:table-cell>
              <table:table-cell office:value-type="float" office:value="0.002151046174848">
                <text:p>0.00215104617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522212051782">
                <text:p>0.0522212051782</text:p>
              </table:table-cell>
              <table:table-cell office:value-type="float" office:value="0.00161664574312">
                <text:p>0.00161664574312</text:p>
              </table:table-cell>
              <table:table-cell office:value-type="float" office:value="0.06754474156298">
                <text:p>0.06754474156298</text:p>
              </table:table-cell>
              <table:table-cell office:value-type="float" office:value="0.002146301086736">
                <text:p>0.0021463010867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5201438194516">
                <text:p>0.05201438194516</text:p>
              </table:table-cell>
              <table:table-cell office:value-type="float" office:value="0.00160277471017">
                <text:p>0.00160277471017</text:p>
              </table:table-cell>
              <table:table-cell office:value-type="float" office:value="0.0669916141525">
                <text:p>0.0669916141525</text:p>
              </table:table-cell>
              <table:table-cell office:value-type="float" office:value="0.002143602607974">
                <text:p>0.0021436026079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5176799379826">
                <text:p>0.05176799379826</text:p>
              </table:table-cell>
              <table:table-cell office:value-type="float" office:value="0.00158626347611">
                <text:p>0.00158626347611</text:p>
              </table:table-cell>
              <table:table-cell office:value-type="float" office:value="0.0673244540811">
                <text:p>0.0673244540811</text:p>
              </table:table-cell>
              <table:table-cell office:value-type="float" office:value="0.002137885146958">
                <text:p>0.0021378851469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5183126192382">
                <text:p>0.05183126192382</text:p>
              </table:table-cell>
              <table:table-cell office:value-type="float" office:value="0.001578091781048">
                <text:p>0.001578091781048</text:p>
              </table:table-cell>
              <table:table-cell office:value-type="float" office:value="0.06705529181746">
                <text:p>0.06705529181746</text:p>
              </table:table-cell>
              <table:table-cell office:value-type="float" office:value="0.002133104030632">
                <text:p>0.002133104030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5141486827148">
                <text:p>0.05141486827148</text:p>
              </table:table-cell>
              <table:table-cell office:value-type="float" office:value="0.001561220890916">
                <text:p>0.001561220890916</text:p>
              </table:table-cell>
              <table:table-cell office:value-type="float" office:value="0.06739918616654">
                <text:p>0.06739918616654</text:p>
              </table:table-cell>
              <table:table-cell office:value-type="float" office:value="0.002128564131122">
                <text:p>0.0021285641311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523840031366">
                <text:p>0.0523840031366</text:p>
              </table:table-cell>
              <table:table-cell office:value-type="float" office:value="0.00154272172339">
                <text:p>0.00154272172339</text:p>
              </table:table-cell>
              <table:table-cell office:value-type="float" office:value="0.06722345573224">
                <text:p>0.06722345573224</text:p>
              </table:table-cell>
              <table:table-cell office:value-type="float" office:value="0.002124518400738">
                <text:p>0.0021245184007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518631847578">
                <text:p>0.0518631847578</text:p>
              </table:table-cell>
              <table:table-cell office:value-type="float" office:value="0.001530385830776">
                <text:p>0.001530385830776</text:p>
              </table:table-cell>
              <table:table-cell office:value-type="float" office:value="0.0674536721799">
                <text:p>0.0674536721799</text:p>
              </table:table-cell>
              <table:table-cell office:value-type="float" office:value="0.002118901251394">
                <text:p>0.0021189012513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516058210279">
                <text:p>0.0516058210279</text:p>
              </table:table-cell>
              <table:table-cell office:value-type="float" office:value="0.001516435679574">
                <text:p>0.001516435679574</text:p>
              </table:table-cell>
              <table:table-cell office:value-type="float" office:value="0.06750468440778">
                <text:p>0.06750468440778</text:p>
              </table:table-cell>
              <table:table-cell office:value-type="float" office:value="0.00211540197874">
                <text:p>0.002115401978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511584326188">
                <text:p>0.0511584326188</text:p>
              </table:table-cell>
              <table:table-cell office:value-type="float" office:value="0.001504616654594">
                <text:p>0.001504616654594</text:p>
              </table:table-cell>
              <table:table-cell office:value-type="float" office:value="0.06687016150584">
                <text:p>0.06687016150584</text:p>
              </table:table-cell>
              <table:table-cell office:value-type="float" office:value="0.00211364470398">
                <text:p>0.00211364470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5135710400818">
                <text:p>0.05135710400818</text:p>
              </table:table-cell>
              <table:table-cell office:value-type="float" office:value="0.001495885756626">
                <text:p>0.001495885756626</text:p>
              </table:table-cell>
              <table:table-cell office:value-type="float" office:value="0.06668616709286">
                <text:p>0.06668616709286</text:p>
              </table:table-cell>
              <table:table-cell office:value-type="float" office:value="0.002108634124322">
                <text:p>0.0021086341243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5108857369842">
                <text:p>0.05108857369842</text:p>
              </table:table-cell>
              <table:table-cell office:value-type="float" office:value="0.001479927138188">
                <text:p>0.001479927138188</text:p>
              </table:table-cell>
              <table:table-cell office:value-type="float" office:value="0.06725788442186">
                <text:p>0.06725788442186</text:p>
              </table:table-cell>
              <table:table-cell office:value-type="float" office:value="0.002104980352854">
                <text:p>0.0021049803528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511593788744">
                <text:p>0.0511593788744</text:p>
              </table:table-cell>
              <table:table-cell office:value-type="float" office:value="0.001470424451054">
                <text:p>0.001470424451054</text:p>
              </table:table-cell>
              <table:table-cell office:value-type="float" office:value="0.06675752136034">
                <text:p>0.06675752136034</text:p>
              </table:table-cell>
              <table:table-cell office:value-type="float" office:value="0.00209983703319">
                <text:p>0.002099837033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5068574599194">
                <text:p>0.05068574599194</text:p>
              </table:table-cell>
              <table:table-cell office:value-type="float" office:value="0.001457439217334">
                <text:p>0.001457439217334</text:p>
              </table:table-cell>
              <table:table-cell office:value-type="float" office:value="0.06743860938564">
                <text:p>0.06743860938564</text:p>
              </table:table-cell>
              <table:table-cell office:value-type="float" office:value="0.002096049407268">
                <text:p>0.0020960494072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5070481364722">
                <text:p>0.05070481364722</text:p>
              </table:table-cell>
              <table:table-cell office:value-type="float" office:value="0.001444807065022">
                <text:p>0.001444807065022</text:p>
              </table:table-cell>
              <table:table-cell office:value-type="float" office:value="0.06697895358032">
                <text:p>0.06697895358032</text:p>
              </table:table-cell>
              <table:table-cell office:value-type="float" office:value="0.002091891067952">
                <text:p>0.002091891067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5049712539276">
                <text:p>0.05049712539276</text:p>
              </table:table-cell>
              <table:table-cell office:value-type="float" office:value="0.00143468141359">
                <text:p>0.00143468141359</text:p>
              </table:table-cell>
              <table:table-cell office:value-type="float" office:value="0.067317455647">
                <text:p>0.067317455647</text:p>
              </table:table-cell>
              <table:table-cell office:value-type="float" office:value="0.002085915448436">
                <text:p>0.0020859154484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5042077086384">
                <text:p>0.05042077086384</text:p>
              </table:table-cell>
              <table:table-cell office:value-type="float" office:value="0.001423462223808">
                <text:p>0.001423462223808</text:p>
              </table:table-cell>
              <table:table-cell office:value-type="float" office:value="0.06769480333558">
                <text:p>0.06769480333558</text:p>
              </table:table-cell>
              <table:table-cell office:value-type="float" office:value="0.002082654313866">
                <text:p>0.002082654313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5043934217834">
                <text:p>0.05043934217834</text:p>
              </table:table-cell>
              <table:table-cell office:value-type="float" office:value="0.001412387841038">
                <text:p>0.001412387841038</text:p>
              </table:table-cell>
              <table:table-cell office:value-type="float" office:value="0.06735917824892">
                <text:p>0.06735917824892</text:p>
              </table:table-cell>
              <table:table-cell office:value-type="float" office:value="0.002078830716048">
                <text:p>0.0020788307160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4990989495618">
                <text:p>0.04990989495618</text:p>
              </table:table-cell>
              <table:table-cell office:value-type="float" office:value="0.001403335797292">
                <text:p>0.001403335797292</text:p>
              </table:table-cell>
              <table:table-cell office:value-type="float" office:value="0.0668420202363">
                <text:p>0.0668420202363</text:p>
              </table:table-cell>
              <table:table-cell office:value-type="float" office:value="0.002076339945302">
                <text:p>0.0020763399453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5016634782014">
                <text:p>0.05016634782014</text:p>
              </table:table-cell>
              <table:table-cell office:value-type="float" office:value="0.001391708171976">
                <text:p>0.001391708171976</text:p>
              </table:table-cell>
              <table:table-cell office:value-type="float" office:value="0.06692793561936">
                <text:p>0.06692793561936</text:p>
              </table:table-cell>
              <table:table-cell office:value-type="float" office:value="0.002072486522194">
                <text:p>0.0020724865221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5000663426548">
                <text:p>0.05000663426548</text:p>
              </table:table-cell>
              <table:table-cell office:value-type="float" office:value="0.001387299981112">
                <text:p>0.001387299981112</text:p>
              </table:table-cell>
              <table:table-cell office:value-type="float" office:value="0.06680034006318">
                <text:p>0.06680034006318</text:p>
              </table:table-cell>
              <table:table-cell office:value-type="float" office:value="0.002069690279358">
                <text:p>0.0020696902793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499426593518">
                <text:p>0.0499426593518</text:p>
              </table:table-cell>
              <table:table-cell office:value-type="float" office:value="0.001381780245872">
                <text:p>0.001381780245872</text:p>
              </table:table-cell>
              <table:table-cell office:value-type="float" office:value="0.06676469144082">
                <text:p>0.06676469144082</text:p>
              </table:table-cell>
              <table:table-cell office:value-type="float" office:value="0.0020658710485">
                <text:p>0.00206587104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4986779985634">
                <text:p>0.04986779985634</text:p>
              </table:table-cell>
              <table:table-cell office:value-type="float" office:value="0.001369354517144">
                <text:p>0.001369354517144</text:p>
              </table:table-cell>
              <table:table-cell office:value-type="float" office:value="0.06706143918438">
                <text:p>0.06706143918438</text:p>
              </table:table-cell>
              <table:table-cell office:value-type="float" office:value="0.002064175051128">
                <text:p>0.002064175051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502394964669">
                <text:p>0.0502394964669</text:p>
              </table:table-cell>
              <table:table-cell office:value-type="float" office:value="0.001360053082732">
                <text:p>0.001360053082732</text:p>
              </table:table-cell>
              <table:table-cell office:value-type="float" office:value="0.06712264071422">
                <text:p>0.06712264071422</text:p>
              </table:table-cell>
              <table:table-cell office:value-type="float" office:value="0.002059810602916">
                <text:p>0.0020598106029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4952279263982">
                <text:p>0.04952279263982</text:p>
              </table:table-cell>
              <table:table-cell office:value-type="float" office:value="0.00134918705734">
                <text:p>0.00134918705734</text:p>
              </table:table-cell>
              <table:table-cell office:value-type="float" office:value="0.06719081793514">
                <text:p>0.06719081793514</text:p>
              </table:table-cell>
              <table:table-cell office:value-type="float" office:value="0.002057754373902">
                <text:p>0.0020577543739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4967676473086">
                <text:p>0.04967676473086</text:p>
              </table:table-cell>
              <table:table-cell office:value-type="float" office:value="0.001339974198414">
                <text:p>0.001339974198414</text:p>
              </table:table-cell>
              <table:table-cell office:value-type="float" office:value="0.06711670345828">
                <text:p>0.06711670345828</text:p>
              </table:table-cell>
              <table:table-cell office:value-type="float" office:value="0.00205420969693">
                <text:p>0.00205420969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492165372465">
                <text:p>0.0492165372465</text:p>
              </table:table-cell>
              <table:table-cell office:value-type="float" office:value="0.001331810270972">
                <text:p>0.001331810270972</text:p>
              </table:table-cell>
              <table:table-cell office:value-type="float" office:value="0.06686927293666">
                <text:p>0.06686927293666</text:p>
              </table:table-cell>
              <table:table-cell office:value-type="float" office:value="0.0020509763135">
                <text:p>0.00205097631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4936808208032">
                <text:p>0.04936808208032</text:p>
              </table:table-cell>
              <table:table-cell office:value-type="float" office:value="0.00132508186679">
                <text:p>0.00132508186679</text:p>
              </table:table-cell>
              <table:table-cell office:value-type="float" office:value="0.06667210538418">
                <text:p>0.06667210538418</text:p>
              </table:table-cell>
              <table:table-cell office:value-type="float" office:value="0.002048374848762">
                <text:p>0.0020483748487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4916454871308">
                <text:p>0.04916454871308</text:p>
              </table:table-cell>
              <table:table-cell office:value-type="float" office:value="0.001319440545932">
                <text:p>0.001319440545932</text:p>
              </table:table-cell>
              <table:table-cell office:value-type="float" office:value="0.06682829051492">
                <text:p>0.06682829051492</text:p>
              </table:table-cell>
              <table:table-cell office:value-type="float" office:value="0.002042904132826">
                <text:p>0.0020429041328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490409338961">
                <text:p>0.0490409338961</text:p>
              </table:table-cell>
              <table:table-cell office:value-type="float" office:value="0.001308680927742">
                <text:p>0.001308680927742</text:p>
              </table:table-cell>
              <table:table-cell office:value-type="float" office:value="0.06721603126992">
                <text:p>0.06721603126992</text:p>
              </table:table-cell>
              <table:table-cell office:value-type="float" office:value="0.002037088210162">
                <text:p>0.0020370882101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4840550101782">
                <text:p>0.04840550101782</text:p>
              </table:table-cell>
              <table:table-cell office:value-type="float" office:value="0.00130233019177">
                <text:p>0.00130233019177</text:p>
              </table:table-cell>
              <table:table-cell office:value-type="float" office:value="0.06732249780904">
                <text:p>0.06732249780904</text:p>
              </table:table-cell>
              <table:table-cell office:value-type="float" office:value="0.002032922966806">
                <text:p>0.002032922966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4849922829098">
                <text:p>0.04849922829098</text:p>
              </table:table-cell>
              <table:table-cell office:value-type="float" office:value="0.001296468820818">
                <text:p>0.001296468820818</text:p>
              </table:table-cell>
              <table:table-cell office:value-type="float" office:value="0.0666088504622">
                <text:p>0.0666088504622</text:p>
              </table:table-cell>
              <table:table-cell office:value-type="float" office:value="0.002027684151508">
                <text:p>0.0020276841515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483618090132">
                <text:p>0.0483618090132</text:p>
              </table:table-cell>
              <table:table-cell office:value-type="float" office:value="0.001288556347664">
                <text:p>0.001288556347664</text:p>
              </table:table-cell>
              <table:table-cell office:value-type="float" office:value="0.0668080312976">
                <text:p>0.0668080312976</text:p>
              </table:table-cell>
              <table:table-cell office:value-type="float" office:value="0.002022988442958">
                <text:p>0.002022988442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483855660968">
                <text:p>0.0483855660968</text:p>
              </table:table-cell>
              <table:table-cell office:value-type="float" office:value="0.00128116487079">
                <text:p>0.00128116487079</text:p>
              </table:table-cell>
              <table:table-cell office:value-type="float" office:value="0.06718713620488">
                <text:p>0.06718713620488</text:p>
              </table:table-cell>
              <table:table-cell office:value-type="float" office:value="0.002019752714438">
                <text:p>0.0020197527144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4845979353566">
                <text:p>0.04845979353566</text:p>
              </table:table-cell>
              <table:table-cell office:value-type="float" office:value="0.001275630184814">
                <text:p>0.001275630184814</text:p>
              </table:table-cell>
              <table:table-cell office:value-type="float" office:value="0.06689171484694">
                <text:p>0.06689171484694</text:p>
              </table:table-cell>
              <table:table-cell office:value-type="float" office:value="0.00201479864038">
                <text:p>0.002014798640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485349102392">
                <text:p>0.0485349102392</text:p>
              </table:table-cell>
              <table:table-cell office:value-type="float" office:value="0.001267513046178">
                <text:p>0.001267513046178</text:p>
              </table:table-cell>
              <table:table-cell office:value-type="float" office:value="0.06747956389544">
                <text:p>0.06747956389544</text:p>
              </table:table-cell>
              <table:table-cell office:value-type="float" office:value="0.002010992393312">
                <text:p>0.0020109923933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4801654457556">
                <text:p>0.04801654457556</text:p>
              </table:table-cell>
              <table:table-cell office:value-type="float" office:value="0.001260313361848">
                <text:p>0.001260313361848</text:p>
              </table:table-cell>
              <table:table-cell office:value-type="float" office:value="0.06702015787968">
                <text:p>0.06702015787968</text:p>
              </table:table-cell>
              <table:table-cell office:value-type="float" office:value="0.00200940455492">
                <text:p>0.002009404554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4770438433038">
                <text:p>0.04770438433038</text:p>
              </table:table-cell>
              <table:table-cell office:value-type="float" office:value="0.00125265672092">
                <text:p>0.00125265672092</text:p>
              </table:table-cell>
              <table:table-cell office:value-type="float" office:value="0.06734784447636">
                <text:p>0.06734784447636</text:p>
              </table:table-cell>
              <table:table-cell office:value-type="float" office:value="0.002003479712644">
                <text:p>0.0020034797126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4776815504284">
                <text:p>0.04776815504284</text:p>
              </table:table-cell>
              <table:table-cell office:value-type="float" office:value="0.001247486050698">
                <text:p>0.001247486050698</text:p>
              </table:table-cell>
              <table:table-cell office:value-type="float" office:value="0.06684906823278">
                <text:p>0.06684906823278</text:p>
              </table:table-cell>
              <table:table-cell office:value-type="float" office:value="0.001999122083732">
                <text:p>0.0019991220837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4763539091472">
                <text:p>0.04763539091472</text:p>
              </table:table-cell>
              <table:table-cell office:value-type="float" office:value="0.00124104751179">
                <text:p>0.00124104751179</text:p>
              </table:table-cell>
              <table:table-cell office:value-type="float" office:value="0.06716484188138">
                <text:p>0.06716484188138</text:p>
              </table:table-cell>
              <table:table-cell office:value-type="float" office:value="0.001994746463222">
                <text:p>0.001994746463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4706920425984">
                <text:p>0.04706920425984</text:p>
              </table:table-cell>
              <table:table-cell office:value-type="float" office:value="0.001234868728078">
                <text:p>0.001234868728078</text:p>
              </table:table-cell>
              <table:table-cell office:value-type="float" office:value="0.0675415189373">
                <text:p>0.0675415189373</text:p>
              </table:table-cell>
              <table:table-cell office:value-type="float" office:value="0.001991190820854">
                <text:p>0.0019911908208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47424685088">
                <text:p>0.047424685088</text:p>
              </table:table-cell>
              <table:table-cell office:value-type="float" office:value="0.001228232329142">
                <text:p>0.001228232329142</text:p>
              </table:table-cell>
              <table:table-cell office:value-type="float" office:value="0.06736901803698">
                <text:p>0.06736901803698</text:p>
              </table:table-cell>
              <table:table-cell office:value-type="float" office:value="0.001986148603476">
                <text:p>0.0019861486034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4699241904976">
                <text:p>0.04699241904976</text:p>
              </table:table-cell>
              <table:table-cell office:value-type="float" office:value="0.001227698282872">
                <text:p>0.001227698282872</text:p>
              </table:table-cell>
              <table:table-cell office:value-type="float" office:value="0.0668770932526">
                <text:p>0.0668770932526</text:p>
              </table:table-cell>
              <table:table-cell office:value-type="float" office:value="0.001982187419598">
                <text:p>0.0019821874195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474050723739">
                <text:p>0.0474050723739</text:p>
              </table:table-cell>
              <table:table-cell office:value-type="float" office:value="0.00121909475965">
                <text:p>0.00121909475965</text:p>
              </table:table-cell>
              <table:table-cell office:value-type="float" office:value="0.06688202982074">
                <text:p>0.06688202982074</text:p>
              </table:table-cell>
              <table:table-cell office:value-type="float" office:value="0.001978117116296">
                <text:p>0.001978117116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4687458427018">
                <text:p>0.04687458427018</text:p>
              </table:table-cell>
              <table:table-cell office:value-type="float" office:value="0.001213096456276">
                <text:p>0.001213096456276</text:p>
              </table:table-cell>
              <table:table-cell office:value-type="float" office:value="0.06678911413832">
                <text:p>0.06678911413832</text:p>
              </table:table-cell>
              <table:table-cell office:value-type="float" office:value="0.001974527831596">
                <text:p>0.0019745278315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4710625263914">
                <text:p>0.04710625263914</text:p>
              </table:table-cell>
              <table:table-cell office:value-type="float" office:value="0.001209059376596">
                <text:p>0.001209059376596</text:p>
              </table:table-cell>
              <table:table-cell office:value-type="float" office:value="0.0672928320492">
                <text:p>0.0672928320492</text:p>
              </table:table-cell>
              <table:table-cell office:value-type="float" office:value="0.001970927497852">
                <text:p>0.0019709274978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465724588469">
                <text:p>0.0465724588469</text:p>
              </table:table-cell>
              <table:table-cell office:value-type="float" office:value="0.001202462694214">
                <text:p>0.001202462694214</text:p>
              </table:table-cell>
              <table:table-cell office:value-type="float" office:value="0.06781660313918">
                <text:p>0.06781660313918</text:p>
              </table:table-cell>
              <table:table-cell office:value-type="float" office:value="0.001967612049966">
                <text:p>0.0019676120499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4666674485034">
                <text:p>0.04666674485034</text:p>
              </table:table-cell>
              <table:table-cell office:value-type="float" office:value="0.001196873382034">
                <text:p>0.001196873382034</text:p>
              </table:table-cell>
              <table:table-cell office:value-type="float" office:value="0.06704231455678">
                <text:p>0.06704231455678</text:p>
              </table:table-cell>
              <table:table-cell office:value-type="float" office:value="0.001963498364016">
                <text:p>0.0019634983640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4671570562682">
                <text:p>0.04671570562682</text:p>
              </table:table-cell>
              <table:table-cell office:value-type="float" office:value="0.00119050869973">
                <text:p>0.00119050869973</text:p>
              </table:table-cell>
              <table:table-cell office:value-type="float" office:value="0.06705876069832">
                <text:p>0.06705876069832</text:p>
              </table:table-cell>
              <table:table-cell office:value-type="float" office:value="0.001961565526884">
                <text:p>0.0019615655268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472769126669">
                <text:p>0.0472769126669</text:p>
              </table:table-cell>
              <table:table-cell office:value-type="float" office:value="0.001188723907408">
                <text:p>0.001188723907408</text:p>
              </table:table-cell>
              <table:table-cell office:value-type="float" office:value="0.06710027409624">
                <text:p>0.06710027409624</text:p>
              </table:table-cell>
              <table:table-cell office:value-type="float" office:value="0.001958490591272">
                <text:p>0.001958490591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4639564172424">
                <text:p>0.04639564172424</text:p>
              </table:table-cell>
              <table:table-cell office:value-type="float" office:value="0.001182271749248">
                <text:p>0.001182271749248</text:p>
              </table:table-cell>
              <table:table-cell office:value-type="float" office:value="0.06730130855906">
                <text:p>0.06730130855906</text:p>
              </table:table-cell>
              <table:table-cell office:value-type="float" office:value="0.001956721726758">
                <text:p>0.0019567217267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4684183043694">
                <text:p>0.04684183043694</text:p>
              </table:table-cell>
              <table:table-cell office:value-type="float" office:value="0.001177554196526">
                <text:p>0.001177554196526</text:p>
              </table:table-cell>
              <table:table-cell office:value-type="float" office:value="0.0671834406129">
                <text:p>0.0671834406129</text:p>
              </table:table-cell>
              <table:table-cell office:value-type="float" office:value="0.001954433270766">
                <text:p>0.0019544332707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462052787738">
                <text:p>0.0462052787738</text:p>
              </table:table-cell>
              <table:table-cell office:value-type="float" office:value="0.001174349303448">
                <text:p>0.001174349303448</text:p>
              </table:table-cell>
              <table:table-cell office:value-type="float" office:value="0.06642888676862">
                <text:p>0.06642888676862</text:p>
              </table:table-cell>
              <table:table-cell office:value-type="float" office:value="0.001952538230178">
                <text:p>0.0019525382301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4592154763778">
                <text:p>0.04592154763778</text:p>
              </table:table-cell>
              <table:table-cell office:value-type="float" office:value="0.001170975691674">
                <text:p>0.001170975691674</text:p>
              </table:table-cell>
              <table:table-cell office:value-type="float" office:value="0.06758564200928">
                <text:p>0.06758564200928</text:p>
              </table:table-cell>
              <table:table-cell office:value-type="float" office:value="0.001950481010942">
                <text:p>0.001950481010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4584653368808">
                <text:p>0.04584653368808</text:p>
              </table:table-cell>
              <table:table-cell office:value-type="float" office:value="0.001166583083164">
                <text:p>0.001166583083164</text:p>
              </table:table-cell>
              <table:table-cell office:value-type="float" office:value="0.06687816342404">
                <text:p>0.06687816342404</text:p>
              </table:table-cell>
              <table:table-cell office:value-type="float" office:value="0.001948330812756">
                <text:p>0.0019483308127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4580537926334">
                <text:p>0.04580537926334</text:p>
              </table:table-cell>
              <table:table-cell office:value-type="float" office:value="0.001162272111238">
                <text:p>0.001162272111238</text:p>
              </table:table-cell>
              <table:table-cell office:value-type="float" office:value="0.06709223329462">
                <text:p>0.06709223329462</text:p>
              </table:table-cell>
              <table:table-cell office:value-type="float" office:value="0.001945327505828">
                <text:p>0.0019453275058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4502969637726">
                <text:p>0.04502969637726</text:p>
              </table:table-cell>
              <table:table-cell office:value-type="float" office:value="0.001159160721496">
                <text:p>0.001159160721496</text:p>
              </table:table-cell>
              <table:table-cell office:value-type="float" office:value="0.06715416487644">
                <text:p>0.06715416487644</text:p>
              </table:table-cell>
              <table:table-cell office:value-type="float" office:value="0.001943122852124">
                <text:p>0.0019431228521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4552283698632">
                <text:p>0.04552283698632</text:p>
              </table:table-cell>
              <table:table-cell office:value-type="float" office:value="0.001154199951336">
                <text:p>0.001154199951336</text:p>
              </table:table-cell>
              <table:table-cell office:value-type="float" office:value="0.067505360715">
                <text:p>0.067505360715</text:p>
              </table:table-cell>
              <table:table-cell office:value-type="float" office:value="0.00194110227476">
                <text:p>0.001941102274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4562287384788">
                <text:p>0.04562287384788</text:p>
              </table:table-cell>
              <table:table-cell office:value-type="float" office:value="0.001150398881352">
                <text:p>0.001150398881352</text:p>
              </table:table-cell>
              <table:table-cell office:value-type="float" office:value="0.06741178676326">
                <text:p>0.06741178676326</text:p>
              </table:table-cell>
              <table:table-cell office:value-type="float" office:value="0.00193884474789">
                <text:p>0.001938844747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4494153713298">
                <text:p>0.04494153713298</text:p>
              </table:table-cell>
              <table:table-cell office:value-type="float" office:value="0.001147634620768">
                <text:p>0.001147634620768</text:p>
              </table:table-cell>
              <table:table-cell office:value-type="float" office:value="0.06737579434654">
                <text:p>0.06737579434654</text:p>
              </table:table-cell>
              <table:table-cell office:value-type="float" office:value="0.001935930750676">
                <text:p>0.0019359307506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4495300970544">
                <text:p>0.04495300970544</text:p>
              </table:table-cell>
              <table:table-cell office:value-type="float" office:value="0.001143352233908">
                <text:p>0.001143352233908</text:p>
              </table:table-cell>
              <table:table-cell office:value-type="float" office:value="0.06706207072632">
                <text:p>0.06706207072632</text:p>
              </table:table-cell>
              <table:table-cell office:value-type="float" office:value="0.00193553305965">
                <text:p>0.001935533059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4474223381536">
                <text:p>0.04474223381536</text:p>
              </table:table-cell>
              <table:table-cell office:value-type="float" office:value="0.001141075395124">
                <text:p>0.001141075395124</text:p>
              </table:table-cell>
              <table:table-cell office:value-type="float" office:value="0.06706578726346">
                <text:p>0.06706578726346</text:p>
              </table:table-cell>
              <table:table-cell office:value-type="float" office:value="0.001932840911958">
                <text:p>0.0019328409119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447741216183">
                <text:p>0.0447741216183</text:p>
              </table:table-cell>
              <table:table-cell office:value-type="float" office:value="0.001134808835764">
                <text:p>0.001134808835764</text:p>
              </table:table-cell>
              <table:table-cell office:value-type="float" office:value="0.06712365618312">
                <text:p>0.06712365618312</text:p>
              </table:table-cell>
              <table:table-cell office:value-type="float" office:value="0.001931117758856">
                <text:p>0.0019311177588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44719807864">
                <text:p>0.044719807864</text:p>
              </table:table-cell>
              <table:table-cell office:value-type="float" office:value="0.00113486396318">
                <text:p>0.00113486396318</text:p>
              </table:table-cell>
              <table:table-cell office:value-type="float" office:value="0.06675382325746">
                <text:p>0.06675382325746</text:p>
              </table:table-cell>
              <table:table-cell office:value-type="float" office:value="0.001927447482598">
                <text:p>0.0019274474825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4428700892376">
                <text:p>0.04428700892376</text:p>
              </table:table-cell>
              <table:table-cell office:value-type="float" office:value="0.001128740963914">
                <text:p>0.001128740963914</text:p>
              </table:table-cell>
              <table:table-cell office:value-type="float" office:value="0.06746414674282">
                <text:p>0.06746414674282</text:p>
              </table:table-cell>
              <table:table-cell office:value-type="float" office:value="0.001925129852464">
                <text:p>0.001925129852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442321113887">
                <text:p>0.0442321113887</text:p>
              </table:table-cell>
              <table:table-cell office:value-type="float" office:value="0.001126742023268">
                <text:p>0.001126742023268</text:p>
              </table:table-cell>
              <table:table-cell office:value-type="float" office:value="0.06666116611972">
                <text:p>0.06666116611972</text:p>
              </table:table-cell>
              <table:table-cell office:value-type="float" office:value="0.001922163527132">
                <text:p>0.0019221635271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4427169469578">
                <text:p>0.04427169469578</text:p>
              </table:table-cell>
              <table:table-cell office:value-type="float" office:value="0.001123412686442">
                <text:p>0.001123412686442</text:p>
              </table:table-cell>
              <table:table-cell office:value-type="float" office:value="0.06676245822116">
                <text:p>0.06676245822116</text:p>
              </table:table-cell>
              <table:table-cell office:value-type="float" office:value="0.001920757105818">
                <text:p>0.0019207571058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4380200447676">
                <text:p>0.04380200447676</text:p>
              </table:table-cell>
              <table:table-cell office:value-type="float" office:value="0.001124078448098">
                <text:p>0.001124078448098</text:p>
              </table:table-cell>
              <table:table-cell office:value-type="float" office:value="0.06711247471742">
                <text:p>0.06711247471742</text:p>
              </table:table-cell>
              <table:table-cell office:value-type="float" office:value="0.001917775864158">
                <text:p>0.001917775864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4372707982662">
                <text:p>0.04372707982662</text:p>
              </table:table-cell>
              <table:table-cell office:value-type="float" office:value="0.001117544466126">
                <text:p>0.001117544466126</text:p>
              </table:table-cell>
              <table:table-cell office:value-type="float" office:value="0.06663056143578">
                <text:p>0.06663056143578</text:p>
              </table:table-cell>
              <table:table-cell office:value-type="float" office:value="0.001916795986186">
                <text:p>0.0019167959861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4370451133862">
                <text:p>0.04370451133862</text:p>
              </table:table-cell>
              <table:table-cell office:value-type="float" office:value="0.001114814769002">
                <text:p>0.001114814769002</text:p>
              </table:table-cell>
              <table:table-cell office:value-type="float" office:value="0.06681371240394">
                <text:p>0.06681371240394</text:p>
              </table:table-cell>
              <table:table-cell office:value-type="float" office:value="0.001914255469144">
                <text:p>0.0019142554691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4377748802828">
                <text:p>0.04377748802828</text:p>
              </table:table-cell>
              <table:table-cell office:value-type="float" office:value="0.001113102728684">
                <text:p>0.001113102728684</text:p>
              </table:table-cell>
              <table:table-cell office:value-type="float" office:value="0.0673099993101">
                <text:p>0.0673099993101</text:p>
              </table:table-cell>
              <table:table-cell office:value-type="float" office:value="0.001913924781588">
                <text:p>0.0019139247815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43415767968">
                <text:p>0.043415767968</text:p>
              </table:table-cell>
              <table:table-cell office:value-type="float" office:value="0.00111003290393">
                <text:p>0.00111003290393</text:p>
              </table:table-cell>
              <table:table-cell office:value-type="float" office:value="0.06670540499732">
                <text:p>0.06670540499732</text:p>
              </table:table-cell>
              <table:table-cell office:value-type="float" office:value="0.001910908328754">
                <text:p>0.0019109083287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431785499727">
                <text:p>0.0431785499727</text:p>
              </table:table-cell>
              <table:table-cell office:value-type="float" office:value="0.001107069375208">
                <text:p>0.001107069375208</text:p>
              </table:table-cell>
              <table:table-cell office:value-type="float" office:value="0.06652606785246">
                <text:p>0.06652606785246</text:p>
              </table:table-cell>
              <table:table-cell office:value-type="float" office:value="0.001906913648478">
                <text:p>0.0019069136484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4353606472146">
                <text:p>0.04353606472146</text:p>
              </table:table-cell>
              <table:table-cell office:value-type="float" office:value="0.001104124066204">
                <text:p>0.001104124066204</text:p>
              </table:table-cell>
              <table:table-cell office:value-type="float" office:value="0.0675127713555">
                <text:p>0.0675127713555</text:p>
              </table:table-cell>
              <table:table-cell office:value-type="float" office:value="0.001906499501538">
                <text:p>0.0019064995015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4264759263718">
                <text:p>0.04264759263718</text:p>
              </table:table-cell>
              <table:table-cell office:value-type="float" office:value="0.001100553083872">
                <text:p>0.001100553083872</text:p>
              </table:table-cell>
              <table:table-cell office:value-type="float" office:value="0.06669724659908">
                <text:p>0.06669724659908</text:p>
              </table:table-cell>
              <table:table-cell office:value-type="float" office:value="0.00190233136616">
                <text:p>0.001902331366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4303954099316">
                <text:p>0.04303954099316</text:p>
              </table:table-cell>
              <table:table-cell office:value-type="float" office:value="0.001098196640424">
                <text:p>0.001098196640424</text:p>
              </table:table-cell>
              <table:table-cell office:value-type="float" office:value="0.06693669637462">
                <text:p>0.06693669637462</text:p>
              </table:table-cell>
              <table:table-cell office:value-type="float" office:value="0.00189945707536">
                <text:p>0.001899457075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4264754458484">
                <text:p>0.04264754458484</text:p>
              </table:table-cell>
              <table:table-cell office:value-type="float" office:value="0.001095877158902">
                <text:p>0.001095877158902</text:p>
              </table:table-cell>
              <table:table-cell office:value-type="float" office:value="0.06721711076144">
                <text:p>0.06721711076144</text:p>
              </table:table-cell>
              <table:table-cell office:value-type="float" office:value="0.001896377640212">
                <text:p>0.0018963776402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4271561522738">
                <text:p>0.04271561522738</text:p>
              </table:table-cell>
              <table:table-cell office:value-type="float" office:value="0.001094883951582">
                <text:p>0.001094883951582</text:p>
              </table:table-cell>
              <table:table-cell office:value-type="float" office:value="0.0671335801387">
                <text:p>0.0671335801387</text:p>
              </table:table-cell>
              <table:table-cell office:value-type="float" office:value="0.001895122297854">
                <text:p>0.0018951222978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4225138506948">
                <text:p>0.04225138506948</text:p>
              </table:table-cell>
              <table:table-cell office:value-type="float" office:value="0.001091265013734">
                <text:p>0.001091265013734</text:p>
              </table:table-cell>
              <table:table-cell office:value-type="float" office:value="0.06702230617256">
                <text:p>0.06702230617256</text:p>
              </table:table-cell>
              <table:table-cell office:value-type="float" office:value="0.001892631249232">
                <text:p>0.0018926312492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4289349827106">
                <text:p>0.04289349827106</text:p>
              </table:table-cell>
              <table:table-cell office:value-type="float" office:value="0.00108830392376">
                <text:p>0.00108830392376</text:p>
              </table:table-cell>
              <table:table-cell office:value-type="float" office:value="0.06714188259882">
                <text:p>0.06714188259882</text:p>
              </table:table-cell>
              <table:table-cell office:value-type="float" office:value="0.001892254499254">
                <text:p>0.001892254499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4201256094936">
                <text:p>0.04201256094936</text:p>
              </table:table-cell>
              <table:table-cell office:value-type="float" office:value="0.001086392668912">
                <text:p>0.001086392668912</text:p>
              </table:table-cell>
              <table:table-cell office:value-type="float" office:value="0.06681347343624">
                <text:p>0.06681347343624</text:p>
              </table:table-cell>
              <table:table-cell office:value-type="float" office:value="0.001888078523004">
                <text:p>0.0018880785230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4271170141542">
                <text:p>0.04271170141542</text:p>
              </table:table-cell>
              <table:table-cell office:value-type="float" office:value="0.001084212970182">
                <text:p>0.001084212970182</text:p>
              </table:table-cell>
              <table:table-cell office:value-type="float" office:value="0.06767843416816">
                <text:p>0.06767843416816</text:p>
              </table:table-cell>
              <table:table-cell office:value-type="float" office:value="0.001886408830402">
                <text:p>0.0018864088304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417094076414">
                <text:p>0.0417094076414</text:p>
              </table:table-cell>
              <table:table-cell office:value-type="float" office:value="0.00108273289201">
                <text:p>0.00108273289201</text:p>
              </table:table-cell>
              <table:table-cell office:value-type="float" office:value="0.06680349213908">
                <text:p>0.06680349213908</text:p>
              </table:table-cell>
              <table:table-cell office:value-type="float" office:value="0.001884338661718">
                <text:p>0.0018843386617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4176002364802">
                <text:p>0.04176002364802</text:p>
              </table:table-cell>
              <table:table-cell office:value-type="float" office:value="0.001081334330522">
                <text:p>0.001081334330522</text:p>
              </table:table-cell>
              <table:table-cell office:value-type="float" office:value="0.06680720625322">
                <text:p>0.06680720625322</text:p>
              </table:table-cell>
              <table:table-cell office:value-type="float" office:value="0.001882007570772">
                <text:p>0.0018820075707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4159942734756">
                <text:p>0.04159942734756</text:p>
              </table:table-cell>
              <table:table-cell office:value-type="float" office:value="0.001079322475452">
                <text:p>0.001079322475452</text:p>
              </table:table-cell>
              <table:table-cell office:value-type="float" office:value="0.06716870944554">
                <text:p>0.06716870944554</text:p>
              </table:table-cell>
              <table:table-cell office:value-type="float" office:value="0.001879984496086">
                <text:p>0.0018799844960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4208871723722">
                <text:p>0.04208871723722</text:p>
              </table:table-cell>
              <table:table-cell office:value-type="float" office:value="0.001077180792978">
                <text:p>0.001077180792978</text:p>
              </table:table-cell>
              <table:table-cell office:value-type="float" office:value="0.06732768774326">
                <text:p>0.06732768774326</text:p>
              </table:table-cell>
              <table:table-cell office:value-type="float" office:value="0.00187877893436">
                <text:p>0.001878778934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4116537768888">
                <text:p>0.04116537768888</text:p>
              </table:table-cell>
              <table:table-cell office:value-type="float" office:value="0.001075071766954">
                <text:p>0.001075071766954</text:p>
              </table:table-cell>
              <table:table-cell office:value-type="float" office:value="0.0670289856341">
                <text:p>0.0670289856341</text:p>
              </table:table-cell>
              <table:table-cell office:value-type="float" office:value="0.001876020917052">
                <text:p>0.0018760209170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4126691829808">
                <text:p>0.04126691829808</text:p>
              </table:table-cell>
              <table:table-cell office:value-type="float" office:value="0.001073378064366">
                <text:p>0.001073378064366</text:p>
              </table:table-cell>
              <table:table-cell office:value-type="float" office:value="0.06745382218072">
                <text:p>0.06745382218072</text:p>
              </table:table-cell>
              <table:table-cell office:value-type="float" office:value="0.001875211207002">
                <text:p>0.0018752112070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40744455979">
                <text:p>0.040744455979</text:p>
              </table:table-cell>
              <table:table-cell office:value-type="float" office:value="0.001070727129808">
                <text:p>0.001070727129808</text:p>
              </table:table-cell>
              <table:table-cell office:value-type="float" office:value="0.0667854639127">
                <text:p>0.0667854639127</text:p>
              </table:table-cell>
              <table:table-cell office:value-type="float" office:value="0.001875176775234">
                <text:p>0.0018751767752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411846264439">
                <text:p>0.0411846264439</text:p>
              </table:table-cell>
              <table:table-cell office:value-type="float" office:value="0.001068554120452">
                <text:p>0.001068554120452</text:p>
              </table:table-cell>
              <table:table-cell office:value-type="float" office:value="0.06690501931954">
                <text:p>0.06690501931954</text:p>
              </table:table-cell>
              <table:table-cell office:value-type="float" office:value="0.001872328213288">
                <text:p>0.0018723282132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4071793732832">
                <text:p>0.04071793732832</text:p>
              </table:table-cell>
              <table:table-cell office:value-type="float" office:value="0.001067072430652">
                <text:p>0.001067072430652</text:p>
              </table:table-cell>
              <table:table-cell office:value-type="float" office:value="0.0680728047967">
                <text:p>0.0680728047967</text:p>
              </table:table-cell>
              <table:table-cell office:value-type="float" office:value="0.001871131224374">
                <text:p>0.0018711312243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4063903502906">
                <text:p>0.04063903502906</text:p>
              </table:table-cell>
              <table:table-cell office:value-type="float" office:value="0.001064405244628">
                <text:p>0.001064405244628</text:p>
              </table:table-cell>
              <table:table-cell office:value-type="float" office:value="0.0674837647676">
                <text:p>0.0674837647676</text:p>
              </table:table-cell>
              <table:table-cell office:value-type="float" office:value="0.00187030339072">
                <text:p>0.001870303390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4036538950658">
                <text:p>0.04036538950658</text:p>
              </table:table-cell>
              <table:table-cell office:value-type="float" office:value="0.001062025273696">
                <text:p>0.001062025273696</text:p>
              </table:table-cell>
              <table:table-cell office:value-type="float" office:value="0.06701152253452">
                <text:p>0.06701152253452</text:p>
              </table:table-cell>
              <table:table-cell office:value-type="float" office:value="0.001869937504354">
                <text:p>0.0018699375043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4054568315452">
                <text:p>0.04054568315452</text:p>
              </table:table-cell>
              <table:table-cell office:value-type="float" office:value="0.001059736305254">
                <text:p>0.001059736305254</text:p>
              </table:table-cell>
              <table:table-cell office:value-type="float" office:value="0.06708724454876">
                <text:p>0.06708724454876</text:p>
              </table:table-cell>
              <table:table-cell office:value-type="float" office:value="0.001865969423874">
                <text:p>0.0018659694238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4030289310824">
                <text:p>0.04030289310824</text:p>
              </table:table-cell>
              <table:table-cell office:value-type="float" office:value="0.001057965683544">
                <text:p>0.001057965683544</text:p>
              </table:table-cell>
              <table:table-cell office:value-type="float" office:value="0.0669374654181">
                <text:p>0.0669374654181</text:p>
              </table:table-cell>
              <table:table-cell office:value-type="float" office:value="0.001865366263518">
                <text:p>0.0018653662635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4016611551984">
                <text:p>0.04016611551984</text:p>
              </table:table-cell>
              <table:table-cell office:value-type="float" office:value="0.001056439472374">
                <text:p>0.001056439472374</text:p>
              </table:table-cell>
              <table:table-cell office:value-type="float" office:value="0.06739222869896">
                <text:p>0.06739222869896</text:p>
              </table:table-cell>
              <table:table-cell office:value-type="float" office:value="0.001863275973848">
                <text:p>0.0018632759738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3960211682114">
                <text:p>0.03960211682114</text:p>
              </table:table-cell>
              <table:table-cell office:value-type="float" office:value="0.001055806869624">
                <text:p>0.001055806869624</text:p>
              </table:table-cell>
              <table:table-cell office:value-type="float" office:value="0.06694931929112">
                <text:p>0.06694931929112</text:p>
              </table:table-cell>
              <table:table-cell office:value-type="float" office:value="0.001860997734194">
                <text:p>0.0018609977341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3956052983504">
                <text:p>0.03956052983504</text:p>
              </table:table-cell>
              <table:table-cell office:value-type="float" office:value="0.001053897178484">
                <text:p>0.001053897178484</text:p>
              </table:table-cell>
              <table:table-cell office:value-type="float" office:value="0.06681099041056">
                <text:p>0.06681099041056</text:p>
              </table:table-cell>
              <table:table-cell office:value-type="float" office:value="0.001858397897624">
                <text:p>0.0018583978976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3943585431068">
                <text:p>0.03943585431068</text:p>
              </table:table-cell>
              <table:table-cell office:value-type="float" office:value="0.001051249811288">
                <text:p>0.001051249811288</text:p>
              </table:table-cell>
              <table:table-cell office:value-type="float" office:value="0.06794858039194">
                <text:p>0.06794858039194</text:p>
              </table:table-cell>
              <table:table-cell office:value-type="float" office:value="0.00185722821201">
                <text:p>0.001857228212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3915711749198">
                <text:p>0.03915711749198</text:p>
              </table:table-cell>
              <table:table-cell office:value-type="float" office:value="0.0010489475001954">
                <text:p>0.0010489475001954</text:p>
              </table:table-cell>
              <table:table-cell office:value-type="float" office:value="0.06718003357412">
                <text:p>0.06718003357412</text:p>
              </table:table-cell>
              <table:table-cell office:value-type="float" office:value="0.001856160217908">
                <text:p>0.0018561602179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3913083323606">
                <text:p>0.03913083323606</text:p>
              </table:table-cell>
              <table:table-cell office:value-type="float" office:value="0.0010473055740718">
                <text:p>0.0010473055740718</text:p>
              </table:table-cell>
              <table:table-cell office:value-type="float" office:value="0.0671671315815">
                <text:p>0.0671671315815</text:p>
              </table:table-cell>
              <table:table-cell office:value-type="float" office:value="0.001855343021094">
                <text:p>0.0018553430210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3895034826758">
                <text:p>0.03895034826758</text:p>
              </table:table-cell>
              <table:table-cell office:value-type="float" office:value="0.0010456767720888">
                <text:p>0.0010456767720888</text:p>
              </table:table-cell>
              <table:table-cell office:value-type="float" office:value="0.06676214018496">
                <text:p>0.06676214018496</text:p>
              </table:table-cell>
              <table:table-cell office:value-type="float" office:value="0.001853685066942">
                <text:p>0.0018536850669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39008185268">
                <text:p>0.039008185268</text:p>
              </table:table-cell>
              <table:table-cell office:value-type="float" office:value="0.0010437872553204">
                <text:p>0.0010437872553204</text:p>
              </table:table-cell>
              <table:table-cell office:value-type="float" office:value="0.06715207363264">
                <text:p>0.06715207363264</text:p>
              </table:table-cell>
              <table:table-cell office:value-type="float" office:value="0.001853270990792">
                <text:p>0.0018532709907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3928285873598">
                <text:p>0.03928285873598</text:p>
              </table:table-cell>
              <table:table-cell office:value-type="float" office:value="0.001042230422219">
                <text:p>0.001042230422219</text:p>
              </table:table-cell>
              <table:table-cell office:value-type="float" office:value="0.06739767962056">
                <text:p>0.06739767962056</text:p>
              </table:table-cell>
              <table:table-cell office:value-type="float" office:value="0.001851725092186">
                <text:p>0.0018517250921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385542008147">
                <text:p>0.0385542008147</text:p>
              </table:table-cell>
              <table:table-cell office:value-type="float" office:value="0.0010401673740576">
                <text:p>0.0010401673740576</text:p>
              </table:table-cell>
              <table:table-cell office:value-type="float" office:value="0.06674754558164">
                <text:p>0.06674754558164</text:p>
              </table:table-cell>
              <table:table-cell office:value-type="float" office:value="0.001850378212336">
                <text:p>0.0018503782123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3831221130744">
                <text:p>0.03831221130744</text:p>
              </table:table-cell>
              <table:table-cell office:value-type="float" office:value="0.0010387379611356">
                <text:p>0.0010387379611356</text:p>
              </table:table-cell>
              <table:table-cell office:value-type="float" office:value="0.06713082913748">
                <text:p>0.06713082913748</text:p>
              </table:table-cell>
              <table:table-cell office:value-type="float" office:value="0.00184877330339">
                <text:p>0.001848773303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384465897025">
                <text:p>0.0384465897025</text:p>
              </table:table-cell>
              <table:table-cell office:value-type="float" office:value="0.0010370015579984">
                <text:p>0.0010370015579984</text:p>
              </table:table-cell>
              <table:table-cell office:value-type="float" office:value="0.06713878622924">
                <text:p>0.06713878622924</text:p>
              </table:table-cell>
              <table:table-cell office:value-type="float" office:value="0.001847949606948">
                <text:p>0.0018479496069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383303604715">
                <text:p>0.0383303604715</text:p>
              </table:table-cell>
              <table:table-cell office:value-type="float" office:value="0.001035193452585">
                <text:p>0.001035193452585</text:p>
              </table:table-cell>
              <table:table-cell office:value-type="float" office:value="0.0671584939869">
                <text:p>0.0671584939869</text:p>
              </table:table-cell>
              <table:table-cell office:value-type="float" office:value="0.001846592833476">
                <text:p>0.001846592833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3782555894378">
                <text:p>0.03782555894378</text:p>
              </table:table-cell>
              <table:table-cell office:value-type="float" office:value="0.0010339290502206">
                <text:p>0.0010339290502206</text:p>
              </table:table-cell>
              <table:table-cell office:value-type="float" office:value="0.06704538568216">
                <text:p>0.06704538568216</text:p>
              </table:table-cell>
              <table:table-cell office:value-type="float" office:value="0.001845246767692">
                <text:p>0.0018452467676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3809657503742">
                <text:p>0.03809657503742</text:p>
              </table:table-cell>
              <table:table-cell office:value-type="float" office:value="0.0010325232053588">
                <text:p>0.0010325232053588</text:p>
              </table:table-cell>
              <table:table-cell office:value-type="float" office:value="0.0670307030464">
                <text:p>0.0670307030464</text:p>
              </table:table-cell>
              <table:table-cell office:value-type="float" office:value="0.00184402143342">
                <text:p>0.001844021433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3763506387428">
                <text:p>0.03763506387428</text:p>
              </table:table-cell>
              <table:table-cell office:value-type="float" office:value="0.0010306763937464">
                <text:p>0.0010306763937464</text:p>
              </table:table-cell>
              <table:table-cell office:value-type="float" office:value="0.0667499304995">
                <text:p>0.0667499304995</text:p>
              </table:table-cell>
              <table:table-cell office:value-type="float" office:value="0.001843712480612">
                <text:p>0.0018437124806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3738667293632">
                <text:p>0.03738667293632</text:p>
              </table:table-cell>
              <table:table-cell office:value-type="float" office:value="0.0010296213230628">
                <text:p>0.0010296213230628</text:p>
              </table:table-cell>
              <table:table-cell office:value-type="float" office:value="0.06730290131428">
                <text:p>0.06730290131428</text:p>
              </table:table-cell>
              <table:table-cell office:value-type="float" office:value="0.001840452083164">
                <text:p>0.0018404520831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3754728223286">
                <text:p>0.03754728223286</text:p>
              </table:table-cell>
              <table:table-cell office:value-type="float" office:value="0.0010276702124714">
                <text:p>0.0010276702124714</text:p>
              </table:table-cell>
              <table:table-cell office:value-type="float" office:value="0.06767924791594">
                <text:p>0.06767924791594</text:p>
              </table:table-cell>
              <table:table-cell office:value-type="float" office:value="0.001839577880262">
                <text:p>0.0018395778802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3722643334472">
                <text:p>0.03722643334472</text:p>
              </table:table-cell>
              <table:table-cell office:value-type="float" office:value="0.0010256165560032">
                <text:p>0.0010256165560032</text:p>
              </table:table-cell>
              <table:table-cell office:value-type="float" office:value="0.0666385813317">
                <text:p>0.0666385813317</text:p>
              </table:table-cell>
              <table:table-cell office:value-type="float" office:value="0.001835578932124">
                <text:p>0.0018355789321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3697135509562">
                <text:p>0.03697135509562</text:p>
              </table:table-cell>
              <table:table-cell office:value-type="float" office:value="0.0010244357169594">
                <text:p>0.0010244357169594</text:p>
              </table:table-cell>
              <table:table-cell office:value-type="float" office:value="0.0666450517874">
                <text:p>0.0666450517874</text:p>
              </table:table-cell>
              <table:table-cell office:value-type="float" office:value="0.001833807769908">
                <text:p>0.0018338077699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368740778315">
                <text:p>0.0368740778315</text:p>
              </table:table-cell>
              <table:table-cell office:value-type="float" office:value="0.0010233657354488">
                <text:p>0.0010233657354488</text:p>
              </table:table-cell>
              <table:table-cell office:value-type="float" office:value="0.067389392356">
                <text:p>0.067389392356</text:p>
              </table:table-cell>
              <table:table-cell office:value-type="float" office:value="0.001834608362256">
                <text:p>0.0018346083622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3711768657416">
                <text:p>0.03711768657416</text:p>
              </table:table-cell>
              <table:table-cell office:value-type="float" office:value="0.0010215845416842">
                <text:p>0.0010215845416842</text:p>
              </table:table-cell>
              <table:table-cell office:value-type="float" office:value="0.06708032743424">
                <text:p>0.06708032743424</text:p>
              </table:table-cell>
              <table:table-cell office:value-type="float" office:value="0.001830057848328">
                <text:p>0.0018300578483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3621897650712">
                <text:p>0.03621897650712</text:p>
              </table:table-cell>
              <table:table-cell office:value-type="float" office:value="0.0010203014900644">
                <text:p>0.0010203014900644</text:p>
              </table:table-cell>
              <table:table-cell office:value-type="float" office:value="0.06722251229838">
                <text:p>0.06722251229838</text:p>
              </table:table-cell>
              <table:table-cell office:value-type="float" office:value="0.001828799380666">
                <text:p>0.0018287993806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3649726650558">
                <text:p>0.03649726650558</text:p>
              </table:table-cell>
              <table:table-cell office:value-type="float" office:value="0.0010178822073964">
                <text:p>0.0010178822073964</text:p>
              </table:table-cell>
              <table:table-cell office:value-type="float" office:value="0.06767466177176">
                <text:p>0.06767466177176</text:p>
              </table:table-cell>
              <table:table-cell office:value-type="float" office:value="0.001826556374604">
                <text:p>0.0018265563746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363054661579">
                <text:p>0.0363054661579</text:p>
              </table:table-cell>
              <table:table-cell office:value-type="float" office:value="0.0010161896419466">
                <text:p>0.0010161896419466</text:p>
              </table:table-cell>
              <table:table-cell office:value-type="float" office:value="0.0675794774993">
                <text:p>0.0675794774993</text:p>
              </table:table-cell>
              <table:table-cell office:value-type="float" office:value="0.001824241493904">
                <text:p>0.0018242414939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3621929918262">
                <text:p>0.03621929918262</text:p>
              </table:table-cell>
              <table:table-cell office:value-type="float" office:value="0.00101288570855">
                <text:p>0.00101288570855</text:p>
              </table:table-cell>
              <table:table-cell office:value-type="float" office:value="0.06732756051174">
                <text:p>0.06732756051174</text:p>
              </table:table-cell>
              <table:table-cell office:value-type="float" office:value="0.00182207918536">
                <text:p>0.001822079185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3569710502014">
                <text:p>0.03569710502014</text:p>
              </table:table-cell>
              <table:table-cell office:value-type="float" office:value="0.0010113671331886">
                <text:p>0.0010113671331886</text:p>
              </table:table-cell>
              <table:table-cell office:value-type="float" office:value="0.0673641170672">
                <text:p>0.0673641170672</text:p>
              </table:table-cell>
              <table:table-cell office:value-type="float" office:value="0.001819796956576">
                <text:p>0.0018197969565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3552734122492">
                <text:p>0.03552734122492</text:p>
              </table:table-cell>
              <table:table-cell office:value-type="float" office:value="0.0010100181519524">
                <text:p>0.0010100181519524</text:p>
              </table:table-cell>
              <table:table-cell office:value-type="float" office:value="0.0669246799868">
                <text:p>0.0669246799868</text:p>
              </table:table-cell>
              <table:table-cell office:value-type="float" office:value="0.00181711622699">
                <text:p>0.001817116226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3554038164366">
                <text:p>0.03554038164366</text:p>
              </table:table-cell>
              <table:table-cell office:value-type="float" office:value="0.0010090478235268">
                <text:p>0.0010090478235268</text:p>
              </table:table-cell>
              <table:table-cell office:value-type="float" office:value="0.06712480715568">
                <text:p>0.06712480715568</text:p>
              </table:table-cell>
              <table:table-cell office:value-type="float" office:value="0.001814338630342">
                <text:p>0.0018143386303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3546375267476">
                <text:p>0.03546375267476</text:p>
              </table:table-cell>
              <table:table-cell office:value-type="float" office:value="0.0010076645265268">
                <text:p>0.0010076645265268</text:p>
              </table:table-cell>
              <table:table-cell office:value-type="float" office:value="0.06695659967158">
                <text:p>0.06695659967158</text:p>
              </table:table-cell>
              <table:table-cell office:value-type="float" office:value="0.001811101017772">
                <text:p>0.0018111010177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3547143414468">
                <text:p>0.03547143414468</text:p>
              </table:table-cell>
              <table:table-cell office:value-type="float" office:value="0.0010061361006812">
                <text:p>0.0010061361006812</text:p>
              </table:table-cell>
              <table:table-cell office:value-type="float" office:value="0.0666451501764">
                <text:p>0.0666451501764</text:p>
              </table:table-cell>
              <table:table-cell office:value-type="float" office:value="0.001808716856924">
                <text:p>0.0018087168569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3526894278286">
                <text:p>0.03526894278286</text:p>
              </table:table-cell>
              <table:table-cell office:value-type="float" office:value="0.0010045855665482">
                <text:p>0.0010045855665482</text:p>
              </table:table-cell>
              <table:table-cell office:value-type="float" office:value="0.0672948424026">
                <text:p>0.0672948424026</text:p>
              </table:table-cell>
              <table:table-cell office:value-type="float" office:value="0.001806310724368">
                <text:p>0.0018063107243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3492873385894">
                <text:p>0.03492873385894</text:p>
              </table:table-cell>
              <table:table-cell office:value-type="float" office:value="0.00100327432143">
                <text:p>0.00100327432143</text:p>
              </table:table-cell>
              <table:table-cell office:value-type="float" office:value="0.06725246514492">
                <text:p>0.06725246514492</text:p>
              </table:table-cell>
              <table:table-cell office:value-type="float" office:value="0.001803931261744">
                <text:p>0.0018039312617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3463371208472">
                <text:p>0.03463371208472</text:p>
              </table:table-cell>
              <table:table-cell office:value-type="float" office:value="0.0010009587517032">
                <text:p>0.0010009587517032</text:p>
              </table:table-cell>
              <table:table-cell office:value-type="float" office:value="0.06735178412014">
                <text:p>0.06735178412014</text:p>
              </table:table-cell>
              <table:table-cell office:value-type="float" office:value="0.00180148011304">
                <text:p>0.001801480113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3494588733516">
                <text:p>0.03494588733516</text:p>
              </table:table-cell>
              <table:table-cell office:value-type="float" office:value="0.0009989117721502">
                <text:p>0.0009989117721502</text:p>
              </table:table-cell>
              <table:table-cell office:value-type="float" office:value="0.06681821335622">
                <text:p>0.06681821335622</text:p>
              </table:table-cell>
              <table:table-cell office:value-type="float" office:value="0.00179797328809">
                <text:p>0.001797973288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3457175751088">
                <text:p>0.03457175751088</text:p>
              </table:table-cell>
              <table:table-cell office:value-type="float" office:value="0.0009977325188936">
                <text:p>0.0009977325188936</text:p>
              </table:table-cell>
              <table:table-cell office:value-type="float" office:value="0.06696478995888">
                <text:p>0.06696478995888</text:p>
              </table:table-cell>
              <table:table-cell office:value-type="float" office:value="0.001795565521392">
                <text:p>0.0017955655213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3436081529462">
                <text:p>0.03436081529462</text:p>
              </table:table-cell>
              <table:table-cell office:value-type="float" office:value="0.000996134081012">
                <text:p>0.000996134081012</text:p>
              </table:table-cell>
              <table:table-cell office:value-type="float" office:value="0.06662047020666">
                <text:p>0.06662047020666</text:p>
              </table:table-cell>
              <table:table-cell office:value-type="float" office:value="0.001794205202196">
                <text:p>0.001794205202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3377574002918">
                <text:p>0.03377574002918</text:p>
              </table:table-cell>
              <table:table-cell office:value-type="float" office:value="0.0009956195501986">
                <text:p>0.0009956195501986</text:p>
              </table:table-cell>
              <table:table-cell office:value-type="float" office:value="0.06680225068682">
                <text:p>0.06680225068682</text:p>
              </table:table-cell>
              <table:table-cell office:value-type="float" office:value="0.001793229775014">
                <text:p>0.0017932297750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3367285382996">
                <text:p>0.03367285382996</text:p>
              </table:table-cell>
              <table:table-cell office:value-type="float" office:value="0.0009941511776228">
                <text:p>0.0009941511776228</text:p>
              </table:table-cell>
              <table:table-cell office:value-type="float" office:value="0.06709417125068">
                <text:p>0.06709417125068</text:p>
              </table:table-cell>
              <table:table-cell office:value-type="float" office:value="0.00179153285061">
                <text:p>0.001791532850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3377871143662">
                <text:p>0.03377871143662</text:p>
              </table:table-cell>
              <table:table-cell office:value-type="float" office:value="0.0009925380172764">
                <text:p>0.0009925380172764</text:p>
              </table:table-cell>
              <table:table-cell office:value-type="float" office:value="0.0667403220585">
                <text:p>0.0667403220585</text:p>
              </table:table-cell>
              <table:table-cell office:value-type="float" office:value="0.001790558435544">
                <text:p>0.0017905584355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3371367192184">
                <text:p>0.03371367192184</text:p>
              </table:table-cell>
              <table:table-cell office:value-type="float" office:value="0.0009912189187934">
                <text:p>0.0009912189187934</text:p>
              </table:table-cell>
              <table:table-cell office:value-type="float" office:value="0.06706272472924">
                <text:p>0.06706272472924</text:p>
              </table:table-cell>
              <table:table-cell office:value-type="float" office:value="0.00178964705551">
                <text:p>0.001789647055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3349064828464">
                <text:p>0.03349064828464</text:p>
              </table:table-cell>
              <table:table-cell office:value-type="float" office:value="0.000989941245997">
                <text:p>0.000989941245997</text:p>
              </table:table-cell>
              <table:table-cell office:value-type="float" office:value="0.06728502347688">
                <text:p>0.06728502347688</text:p>
              </table:table-cell>
              <table:table-cell office:value-type="float" office:value="0.001788353373964">
                <text:p>0.0017883533739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3341110929578">
                <text:p>0.03341110929578</text:p>
              </table:table-cell>
              <table:table-cell office:value-type="float" office:value="0.0009887675036182">
                <text:p>0.0009887675036182</text:p>
              </table:table-cell>
              <table:table-cell office:value-type="float" office:value="0.066882013765">
                <text:p>0.066882013765</text:p>
              </table:table-cell>
              <table:table-cell office:value-type="float" office:value="0.001786704111284">
                <text:p>0.0017867041112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3283366746878">
                <text:p>0.03283366746878</text:p>
              </table:table-cell>
              <table:table-cell office:value-type="float" office:value="0.0009878974011558">
                <text:p>0.0009878974011558</text:p>
              </table:table-cell>
              <table:table-cell office:value-type="float" office:value="0.06690698441564">
                <text:p>0.06690698441564</text:p>
              </table:table-cell>
              <table:table-cell office:value-type="float" office:value="0.00178471914184">
                <text:p>0.001784719141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3304204882058">
                <text:p>0.03304204882058</text:p>
              </table:table-cell>
              <table:table-cell office:value-type="float" office:value="0.0009866698713714">
                <text:p>0.0009866698713714</text:p>
              </table:table-cell>
              <table:table-cell office:value-type="float" office:value="0.06734244337226">
                <text:p>0.06734244337226</text:p>
              </table:table-cell>
              <table:table-cell office:value-type="float" office:value="0.001783446287186">
                <text:p>0.0017834462871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3252201851592">
                <text:p>0.03252201851592</text:p>
              </table:table-cell>
              <table:table-cell office:value-type="float" office:value="0.0009858219788714">
                <text:p>0.0009858219788714</text:p>
              </table:table-cell>
              <table:table-cell office:value-type="float" office:value="0.06715977011648">
                <text:p>0.06715977011648</text:p>
              </table:table-cell>
              <table:table-cell office:value-type="float" office:value="0.00178244237336">
                <text:p>0.001782442373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3260747531252">
                <text:p>0.03260747531252</text:p>
              </table:table-cell>
              <table:table-cell office:value-type="float" office:value="0.0009848266559314">
                <text:p>0.0009848266559314</text:p>
              </table:table-cell>
              <table:table-cell office:value-type="float" office:value="0.06715343814946">
                <text:p>0.06715343814946</text:p>
              </table:table-cell>
              <table:table-cell office:value-type="float" office:value="0.001781586383762">
                <text:p>0.0017815863837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321430346882">
                <text:p>0.0321430346882</text:p>
              </table:table-cell>
              <table:table-cell office:value-type="float" office:value="0.0009842684653332">
                <text:p>0.0009842684653332</text:p>
              </table:table-cell>
              <table:table-cell office:value-type="float" office:value="0.06664889119766">
                <text:p>0.06664889119766</text:p>
              </table:table-cell>
              <table:table-cell office:value-type="float" office:value="0.001780137665688">
                <text:p>0.0017801376656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3239439774012">
                <text:p>0.03239439774012</text:p>
              </table:table-cell>
              <table:table-cell office:value-type="float" office:value="0.0009833987353156">
                <text:p>0.0009833987353156</text:p>
              </table:table-cell>
              <table:table-cell office:value-type="float" office:value="0.06684612746156">
                <text:p>0.06684612746156</text:p>
              </table:table-cell>
              <table:table-cell office:value-type="float" office:value="0.001779036875982">
                <text:p>0.0017790368759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319592250374">
                <text:p>0.0319592250374</text:p>
              </table:table-cell>
              <table:table-cell office:value-type="float" office:value="0.000982454726233">
                <text:p>0.000982454726233</text:p>
              </table:table-cell>
              <table:table-cell office:value-type="float" office:value="0.06706443966818">
                <text:p>0.06706443966818</text:p>
              </table:table-cell>
              <table:table-cell office:value-type="float" office:value="0.001777722973482">
                <text:p>0.0017777229734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3152414571884">
                <text:p>0.03152414571884</text:p>
              </table:table-cell>
              <table:table-cell office:value-type="float" office:value="0.0009818941268988">
                <text:p>0.0009818941268988</text:p>
              </table:table-cell>
              <table:table-cell office:value-type="float" office:value="0.06670177546874">
                <text:p>0.06670177546874</text:p>
              </table:table-cell>
              <table:table-cell office:value-type="float" office:value="0.001776413163126">
                <text:p>0.0017764131631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3174390930854">
                <text:p>0.03174390930854</text:p>
              </table:table-cell>
              <table:table-cell office:value-type="float" office:value="0.0009805006876922">
                <text:p>0.0009805006876922</text:p>
              </table:table-cell>
              <table:table-cell office:value-type="float" office:value="0.06679978725306">
                <text:p>0.06679978725306</text:p>
              </table:table-cell>
              <table:table-cell office:value-type="float" office:value="0.00177574293909">
                <text:p>0.001775742939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3124146095262">
                <text:p>0.03124146095262</text:p>
              </table:table-cell>
              <table:table-cell office:value-type="float" office:value="0.0009794272123556">
                <text:p>0.0009794272123556</text:p>
              </table:table-cell>
              <table:table-cell office:value-type="float" office:value="0.06697674797688">
                <text:p>0.06697674797688</text:p>
              </table:table-cell>
              <table:table-cell office:value-type="float" office:value="0.00177487265724">
                <text:p>0.001774872657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3093972197518">
                <text:p>0.03093972197518</text:p>
              </table:table-cell>
              <table:table-cell office:value-type="float" office:value="0.0009777688142062">
                <text:p>0.0009777688142062</text:p>
              </table:table-cell>
              <table:table-cell office:value-type="float" office:value="0.06666542506004">
                <text:p>0.06666542506004</text:p>
              </table:table-cell>
              <table:table-cell office:value-type="float" office:value="0.001774149929378">
                <text:p>0.0017741499293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3077658561074">
                <text:p>0.03077658561074</text:p>
              </table:table-cell>
              <table:table-cell office:value-type="float" office:value="0.0009772230719218">
                <text:p>0.0009772230719218</text:p>
              </table:table-cell>
              <table:table-cell office:value-type="float" office:value="0.06687667900668">
                <text:p>0.06687667900668</text:p>
              </table:table-cell>
              <table:table-cell office:value-type="float" office:value="0.001773098388684">
                <text:p>0.0017730983886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3072762432766">
                <text:p>0.03072762432766</text:p>
              </table:table-cell>
              <table:table-cell office:value-type="float" office:value="0.0009760157693254">
                <text:p>0.0009760157693254</text:p>
              </table:table-cell>
              <table:table-cell office:value-type="float" office:value="0.0667275980166">
                <text:p>0.0667275980166</text:p>
              </table:table-cell>
              <table:table-cell office:value-type="float" office:value="0.001771995880918">
                <text:p>0.0017719958809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3049276715134">
                <text:p>0.03049276715134</text:p>
              </table:table-cell>
              <table:table-cell office:value-type="float" office:value="0.0009752682264942">
                <text:p>0.0009752682264942</text:p>
              </table:table-cell>
              <table:table-cell office:value-type="float" office:value="0.066791825969">
                <text:p>0.066791825969</text:p>
              </table:table-cell>
              <table:table-cell office:value-type="float" office:value="0.001770230769848">
                <text:p>0.0017702307698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3031681443096">
                <text:p>0.03031681443096</text:p>
              </table:table-cell>
              <table:table-cell office:value-type="float" office:value="0.0009765872429436">
                <text:p>0.0009765872429436</text:p>
              </table:table-cell>
              <table:table-cell office:value-type="float" office:value="0.06681217505266">
                <text:p>0.06681217505266</text:p>
              </table:table-cell>
              <table:table-cell office:value-type="float" office:value="0.001768712070982">
                <text:p>0.0017687120709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3014141268244">
                <text:p>0.03014141268244</text:p>
              </table:table-cell>
              <table:table-cell office:value-type="float" office:value="0.0009739350588936">
                <text:p>0.0009739350588936</text:p>
              </table:table-cell>
              <table:table-cell office:value-type="float" office:value="0.06791186521582">
                <text:p>0.06791186521582</text:p>
              </table:table-cell>
              <table:table-cell office:value-type="float" office:value="0.001767334130462">
                <text:p>0.0017673341304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2991275660012">
                <text:p>0.02991275660012</text:p>
              </table:table-cell>
              <table:table-cell office:value-type="float" office:value="0.0009732459030198">
                <text:p>0.0009732459030198</text:p>
              </table:table-cell>
              <table:table-cell office:value-type="float" office:value="0.06727045318448">
                <text:p>0.06727045318448</text:p>
              </table:table-cell>
              <table:table-cell office:value-type="float" office:value="0.001766312698348">
                <text:p>0.0017663126983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3011087450468">
                <text:p>0.03011087450468</text:p>
              </table:table-cell>
              <table:table-cell office:value-type="float" office:value="0.000972403462886">
                <text:p>0.000972403462886</text:p>
              </table:table-cell>
              <table:table-cell office:value-type="float" office:value="0.0669865378258">
                <text:p>0.0669865378258</text:p>
              </table:table-cell>
              <table:table-cell office:value-type="float" office:value="0.001765423268076">
                <text:p>0.0017654232680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295718674361">
                <text:p>0.0295718674361</text:p>
              </table:table-cell>
              <table:table-cell office:value-type="float" office:value="0.0009719959355386">
                <text:p>0.0009719959355386</text:p>
              </table:table-cell>
              <table:table-cell office:value-type="float" office:value="0.0669911630314">
                <text:p>0.0669911630314</text:p>
              </table:table-cell>
              <table:table-cell office:value-type="float" office:value="0.001764531725792">
                <text:p>0.0017645317257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2962242125054">
                <text:p>0.02962242125054</text:p>
              </table:table-cell>
              <table:table-cell office:value-type="float" office:value="0.0009713854113408">
                <text:p>0.0009713854113408</text:p>
              </table:table-cell>
              <table:table-cell office:value-type="float" office:value="0.06677100020292">
                <text:p>0.06677100020292</text:p>
              </table:table-cell>
              <table:table-cell office:value-type="float" office:value="0.001763273705826">
                <text:p>0.0017632737058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2903763746016">
                <text:p>0.02903763746016</text:p>
              </table:table-cell>
              <table:table-cell office:value-type="float" office:value="0.0009708153789588">
                <text:p>0.0009708153789588</text:p>
              </table:table-cell>
              <table:table-cell office:value-type="float" office:value="0.06698237080884">
                <text:p>0.06698237080884</text:p>
              </table:table-cell>
              <table:table-cell office:value-type="float" office:value="0.0017621328579">
                <text:p>0.00176213285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2876419567414">
                <text:p>0.02876419567414</text:p>
              </table:table-cell>
              <table:table-cell office:value-type="float" office:value="0.000969971679762">
                <text:p>0.000969971679762</text:p>
              </table:table-cell>
              <table:table-cell office:value-type="float" office:value="0.06728220736208">
                <text:p>0.06728220736208</text:p>
              </table:table-cell>
              <table:table-cell office:value-type="float" office:value="0.001760444387334">
                <text:p>0.001760444387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288285226457">
                <text:p>0.0288285226457</text:p>
              </table:table-cell>
              <table:table-cell office:value-type="float" office:value="0.0009693979929414">
                <text:p>0.0009693979929414</text:p>
              </table:table-cell>
              <table:table-cell office:value-type="float" office:value="0.06656329788206">
                <text:p>0.06656329788206</text:p>
              </table:table-cell>
              <table:table-cell office:value-type="float" office:value="0.001758760170654">
                <text:p>0.0017587601706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2845523322986">
                <text:p>0.02845523322986</text:p>
              </table:table-cell>
              <table:table-cell office:value-type="float" office:value="0.0009687769713164">
                <text:p>0.0009687769713164</text:p>
              </table:table-cell>
              <table:table-cell office:value-type="float" office:value="0.06649239106888">
                <text:p>0.06649239106888</text:p>
              </table:table-cell>
              <table:table-cell office:value-type="float" office:value="0.00175755592429">
                <text:p>0.001757555924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2823071530948">
                <text:p>0.02823071530948</text:p>
              </table:table-cell>
              <table:table-cell office:value-type="float" office:value="0.0009680450121416">
                <text:p>0.0009680450121416</text:p>
              </table:table-cell>
              <table:table-cell office:value-type="float" office:value="0.06699746872292">
                <text:p>0.06699746872292</text:p>
              </table:table-cell>
              <table:table-cell office:value-type="float" office:value="0.001757030678194">
                <text:p>0.0017570306781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2805624610428">
                <text:p>0.02805624610428</text:p>
              </table:table-cell>
              <table:table-cell office:value-type="float" office:value="0.0009677492990484">
                <text:p>0.0009677492990484</text:p>
              </table:table-cell>
              <table:table-cell office:value-type="float" office:value="0.06696560011186">
                <text:p>0.06696560011186</text:p>
              </table:table-cell>
              <table:table-cell office:value-type="float" office:value="0.001755645341298">
                <text:p>0.0017556453412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2795331132766">
                <text:p>0.02795331132766</text:p>
              </table:table-cell>
              <table:table-cell office:value-type="float" office:value="0.0009670370785482">
                <text:p>0.0009670370785482</text:p>
              </table:table-cell>
              <table:table-cell office:value-type="float" office:value="0.06679877359676">
                <text:p>0.06679877359676</text:p>
              </table:table-cell>
              <table:table-cell office:value-type="float" office:value="0.00175476679124">
                <text:p>0.00175476679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2769307663512">
                <text:p>0.02769307663512</text:p>
              </table:table-cell>
              <table:table-cell office:value-type="float" office:value="0.000966466096126">
                <text:p>0.000966466096126</text:p>
              </table:table-cell>
              <table:table-cell office:value-type="float" office:value="0.06686777794474">
                <text:p>0.06686777794474</text:p>
              </table:table-cell>
              <table:table-cell office:value-type="float" office:value="0.00175420459011">
                <text:p>0.001754204590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2735139016922">
                <text:p>0.02735139016922</text:p>
              </table:table-cell>
              <table:table-cell office:value-type="float" office:value="0.0009658198901052">
                <text:p>0.0009658198901052</text:p>
              </table:table-cell>
              <table:table-cell office:value-type="float" office:value="0.06686287304806">
                <text:p>0.06686287304806</text:p>
              </table:table-cell>
              <table:table-cell office:value-type="float" office:value="0.001753210116328">
                <text:p>0.0017532101163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27339150624">
                <text:p>0.027339150624</text:p>
              </table:table-cell>
              <table:table-cell office:value-type="float" office:value="0.0009653373674162">
                <text:p>0.0009653373674162</text:p>
              </table:table-cell>
              <table:table-cell office:value-type="float" office:value="0.06697442493048">
                <text:p>0.06697442493048</text:p>
              </table:table-cell>
              <table:table-cell office:value-type="float" office:value="0.001752541824382">
                <text:p>0.0017525418243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2709014572348">
                <text:p>0.02709014572348</text:p>
              </table:table-cell>
              <table:table-cell office:value-type="float" office:value="0.00096470533047">
                <text:p>0.00096470533047</text:p>
              </table:table-cell>
              <table:table-cell office:value-type="float" office:value="0.06739331595154">
                <text:p>0.06739331595154</text:p>
              </table:table-cell>
              <table:table-cell office:value-type="float" office:value="0.001751714840246">
                <text:p>0.0017517148402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2684580283976">
                <text:p>0.02684580283976</text:p>
              </table:table-cell>
              <table:table-cell office:value-type="float" office:value="0.0009640779408806">
                <text:p>0.0009640779408806</text:p>
              </table:table-cell>
              <table:table-cell office:value-type="float" office:value="0.0666258237286">
                <text:p>0.0666258237286</text:p>
              </table:table-cell>
              <table:table-cell office:value-type="float" office:value="0.00175034296321">
                <text:p>0.001750342963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266044812668">
                <text:p>0.0266044812668</text:p>
              </table:table-cell>
              <table:table-cell office:value-type="float" office:value="0.0009630695553574">
                <text:p>0.0009630695553574</text:p>
              </table:table-cell>
              <table:table-cell office:value-type="float" office:value="0.0667855515232">
                <text:p>0.0667855515232</text:p>
              </table:table-cell>
              <table:table-cell office:value-type="float" office:value="0.001749723116746">
                <text:p>0.0017497231167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263050474297">
                <text:p>0.0263050474297</text:p>
              </table:table-cell>
              <table:table-cell office:value-type="float" office:value="0.0009620768729382">
                <text:p>0.0009620768729382</text:p>
              </table:table-cell>
              <table:table-cell office:value-type="float" office:value="0.06720903108642">
                <text:p>0.06720903108642</text:p>
              </table:table-cell>
              <table:table-cell office:value-type="float" office:value="0.00174876428664">
                <text:p>0.001748764286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2603040625854">
                <text:p>0.02603040625854</text:p>
              </table:table-cell>
              <table:table-cell office:value-type="float" office:value="0.0009607067408466">
                <text:p>0.0009607067408466</text:p>
              </table:table-cell>
              <table:table-cell office:value-type="float" office:value="0.06688060270152">
                <text:p>0.06688060270152</text:p>
              </table:table-cell>
              <table:table-cell office:value-type="float" office:value="0.00174791131511">
                <text:p>0.001747911315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2605619977532">
                <text:p>0.02605619977532</text:p>
              </table:table-cell>
              <table:table-cell office:value-type="float" office:value="0.0009599521522742">
                <text:p>0.0009599521522742</text:p>
              </table:table-cell>
              <table:table-cell office:value-type="float" office:value="0.06690339280562">
                <text:p>0.06690339280562</text:p>
              </table:table-cell>
              <table:table-cell office:value-type="float" office:value="0.001747799478632">
                <text:p>0.0017477994786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2580881631018">
                <text:p>0.02580881631018</text:p>
              </table:table-cell>
              <table:table-cell office:value-type="float" office:value="0.0009589694643188">
                <text:p>0.0009589694643188</text:p>
              </table:table-cell>
              <table:table-cell office:value-type="float" office:value="0.06723525795716">
                <text:p>0.06723525795716</text:p>
              </table:table-cell>
              <table:table-cell office:value-type="float" office:value="0.001747188328836">
                <text:p>0.0017471883288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2560475906836">
                <text:p>0.02560475906836</text:p>
              </table:table-cell>
              <table:table-cell office:value-type="float" office:value="0.0009584401630224">
                <text:p>0.0009584401630224</text:p>
              </table:table-cell>
              <table:table-cell office:value-type="float" office:value="0.0668480373009">
                <text:p>0.0668480373009</text:p>
              </table:table-cell>
              <table:table-cell office:value-type="float" office:value="0.001746346529054">
                <text:p>0.0017463465290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55597689389">
                <text:p>0.0255597689389</text:p>
              </table:table-cell>
              <table:table-cell office:value-type="float" office:value="0.0009578125045524">
                <text:p>0.0009578125045524</text:p>
              </table:table-cell>
              <table:table-cell office:value-type="float" office:value="0.0671195266717">
                <text:p>0.0671195266717</text:p>
              </table:table-cell>
              <table:table-cell office:value-type="float" office:value="0.001746051031924">
                <text:p>0.0017460510319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2509480988208">
                <text:p>0.02509480988208</text:p>
              </table:table-cell>
              <table:table-cell office:value-type="float" office:value="0.000957607944797">
                <text:p>0.000957607944797</text:p>
              </table:table-cell>
              <table:table-cell office:value-type="float" office:value="0.06722305817004">
                <text:p>0.06722305817004</text:p>
              </table:table-cell>
              <table:table-cell office:value-type="float" office:value="0.001745303003264">
                <text:p>0.0017453030032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2508473358984">
                <text:p>0.02508473358984</text:p>
              </table:table-cell>
              <table:table-cell office:value-type="float" office:value="0.0009570019747194">
                <text:p>0.0009570019747194</text:p>
              </table:table-cell>
              <table:table-cell office:value-type="float" office:value="0.06710331067548">
                <text:p>0.06710331067548</text:p>
              </table:table-cell>
              <table:table-cell office:value-type="float" office:value="0.001744853562536">
                <text:p>0.0017448535625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244962821361">
                <text:p>0.0244962821361</text:p>
              </table:table-cell>
              <table:table-cell office:value-type="float" office:value="0.0009563028035972">
                <text:p>0.0009563028035972</text:p>
              </table:table-cell>
              <table:table-cell office:value-type="float" office:value="0.06699881737562">
                <text:p>0.06699881737562</text:p>
              </table:table-cell>
              <table:table-cell office:value-type="float" office:value="0.001744181778322">
                <text:p>0.0017441817783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2460621963366">
                <text:p>0.02460621963366</text:p>
              </table:table-cell>
              <table:table-cell office:value-type="float" office:value="0.0009556491786304">
                <text:p>0.0009556491786304</text:p>
              </table:table-cell>
              <table:table-cell office:value-type="float" office:value="0.0670132013252">
                <text:p>0.0670132013252</text:p>
              </table:table-cell>
              <table:table-cell office:value-type="float" office:value="0.001743197468846">
                <text:p>0.0017431974688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2410432817512">
                <text:p>0.02410432817512</text:p>
              </table:table-cell>
              <table:table-cell office:value-type="float" office:value="0.000954973465632">
                <text:p>0.000954973465632</text:p>
              </table:table-cell>
              <table:table-cell office:value-type="float" office:value="0.0670747001158">
                <text:p>0.0670747001158</text:p>
              </table:table-cell>
              <table:table-cell office:value-type="float" office:value="0.001742025781388">
                <text:p>0.0017420257813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2385773560888">
                <text:p>0.02385773560888</text:p>
              </table:table-cell>
              <table:table-cell office:value-type="float" office:value="0.0009543197660454">
                <text:p>0.0009543197660454</text:p>
              </table:table-cell>
              <table:table-cell office:value-type="float" office:value="0.06703415694674">
                <text:p>0.06703415694674</text:p>
              </table:table-cell>
              <table:table-cell office:value-type="float" office:value="0.001741860584342">
                <text:p>0.0017418605843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2377761124018">
                <text:p>0.02377761124018</text:p>
              </table:table-cell>
              <table:table-cell office:value-type="float" office:value="0.0009538112952062">
                <text:p>0.0009538112952062</text:p>
              </table:table-cell>
              <table:table-cell office:value-type="float" office:value="0.06701228891386">
                <text:p>0.06701228891386</text:p>
              </table:table-cell>
              <table:table-cell office:value-type="float" office:value="0.00173763043229">
                <text:p>0.001737630432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2346888777748">
                <text:p>0.02346888777748</text:p>
              </table:table-cell>
              <table:table-cell office:value-type="float" office:value="0.0009530629513342">
                <text:p>0.0009530629513342</text:p>
              </table:table-cell>
              <table:table-cell office:value-type="float" office:value="0.06737404155442">
                <text:p>0.06737404155442</text:p>
              </table:table-cell>
              <table:table-cell office:value-type="float" office:value="0.00173633742214">
                <text:p>0.001736337422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2318695802018">
                <text:p>0.02318695802018</text:p>
              </table:table-cell>
              <table:table-cell office:value-type="float" office:value="0.0009525777826976">
                <text:p>0.0009525777826976</text:p>
              </table:table-cell>
              <table:table-cell office:value-type="float" office:value="0.06680706453136">
                <text:p>0.06680706453136</text:p>
              </table:table-cell>
              <table:table-cell office:value-type="float" office:value="0.00173547162921">
                <text:p>0.001735471629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2296915976552">
                <text:p>0.02296915976552</text:p>
              </table:table-cell>
              <table:table-cell office:value-type="float" office:value="0.000952157763989">
                <text:p>0.000952157763989</text:p>
              </table:table-cell>
              <table:table-cell office:value-type="float" office:value="0.06642807081114">
                <text:p>0.06642807081114</text:p>
              </table:table-cell>
              <table:table-cell office:value-type="float" office:value="0.001734824015534">
                <text:p>0.0017348240155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2273148867444">
                <text:p>0.02273148867444</text:p>
              </table:table-cell>
              <table:table-cell office:value-type="float" office:value="0.0009512689330698">
                <text:p>0.0009512689330698</text:p>
              </table:table-cell>
              <table:table-cell office:value-type="float" office:value="0.06715209649692">
                <text:p>0.06715209649692</text:p>
              </table:table-cell>
              <table:table-cell office:value-type="float" office:value="0.001733796775052">
                <text:p>0.0017337967750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225915822218">
                <text:p>0.0225915822218</text:p>
              </table:table-cell>
              <table:table-cell office:value-type="float" office:value="0.0009508071050884">
                <text:p>0.0009508071050884</text:p>
              </table:table-cell>
              <table:table-cell office:value-type="float" office:value="0.06730856918744">
                <text:p>0.06730856918744</text:p>
              </table:table-cell>
              <table:table-cell office:value-type="float" office:value="0.001733151553484">
                <text:p>0.0017331515534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2222065690966">
                <text:p>0.02222065690966</text:p>
              </table:table-cell>
              <table:table-cell office:value-type="float" office:value="0.0009503659360556">
                <text:p>0.0009503659360556</text:p>
              </table:table-cell>
              <table:table-cell office:value-type="float" office:value="0.06684639904754">
                <text:p>0.06684639904754</text:p>
              </table:table-cell>
              <table:table-cell office:value-type="float" office:value="0.001732567548782">
                <text:p>0.0017325675487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2195156874134">
                <text:p>0.02195156874134</text:p>
              </table:table-cell>
              <table:table-cell office:value-type="float" office:value="0.0009499305437038">
                <text:p>0.0009499305437038</text:p>
              </table:table-cell>
              <table:table-cell office:value-type="float" office:value="0.0670446152061">
                <text:p>0.0670446152061</text:p>
              </table:table-cell>
              <table:table-cell office:value-type="float" office:value="0.001731688743098">
                <text:p>0.0017316887430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2178050355082">
                <text:p>0.02178050355082</text:p>
              </table:table-cell>
              <table:table-cell office:value-type="float" office:value="0.000949629632901">
                <text:p>0.000949629632901</text:p>
              </table:table-cell>
              <table:table-cell office:value-type="float" office:value="0.0668533740878">
                <text:p>0.0668533740878</text:p>
              </table:table-cell>
              <table:table-cell office:value-type="float" office:value="0.001730417475988">
                <text:p>0.0017304174759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2136434985302">
                <text:p>0.02136434985302</text:p>
              </table:table-cell>
              <table:table-cell office:value-type="float" office:value="0.0009490159318494">
                <text:p>0.0009490159318494</text:p>
              </table:table-cell>
              <table:table-cell office:value-type="float" office:value="0.06649610515368">
                <text:p>0.06649610515368</text:p>
              </table:table-cell>
              <table:table-cell office:value-type="float" office:value="0.001728676363182">
                <text:p>0.0017286763631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2125339130496">
                <text:p>0.02125339130496</text:p>
              </table:table-cell>
              <table:table-cell office:value-type="float" office:value="0.0009485760320104">
                <text:p>0.0009485760320104</text:p>
              </table:table-cell>
              <table:table-cell office:value-type="float" office:value="0.06738119922024">
                <text:p>0.06738119922024</text:p>
              </table:table-cell>
              <table:table-cell office:value-type="float" office:value="0.00172670685825">
                <text:p>0.001726706858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2091781008942">
                <text:p>0.02091781008942</text:p>
              </table:table-cell>
              <table:table-cell office:value-type="float" office:value="0.0009482083931822">
                <text:p>0.0009482083931822</text:p>
              </table:table-cell>
              <table:table-cell office:value-type="float" office:value="0.06711525337726">
                <text:p>0.06711525337726</text:p>
              </table:table-cell>
              <table:table-cell office:value-type="float" office:value="0.001725635751894">
                <text:p>0.0017256357518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2072351467836">
                <text:p>0.02072351467836</text:p>
              </table:table-cell>
              <table:table-cell office:value-type="float" office:value="0.00094764106501">
                <text:p>0.00094764106501</text:p>
              </table:table-cell>
              <table:table-cell office:value-type="float" office:value="0.06729828484094">
                <text:p>0.06729828484094</text:p>
              </table:table-cell>
              <table:table-cell office:value-type="float" office:value="0.001724466162534">
                <text:p>0.0017244661625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2041758020618">
                <text:p>0.02041758020618</text:p>
              </table:table-cell>
              <table:table-cell office:value-type="float" office:value="0.0009471765408632">
                <text:p>0.0009471765408632</text:p>
              </table:table-cell>
              <table:table-cell office:value-type="float" office:value="0.06674780965094">
                <text:p>0.06674780965094</text:p>
              </table:table-cell>
              <table:table-cell office:value-type="float" office:value="0.001723716057946">
                <text:p>0.0017237160579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201369742427">
                <text:p>0.0201369742427</text:p>
              </table:table-cell>
              <table:table-cell office:value-type="float" office:value="0.000946778480245">
                <text:p>0.000946778480245</text:p>
              </table:table-cell>
              <table:table-cell office:value-type="float" office:value="0.06705051984822">
                <text:p>0.06705051984822</text:p>
              </table:table-cell>
              <table:table-cell office:value-type="float" office:value="0.001722502782658">
                <text:p>0.0017225027826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1988323487064">
                <text:p>0.01988323487064</text:p>
              </table:table-cell>
              <table:table-cell office:value-type="float" office:value="0.0009463115769254">
                <text:p>0.0009463115769254</text:p>
              </table:table-cell>
              <table:table-cell office:value-type="float" office:value="0.06695298635688">
                <text:p>0.06695298635688</text:p>
              </table:table-cell>
              <table:table-cell office:value-type="float" office:value="0.001721303284234">
                <text:p>0.0017213032842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196810174651">
                <text:p>0.0196810174651</text:p>
              </table:table-cell>
              <table:table-cell office:value-type="float" office:value="0.000945411972657">
                <text:p>0.000945411972657</text:p>
              </table:table-cell>
              <table:table-cell office:value-type="float" office:value="0.06692092199128">
                <text:p>0.06692092199128</text:p>
              </table:table-cell>
              <table:table-cell office:value-type="float" office:value="0.001721445397558">
                <text:p>0.0017214453975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1930310169634">
                <text:p>0.01930310169634</text:p>
              </table:table-cell>
              <table:table-cell office:value-type="float" office:value="0.0009442083339946">
                <text:p>0.0009442083339946</text:p>
              </table:table-cell>
              <table:table-cell office:value-type="float" office:value="0.067006616968">
                <text:p>0.067006616968</text:p>
              </table:table-cell>
              <table:table-cell office:value-type="float" office:value="0.001719868120748">
                <text:p>0.0017198681207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1898936599432">
                <text:p>0.01898936599432</text:p>
              </table:table-cell>
              <table:table-cell office:value-type="float" office:value="0.0009436799118732">
                <text:p>0.0009436799118732</text:p>
              </table:table-cell>
              <table:table-cell office:value-type="float" office:value="0.06666699575424">
                <text:p>0.06666699575424</text:p>
              </table:table-cell>
              <table:table-cell office:value-type="float" office:value="0.001718206789994">
                <text:p>0.0017182067899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1869992495744">
                <text:p>0.01869992495744</text:p>
              </table:table-cell>
              <table:table-cell office:value-type="float" office:value="0.0009429983842852">
                <text:p>0.0009429983842852</text:p>
              </table:table-cell>
              <table:table-cell office:value-type="float" office:value="0.06704642507848">
                <text:p>0.06704642507848</text:p>
              </table:table-cell>
              <table:table-cell office:value-type="float" office:value="0.001717341156358">
                <text:p>0.0017173411563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18430236068">
                <text:p>0.018430236068</text:p>
              </table:table-cell>
              <table:table-cell office:value-type="float" office:value="0.0009425624785874">
                <text:p>0.0009425624785874</text:p>
              </table:table-cell>
              <table:table-cell office:value-type="float" office:value="0.06782177537608">
                <text:p>0.06782177537608</text:p>
              </table:table-cell>
              <table:table-cell office:value-type="float" office:value="0.001716456125474">
                <text:p>0.0017164561254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181338196262">
                <text:p>0.0181338196262</text:p>
              </table:table-cell>
              <table:table-cell office:value-type="float" office:value="0.0009419459027392">
                <text:p>0.0009419459027392</text:p>
              </table:table-cell>
              <table:table-cell office:value-type="float" office:value="0.0676122856316">
                <text:p>0.0676122856316</text:p>
              </table:table-cell>
              <table:table-cell office:value-type="float" office:value="0.001715368080956">
                <text:p>0.0017153680809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179299106021">
                <text:p>0.0179299106021</text:p>
              </table:table-cell>
              <table:table-cell office:value-type="float" office:value="0.0009409951186964">
                <text:p>0.0009409951186964</text:p>
              </table:table-cell>
              <table:table-cell office:value-type="float" office:value="0.06701829732754">
                <text:p>0.06701829732754</text:p>
              </table:table-cell>
              <table:table-cell office:value-type="float" office:value="0.00171465638216">
                <text:p>0.001714656382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1747182593202">
                <text:p>0.01747182593202</text:p>
              </table:table-cell>
              <table:table-cell office:value-type="float" office:value="0.0009399463731516">
                <text:p>0.0009399463731516</text:p>
              </table:table-cell>
              <table:table-cell office:value-type="float" office:value="0.06738616138168">
                <text:p>0.06738616138168</text:p>
              </table:table-cell>
              <table:table-cell office:value-type="float" office:value="0.00171355541407">
                <text:p>0.001713555414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1746043539224">
                <text:p>0.01746043539224</text:p>
              </table:table-cell>
              <table:table-cell office:value-type="float" office:value="0.0009388744584568">
                <text:p>0.0009388744584568</text:p>
              </table:table-cell>
              <table:table-cell office:value-type="float" office:value="0.06699037397158">
                <text:p>0.06699037397158</text:p>
              </table:table-cell>
              <table:table-cell office:value-type="float" office:value="0.001713947073226">
                <text:p>0.0017139470732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1693646864026">
                <text:p>0.01693646864026</text:p>
              </table:table-cell>
              <table:table-cell office:value-type="float" office:value="0.0009378453352502">
                <text:p>0.0009378453352502</text:p>
              </table:table-cell>
              <table:table-cell office:value-type="float" office:value="0.06711758152554">
                <text:p>0.06711758152554</text:p>
              </table:table-cell>
              <table:table-cell office:value-type="float" office:value="0.001711529408664">
                <text:p>0.0017115294086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167129417807">
                <text:p>0.0167129417807</text:p>
              </table:table-cell>
              <table:table-cell office:value-type="float" office:value="0.0009369332815356">
                <text:p>0.0009369332815356</text:p>
              </table:table-cell>
              <table:table-cell office:value-type="float" office:value="0.06690999060152">
                <text:p>0.06690999060152</text:p>
              </table:table-cell>
              <table:table-cell office:value-type="float" office:value="0.001712994892336">
                <text:p>0.0017129948923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1645371579684">
                <text:p>0.01645371579684</text:p>
              </table:table-cell>
              <table:table-cell office:value-type="float" office:value="0.0009362516471304">
                <text:p>0.0009362516471304</text:p>
              </table:table-cell>
              <table:table-cell office:value-type="float" office:value="0.0669238410492">
                <text:p>0.0669238410492</text:p>
              </table:table-cell>
              <table:table-cell office:value-type="float" office:value="0.001710272024338">
                <text:p>0.0017102720243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1602236758686">
                <text:p>0.01602236758686</text:p>
              </table:table-cell>
              <table:table-cell office:value-type="float" office:value="0.000935652638732">
                <text:p>0.000935652638732</text:p>
              </table:table-cell>
              <table:table-cell office:value-type="float" office:value="0.06693869968296">
                <text:p>0.06693869968296</text:p>
              </table:table-cell>
              <table:table-cell office:value-type="float" office:value="0.001709649741112">
                <text:p>0.001709649741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1585086408502">
                <text:p>0.01585086408502</text:p>
              </table:table-cell>
              <table:table-cell office:value-type="float" office:value="0.0009352592398214">
                <text:p>0.0009352592398214</text:p>
              </table:table-cell>
              <table:table-cell office:value-type="float" office:value="0.06672869631178">
                <text:p>0.06672869631178</text:p>
              </table:table-cell>
              <table:table-cell office:value-type="float" office:value="0.001708904815696">
                <text:p>0.0017089048156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1560627566686">
                <text:p>0.01560627566686</text:p>
              </table:table-cell>
              <table:table-cell office:value-type="float" office:value="0.000934762714225">
                <text:p>0.000934762714225</text:p>
              </table:table-cell>
              <table:table-cell office:value-type="float" office:value="0.06716156299848">
                <text:p>0.06716156299848</text:p>
              </table:table-cell>
              <table:table-cell office:value-type="float" office:value="0.001707730549622">
                <text:p>0.0017077305496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152062321088">
                <text:p>0.0152062321088</text:p>
              </table:table-cell>
              <table:table-cell office:value-type="float" office:value="0.0009344006509336">
                <text:p>0.0009344006509336</text:p>
              </table:table-cell>
              <table:table-cell office:value-type="float" office:value="0.06719926946436">
                <text:p>0.06719926946436</text:p>
              </table:table-cell>
              <table:table-cell office:value-type="float" office:value="0.001706805925592">
                <text:p>0.0017068059255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1494323427578">
                <text:p>0.01494323427578</text:p>
              </table:table-cell>
              <table:table-cell office:value-type="float" office:value="0.0009338489537326">
                <text:p>0.0009338489537326</text:p>
              </table:table-cell>
              <table:table-cell office:value-type="float" office:value="0.06701443853082">
                <text:p>0.06701443853082</text:p>
              </table:table-cell>
              <table:table-cell office:value-type="float" office:value="0.00170611532104">
                <text:p>0.001706115321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1459839660128">
                <text:p>0.01459839660128</text:p>
              </table:table-cell>
              <table:table-cell office:value-type="float" office:value="0.0009334902632422">
                <text:p>0.0009334902632422</text:p>
              </table:table-cell>
              <table:table-cell office:value-type="float" office:value="0.06744063331508">
                <text:p>0.06744063331508</text:p>
              </table:table-cell>
              <table:table-cell office:value-type="float" office:value="0.001704886268384">
                <text:p>0.0017048862683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1414017105838">
                <text:p>0.01414017105838</text:p>
              </table:table-cell>
              <table:table-cell office:value-type="float" office:value="0.0009330585747024">
                <text:p>0.0009330585747024</text:p>
              </table:table-cell>
              <table:table-cell office:value-type="float" office:value="0.0669817161908">
                <text:p>0.0669817161908</text:p>
              </table:table-cell>
              <table:table-cell office:value-type="float" office:value="0.001705438255672">
                <text:p>0.0017054382556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1383289429664">
                <text:p>0.01383289429664</text:p>
              </table:table-cell>
              <table:table-cell office:value-type="float" office:value="0.000932809025651">
                <text:p>0.000932809025651</text:p>
              </table:table-cell>
              <table:table-cell office:value-type="float" office:value="0.06829688044982">
                <text:p>0.06829688044982</text:p>
              </table:table-cell>
              <table:table-cell office:value-type="float" office:value="0.001703169956164">
                <text:p>0.0017031699561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135194577221">
                <text:p>0.0135194577221</text:p>
              </table:table-cell>
              <table:table-cell office:value-type="float" office:value="0.0009323709180766">
                <text:p>0.0009323709180766</text:p>
              </table:table-cell>
              <table:table-cell office:value-type="float" office:value="0.0670224737712">
                <text:p>0.0670224737712</text:p>
              </table:table-cell>
              <table:table-cell office:value-type="float" office:value="0.001702760215928">
                <text:p>0.0017027602159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1320776103978">
                <text:p>0.01320776103978</text:p>
              </table:table-cell>
              <table:table-cell office:value-type="float" office:value="0.0009321211630388">
                <text:p>0.0009321211630388</text:p>
              </table:table-cell>
              <table:table-cell office:value-type="float" office:value="0.0669444483511">
                <text:p>0.0669444483511</text:p>
              </table:table-cell>
              <table:table-cell office:value-type="float" office:value="0.001702202308182">
                <text:p>0.0017022023081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1285387694628">
                <text:p>0.01285387694628</text:p>
              </table:table-cell>
              <table:table-cell office:value-type="float" office:value="0.0009317157077944">
                <text:p>0.0009317157077944</text:p>
              </table:table-cell>
              <table:table-cell office:value-type="float" office:value="0.06671088822394">
                <text:p>0.06671088822394</text:p>
              </table:table-cell>
              <table:table-cell office:value-type="float" office:value="0.001701355383372">
                <text:p>0.0017013553833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1247202940248">
                <text:p>0.01247202940248</text:p>
              </table:table-cell>
              <table:table-cell office:value-type="float" office:value="0.0009313655418914">
                <text:p>0.0009313655418914</text:p>
              </table:table-cell>
              <table:table-cell office:value-type="float" office:value="0.06756137674214">
                <text:p>0.06756137674214</text:p>
              </table:table-cell>
              <table:table-cell office:value-type="float" office:value="0.001700597569322">
                <text:p>0.0017005975693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1215946496002">
                <text:p>0.01215946496002</text:p>
              </table:table-cell>
              <table:table-cell office:value-type="float" office:value="0.0009311790194956">
                <text:p>0.0009311790194956</text:p>
              </table:table-cell>
              <table:table-cell office:value-type="float" office:value="0.06649077874118">
                <text:p>0.06649077874118</text:p>
              </table:table-cell>
              <table:table-cell office:value-type="float" office:value="0.001699859052608">
                <text:p>0.0016998590526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1188082418886">
                <text:p>0.01188082418886</text:p>
              </table:table-cell>
              <table:table-cell office:value-type="float" office:value="0.0009306797571928">
                <text:p>0.0009306797571928</text:p>
              </table:table-cell>
              <table:table-cell office:value-type="float" office:value="0.06726745138896">
                <text:p>0.06726745138896</text:p>
              </table:table-cell>
              <table:table-cell office:value-type="float" office:value="0.001699283246998">
                <text:p>0.0016992832469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11495959385">
                <text:p>0.011495959385</text:p>
              </table:table-cell>
              <table:table-cell office:value-type="float" office:value="0.0009303323965606">
                <text:p>0.0009303323965606</text:p>
              </table:table-cell>
              <table:table-cell office:value-type="float" office:value="0.06714701130632">
                <text:p>0.06714701130632</text:p>
              </table:table-cell>
              <table:table-cell office:value-type="float" office:value="0.001698807501198">
                <text:p>0.0016988075011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1118231076996">
                <text:p>0.01118231076996</text:p>
              </table:table-cell>
              <table:table-cell office:value-type="float" office:value="0.0009298274159426">
                <text:p>0.0009298274159426</text:p>
              </table:table-cell>
              <table:table-cell office:value-type="float" office:value="0.0674917967425">
                <text:p>0.0674917967425</text:p>
              </table:table-cell>
              <table:table-cell office:value-type="float" office:value="0.001698464195358">
                <text:p>0.0016984641953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1082211042072">
                <text:p>0.01082211042072</text:p>
              </table:table-cell>
              <table:table-cell office:value-type="float" office:value="0.0009295494276836">
                <text:p>0.0009295494276836</text:p>
              </table:table-cell>
              <table:table-cell office:value-type="float" office:value="0.06736853251838">
                <text:p>0.06736853251838</text:p>
              </table:table-cell>
              <table:table-cell office:value-type="float" office:value="0.001698210643166">
                <text:p>0.0016982106431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1029541657908">
                <text:p>0.01029541657908</text:p>
              </table:table-cell>
              <table:table-cell office:value-type="float" office:value="0.000929027696916">
                <text:p>0.000929027696916</text:p>
              </table:table-cell>
              <table:table-cell office:value-type="float" office:value="0.06730587530684">
                <text:p>0.06730587530684</text:p>
              </table:table-cell>
              <table:table-cell office:value-type="float" office:value="0.001697906017836">
                <text:p>0.0016979060178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991166896816">
                <text:p>0.00991166896816</text:p>
              </table:table-cell>
              <table:table-cell office:value-type="float" office:value="0.0009285217350818">
                <text:p>0.0009285217350818</text:p>
              </table:table-cell>
              <table:table-cell office:value-type="float" office:value="0.06674106600998">
                <text:p>0.06674106600998</text:p>
              </table:table-cell>
              <table:table-cell office:value-type="float" office:value="0.001697626008088">
                <text:p>0.0016976260080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9518726735666">
                <text:p>0.009518726735666</text:p>
              </table:table-cell>
              <table:table-cell office:value-type="float" office:value="0.0009276516012342">
                <text:p>0.0009276516012342</text:p>
              </table:table-cell>
              <table:table-cell office:value-type="float" office:value="0.06667012652232">
                <text:p>0.06667012652232</text:p>
              </table:table-cell>
              <table:table-cell office:value-type="float" office:value="0.001697292834788">
                <text:p>0.0016972928347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918857787082">
                <text:p>0.00918857787082</text:p>
              </table:table-cell>
              <table:table-cell office:value-type="float" office:value="0.0009262262129102">
                <text:p>0.0009262262129102</text:p>
              </table:table-cell>
              <table:table-cell office:value-type="float" office:value="0.0670006918106">
                <text:p>0.0670006918106</text:p>
              </table:table-cell>
              <table:table-cell office:value-type="float" office:value="0.001696982846962">
                <text:p>0.0016969828469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8792757302928">
                <text:p>0.008792757302928</text:p>
              </table:table-cell>
              <table:table-cell office:value-type="float" office:value="0.000925177543754">
                <text:p>0.000925177543754</text:p>
              </table:table-cell>
              <table:table-cell office:value-type="float" office:value="0.06667537701016">
                <text:p>0.06667537701016</text:p>
              </table:table-cell>
              <table:table-cell office:value-type="float" office:value="0.001696770165416">
                <text:p>0.0016967701654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8367550595448">
                <text:p>0.008367550595448</text:p>
              </table:table-cell>
              <table:table-cell office:value-type="float" office:value="0.0009245862287698">
                <text:p>0.0009245862287698</text:p>
              </table:table-cell>
              <table:table-cell office:value-type="float" office:value="0.0665770913534">
                <text:p>0.0665770913534</text:p>
              </table:table-cell>
              <table:table-cell office:value-type="float" office:value="0.001696438424182">
                <text:p>0.0016964384241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792103177584">
                <text:p>0.00792103177584</text:p>
              </table:table-cell>
              <table:table-cell office:value-type="float" office:value="0.0009242576825076">
                <text:p>0.0009242576825076</text:p>
              </table:table-cell>
              <table:table-cell office:value-type="float" office:value="0.06772696104526">
                <text:p>0.06772696104526</text:p>
              </table:table-cell>
              <table:table-cell office:value-type="float" office:value="0.001696061891048">
                <text:p>0.0016960618910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7591678443756">
                <text:p>0.007591678443756</text:p>
              </table:table-cell>
              <table:table-cell office:value-type="float" office:value="0.0009239363409064">
                <text:p>0.0009239363409064</text:p>
              </table:table-cell>
              <table:table-cell office:value-type="float" office:value="0.06738559487572">
                <text:p>0.06738559487572</text:p>
              </table:table-cell>
              <table:table-cell office:value-type="float" office:value="0.001695837770832">
                <text:p>0.0016958377708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7073660752618">
                <text:p>0.007073660752618</text:p>
              </table:table-cell>
              <table:table-cell office:value-type="float" office:value="0.000923458539371">
                <text:p>0.000923458539371</text:p>
              </table:table-cell>
              <table:table-cell office:value-type="float" office:value="0.0670279648207">
                <text:p>0.0670279648207</text:p>
              </table:table-cell>
              <table:table-cell office:value-type="float" office:value="0.001695489485048">
                <text:p>0.0016954894850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06623524379584">
                <text:p>0.006623524379584</text:p>
              </table:table-cell>
              <table:table-cell office:value-type="float" office:value="0.0009231388017672">
                <text:p>0.0009231388017672</text:p>
              </table:table-cell>
              <table:table-cell office:value-type="float" office:value="0.06646094232412">
                <text:p>0.06646094232412</text:p>
              </table:table-cell>
              <table:table-cell office:value-type="float" office:value="0.001695211076892">
                <text:p>0.0016952110768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6236325851228">
                <text:p>0.006236325851228</text:p>
              </table:table-cell>
              <table:table-cell office:value-type="float" office:value="0.0009226810148116">
                <text:p>0.0009226810148116</text:p>
              </table:table-cell>
              <table:table-cell office:value-type="float" office:value="0.06789926500068">
                <text:p>0.06789926500068</text:p>
              </table:table-cell>
              <table:table-cell office:value-type="float" office:value="0.001695016073894">
                <text:p>0.0016950160738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5858712577756">
                <text:p>0.005858712577756</text:p>
              </table:table-cell>
              <table:table-cell office:value-type="float" office:value="0.0009222517110594">
                <text:p>0.0009222517110594</text:p>
              </table:table-cell>
              <table:table-cell office:value-type="float" office:value="0.0668866071164">
                <text:p>0.0668866071164</text:p>
              </table:table-cell>
              <table:table-cell office:value-type="float" office:value="0.001694793530644">
                <text:p>0.0016947935306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5308256553236">
                <text:p>0.005308256553236</text:p>
              </table:table-cell>
              <table:table-cell office:value-type="float" office:value="0.0009217849960528">
                <text:p>0.0009217849960528</text:p>
              </table:table-cell>
              <table:table-cell office:value-type="float" office:value="0.06699702408486">
                <text:p>0.06699702408486</text:p>
              </table:table-cell>
              <table:table-cell office:value-type="float" office:value="0.00169443579755">
                <text:p>0.001694435797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4892573586776">
                <text:p>0.004892573586776</text:p>
              </table:table-cell>
              <table:table-cell office:value-type="float" office:value="0.0009211521223826">
                <text:p>0.0009211521223826</text:p>
              </table:table-cell>
              <table:table-cell office:value-type="float" office:value="0.06711478677016">
                <text:p>0.06711478677016</text:p>
              </table:table-cell>
              <table:table-cell office:value-type="float" office:value="0.001694195682436">
                <text:p>0.0016941956824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4414416257488">
                <text:p>0.004414416257488</text:p>
              </table:table-cell>
              <table:table-cell office:value-type="float" office:value="0.0009202922096828">
                <text:p>0.0009202922096828</text:p>
              </table:table-cell>
              <table:table-cell office:value-type="float" office:value="0.06795950142602">
                <text:p>0.06795950142602</text:p>
              </table:table-cell>
              <table:table-cell office:value-type="float" office:value="0.00169390632956">
                <text:p>0.001693906329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3934634608084">
                <text:p>0.003934634608084</text:p>
              </table:table-cell>
              <table:table-cell office:value-type="float" office:value="0.0009198870485638">
                <text:p>0.0009198870485638</text:p>
              </table:table-cell>
              <table:table-cell office:value-type="float" office:value="0.06701130199578">
                <text:p>0.06701130199578</text:p>
              </table:table-cell>
              <table:table-cell office:value-type="float" office:value="0.001693714368544">
                <text:p>0.0016937143685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3360845299118">
                <text:p>0.003360845299118</text:p>
              </table:table-cell>
              <table:table-cell office:value-type="float" office:value="0.0009194749738758">
                <text:p>0.0009194749738758</text:p>
              </table:table-cell>
              <table:table-cell office:value-type="float" office:value="0.0669547240194">
                <text:p>0.0669547240194</text:p>
              </table:table-cell>
              <table:table-cell office:value-type="float" office:value="0.001693382811048">
                <text:p>0.0016933828110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